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32mm"/>
    </style:style>
    <style:style style:name="co2" style:family="table-column">
      <style:table-column-properties fo:break-before="auto" style:column-width="64.08mm"/>
    </style:style>
    <style:style style:name="co3" style:family="table-column">
      <style:table-column-properties fo:break-before="auto" style:column-width="40.38mm"/>
    </style:style>
    <style:style style:name="co4" style:family="table-column">
      <style:table-column-properties fo:break-before="auto" style:column-width="35.49mm"/>
    </style:style>
    <style:style style:name="co5" style:family="table-column">
      <style:table-column-properties fo:break-before="auto" style:column-width="12.88mm"/>
    </style:style>
    <style:style style:name="co6" style:family="table-column">
      <style:table-column-properties fo:break-before="auto" style:column-width="19.97mm"/>
    </style:style>
    <style:style style:name="co7" style:family="table-column">
      <style:table-column-properties fo:break-before="auto" style:column-width="155.46mm"/>
    </style:style>
    <style:style style:name="co8" style:family="table-column">
      <style:table-column-properties fo:break-before="auto" style:column-width="202.84mm"/>
    </style:style>
    <style:style style:name="co9" style:family="table-column">
      <style:table-column-properties fo:break-before="auto" style:column-width="448.22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200"/>
    </style:style>
  </office:automatic-styles>
  <office:body>
    <office:spreadsheet>
      <table:calculation-settings table:automatic-find-labels="false" table:use-regular-expressions="false" table:use-wildcards="true"/>
      <table:table table:name="dataset-upd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MCID</text:p>
          </table:table-cell>
          <table:table-cell office:value-type="string" calcext:value-type="string">
            <text:p>AccessionNb</text:p>
          </table:table-cell>
          <table:table-cell office:value-type="string" calcext:value-type="string">
            <text:p>Section</text:p>
          </table:table-cell>
          <table:table-cell office:value-type="string" calcext:value-type="string">
            <text:p>SubType</text:p>
          </table:table-cell>
          <table:table-cell table:style-name="Default" office:value-type="string" calcext:value-type="string">
            <text:p>Figure</text:p>
          </table:table-cell>
          <table:table-cell office:value-type="string" calcext:value-type="string">
            <text:p>Categories</text:p>
          </table:table-cell>
          <table:table-cell office:value-type="string" calcext:value-type="string">
            <text:p>Pre-citation</text:p>
          </table:table-cell>
          <table:table-cell office:value-type="string" calcext:value-type="string">
            <text:p>Citation</text:p>
          </table:table-cell>
          <table:table-cell office:value-type="string" calcext:value-type="string">
            <text:p>Post-citatio</text:p>
          </table:table-cell>
        </table:table-row>
        <table:table-row table:style-name="ro1">
          <table:table-cell office:value-type="string" calcext:value-type="string">
            <text:p>PMC1940057</text:p>
          </table:table-cell>
          <table:table-cell office:value-type="string" calcext:value-type="string">
            <text:p>AM28297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is identity can be explained by the high-stringency PCR conditions and the low degree of degeneration of the two used primers. </text:p>
          </table:table-cell>
          <table:table-cell office:value-type="string" calcext:value-type="string">
            <text:p>Frame analysis of the nucleotide sequence (696 bp, accession no. AM282973) revealed the presence of a unique internal open reading frame. </text:p>
          </table:table-cell>
          <table:table-cell office:value-type="string" calcext:value-type="string">
            <text:p>The alignment of the corresponding amino acid sequence (aa) with all available protein sequences using the Gapped BLAST and PSI-BLAST program [24] showed as expected important aa identities with different NRPS adenylation domains. This identity reaches 50% and 48% with the adenylation domains of the pristinamycin I (PI) synthetase 2, and actinomycin (ACM) synthetase III, respectively (Figure 1).</text:p>
          </table:table-cell>
        </table:table-row>
        <table:table-row table:style-name="ro1">
          <table:table-cell office:value-type="string" calcext:value-type="string">
            <text:p>PMC2154357</text:p>
          </table:table-cell>
          <table:table-cell office:value-type="string" calcext:value-type="string">
            <text:p>1K4C</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All values are reported in Table I together with previous results on KcsA (Bernèche and Roux, 2001; Noskov et al., 2004). </text:p>
          </table:table-cell>
          <table:table-cell office:value-type="string" calcext:value-type="string">
            <text:p>We estimate that the accuracy and overall significance of the calculated free energies is roughly on the order of 1 kcal/mol, based on the difference between the computations with 1K4C (Noskov et al., 2004) and 1BL8 (Bernèche and Roux, 2001) and the comparison between the CHARMM PARAM27 and AMBER force fields. </text:p>
          </table:table-cell>
          <table:table-cell office:value-type="string" calcext:value-type="string">
            <text:p>For the simulations with the AMBER force field, the systems were reequilibriated for 1.5 ns before starting the free energy computations. The hydration number of K+ and Na+ in the various binding sites were computed from the average of 800 ps of MD for each configuration; statistical error was estimated by comparing block averages.</text:p>
          </table:table-cell>
        </table:table-row>
        <table:table-row table:style-name="ro1">
          <table:table-cell office:value-type="string" calcext:value-type="string">
            <text:p>PMC2154357</text:p>
          </table:table-cell>
          <table:table-cell office:value-type="string" calcext:value-type="string">
            <text:p>1BL8</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All values are reported in Table I together with previous results on KcsA (Bernèche and Roux, 2001; Noskov et al., 2004). </text:p>
          </table:table-cell>
          <table:table-cell office:value-type="string" calcext:value-type="string">
            <text:p>We estimate that the accuracy and overall significance of the calculated free energies is roughly on the order of 1 kcal/mol, based on the difference between the computations with 1K4C (Noskov et al., 2004) and 1BL8 (Bernèche and Roux, 2001) and the comparison between the CHARMM PARAM27 and AMBER force fields. </text:p>
          </table:table-cell>
          <table:table-cell office:value-type="string" calcext:value-type="string">
            <text:p>For the simulations with the AMBER force field, the systems were reequilibriated for 1.5 ns before starting the free energy computations. The hydration number of K+ and Na+ in the various binding sites were computed from the average of 800 ps of MD for each configuration; statistical error was estimated by comparing block averages.</text:p>
          </table:table-cell>
        </table:table-row>
        <table:table-row table:style-name="ro1">
          <table:table-cell office:value-type="string" calcext:value-type="string">
            <text:p>PMC2216687</text:p>
          </table:table-cell>
          <table:table-cell office:value-type="string" calcext:value-type="string">
            <text:p>Q9XVV3</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Q18688</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03372</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07900</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01023</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Moreover, the CSIDOP may provide additional functional terms to existing proteins. </text:p>
          </table:table-cell>
          <table:table-cell office:value-type="string" calcext:value-type="string">
            <text:p>For example, the Alpha-2-macroglobulin precursor [Swiss-Prot: P01023], was predicted by CSIDOP to be involved in protease inhibitor activity (GO:0030414), which is not among the current list of functions annotated in GO. </text:p>
          </table:table-cell>
          <table:table-cell office:value-type="string" calcext:value-type="string">
            <text:p>Consistent with this prediction, alpha-2-macroglobulin is found to be a major human plasma protease inhibitor capable of inhibiting most endopeptidases tested [33]. Another example is the PRS7 [Swiss-Prot: P35998] gene in human, which is currently annotated in GO to participate in protein binding (GO:0005515), with no other listed terms.</text:p>
          </table:table-cell>
        </table:table-row>
        <table:table-row table:style-name="ro1">
          <table:table-cell office:value-type="string" calcext:value-type="string">
            <text:p>PMC2216687</text:p>
          </table:table-cell>
          <table:table-cell office:value-type="string" calcext:value-type="string">
            <text:p>P3599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Background</text:p>
          </table:table-cell>
          <table:table-cell office:value-type="string" calcext:value-type="string">
            <text:p>Consistent with this prediction, alpha-2-macroglobulin is found to be a major human plasma protease inhibitor capable of inhibiting most endopeptidases tested [33]. </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Other assigned terms for PRS7 by CSIDOP included endopeptidase activity (GO:0004175) and ATPase activity (GO:0016887), which were observed in the orthologous proteins of PRS7.</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Consistent with this prediction, alpha-2-macroglobulin is found to be a major human plasma protease inhibitor capable of inhibiting most endopeptidases tested [33]. </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Other assigned terms for PRS7 by CSIDOP included endopeptidase activity (GO:0004175) and ATPase activity (GO:0016887), which were observed in the orthologous proteins of PRS7.</text:p>
          </table:table-cell>
        </table:table-row>
        <table:table-row table:style-name="ro1">
          <table:table-cell office:value-type="string" calcext:value-type="string">
            <text:p>PMC2216687</text:p>
          </table:table-cell>
          <table:table-cell office:value-type="string" calcext:value-type="string">
            <text:p>GO:001678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00166</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1711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1688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text:p>
          </table:table-cell>
          <table:table-cell office:value-type="string" calcext:value-type="string">
            <text:p>An orthologous protein in D. melanogaster, RPT1 [Fly-Base: FBgn0028687], is annotated with endopeptidase activity inferred from direct assay [35]. Another orthologous protein in S. cerevisiae, YKL145W is also annotated with the function terms endopeptidase activity and ATPase activity.</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P0995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Background</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GO:001990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O15524</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GO:0005159</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GO:0005118</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Q1364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Some of these novel annotations can be supported with evidence provided by QuickGO, a web browser of gene ontology data maintained by the European Bioinformatics Institute [37]. </text:p>
          </table:table-cell>
          <table:table-cell office:value-type="string" calcext:value-type="string">
            <text:p>For instance, the gene FHL1, four and a half LIM domains protein [Swiss-Prot: Q13642], was identified by the CSIDOP to participate in metal ion binding (GO:0046872) and zinc ion binding (GO:0008270). </text:p>
          </table:table-cell>
          <table:table-cell office:value-type="string" calcext:value-type="string">
            <text:p>The metal ion binding annotation was found in QuickGO which was inferred from UniProt keywords. The zinc ion binding term was found by both the UniProt keywords and in InterPro [34], which is a database of protein families, domains and functional sites in which identifiable features found in known proteins can be applied to unknown protein sequences.</text:p>
          </table:table-cell>
        </table:table-row>
        <table:table-row table:style-name="ro1">
          <table:table-cell office:value-type="string" calcext:value-type="string">
            <text:p>PMC2216687</text:p>
          </table:table-cell>
          <table:table-cell office:value-type="string" calcext:value-type="string">
            <text:p>GO:000827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Some of these novel annotations can be supported with evidence provided by QuickGO, a web browser of gene ontology data maintained by the European Bioinformatics Institute [37]. </text:p>
          </table:table-cell>
          <table:table-cell office:value-type="string" calcext:value-type="string">
            <text:p>For instance, the gene FHL1, four and a half LIM domains protein [Swiss-Prot: Q13642], was identified by the CSIDOP to participate in metal ion binding (GO:0046872) and zinc ion binding (GO:0008270). </text:p>
          </table:table-cell>
          <table:table-cell office:value-type="string" calcext:value-type="string">
            <text:p>The metal ion binding annotation was found in QuickGO which was inferred from UniProt keywords. The zinc ion binding term was found by both the UniProt keywords and in InterPro [34], which is a database of protein families, domains and functional sites in which identifiable features found in known proteins can be applied to unknown protein sequences.</text:p>
          </table:table-cell>
        </table:table-row>
        <table:table-row table:style-name="ro1">
          <table:table-cell office:value-type="string" calcext:value-type="string">
            <text:p>PMC2216687</text:p>
          </table:table-cell>
          <table:table-cell office:value-type="string" calcext:value-type="string">
            <text:p>Q14181</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Orthologous proteins are generally believed to have similar functions, and the orthologs can be obtained from Inparanoid [31]. </text:p>
          </table:table-cell>
          <table:table-cell office:value-type="string" calcext:value-type="string">
            <text:p>For example, the H. sapiens gene POLA2, DNA polymerase subunit alpha B [Swiss-Prot: Q14181], was predicted by CSIDOP to exhibit alpha DNA polymerase activity (GO:0003889). </text:p>
          </table:table-cell>
          <table:table-cell office:value-type="string" calcext:value-type="string">
            <text:p>Orthologs of POLA2 found by Inparanoid include: POL12 [ORF: YBL035C; SGD:S000000131] in S. cerevisiae, POLA2 [RGD:621817] in R. norvegicus, and CG5923 [FlyBase: FBgn0005696] in D. melanogaster. All three orthologs were associated with the alpha DNA polymerase activity (GO:0003889).</text:p>
          </table:table-cell>
        </table:table-row>
        <table:table-row table:style-name="ro1">
          <table:table-cell office:value-type="string" calcext:value-type="string">
            <text:p>PMC2216687</text:p>
          </table:table-cell>
          <table:table-cell office:value-type="string" calcext:value-type="string">
            <text:p>O75995</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All three orthologs were associated with the alpha DNA polymerase activity (GO:0003889). </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he SLY protein contains a COR1 chromatin-binding domain, and it was suggested in [38] that SLY may be targeted to the gonosomes in spermatids and may regulate gonosomal chromatin conformation and expression.</text:p>
          </table:table-cell>
        </table:table-row>
        <table:table-row table:style-name="ro1">
          <table:table-cell office:value-type="string" calcext:value-type="string">
            <text:p>PMC2216687</text:p>
          </table:table-cell>
          <table:table-cell office:value-type="string" calcext:value-type="string">
            <text:p>GO:000827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Another protein CCNB3 [Swiss-Prot: Q8WWL7] in the human genome was predicted by the CSIDOP method to be involved in cyclin-dependent protein kinase regulator activity (GO:0016538) and protein binding (GO:0005515).</text:p>
          </table:table-cell>
        </table:table-row>
        <table:table-row table:style-name="ro1">
          <table:table-cell office:value-type="string" calcext:value-type="string">
            <text:p>PMC2216687</text:p>
          </table:table-cell>
          <table:table-cell office:value-type="string" calcext:value-type="string">
            <text:p>GO:000368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Another protein CCNB3 [Swiss-Prot: Q8WWL7] in the human genome was predicted by the CSIDOP method to be involved in cyclin-dependent protein kinase regulator activity (GO:0016538) and protein binding (GO:0005515).</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text:p>
          </table:table-cell>
          <table:table-cell office:value-type="string" calcext:value-type="string">
            <text:p>Another protein CCNB3 [Swiss-Prot: Q8WWL7] in the human genome was predicted by the CSIDOP method to be involved in cyclin-dependent protein kinase regulator activity (GO:0016538) and protein binding (GO:0005515). </text:p>
          </table:table-cell>
          <table:table-cell office:value-type="string" calcext:value-type="string">
            <text:p>An orthologous protein found in D. melanogaster CG5814 [FlyBase: FBgn0015625] shared both functional annotations, which were inferred from sequence or structural similarity and physical interaction [39], respectively. In the literature, CCNB3 was described as sharing properties with both A- and B-type cyclins.</text:p>
          </table:table-cell>
        </table:table-row>
        <table:table-row table:style-name="ro1">
          <table:table-cell office:value-type="string" calcext:value-type="string">
            <text:p>PMC2216687</text:p>
          </table:table-cell>
          <table:table-cell office:value-type="string" calcext:value-type="string">
            <text:p>Q8WWL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text:p>
          </table:table-cell>
          <table:table-cell office:value-type="string" calcext:value-type="string">
            <text:p>Another protein CCNB3 [Swiss-Prot: Q8WWL7] in the human genome was predicted by the CSIDOP method to be involved in cyclin-dependent protein kinase regulator activity (GO:0016538) and protein binding (GO:0005515). </text:p>
          </table:table-cell>
          <table:table-cell office:value-type="string" calcext:value-type="string">
            <text:p>An orthologous protein found in D. melanogaster CG5814 [FlyBase: FBgn0015625] shared both functional annotations, which were inferred from sequence or structural similarity and physical interaction [39], respectively. In the literature, CCNB3 was described as sharing properties with both A- and B-type cyclins.</text:p>
          </table:table-cell>
        </table:table-row>
        <table:table-row table:style-name="ro1">
          <table:table-cell office:value-type="string" calcext:value-type="string">
            <text:p>PMC2216687</text:p>
          </table:table-cell>
          <table:table-cell office:value-type="string" calcext:value-type="string">
            <text:p>Q9W4J7</text:p>
          </table:table-cell>
          <table:table-cell office:value-type="string" calcext:value-type="string">
            <text:p>Discussion</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In addition, we were able to discover novel annotations for some proteins. </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Moreover, for the protein CG18445 [Swiss-Prot: Q9V5F2], a multispan transmembrane protein related to fly Porcupine, our algorithm identified to carry out the O-acyltransferase activity (GO:0008374).</text:p>
          </table:table-cell>
        </table:table-row>
        <table:table-row table:style-name="ro1">
          <table:table-cell office:value-type="string" calcext:value-type="string">
            <text:p>PMC2216687</text:p>
          </table:table-cell>
          <table:table-cell office:value-type="string" calcext:value-type="string">
            <text:p>GO:0015662</text:p>
          </table:table-cell>
          <table:table-cell office:value-type="string" calcext:value-type="string">
            <text:p>Discussion</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In addition, we were able to discover novel annotations for some proteins. </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Moreover, for the protein CG18445 [Swiss-Prot: Q9V5F2], a multispan transmembrane protein related to fly Porcupine, our algorithm identified to carry out the O-acyltransferase activity (GO:0008374).</text:p>
          </table:table-cell>
        </table:table-row>
        <table:table-row table:style-name="ro1">
          <table:table-cell office:value-type="string" calcext:value-type="string">
            <text:p>PMC2216687</text:p>
          </table:table-cell>
          <table:table-cell office:value-type="string" calcext:value-type="string">
            <text:p>GO:001678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Q9BSH5</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Q9CYW4</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GO:0015662</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GO:0008374</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ext:p>
          </table:table-cell>
          <table:table-cell office:value-type="string" calcext:value-type="string">
            <text:p>Through literature search, we discovered that biological experiments conducted by Kraut et al. [42] confirmed the findings for CG18445. Since the CSIDOP method only keeps the most significant interacting domain patterns from the closely related protein interaction pairs across species, PPI pairs in the test dataset not containing the patterns in the lookup table will result in no prediction.</text:p>
          </table:table-cell>
        </table:table-row>
        <table:table-row table:style-name="ro1">
          <table:table-cell office:value-type="string" calcext:value-type="string">
            <text:p>PMC2216687</text:p>
          </table:table-cell>
          <table:table-cell office:value-type="string" calcext:value-type="string">
            <text:p>Q96A23</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216687</text:p>
          </table:table-cell>
          <table:table-cell office:value-type="string" calcext:value-type="string">
            <text:p>Q99829</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216687</text:p>
          </table:table-cell>
          <table:table-cell office:value-type="string" calcext:value-type="string">
            <text:p>GO:0001786</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432036</text:p>
          </table:table-cell>
          <table:table-cell office:value-type="string" calcext:value-type="string">
            <text:p>U0913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ASO complementary to murine PPARγ (Gen-BankTM accession number U09138.1), ISIS 141941, 5′-AGTGGTCTTCCATCACGGAG-3′, and ASO control, ISIS 141923, 5′-CCTTCCTGAAGGTTCCTCC-3′ was generously provided by ISIS Pharmaceuticals (Carlsbad, CA, U.S.A.). </text:p>
          </table:table-cell>
          <table:table-cell office:value-type="string" calcext:value-type="string">
            <text:p>Both ASO's were injected intraperitoneally twice a week into 6 week-old female βERKO mice (n = 7 per group). Injections were continued over 6 weeks at a dose of 100 mg/kg/week as described previously [30].</text:p>
          </table:table-cell>
        </table:table-row>
        <table:table-row table:style-name="ro1">
          <table:table-cell office:value-type="string" calcext:value-type="string">
            <text:p>PMC2602789</text:p>
          </table:table-cell>
          <table:table-cell office:value-type="string" calcext:value-type="string">
            <text:p>1GDT</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1–2 dimer is present in a structure of γδ resolvase bound to site I DNA (11; Figure 2A), but the 2–3′ interaction has not yet been observed in X-ray structures of complexes containing DNA. Figure 2.Resolvase structures and activating mutations. </text:p>
          </table:table-cell>
          <table:table-cell office:value-type="string" calcext:value-type="string">
            <text:p>(A) Crystal structure of a wild-type γδ resolvase dimer bound to site I [1GDT; (11)]. </text:p>
          </table:table-cell>
          <table:table-cell office:value-type="string" calcext:value-type="string">
            <text:p>On the right, residues relevant to the experiments presented here are shown in spacefill on the orange resolvase subunit (in the same orientation); S10 in green; R2 and E56 in blue; G101, E102, M103 and K105 in cyan; A117, R121 and E124 in magenta. The hydroxyl group of S10 is the catalytic nucleophile in recombination.</text:p>
          </table:table-cell>
        </table:table-row>
        <table:table-row table:style-name="ro1">
          <table:table-cell office:value-type="string" calcext:value-type="string">
            <text:p>PMC2602789</text:p>
          </table:table-cell>
          <table:table-cell office:value-type="string" calcext:value-type="string">
            <text:p>1ZR4</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γδ resolvase residues E102 and K105 correspond to D102 and Q105, respectively, in Tn3 resolvase. </text:p>
          </table:table-cell>
          <table:table-cell office:value-type="string" calcext:value-type="string">
            <text:p>(B) Crystal structure of a synaptic tetramer of γδ resolvase with two cleaved site Is [1ZR4; (16)], and on the right the orange resolvase subunit in the same orientation, showing residues in spacefill as in (A), except that the following residues are mutant; A2, K56, S101, Y102, I103, Q124. </text:p>
          </table:table-cell>
          <table:table-cell office:value-type="string" calcext:value-type="string">
            <text:p>The images were created with PyMol. Resolvase variants with ‘activating’ mutations promote recombination at site I in the absence of the accessory binding sites of res (12,13).</text:p>
          </table:table-cell>
        </table:table-row>
        <table:table-row table:style-name="ro1">
          <table:table-cell office:value-type="string" calcext:value-type="string">
            <text:p>PMC2602789</text:p>
          </table:table-cell>
          <table:table-cell office:value-type="string" calcext:value-type="string">
            <text:p>1GDT</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ZR4</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ZR2</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GM4</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GM5</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RSL</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GDR</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77866</text:p>
          </table:table-cell>
          <table:table-cell office:value-type="string" calcext:value-type="string">
            <text:p>1CW0</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Similarity of the Vsr-like homing endonuclease to known structures was found using the Phyre server (34), and a structure model was created with the Rosetta structure prediction program suite using the K*Sync alignment method (35), with PDB structure 1CW0 as a template. </text:p>
          </table:table-cell>
          <table:table-cell office:value-type="string" calcext:value-type="string">
            <text:p>For split-inteins structural models we used the I-Tasser server (36) for initial alignment and model creation. Sequences were submitted fused, and the resulting models were subsequently separated, by removing N-terminal Methionine of the C-terminal part of the split-intein.</text:p>
          </table:table-cell>
        </table:table-row>
        <table:table-row table:style-name="ro1">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Conserved motifs of the HINT protein-splicing family are boxed and labeled, and active-site residues are marked with an asterisk. </text:p>
          </table:table-cell>
          <table:table-cell office:value-type="string" calcext:value-type="string">
            <text:p>The sequence alignment was refined based on structural modeling with the cyanobacterial DnaE split-intein as a template (PDB code: 1ZD7). </text:p>
          </table:table-cell>
          <table:table-cell office:value-type="string" calcext:value-type="string">
            <text:p>Sequences are named after their protein host. (C) Electrostatic characteristics of full-length split-inteins.</text:p>
          </table:table-cell>
        </table:table-row>
        <table:table-row table:style-name="ro1">
          <table:table-cell office:value-type="string" calcext:value-type="string">
            <text:p>PMC2677866</text:p>
          </table:table-cell>
          <table:table-cell office:value-type="string" calcext:value-type="string">
            <text:p>1CW0</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 Conserved sequence motifs of Vsr-like putative homing endonucleases, and their sequence logos. </text:p>
          </table:table-cell>
          <table:table-cell office:value-type="string" calcext:value-type="string">
            <text:p>(B) Structure based alignment of DnaE-2 locus Vsr-like putative homing endonuclease with E.coli Vsr repair endonuclease (Vsr; PDB code 1CW0). </text:p>
          </table:table-cell>
          <table:table-cell office:value-type="string" calcext:value-type="string">
            <text:p>Residues that were modeled in similar positions and backbone conformations after sequence threading and energy minimization are shown in upper case; unaligned sequence regions are shown in grey lowercase. Identical residues are highlighted in red.</text:p>
          </table:table-cell>
        </table:table-row>
        <table:table-row table:style-name="ro1">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To further examine the sequence-to-function features of the new split-inteins, five full-length split-intein pairs were selected from different loci (gp41-1, gp41-8, IMPDH-1, NrdA-2 and NrdJ-1) for a structural analysis. </text:p>
          </table:table-cell>
          <table:table-cell office:value-type="string" calcext:value-type="string">
            <text:p>The N- and C-terminal sequence parts of the each split-intein were joined to form a contiguous intein, and the overall structure of each intein was modeled based on the available crystal structure of a joined DnaE split-intein (PDB code: 1ZD7). </text:p>
          </table:table-cell>
          <table:table-cell office:value-type="string" calcext:value-type="string">
            <text:p>All five split-inteins fit the intein structure without major clashes, despite their sequence variations. We previously suggested that the charge distribution along the two long anti-parallel beta-strands of the associated split-inteins molecule has an important role in the electrostatic interaction between the two split-intein parts (17).</text:p>
          </table:table-cell>
        </table:table-row>
        <table:table-row table:style-name="ro1">
          <table:table-cell office:value-type="string" calcext:value-type="string">
            <text:p>PMC2677866</text:p>
          </table:table-cell>
          <table:table-cell office:value-type="string" calcext:value-type="string">
            <text:p>NZ_ABDA01000203.1</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Background</text:p>
          </table:table-cell>
          <table:table-cell office:value-type="string" calcext:value-type="string">
            <text:p>In another case, Vsr-like ORFs are present in two group I introns of recA genes. </text:p>
          </table:table-cell>
          <table:table-cell office:value-type="string" calcext:value-type="string">
            <text:p>One of these introns is found in a gene fragment from a whole genome shotgun sequencing project of Bacillus cereus (NCBI accession NZ_ABDA01000203.1). </text:p>
          </table:table-cell>
          <table:table-cell office:value-type="string" calcext:value-type="string">
            <text:p>The fragment includes part of a recA 5′ region and a group I intron with a complete Vsr-like ORF. This region is 94% identical to a B. anthracis recA gene with an active group I intron (45) and identical recA loci from several other sequenced Bacilli (data not shown).</text:p>
          </table:table-cell>
        </table:table-row>
        <table:table-row table:style-name="ro1">
          <table:table-cell office:value-type="string" calcext:value-type="string">
            <text:p>PMC2750750</text:p>
          </table:table-cell>
          <table:table-cell office:value-type="string" calcext:value-type="string">
            <text:p>NCT00360230</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NCT00360230 </text:p>
          </table:table-cell>
          <table:table-cell/>
        </table:table-row>
        <table:table-row table:style-name="ro1">
          <table:table-cell office:value-type="string" calcext:value-type="string">
            <text:p>PMC2750750</text:p>
          </table:table-cell>
          <table:table-cell office:value-type="string" calcext:value-type="string">
            <text:p>NCT00360230</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The protocol for this trial [http://clinicaltrials.gov/: NCT00360230] and supporting CONSORT checklist are available as supporting information; see Checklist S1 and Protocol S1. </text:p>
          </table:table-cell>
          <table:table-cell/>
        </table:table-row>
        <table:table-row table:style-name="ro1">
          <table:table-cell office:value-type="string" calcext:value-type="string">
            <text:p>PMC2839355</text:p>
          </table:table-cell>
          <table:table-cell office:value-type="string" calcext:value-type="string">
            <text:p>GU45232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mutations were confirmed on both strands of DNA. </text:p>
          </table:table-cell>
          <table:table-cell office:value-type="string" calcext:value-type="string">
            <text:p>MEGA 4.0 was used for DNA sequence alignments and to visually scrutinize chromatogram trace files (Tamura et al. 2007). Caenorhabditis briggsae MA line mtDNA sequences were submitted to GenBank under accession numbers (GU452324-GU452381). </text:p>
          </table:table-cell>
          <table:table-cell office:value-type="string" calcext:value-type="string">
            <text:p>Detection and Treatment of Heteroplasmy To distinguish between fixed MA line mtDNA changes and those where sequence differences are in a heteroplasmic state (either in progenitor or in MA line), we carefully scrutinized chromatogram data (for base substitution polymorphisms and homopolymer mutations) and the results of PCR amplification on agarose gels (for large deletion events).</text:p>
          </table:table-cell>
        </table:table-row>
        <table:table-row table:style-name="ro1">
          <table:table-cell office:value-type="string" calcext:value-type="string">
            <text:p>PMC2839355</text:p>
          </table:table-cell>
          <table:table-cell office:value-type="string" calcext:value-type="string">
            <text:p>GU45238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mutations were confirmed on both strands of DNA. </text:p>
          </table:table-cell>
          <table:table-cell office:value-type="string" calcext:value-type="string">
            <text:p>MEGA 4.0 was used for DNA sequence alignments and to visually scrutinize chromatogram trace files (Tamura et al. 2007). Caenorhabditis briggsae MA line mtDNA sequences were submitted to GenBank under accession numbers (GU452324-GU452381). </text:p>
          </table:table-cell>
          <table:table-cell office:value-type="string" calcext:value-type="string">
            <text:p>Detection and Treatment of Heteroplasmy To distinguish between fixed MA line mtDNA changes and those where sequence differences are in a heteroplasmic state (either in progenitor or in MA line), we carefully scrutinized chromatogram data (for base substitution polymorphisms and homopolymer mutations) and the results of PCR amplification on agarose gels (for large deletion events).</text:p>
          </table:table-cell>
        </table:table-row>
        <table:table-row table:style-name="ro1">
          <table:table-cell office:value-type="string" calcext:value-type="string">
            <text:p>PMC2839355</text:p>
          </table:table-cell>
          <table:table-cell office:value-type="string" calcext:value-type="string">
            <text:p>GU45232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NA sequences generated for this study were submitted to GenBank under accession numbers GU452324-GU452381. </text:p>
          </table:table-cell>
          <table:table-cell/>
        </table:table-row>
        <table:table-row table:style-name="ro1">
          <table:table-cell office:value-type="string" calcext:value-type="string">
            <text:p>PMC2839355</text:p>
          </table:table-cell>
          <table:table-cell office:value-type="string" calcext:value-type="string">
            <text:p>GU45238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NA sequences generated for this study were submitted to GenBank under accession numbers GU452324-GU452381. </text:p>
          </table:table-cell>
          <table:table-cell/>
        </table:table-row>
        <table:table-row table:style-name="ro1">
          <table:table-cell office:value-type="string" calcext:value-type="string">
            <text:p>PMC2855332</text:p>
          </table:table-cell>
          <table:table-cell office:value-type="string" calcext:value-type="string">
            <text:p>P23907</text:p>
          </table:table-cell>
          <table:table-cell office:value-type="string" calcext:value-type="string">
            <text:p>Method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The Swiss-Prot accession numbers for the proteins mentioned in the text are sheep (P23907) and hamster PrP (P04273). </text:p>
          </table:table-cell>
          <table:table-cell/>
        </table:table-row>
        <table:table-row table:style-name="ro1">
          <table:table-cell office:value-type="string" calcext:value-type="string">
            <text:p>PMC2855332</text:p>
          </table:table-cell>
          <table:table-cell office:value-type="string" calcext:value-type="string">
            <text:p>P04273</text:p>
          </table:table-cell>
          <table:table-cell office:value-type="string" calcext:value-type="string">
            <text:p>Method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The Swiss-Prot accession numbers for the proteins mentioned in the text are sheep (P23907) and hamster PrP (P04273). </text:p>
          </table:table-cell>
          <table:table-cell/>
        </table:table-row>
        <table:table-row table:style-name="ro1">
          <table:table-cell office:value-type="string" calcext:value-type="string">
            <text:p>PMC2855400</text:p>
          </table:table-cell>
          <table:table-cell office:value-type="string" calcext:value-type="string">
            <text:p>GSE19911</text:p>
          </table:table-cell>
          <table:table-cell office:value-type="string" calcext:value-type="string">
            <text:p>Article</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eep sequencing data are archived under GEO accession number GSE19911. </text:p>
          </table:table-cell>
          <table:table-cell/>
        </table:table-row>
        <table:table-row table:style-name="ro1">
          <table:table-cell office:value-type="string" calcext:value-type="string">
            <text:p>PMC2855400</text:p>
          </table:table-cell>
          <table:table-cell office:value-type="string" calcext:value-type="string">
            <text:p>GU56296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7</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8</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9</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 similar effect was observed for IL16:rs11556218 (HR:2.28, 95% CI:1.16–4.47). </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PTGS2:rs5275 was associated with an increased risk (P for trend  = 0.014).</text:p>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Creation</text:p>
          </table:table-cell>
          <table:table-cell office:value-type="string" calcext:value-type="string">
            <text:p>Inflammation-related SNPs and Risk of Pneumonitis </text:p>
          </table:table-cell>
          <table:table-cell office:value-type="string" calcext:value-type="string">
            <text:p>A different set of inflammation-related SNPs was found to be significantly associated with risk of developing pneumonitis following radiation therapy and remained so at an FDR of 10% ( Table 4 ). Only one of the 12 SNPs identified were also associated with esophagitis risk – TNF:rs1799724. </text:p>
          </table:table-cell>
          <table:table-cell office:value-type="string" calcext:value-type="string">
            <text:p>Patients homozygous for this variant exhibited a 5.96-fold increased risk (95% CI:1.33–18.57) of pneumonitis. This risk is similar for esophagitis risk in patients carrying at least one variant allele ( Table 2 ).</text:p>
          </table:table-cell>
        </table:table-row>
        <table:table-row table:style-name="ro1">
          <table:table-cell office:value-type="string" calcext:value-type="string">
            <text:p>PMC2928273</text:p>
          </table:table-cell>
          <table:table-cell office:value-type="string" calcext:value-type="string">
            <text:p>rs1800587</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Other significant genetic variants associated with pneumonitis included six SNPs in proinflammatory genes, including IL1A, IL8, TNFRSF1B, MIF, and NOS3. </text:p>
          </table:table-cell>
          <table:table-cell office:value-type="string" calcext:value-type="string">
            <text:p>Two SNPs in IL1A – rs1800587 and rs17561– are in strong linkage disequilibrium and each resulted in a more than doubling of risk with HRs of 2.90 (95% CI:1.34–6.25) and 2.51 (95% CI:1.19–5.27), respectively. </text:p>
          </table:table-cell>
          <table:table-cell office:value-type="string" calcext:value-type="string">
            <text:p>The risk associated with IL8:rs4073 was similar at 3.16-fold (95% CI:1.54–6.48). Under the additive model, TNFRSF1B:rs1061622 resulted in a 2.12-fold increased risk (95% CI:1.18–3.79).</text:p>
          </table:table-cell>
        </table:table-row>
        <table:table-row table:style-name="ro1">
          <table:table-cell office:value-type="string" calcext:value-type="string">
            <text:p>PMC2928273</text:p>
          </table:table-cell>
          <table:table-cell office:value-type="string" calcext:value-type="string">
            <text:p>rs17561</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Other significant genetic variants associated with pneumonitis included six SNPs in proinflammatory genes, including IL1A, IL8, TNFRSF1B, MIF, and NOS3. </text:p>
          </table:table-cell>
          <table:table-cell office:value-type="string" calcext:value-type="string">
            <text:p>Two SNPs in IL1A – rs1800587 and rs17561– are in strong linkage disequilibrium and each resulted in a more than doubling of risk with HRs of 2.90 (95% CI:1.34–6.25) and 2.51 (95% CI:1.19–5.27), respectively. </text:p>
          </table:table-cell>
          <table:table-cell office:value-type="string" calcext:value-type="string">
            <text:p>The risk associated with IL8:rs4073 was similar at 3.16-fold (95% CI:1.54–6.48). Under the additive model, TNFRSF1B:rs1061622 resulted in a 2.12-fold increased risk (95% CI:1.18–3.79).</text:p>
          </table:table-cell>
        </table:table-row>
        <table:table-row table:style-name="ro1">
          <table:table-cell office:value-type="string" calcext:value-type="string">
            <text:p>PMC2928273</text:p>
          </table:table-cell>
          <table:table-cell office:value-type="string" calcext:value-type="string">
            <text:p>rs106162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risk associated with IL8:rs4073 was similar at 3.16-fold (95% CI:1.54–6.48). </text:p>
          </table:table-cell>
          <table:table-cell office:value-type="string" calcext:value-type="string">
            <text:p>Under the additive model, TNFRSF1B:rs1061622 resulted in a 2.12-fold increased risk (95% CI:1.18–3.79). </text:p>
          </table:table-cell>
          <table:table-cell office:value-type="string" calcext:value-type="string">
            <text:p>A SNP in the lymphokine gene MIF resulted in an even higher HR of 3.96 (95% CI:1.04–15.12). In contrast, genetic variation in NOS3 was associated with a 50% decrease in pneumonitis risk (HR:0.55, 95% CI:0.31–0.96).</text:p>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two IL4 SNPs each resulted in increased risk with HRs of 2.54 (95% CI:1.27–5.08) and 3.05 (95% CI:1.50–6.22), respectively. IL13 polymorphisms had a similar effect on pneumonitis risk. </text:p>
          </table:table-cell>
          <table:table-cell office:value-type="string" calcext:value-type="string">
            <text:p>Patients with two variant alleles or either rs20541 or rs180925 were approximately 3-times more likely to develop pneumonitis compared to those with wild-type or heterozygous genotypes (HR:2.95, 95% CI:1.14–7.63 and HR:3.23, 95% CI:1.03–10.18). </text:p>
          </table:table-cell>
          <table:table-cell office:value-type="string" calcext:value-type="string">
            <text:p>The signaling molecule IkappaB-alpha (NFKBIA) inhibits the inflammatory response by blocking NFkappaB-mediated transcription of proinflammatory genes. NFKBIA:rs8904 resulted in a 2.02-fold increased pneumonitis risk (95% CI:1.01–4.03).</text:p>
          </table:table-cell>
        </table:table-row>
        <table:table-row table:style-name="ro1">
          <table:table-cell office:value-type="string" calcext:value-type="string">
            <text:p>PMC2928273</text:p>
          </table:table-cell>
          <table:table-cell office:value-type="string" calcext:value-type="string">
            <text:p>rs180925</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two IL4 SNPs each resulted in increased risk with HRs of 2.54 (95% CI:1.27–5.08) and 3.05 (95% CI:1.50–6.22), respectively. IL13 polymorphisms had a similar effect on pneumonitis risk. </text:p>
          </table:table-cell>
          <table:table-cell office:value-type="string" calcext:value-type="string">
            <text:p>Patients with two variant alleles or either rs20541 or rs180925 were approximately 3-times more likely to develop pneumonitis compared to those with wild-type or heterozygous genotypes (HR:2.95, 95% CI:1.14–7.63 and HR:3.23, 95% CI:1.03–10.18). </text:p>
          </table:table-cell>
          <table:table-cell office:value-type="string" calcext:value-type="string">
            <text:p>The signaling molecule IkappaB-alpha (NFKBIA) inhibits the inflammatory response by blocking NFkappaB-mediated transcription of proinflammatory genes. NFKBIA:rs8904 resulted in a 2.02-fold increased pneumonitis risk (95% CI:1.01–4.03).</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Joint Analysis of Pneumonitis Risk Alleles </text:p>
          </table:table-cell>
          <table:table-cell office:value-type="string" calcext:value-type="string">
            <text:p>In combined analysis, the significant SNPs together with an additional borderline significant variant – IL4R: rs1801275 (P = 0.053) – showed an increase in pneumonitis risk as the number of unfavorable genotypes increased ( Table 3 ). The increased risk for carrying three unfavorable genotypes was 13.30-fold compared to patients with 0 to 2 risk genotypes (P = 0.013). </text:p>
          </table:table-cell>
          <table:table-cell office:value-type="string" calcext:value-type="string">
            <text:p>This risk was dramatically increased for the group of patients with four or more unfavorable genotypes (P&lt;0.0001). These high risk individuals also had a shorter duration between start of treatment and development of pneumonitis of only 5.33 months compared to over 12 months for those with 0 to 2 unfavorable genotypes ( Figure 1B ).</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refore, we determined if any of the variants identified as toxicity risk factors were also associated with survival over three years. </text:p>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For survival ( Figure 2B ), there was a non-significant survival advantage of nearly four months for carriers with a median survival time of 16.1 months compared to only 12.4 months for patients with wild-type genotypes.</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text:p>
          </table:table-cell>
          <table:table-cell office:value-type="string" calcext:value-type="string">
            <text:p>For survival ( Figure 2B ), there was a non-significant survival advantage of nearly four months for carriers with a median survival time of 16.1 months compared to only 12.4 months for patients with wild-type genotypes.</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owever, this same variant, while altering the Sp1/Sp3 site, also introduces a binding site for another transcription factor, Egr-1, although the consequences are unknown [22]. </text:p>
          </table:table-cell>
          <table:table-cell office:value-type="string" calcext:value-type="string">
            <text:p>The other two significant variants (rs5275 and rs689470) are located in the 3′-UTR and regulate PSTGS2 mRNA levels. </text:p>
          </table:table-cell>
          <table:table-cell office:value-type="string" calcext:value-type="string">
            <text:p>Our results suggest that these SNPs are linked with an increase in pro-inflammatory activity leading to esophagitis. Further functional analysis is warranted to understand the underlying mechanisms [24].</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owever, this same variant, while altering the Sp1/Sp3 site, also introduces a binding site for another transcription factor, Egr-1, although the consequences are unknown [22]. </text:p>
          </table:table-cell>
          <table:table-cell office:value-type="string" calcext:value-type="string">
            <text:p>The other two significant variants (rs5275 and rs689470) are located in the 3′-UTR and regulate PSTGS2 mRNA levels. </text:p>
          </table:table-cell>
          <table:table-cell office:value-type="string" calcext:value-type="string">
            <text:p>Our results suggest that these SNPs are linked with an increase in pro-inflammatory activity leading to esophagitis. Further functional analysis is warranted to understand the underlying mechanisms [24].</text:p>
          </table:table-cell>
        </table:table-row>
        <table:table-row table:style-name="ro1">
          <table:table-cell office:value-type="string" calcext:value-type="string">
            <text:p>PMC2928273</text:p>
          </table:table-cell>
          <table:table-cell office:value-type="string" calcext:value-type="string">
            <text:p>rs4073</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L1A:rs17561 is a non-synonymous SNP and increases processing of the IL1-α precursor resulting in an increase in the levels of active IL1-α [29]. </text:p>
          </table:table-cell>
          <table:table-cell office:value-type="string" calcext:value-type="string">
            <text:p>The variant of IL8:rs4073, which was found to increase pneumonitis risk 3-fold, has been associated with increased secretion of the proinflammatory cytokine IL8 [30]. </text:p>
          </table:table-cell>
          <table:table-cell office:value-type="string" calcext:value-type="string">
            <text:p>IL4 and IL13 work together to regulate the inflammatory response. Four genetic variants in these two genes were associated with ∼3-fold increased risk of pneumonitis.</text:p>
          </table:table-cell>
        </table:table-row>
        <table:table-row table:style-name="ro1">
          <table:table-cell office:value-type="string" calcext:value-type="string">
            <text:p>PMC2928273</text:p>
          </table:table-cell>
          <table:table-cell office:value-type="string" calcext:value-type="string">
            <text:p>rs1061622</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me studies have shown an increase in TNF-α production [35], [36], [37], while others have shown the opposite effect [38], [39], [40]. </text:p>
          </table:table-cell>
          <table:table-cell office:value-type="string" calcext:value-type="string">
            <text:p>For TNFRSF1B, the non-synonymous variant Met196Arg (rs1061622) does not alter TNF-α binding affinity, but results in intensified TNF-α signaling [41] and decreased NF-kB signaling [42]. </text:p>
          </table:table-cell>
          <table:table-cell office:value-type="string" calcext:value-type="string">
            <text:p>Only one genetic variant was found to confer a protective effect following radiotherapy. This variant, rs1799983, in NOS3 was associated with a 70% reduction in risk of pneumonitis.</text:p>
          </table:table-cell>
        </table:table-row>
        <table:table-row table:style-name="ro1">
          <table:table-cell office:value-type="string" calcext:value-type="string">
            <text:p>PMC2928273</text:p>
          </table:table-cell>
          <table:table-cell office:value-type="string" calcext:value-type="string">
            <text:p>rs1799983</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Only one genetic variant was found to confer a protective effect following radiotherapy. </text:p>
          </table:table-cell>
          <table:table-cell office:value-type="string" calcext:value-type="string">
            <text:p>This variant, rs1799983, in NOS3 was associated with a 70% reduction in risk of pneumonitis. </text:p>
          </table:table-cell>
          <table:table-cell office:value-type="string" calcext:value-type="string">
            <text:p>Functional studies have demonstrated that this variant results in production of a variant allozyme with reduced enzyme activity [43] resulting in a reduction in nitric oxide production [44]. These observations support our findings of decreased pneumonitis due to decreased inflammatory signaling.</text:p>
          </table:table-cell>
        </table:table-row>
        <table:table-row table:style-name="ro1">
          <table:table-cell office:value-type="string" calcext:value-type="string">
            <text:p>PMC2928273</text:p>
          </table:table-cell>
          <table:table-cell office:value-type="string" calcext:value-type="string">
            <text:p>rs2234671</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273</text:p>
          </table:table-cell>
          <table:table-cell office:value-type="string" calcext:value-type="string">
            <text:p>rs2229092</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273</text:p>
          </table:table-cell>
          <table:table-cell office:value-type="string" calcext:value-type="string">
            <text:p>rs1805011</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727</text:p>
          </table:table-cell>
          <table:table-cell office:value-type="string" calcext:value-type="string">
            <text:p>CP00190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 zoomable version of the Atlas is available online [45]. </text:p>
          </table:table-cell>
          <table:table-cell office:value-type="string" calcext:value-type="string">
            <text:p>The complete annotated sequence has been submitted to NCBI/GenBank under the accession number CP001900 (Genome Project ID 38041). </text:p>
          </table:table-cell>
          <table:table-cell office:value-type="string" calcext:value-type="string">
            <text:p>Identification of protein coding genes and inference of gene function Gene finding was carried out using the EasyGene v1.2b gene finder using the pre-calculated model for C. jejuni (CJ02) [61], [62], which resulted in 1624 inferred protein coding genes.</text:p>
          </table:table-cell>
        </table:table-row>
        <table:table-row table:style-name="ro1">
          <table:table-cell office:value-type="string" calcext:value-type="string">
            <text:p>PMC2929266</text:p>
          </table:table-cell>
          <table:table-cell office:value-type="string" calcext:value-type="string">
            <text:p>1DFN</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table:table-row>
        <table:table-row table:style-name="ro1">
          <table:table-cell office:value-type="string" calcext:value-type="string">
            <text:p>PMC2929266</text:p>
          </table:table-cell>
          <table:table-cell office:value-type="string" calcext:value-type="string">
            <text:p>1COP</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table:table-row>
        <table:table-row table:style-name="ro1">
          <table:table-cell office:value-type="string" calcext:value-type="string">
            <text:p>PMC2929266</text:p>
          </table:table-cell>
          <table:table-cell office:value-type="string" calcext:value-type="string">
            <text:p>1IL8</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table:table-row>
        <table:table-row table:style-name="ro1">
          <table:table-cell office:value-type="string" calcext:value-type="string">
            <text:p>PMC2929266</text:p>
          </table:table-cell>
          <table:table-cell office:value-type="string" calcext:value-type="string">
            <text:p>1HRH</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table:table-row>
        <table:table-row table:style-name="ro1">
          <table:table-cell office:value-type="string" calcext:value-type="string">
            <text:p>PMC2929266</text:p>
          </table:table-cell>
          <table:table-cell office:value-type="string" calcext:value-type="string">
            <text:p>2ATG</text:p>
          </table:table-cell>
          <table:table-cell office:value-type="string" calcext:value-type="string">
            <text:p>Discuss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Comparison of the X-ray crystallographic structure of the monomer subunit of 1a (upper) to an NMR structure of the θ-defensin retrocyclin-2 (lower, PDB ID 2ATG). </text:p>
          </table:table-cell>
          <table:table-cell office:value-type="string" calcext:value-type="string">
            <text:p>The NMR structure of retrocyclin-2 was determined in the presence of SDS micelles. Hydrogen atoms have been omitted from this structure for clarity.</text:p>
          </table:table-cell>
        </table:table-row>
        <table:table-row table:style-name="ro1">
          <table:table-cell office:value-type="string" calcext:value-type="string">
            <text:p>PMC2978374</text:p>
          </table:table-cell>
          <table:table-cell office:value-type="string" calcext:value-type="string">
            <text:p>3AII</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Creation</text:p>
          </table:table-cell>
          <table:table-cell office:value-type="string" calcext:value-type="string">
            <text:p>After the manual investigation and modification by O (27) and Coot (28), the built model was refined against the synchrotron dataset using reflections to 1.65 angstrom resolution by CNS (29) and phenix.refine (30). </text:p>
          </table:table-cell>
          <table:table-cell office:value-type="string" calcext:value-type="string">
            <text:p>The structure factors and coordinates have been deposited in the Protein Data Bank (accession code 3AII). </text:p>
          </table:table-cell>
          <table:table-cell/>
        </table:table-row>
        <table:table-row table:style-name="ro1">
          <table:table-cell office:value-type="string" calcext:value-type="string">
            <text:p>PMC3044699</text:p>
          </table:table-cell>
          <table:table-cell office:value-type="float" office:value="106210" calcext:value-type="float">
            <text:p>106210</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Aniridia (AN; OMIM 106210) is a rare congenital disorder characterized by the complete or partial absence of the iris. </text:p>
          </table:table-cell>
          <table:table-cell office:value-type="string" calcext:value-type="string">
            <text:p>The incidence of AN in the general population is about 1 in 64,000 to 96,000 [1]. Vision is usually impaired by other ocular abnormalities such as corneal opacification, cataract, glaucoma, fovea and optic nerve hypoplasia, and nystagmus [1].</text:p>
          </table:table-cell>
        </table:table-row>
        <table:table-row table:style-name="ro1">
          <table:table-cell office:value-type="string" calcext:value-type="string">
            <text:p>PMC3044699</text:p>
          </table:table-cell>
          <table:table-cell office:value-type="float" office:value="194072" calcext:value-type="float">
            <text:p>194072</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A small numbers of aniridia cases can be due to large chromosomal deletions or rearrangements [2,8]. </text:p>
          </table:table-cell>
          <table:table-cell office:value-type="string" calcext:value-type="string">
            <text:p>Aniridia generally occurs in isolation or accompanied by other ocular malformations, but it occurs, more rarely, as part of the WAGR (Wilms’ tumor, aniridia, genitourinary abnormalities, and mental retardation) syndrome (OMIM 194072) [9]. </text:p>
          </table:table-cell>
          <table:table-cell office:value-type="string" calcext:value-type="string">
            <text:p>WAGR is usually caused by deletions of chromosome 11p13, which include PAX6 and WT1 (Wilms tumor 1) [9]. As large deletions could not be identified by the routine PCR-sequencing mutation detection method, only a few isolated aniridia patients with the large deletions in the PAX6 region have been documented and the most of them are sporadic cases [2,8-18].</text:p>
          </table:table-cell>
        </table:table-row>
        <table:table-row table:style-name="ro1">
          <table:table-cell office:value-type="string" calcext:value-type="string">
            <text:p>PMC3044699</text:p>
          </table:table-cell>
          <table:table-cell office:value-type="string" calcext:value-type="string">
            <text:p>NM_001604.3</text:p>
          </table:table-cell>
          <table:table-cell office:value-type="string" calcext:value-type="string">
            <text:p>Method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For direct sequencing, PCR products were purified (Shenneng Bocai PCR purification kit; Shenneng, Shanghai, China). </text:p>
          </table:table-cell>
          <table:table-cell office:value-type="string" calcext:value-type="string">
            <text:p>An automatic fluorescence DNA sequencer (ABI, Prism 373A; Perkin Elmer, Foster City, CA), used according to the manufacturer’s instructions, sequenced the purified PCR products in both forward and reverse directions. DNAssit, version 1.0 compared nucleotide sequences with the published DNA sequence of PAX6 (GenBank NM_001604.3). </text:p>
          </table:table-cell>
          <table:table-cell office:value-type="string" calcext:value-type="string">
            <text:p>Multiplex ligation-dependent probe amplification (MLPA analysis) MLPA was performed with SALSA MLPA Kits P219 (Amsterdam, the Netherlands) according to the manufacturer’s instructions.</text:p>
          </table:table-cell>
        </table:table-row>
        <table:table-row table:style-name="ro1">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Bars represent mean values±standard deviations for the triplicate values.</text:p>
          </table:table-cell>
        </table:table-row>
        <table:table-row table:style-name="ro1">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office:value-type="string" calcext:value-type="string">
            <text:p>True</text:p>
          </table:table-cell>
          <table:table-cell office:value-type="string" calcext:value-type="string">
            <text:p>Use</text:p>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text:p>
          </table:table-cell>
          <table:table-cell office:value-type="string" calcext:value-type="string">
            <text:p>Bars represent mean values±standard deviations for the triplicate values.</text:p>
          </table:table-cell>
        </table:table-row>
        <table:table-row table:style-name="ro1">
          <table:table-cell office:value-type="string" calcext:value-type="string">
            <text:p>PMC3048403</text:p>
          </table:table-cell>
          <table:table-cell office:value-type="string" calcext:value-type="string">
            <text:p>GSE24789</text:p>
          </table:table-cell>
          <table:table-cell office:value-type="string" calcext:value-type="string">
            <text:p>Result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Together these data indicate that most of the changes in gene expression levels either occur continually, in a stepwise fashion, throughout the progression of our model or take place in later stages while only a limited subset change during early stages. </text:p>
          </table:table-cell>
          <table:table-cell office:value-type="string" calcext:value-type="string">
            <text:p>The complete data set can be found in the GEO data base (GSE24789). </text:p>
          </table:table-cell>
          <table:table-cell/>
        </table:table-row>
        <table:table-row table:style-name="ro1">
          <table:table-cell office:value-type="string" calcext:value-type="string">
            <text:p>PMC3048403</text:p>
          </table:table-cell>
          <table:table-cell office:value-type="string" calcext:value-type="string">
            <text:p>GSE16568</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After filtering for a maximum signal intensity greater than 500 fluorescent units and significant differences between early and late passages of greater than 2 fold (p≤0.05), data was analyzed for over-represented gene ontology categories using the Gene Trail Program [13], [70](http://genetrail.bioinf.unisb.de/index.php) and Onto-tools Pathway Express (http://vortex.cs.wayne.edu/projects.htm#Onto-Express) [71], [72]. </text:p>
          </table:table-cell>
          <table:table-cell office:value-type="string" calcext:value-type="string">
            <text:p>Comparison of MOSE cells with human gene expression data was performed using the Gene Expression Omnibus (GEO) Illumina microarray data sets for a) Normal OSE cells and 10 ovarian cancer cell lines (OVAS, SMOV-2, KK, OVSAYO, RMG-1, OVMANA, OVISE, TOV-21G, ES-2, and OVTOKO) Accession number GSE16568 [21] and b) Affymetrix microarray data sets using Normal OSE cells and 6 additional ovarian cancer cell lines (SKOV3, OVCAR3, OVCA432, OVAW42, IGROV1, and CABA) Accession number GSE19352 [22]. </text:p>
          </table:table-cell>
          <table:table-cell office:value-type="string" calcext:value-type="string">
            <text:p>Real-time Polymerase Chain Reaction PCR (qRT-PCR) Total RNA was extracted from biological replicate samples as described above.</text:p>
          </table:table-cell>
        </table:table-row>
        <table:table-row table:style-name="ro1">
          <table:table-cell office:value-type="string" calcext:value-type="string">
            <text:p>PMC3048403</text:p>
          </table:table-cell>
          <table:table-cell office:value-type="string" calcext:value-type="string">
            <text:p>GSE1935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After filtering for a maximum signal intensity greater than 500 fluorescent units and significant differences between early and late passages of greater than 2 fold (p≤0.05), data was analyzed for over-represented gene ontology categories using the Gene Trail Program [13], [70](http://genetrail.bioinf.unisb.de/index.php) and Onto-tools Pathway Express (http://vortex.cs.wayne.edu/projects.htm#Onto-Express) [71], [72]. </text:p>
          </table:table-cell>
          <table:table-cell office:value-type="string" calcext:value-type="string">
            <text:p>Comparison of MOSE cells with human gene expression data was performed using the Gene Expression Omnibus (GEO) Illumina microarray data sets for a) Normal OSE cells and 10 ovarian cancer cell lines (OVAS, SMOV-2, KK, OVSAYO, RMG-1, OVMANA, OVISE, TOV-21G, ES-2, and OVTOKO) Accession number GSE16568 [21] and b) Affymetrix microarray data sets using Normal OSE cells and 6 additional ovarian cancer cell lines (SKOV3, OVCAR3, OVCA432, OVAW42, IGROV1, and CABA) Accession number GSE19352 [22]. </text:p>
          </table:table-cell>
          <table:table-cell office:value-type="string" calcext:value-type="string">
            <text:p>Real-time Polymerase Chain Reaction PCR (qRT-PCR) Total RNA was extracted from biological replicate samples as described above.</text:p>
          </table:table-cell>
        </table:table-row>
        <table:table-row table:style-name="ro1">
          <table:table-cell office:value-type="string" calcext:value-type="string">
            <text:p>PMC3100824</text:p>
          </table:table-cell>
          <table:table-cell office:value-type="string" calcext:value-type="string">
            <text:p>X7270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office:value-type="string" calcext:value-type="string">
            <text:p>The thermal cycling conditions for luk-PV and hlg genes co-amplification included an initial denaturation step (5 min at 94 °C) followed by 30 cycles of amplification (30 s of denaturation at 94 °C, 30 s of annealing at 55 °C, and 1 min extension at 72 °C). The reaction was completed with a 10 min incubation step at 72 °C.</text:p>
          </table:table-cell>
        </table:table-row>
        <table:table-row table:style-name="ro1">
          <table:table-cell office:value-type="string" calcext:value-type="string">
            <text:p>PMC3100824</text:p>
          </table:table-cell>
          <table:table-cell office:value-type="string" calcext:value-type="string">
            <text:p>AB00679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office:value-type="string" calcext:value-type="string">
            <text:p>The thermal cycling conditions for luk-PV and hlg genes co-amplification included an initial denaturation step (5 min at 94 °C) followed by 30 cycles of amplification (30 s of denaturation at 94 °C, 30 s of annealing at 55 °C, and 1 min extension at 72 °C). The reaction was completed with a 10 min incubation step at 72 °C.</text:p>
          </table:table-cell>
        </table:table-row>
        <table:table-row table:style-name="ro1">
          <table:table-cell office:value-type="string" calcext:value-type="string">
            <text:p>PMC3100824</text:p>
          </table:table-cell>
          <table:table-cell office:value-type="string" calcext:value-type="string">
            <text:p>X8158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office:value-type="string" calcext:value-type="string">
            <text:p>The thermal cycling conditions for luk-PV and hlg genes co-amplification included an initial denaturation step (5 min at 94 °C) followed by 30 cycles of amplification (30 s of denaturation at 94 °C, 30 s of annealing at 55 °C, and 1 min extension at 72 °C). The reaction was completed with a 10 min incubation step at 72 °C.</text:p>
          </table:table-cell>
        </table:table-row>
        <table:table-row table:style-name="ro1">
          <table:table-cell office:value-type="string" calcext:value-type="string">
            <text:p>PMC3100824</text:p>
          </table:table-cell>
          <table:table-cell office:value-type="string" calcext:value-type="string">
            <text:p>L0105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office:value-type="string" calcext:value-type="string">
            <text:p>The thermal cycling conditions for luk-PV and hlg genes co-amplification included an initial denaturation step (5 min at 94 °C) followed by 30 cycles of amplification (30 s of denaturation at 94 °C, 30 s of annealing at 55 °C, and 1 min extension at 72 °C). The reaction was completed with a 10 min incubation step at 72 °C.</text:p>
          </table:table-cell>
        </table:table-row>
        <table:table-row table:style-name="ro1">
          <table:table-cell office:value-type="string" calcext:value-type="string">
            <text:p>PMC3141058</text:p>
          </table:table-cell>
          <table:table-cell office:value-type="string" calcext:value-type="string">
            <text:p>GSE2339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These 3 different filtering approaches were used based on recommendations from recent publication by Mieczkowski et al. [68] and the combination of all three was used to achieve the most stringent filtering. </text:p>
          </table:table-cell>
          <table:table-cell office:value-type="string" calcext:value-type="string">
            <text:p>All microarray data from this study are MIAME compliant and have been submitted to GEO under the accession no. GSE23392. </text:p>
          </table:table-cell>
          <table:table-cell/>
        </table:table-row>
        <table:table-row table:style-name="ro1">
          <table:table-cell office:value-type="string" calcext:value-type="string">
            <text:p>PMC3172286</text:p>
          </table:table-cell>
          <table:table-cell office:value-type="string" calcext:value-type="string">
            <text:p>GSE28195</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Statistical significance was calculated using the Student's t test (p-value&lt;0.05 for at least one time point), and p-value was corrected by false discovery rate (FDR). </text:p>
          </table:table-cell>
          <table:table-cell office:value-type="string" calcext:value-type="string">
            <text:p>Microarray data were deposited in the GEO public database (accession number: GSE28195). </text:p>
          </table:table-cell>
          <table:table-cell office:value-type="string" calcext:value-type="string">
            <text:p>All data generated in this study were MIAME compliant. Bioinformatics analysis of microarray data</text:p>
          </table:table-cell>
        </table:table-row>
        <table:table-row table:style-name="ro1">
          <table:table-cell office:value-type="string" calcext:value-type="string">
            <text:p>PMC3228236</text:p>
          </table:table-cell>
          <table:table-cell office:value-type="string" calcext:value-type="string">
            <text:p>3dbs</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Background</text:p>
          </table:table-cell>
          <table:table-cell/>
          <table:table-cell office:value-type="string" calcext:value-type="string">
            <text:p>X-ray co-crystal structure of the pan-class I selective PI3K inhibitor GDC-0941 (3) (PDB Code 3dbs). </text:p>
          </table:table-cell>
          <table:table-cell office:value-type="string" calcext:value-type="string">
            <text:p>For more details see text and references [3, 33, 34].</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b) The data were derived from the screening of the four sc-dsFv libraries (L3H3-S5, H2H3-S5, L2H3-S5 and L1H3-S5, Table S2). </text:p>
          </table:table-cell>
          <table:table-cell office:value-type="string" calcext:value-type="string">
            <text:p>(c) The interface structure of the antibody-VEGF is depicted based on the G6-Fab-VEGF complex structure (2FJG), where the 30 CDR interface residues are shown in stick model and the VEGF homodimer structure (V and W chains) shown in sphere model. </text:p>
          </table:table-cell>
          <table:table-cell office:value-type="string" calcext:value-type="string">
            <text:p>The distribution of the color-coded CDR residues shows the position-dependence of the amino acid preferences towards VEGF-binding. The core interface region (boxed in red square) contains residues with high stringency in amino acid type requirement comparing with the residues in the peripheral interface region.</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Since the phage display systems in Figure 1 are based on the scFv and the sc-dsFv scaffolds, it is important to verify that both the scFv and the sc-dsFv structures are similar to the variable domain structure in G6-Fab even in the absence of the two Fab constant domains in the scFv or the sc-dsFv structures. </text:p>
          </table:table-cell>
          <table:table-cell office:value-type="string" calcext:value-type="string">
            <text:p>High-resolution sc-dsFv structure with the sequence identical to the parent G6-Fab variable domains (except for the two interface cysteines in the sc-dsFv shown in Figure 2) has been elucidated with x-ray crystallography as shown in Figure 2 (PDB code 3AUV); the refinement data are shown in Table S3. </text:p>
          </table:table-cell>
          <table:table-cell office:value-type="string" calcext:value-type="string">
            <text:p>The corresponding scFv structure has not been attainable experimentally due to high aggregation tendency of the scFv in crystallization conditions. 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orresponding scFv structure has not been attainable experimentally due to high aggregation tendency of the scFv in crystallization conditions. </text:p>
          </table:table-cell>
          <table:table-cell office:value-type="string" calcext:value-type="string">
            <text:p>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 </text:p>
          </table:table-cell>
          <table:table-cell office:value-type="string" calcext:value-type="string">
            <text:p>The structural differences of the engineered interface disulfide bond unique to the sc-dsFv structure are also highlighted in Figure 2. Although the G6-derived scFv structure has not been determined with experimental method, the consistency of the sc-dsFv structure with the G6-Fab structure as shown in Figure 2 and the consistency of the sequence patterns for the scFv and sc-dsFv variants binding to VEGF (comparison of Figures 1(a) and 1(b)) indicate that the scFv-VEGF interactions can be modeled based on the G6 Fab-VEGF complex structure as well.</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orresponding scFv structure has not been attainable experimentally due to high aggregation tendency of the scFv in crystallization conditions. </text:p>
          </table:table-cell>
          <table:table-cell office:value-type="string" calcext:value-type="string">
            <text:p>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 </text:p>
          </table:table-cell>
          <table:table-cell office:value-type="string" calcext:value-type="string">
            <text:p>The structural differences of the engineered interface disulfide bond unique to the sc-dsFv structure are also highlighted in Figure 2. Although the G6-derived scFv structure has not been determined with experimental method, the consistency of the sc-dsFv structure with the G6-Fab structure as shown in Figure 2 and the consistency of the sequence patterns for the scFv and sc-dsFv variants binding to VEGF (comparison of Figures 1(a) and 1(b)) indicate that the scFv-VEGF interactions can be modeled based on the G6 Fab-VEGF complex structure as well.</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2FGF</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interface disulfide bond in the sc-dsFv is marked with the arrow. </text:p>
          </table:table-cell>
          <table:table-cell office:value-type="string" calcext:value-type="string">
            <text:p>The RMSDs between the sc-dsFv and the variable domains derived from 2FJF and 2FJG are 0.629 Å and 0.942 Å, respectively. </text:p>
          </table:table-cell>
          <table:table-cell office:value-type="string" calcext:value-type="string">
            <text:p>The model of the interface disulfide bond in the sc-dsFv is shown with the superimposition of the Fo-Fc simulated annealing omit density map (colored in cyan) at the 5.0σ level. The omit density map was calculated without the residues of the interface cysteins.</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interface disulfide bond in the sc-dsFv is marked with the arrow. </text:p>
          </table:table-cell>
          <table:table-cell office:value-type="string" calcext:value-type="string">
            <text:p>The RMSDs between the sc-dsFv and the variable domains derived from 2FJF and 2FJG are 0.629 Å and 0.942 Å, respectively. </text:p>
          </table:table-cell>
          <table:table-cell office:value-type="string" calcext:value-type="string">
            <text:p>The model of the interface disulfide bond in the sc-dsFv is shown with the superimposition of the Fo-Fc simulated annealing omit density map (colored in cyan) at the 5.0σ level. The omit density map was calculated without the residues of the interface cysteins.</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Structure-dependent determinants for the amino acid preferences Wji. </text:p>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he CDR interface residues are color-coded based on the Wji-Xji correlation coefficients, for which data for the correlation computation are listed in Table S4.</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ext:p>
          </table:table-cell>
          <table:table-cell office:value-type="string" calcext:value-type="string">
            <text:p>The CDR interface residues are color-coded based on the Wji-Xji correlation coefficients, for which data for the correlation computation are listed in Table S4. As shown by the bar for color-codes at the bottom of the panel, the residue positions with positive correlation are shown in red and negative correlation are shown in blue.</text:p>
          </table:table-cell>
        </table:table-row>
        <table:table-row table:style-name="ro1">
          <table:table-cell office:value-type="string" calcext:value-type="string">
            <text:p>PMC3310866</text:p>
          </table:table-cell>
          <table:table-cell office:value-type="string" calcext:value-type="string">
            <text:p>1BJ1</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2FJH</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2QR0</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TZH</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TZI</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TZI</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Structure determination and refinement </text:p>
          </table:table-cell>
          <table:table-cell office:value-type="string" calcext:value-type="string">
            <text:p>The crystal structure of sc-dsFv was solved by the molecular replacement method The refinement procedure used one pair of the variable fragment structure derived from the published Fab structure (2FJF in PDB code [26]) as the search model and using the software molrep [37] in CCP4 package [38]. </text:p>
          </table:table-cell>
          <table:table-cell office:value-type="string" calcext:value-type="string">
            <text:p>Only one clear solution was found and the R-work and R-free values of the initial 30 rounds of Refmac5 refinement [39] were 0.2581 and 0.3003, respectively. The resolved structures contained six sc-dsFv molecules in one asymmetric unit.</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Creation</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text:p>
          </table:table-cell>
          <table:table-cell office:value-type="string" calcext:value-type="string">
            <text:p>Computation of Wji, Xji, Yji, Zji and pWji The model antibody structures were identical to the template structure (derived from 2FJG in PDB) except that the 30 interface CDR residues were all replaced with alanine to mimic realistic situations where CDR sequences were not known.</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Computation of Wji, Xji, Yji, Zji and pWji </text:p>
          </table:table-cell>
          <table:table-cell office:value-type="string" calcext:value-type="string">
            <text:p>The model antibody structures were identical to the template structure (derived from 2FJG in PDB) except that the 30 interface CDR residues were all replaced with alanine to mimic realistic situations where CDR sequences were not known. </text:p>
          </table:table-cell>
          <table:table-cell office:value-type="string" calcext:value-type="string">
            <text:p>To build the sidechain of the residue at position j, the amino acid type i adopting a rotameric structure k from the penultimate rotamer library [44] was locally optimized with the “Clear Geometry” function in Discovery Studio (version 2.5, Accelrys) while the rest of the antibody-antigen complex remained fixed. The sidechain conformations clashing with the rest of the protein complex structure were removed from further consideration.</text:p>
          </table:table-cell>
        </table:table-row>
        <table:table-row table:style-name="ro1">
          <table:table-cell office:value-type="string" calcext:value-type="string">
            <text:p>PMC3387170</text:p>
          </table:table-cell>
          <table:table-cell office:value-type="string" calcext:value-type="string">
            <text:p>E-MTAB-845</text:p>
          </table:table-cell>
          <table:table-cell office:value-type="string" calcext:value-type="string">
            <text:p>Methods</text:p>
          </table:table-cell>
          <table:table-cell office:value-type="string" calcext:value-type="string">
            <text:p>ArrayExpress</text:p>
          </table:table-cell>
          <table:table-cell office:value-type="string" calcext:value-type="string">
            <text:p>False</text:p>
          </table:table-cell>
          <table:table-cell office:value-type="string" calcext:value-type="string">
            <text:p>Creation</text:p>
          </table:table-cell>
          <table:table-cell office:value-type="string" calcext:value-type="string">
            <text:p>The gene expression data was also integrated with Gene Ontology functional database using DAVID to perform functional enrichment for better interpretation of gene expression profiles in the context of biological function [37]. </text:p>
          </table:table-cell>
          <table:table-cell office:value-type="string" calcext:value-type="string">
            <text:p>All data is MIAME compliant and the raw data was deposited in ArrayExpress (accession number E-MTAB-845). </text:p>
          </table:table-cell>
          <table:table-cell office:value-type="string" calcext:value-type="string">
            <text:p>Ribonucleotide Reductase Assay RR activity was measured utilizing the CDP assay method as previously described [30].</text:p>
          </table:table-cell>
        </table:table-row>
        <table:table-row table:style-name="ro1">
          <table:table-cell office:value-type="string" calcext:value-type="string">
            <text:p>PMC3392268</text:p>
          </table:table-cell>
          <table:table-cell office:value-type="string" calcext:value-type="string">
            <text:p>NCT00451828</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NCT00451828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Title</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Acyl Coenzyme A Synthetase Long-Chain 1 (ACSL1) Gene Polymorphism (rs6552828) and Elite Endurance Athletic Status: A Replication Study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odds ratio (95%CI) for an elite endurance Chinese athlete to carry the G allele compared with ethnically matched controls was 1.381 (1.015–1.880) (P-value = 0.04). </text:p>
          </table:table-cell>
          <table:table-cell office:value-type="string" calcext:value-type="string">
            <text:p>Our findings suggest that the ACSL1 gene polymorphism rs6552828 is not associated with elite endurance athletic status in Caucasians, yet a marginal association seems to exist for the Chinese (Han) male population.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Introduct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 GWA study was recently conducted by Bouchard et al. [3] in sedentary Caucasians to study the association of 324,611 single-nucleotide polymorphisms (SNPs) and the trainability of one of the main phenotype traits indicative of human endurance performance, i.e. maximal oxygen uptake (VO2max). </text:p>
          </table:table-cell>
          <table:table-cell office:value-type="string" calcext:value-type="string">
            <text:p>The strongest association with the training response of VO2max was found to acyl coenzyme A synthetase long-chain 1 (ACSL1) gene polymorphism (rs6552828). </text:p>
          </table:table-cell>
          <table:table-cell office:value-type="string" calcext:value-type="string">
            <text:p>The ACSL1 gene is a candidate to explain individual variability in endurance performance, as well as in some health-related phenotypes, owing to its potential role in aerobic metabolism at the adypocite, cardiomyocite, liver and skeletal muscle fiber level [4], [5], [6], [7], [8], [9]. The findings of GWA studies should be further explored in genetic association studies focused on those SNPs showing the highest level of association [2].</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findings of GWA studies should be further explored in genetic association studies focused on those SNPs showing the highest level of association [2]. </text:p>
          </table:table-cell>
          <table:table-cell office:value-type="string" calcext:value-type="string">
            <text:p>Thus, the purpose of the present case:control study was to determine the association between the ACSL1 rs6552828 polymorphism and elite endurance athletic status. </text:p>
          </table:table-cell>
          <table:table-cell office:value-type="string" calcext:value-type="string">
            <text:p>To this end, we studied a cohort that comprised Caucasian (Spanish) World/Olympic-class endurance male athletes (cases), and sex and ethnically-matched healthy young adults (controls). We also studied a replication cohort of a different ethnic origin (Chinese of the Han ethnic group), composed of elite endurance athletes (cases), and healthy sedentary adults (controls).</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We also studied a replication cohort of a different ethnic origin (Chinese of the Han ethnic group), composed of elite endurance athletes (cases), and healthy sedentary adults (controls). </text:p>
          </table:table-cell>
          <table:table-cell office:value-type="string" calcext:value-type="string">
            <text:p>Owing to the important putative role of ACSL1 in aerobic-related phenotypes [4], [5], [6], [7], [8], [9] we hypothesized that the ACSL1 rs6552828 polymorphism is associated with elite endurance athletic status.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olymerase chain reaction (PCR) amplification was performed using a StepOne™ Real-Time PCR System (Applied Biosystems, Foster City, CA). </text:p>
          </table:table-cell>
          <table:table-cell office:value-type="string" calcext:value-type="string">
            <text:p>Allelic discrimination analysis for the ACSL1 rs6552828 polymorphism was performed with predesigned Applied Biosystems TaqMan® SNP Genotyping Assays on demand (Assay ID: C__30469648_10).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Genotype analyses were performed during June–July 2011 in the Science and Research Centre of the Beijing Sports University (Beijing, China). </text:p>
          </table:table-cell>
          <table:table-cell office:value-type="string" calcext:value-type="string">
            <text:p>For high-throughput genotyping of the ACSL1 rs6552828 polymorphism, we used a matrix-assisted laser desorption/ionization time-of-flight mass spectrometry (MALDI-TOF MS) platform (Sequenom, San Diego, CA, USA). </text:p>
          </table:table-cell>
          <table:table-cell office:value-type="string" calcext:value-type="string">
            <text:p>Primers for PCR and single base extension were designed by using the Assay Designer software package (Sequenom, San Diego, CA, USA). The DNA sample was diluted to 5 ng/µl, and 1 µl of DNA was combined with 0.95 µl of water, 0.625 µl of PCR buffer containing 15 mM MgCl2, 1 µl of 2.5 mM dNTP, 0.325 ul of 25 mM MgCl2, 1 µl of PCR primers and 0.1 µl of 5units/µl HotStar Taq (Qiagen, Düsseldorf, Germany).</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Genotypic and allele frequencies were compared among sedentary controls and endurance athletes using the χ2 test. </text:p>
          </table:table-cell>
          <table:table-cell office:value-type="string" calcext:value-type="string">
            <text:p>We used logistic regression analysis to analyse the association of the ACSL1 rs6552828 polymorphism with elite endurance athletic status. </text:p>
          </table:table-cell>
          <table:table-cell office:value-type="string" calcext:value-type="string">
            <text:p>The analyses were conducted in Spanish and Chinese separately, and in the case of the Chinese population, the analyses were conducted separately for men and women. All statistical analyses were performed using the PASW (v.</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Genotype (P = 0.591) and minor allele (A) frequencies were similar in sedentary controls and athletes (P = 0.978). </text:p>
          </table:table-cell>
          <table:table-cell office:value-type="string" calcext:value-type="string">
            <text:p>The odds ratio (OR) and 95% confidence interval (95%CI) for the association between carriage of the A allele of the ACSL1 rs6552828 polymorphism and athletic status was 0.997 (0.819–1.214).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4862417</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1312007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12503643</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28%) and 63 mL/min (−17%) lower VO2max response than the common allele homozygotes (GG) and the heterozygotes (AG) respectively. Interestingly, in our study the A allele was less frequent in elite male endurance Chinese athletes compared with their controls.</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Further investigations are thus needed with other ethnic groups and populations as the one studied here, i.e. representing an important fraction of the total planet population. </text:p>
          </table:table-cell>
          <table:table-cell office:value-type="string" calcext:value-type="string">
            <text:p>In summary, our findings suggest that the ACSL1 gene polymorphism rs6552828 is marginally associated with male elite endurance status in Chinese (Han) population yet such association was not found in Chinese females or in a different (Caucasian) cohort. </text:p>
          </table:table-cell>
          <table:table-cell office:value-type="string" calcext:value-type="string">
            <text:p>Our findings exemplify the need for further genetic association studies in the field of sport sciences to use at least two cohorts of a different ethnic background in order to increase the generalisability of their results. Competing Interests: Co-authors Alejandro Lucia and Jonatan R. Ruiz are PLoS ONE Editorial Board members.</text:p>
          </table:table-cell>
        </table:table-row>
        <table:table-row table:style-name="ro1">
          <table:table-cell office:value-type="string" calcext:value-type="string">
            <text:p>PMC3419429</text:p>
          </table:table-cell>
          <table:table-cell office:value-type="string" calcext:value-type="string">
            <text:p>rs55714927</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is change is silent at the protein level (codon 89, AAG, changes to AAA, both encoding lysine). </text:p>
          </table:table-cell>
          <table:table-cell office:value-type="string" calcext:value-type="string">
            <text:p>The change is a naturally occurring variant (rs55714927) listed in the international SNP database (dbSNP) [28]. </text:p>
          </table:table-cell>
          <table:table-cell office:value-type="string" calcext:value-type="string">
            <text:p>The THP1 ASGR2 coding sequence for any transcript did not differ to the corresponding NCBI reference sequence (Table 1) (data not shown).</text:p>
          </table:table-cell>
        </table:table-row>
        <table:table-row table:style-name="ro1">
          <table:table-cell office:value-type="string" calcext:value-type="string">
            <text:p>PMC3497266</text:p>
          </table:table-cell>
          <table:table-cell office:value-type="string" calcext:value-type="string">
            <text:p>AY09529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DQ01450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DQ02021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78965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63965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37224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EU59152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8898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refore, specific primer pairs (18–23 bp) (Table 2) were designed based on the two HVRs of the four BplCesA mRNAs and the specificity of the primers was tested by RT-PCR (Figure S2) and sequencing (Data not shown). </text:p>
          </table:table-cell>
          <table:table-cell office:value-type="string" calcext:value-type="string">
            <text:p>The B. platyphylla Actin gene (GenBank accession number: EU588981) [51] was used as an internal control (reference gene) to normalize the amount of total RNA present in each reaction, which has been improved by Chao Dai et al. in 2011 [30]. </text:p>
          </table:table-cell>
          <table:table-cell office:value-type="string" calcext:value-type="string">
            <text:p>The validity of the Bplactin gene as a control gene has been tested and proved by pre-experiment before the real-time RT-PCR (Figure S2). Experiments were carried out on a MJ OpticonTM2 machine (Bio-Rad, Hercules, CA) using the QuantiTect SYBR-green PCR Master Mix (TOYOBO, Osaka, Japan).</text:p>
          </table:table-cell>
        </table:table-row>
        <table:table-row table:style-name="ro1">
          <table:table-cell office:value-type="string" calcext:value-type="string">
            <text:p>PMC3497266</text:p>
          </table:table-cell>
          <table:table-cell office:value-type="string" calcext:value-type="string">
            <text:p>DQ902549</text:p>
          </table:table-cell>
          <table:table-cell office:value-type="string" calcext:value-type="string">
            <text:p>Figure</text:p>
          </table:table-cell>
          <table:table-cell office:value-type="string" calcext:value-type="string">
            <text:p>ENA</text:p>
          </table:table-cell>
          <table:table-cell office:value-type="string" calcext:value-type="string">
            <text:p>True</text:p>
          </table:table-cell>
          <table:table-cell office:value-type="string" calcext:value-type="string">
            <text:p>Use</text:p>
          </table:table-cell>
          <table:table-cell office:value-type="string" calcext:value-type="string">
            <text:p>To identify the species of origin for each CESA, a species name or acronym is included before the name of the sequences: Pp: Physcomitrella patens; At; Arabidopsis thaliana; Bpl; Betula platyphylla (by arrow); Ptd; Populus tremuloides; Pti; Populus trichocarpa. </text:p>
          </table:table-cell>
          <table:table-cell office:value-type="string" calcext:value-type="string">
            <text:p>The GenBank accession numbers are as follows: PpCESA8 (DQ902549); AtCESA1 (At4g32410); AtCESA2 (At4g39350); AtCESA3 (At5g05170); AtCESA4 (At5g44030); AtCESA5 (At5g09870). </text:p>
          </table:table-cell>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Molecular dynamic simulations were performed using the NAMD [32] software package running on the XSEDE Lonestar supercomputer. </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he 5TnC.pdb crystal structure of Herzberg and James is the first crystal structure of EF-hand type Ca2+-binding proteins, is determined at 2 Å resolution, and is widely considered to be the gold standard for skeletal TnC structural description.</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Molecular dynamic simulations were performed using the NAMD [32] software package running on the XSEDE Lonestar supercomputer. </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he 5TnC.pdb crystal structure of Herzberg and James is the first crystal structure of EF-hand type Ca2+-binding proteins, is determined at 2 Å resolution, and is widely considered to be the gold standard for skeletal TnC structural description.</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he closeness of the two source species: Gallus gallus (1YTZ.pdb) and Meleagris gallopavo (5TnC.pdb) provided an additional level of complementarity.</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ext:p>
          </table:table-cell>
          <table:table-cell office:value-type="string" calcext:value-type="string">
            <text:p>The closeness of the two source species: Gallus gallus (1YTZ.pdb) and Meleagris gallopavo (5TnC.pdb) provided an additional level of complementarity. </text:p>
          </table:table-cell>
          <table:table-cell office:value-type="string" calcext:value-type="string">
            <text:p>It should be noted that the selected PDB files have some missing residues. Specifically, in 1YTZ.pdb the 39 C-terminal amino acid residues (144–182) of TnI or the C-terminal residues of TnT2 (249–262), as well as the N-terminal tail domain of TnT, are not in the crystal set.</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ext:p>
          </table:table-cell>
          <table:table-cell office:value-type="string" calcext:value-type="string">
            <text:p>The closeness of the two source species: Gallus gallus (1YTZ.pdb) and Meleagris gallopavo (5TnC.pdb) provided an additional level of complementarity. </text:p>
          </table:table-cell>
          <table:table-cell office:value-type="string" calcext:value-type="string">
            <text:p>It should be noted that the selected PDB files have some missing residues. Specifically, in 1YTZ.pdb the 39 C-terminal amino acid residues (144–182) of TnI or the C-terminal residues of TnT2 (249–262), as well as the N-terminal tail domain of TnT, are not in the crystal set.</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Protein initial coordinates for systems 1 through 7 were derived from 1YTZ.pdb and protein initial coordinates for system 8 were derived from 5TnC.pdb. </text:p>
          </table:table-cell>
          <table:table-cell office:value-type="string" calcext:value-type="string">
            <text:p>Protein structure files (psf) were created using the molecular modeling package VMD [37] and the plug-in program psfgen. Hydrogen atoms were added and the protein systems were solvated in explicit solvent environment.</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Protein initial coordinates for systems 1 through 7 were derived from 1YTZ.pdb and protein initial coordinates for system 8 were derived from 5TnC.pdb. </text:p>
          </table:table-cell>
          <table:table-cell office:value-type="string" calcext:value-type="string">
            <text:p>Protein structure files (psf) were created using the molecular modeling package VMD [37] and the plug-in program psfgen. Hydrogen atoms were added and the protein systems were solvated in explicit solvent environment.</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We performed equilibrium molecular dynamics simulations on the TnC subunit (residues 3 to 161) and the core domain of the troponin complex. </text:p>
          </table:table-cell>
          <table:table-cell office:value-type="string" calcext:value-type="string">
            <text:p>The following set of systems were examined: first, open TnC systems where Ca2+ was removed from sites I and II, only from site I, only from site II and not removed at all (molecular coordinates derived from Ca2+-saturated structure - 1YTZ.pdb); second, the closed, deactivated TnC domain (molecular coordinates derived from the Ca2+-depleted TnC - 5TnC.pdb); and third, the troponin molecule Ca2+-saturated and Ca2+-depleted state (molecular coordinates derived from 1YTZ.pdb). </text:p>
          </table:table-cell>
          <table:table-cell office:value-type="string" calcext:value-type="string">
            <text:p>Thus, we simulated the open activated skeletal Tn and TnC domain in the Ca2+-saturated state; and then to model the structural events leading to thin filament relaxation, we removed Ca2+ from sites I and II of open TnC and simulated the resulting structure. To access the conformational coupling between the two sites and the contribution of each site to the structural transitions of the N-lobe we also simulated structures with only one site occupied.</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We performed equilibrium molecular dynamics simulations on the TnC subunit (residues 3 to 161) and the core domain of the troponin complex. </text:p>
          </table:table-cell>
          <table:table-cell office:value-type="string" calcext:value-type="string">
            <text:p>The following set of systems were examined: first, open TnC systems where Ca2+ was removed from sites I and II, only from site I, only from site II and not removed at all (molecular coordinates derived from Ca2+-saturated structure - 1YTZ.pdb); second, the closed, deactivated TnC domain (molecular coordinates derived from the Ca2+-depleted TnC - 5TnC.pdb); and third, the troponin molecule Ca2+-saturated and Ca2+-depleted state (molecular coordinates derived from 1YTZ.pdb). </text:p>
          </table:table-cell>
          <table:table-cell office:value-type="string" calcext:value-type="string">
            <text:p>Thus, we simulated the open activated skeletal Tn and TnC domain in the Ca2+-saturated state; and then to model the structural events leading to thin filament relaxation, we removed Ca2+ from sites I and II of open TnC and simulated the resulting structure. To access the conformational coupling between the two sites and the contribution of each site to the structural transitions of the N-lobe we also simulated structures with only one site occupied.</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From electron microscope images [51], we do know that the troponin complex can be divided into two domains-the tail and core domains. </text:p>
          </table:table-cell>
          <table:table-cell office:value-type="string" calcext:value-type="string">
            <text:p>Crystal structures of the core domain are only available to date and PDB entry 1YTZ is one of them. </text:p>
          </table:table-cell>
          <table:table-cell office:value-type="string" calcext:value-type="string">
            <text:p>The tail domain is known to interact with tropomyosin [2]. Among the core domain, the inhibitory region and the C-terminal mobile domain of TnI are thought to interact with actin in the apo state [2].</text:p>
          </table:table-cell>
        </table:table-row>
        <table:table-row table:style-name="ro1">
          <table:table-cell office:value-type="string" calcext:value-type="string">
            <text:p>PMC3689696</text:p>
          </table:table-cell>
          <table:table-cell office:value-type="string" calcext:value-type="string">
            <text:p>AY45203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or distance calculation the distance estimation method K3ST (Kimura’s three-substitution-types; [29]) was used. </text:p>
          </table:table-cell>
          <table:table-cell office:value-type="string" calcext:value-type="string">
            <text:p>To construct cluster networks in form of rooted rectangular phylogrammes, the sequence AY452039 of Candida picachoensis CBS 9804T was used as outgroup. </text:p>
          </table:table-cell>
          <table:table-cell office:value-type="string" calcext:value-type="string">
            <text:p>This species is close enough to the M. pulcherrima group [7] to have a D1/D2 sequence moderately related to the analysed sequences but far enough to be an uncontroversial outgroup. To generate neighbor-nets, Equal Angle setting was chosen and the sequence used as outgroup in cluster networks was excluded from the analysis, as its inclusion had little effect on the overall structure (the neighbor nets are unrooted networks) of the network and the layout of the network was improved by its exclusion.</text:p>
          </table:table-cell>
        </table:table-row>
        <table:table-row table:style-name="ro1">
          <table:table-cell office:value-type="string" calcext:value-type="string">
            <text:p>PMC3689696</text:p>
          </table:table-cell>
          <table:table-cell office:value-type="string" calcext:value-type="string">
            <text:p>AJ74511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ompare</text:p>
          </table:table-cell>
          <table:table-cell/>
          <table:table-cell office:value-type="string" calcext:value-type="string">
            <text:p>Comparison of the cloned sequences with the database D1/D2 sequences of the type strains (AJ745110 and AF360542) confirmed our hypothesis that the ambiguous nucleotides of the type strains could be due to heterogeneity of the PCR products used by the depositors for sequencing. </text:p>
          </table:table-cell>
          <table:table-cell office:value-type="string" calcext:value-type="string">
            <text:p>It is evident from Fig. 1 and Tables 2 and 3 that all their ambiguous nucleotides corresponded to sites variable in the clones and their ambiguity symbols (M, R, Y and N) were in agreement with the alternating nucleotides (A/C, A/G, C/T and any base, respectively). The Megablast search in GenBank with the cloned sequences did not identify identical sequences with the exception of fc21 of M. fructicola.</text:p>
          </table:table-cell>
        </table:table-row>
        <table:table-row table:style-name="ro1">
          <table:table-cell office:value-type="string" calcext:value-type="string">
            <text:p>PMC3689696</text:p>
          </table:table-cell>
          <table:table-cell office:value-type="string" calcext:value-type="string">
            <text:p>AF36054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ompare</text:p>
          </table:table-cell>
          <table:table-cell/>
          <table:table-cell office:value-type="string" calcext:value-type="string">
            <text:p>Comparison of the cloned sequences with the database D1/D2 sequences of the type strains (AJ745110 and AF360542) confirmed our hypothesis that the ambiguous nucleotides of the type strains could be due to heterogeneity of the PCR products used by the depositors for sequencing. </text:p>
          </table:table-cell>
          <table:table-cell office:value-type="string" calcext:value-type="string">
            <text:p>It is evident from Fig. 1 and Tables 2 and 3 that all their ambiguous nucleotides corresponded to sites variable in the clones and their ambiguity symbols (M, R, Y and N) were in agreement with the alternating nucleotides (A/C, A/G, C/T and any base, respectively). The Megablast search in GenBank with the cloned sequences did not identify identical sequences with the exception of fc21 of M. fructicola.</text:p>
          </table:table-cell>
        </table:table-row>
        <table:table-row table:style-name="ro1">
          <table:table-cell office:value-type="string" calcext:value-type="string">
            <text:p>PMC3726622</text:p>
          </table:table-cell>
          <table:table-cell office:value-type="string" calcext:value-type="string">
            <text:p>GSE46408</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Microarrays were scanned by laser scanner and the microarray signal intensities were measured to identify gene expression differences. </text:p>
          </table:table-cell>
          <table:table-cell office:value-type="string" calcext:value-type="string">
            <text:p>The microarray data were deposited in the Gene expression Omnibus database (GEO accession number: GSE46408). </text:p>
          </table:table-cell>
          <table:table-cell office:value-type="string" calcext:value-type="string">
            <text:p>RNA Isolation and Real Time RT-PCR Total RNA was isolated from tissue samples and cell lines using the Trizol reagent.</text:p>
          </table:table-cell>
        </table:table-row>
        <table:table-row table:style-name="ro1">
          <table:table-cell office:value-type="string" calcext:value-type="string">
            <text:p>PMC3730352</text:p>
          </table:table-cell>
          <table:table-cell office:value-type="string" calcext:value-type="string">
            <text:p>AB065375</text:p>
          </table:table-cell>
          <table:table-cell office:value-type="string" calcext:value-type="string">
            <text:p>Introduction</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For example, novel mitochondrial Open Reading Frames (ORFs) can arise from gene duplication. </text:p>
          </table:table-cell>
          <table:table-cell office:value-type="string" calcext:value-type="string">
            <text:p>In bivalve molluscs, a cox2 duplication is found in the clam Ruditapes philippinarum (Bivalvia, Veneridae) (Okazaki M and Ueshima R, unpublished data; GenBank AB065375.1) and in the mussel Musculista senhousia (Bivalvia, Mytilidae) (Passamonti et al. 2011). </text:p>
          </table:table-cell>
          <table:table-cell office:value-type="string" calcext:value-type="string">
            <text:p>Moreover, nad2 duplication is at the origin of two novel ORFs in the oyster genus Crassostrea (Bivalvia, Ostreidae) (Wu et al. 2012). Extra elements were also found in Cnidaria mtDNA, either from duplication of extant genes or not: a duplicated cox1 in some hydroidolinan hydrozoans (Cnidaria, Hydrozoa), two novel ORFs in Medusozoa (Kayal et al. 2011), and a novel ORF in every octocoral (Cnidaria, Anthozoa) that has been screened to date (McFadden et al. 2010).</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Long PCR products were used as a template to amplify single overlapping segments of the LURs and the FUR2 with standard PCRs. </text:p>
          </table:table-cell>
          <table:table-cell office:value-type="string" calcext:value-type="string">
            <text:p>Primers for standard PCRs (supplementary material S1, Supplementary Material online) were designed with Primer3 (Rozen and Skaletsky 2000) on the two complete M. senhousia F- and M-mtDNAs (GenBank accession nos. GU001953–4). </text:p>
          </table:table-cell>
          <table:table-cell office:value-type="string" calcext:value-type="string">
            <text:p>GoTaq® Flexi Dna Polymerase (Promega) kit was used for standard PCRs. Reactions were performed in a 50 µl volume composed of 10 µl of 5× Green GoTaq Flexi Buffer, 6 µl of 25 mM MgCl2, 1 µl of 40 µM dNTP mix (10 µM each dNTP), 2.5 µl of 10 µm primers, 0.25 µl of GoTaq Dna Polymerase 5 U/µl, 4 µl of template DNA from the long PCRs, and 24 µl of Nuclease-free water (Ambion Inc.).</text:p>
          </table:table-cell>
        </table:table-row>
        <table:table-row table:style-name="ro1">
          <table:table-cell office:value-type="string" calcext:value-type="string">
            <text:p>PMC3730352</text:p>
          </table:table-cell>
          <table:table-cell office:value-type="string" calcext:value-type="string">
            <text:p>KC24336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KC24335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KC24337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51522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35078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82362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49729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HM02763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GU93662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F18828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KC24332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text:p>
          </table:table-cell>
          <table:table-cell office:value-type="string" calcext:value-type="string">
            <text:p>Shared domains among the novel putative proteins are boxed in figure 4. Amino acid p-distances are reported in table 2.</text:p>
          </table:table-cell>
        </table:table-row>
        <table:table-row table:style-name="ro1">
          <table:table-cell office:value-type="string" calcext:value-type="string">
            <text:p>PMC3730352</text:p>
          </table:table-cell>
          <table:table-cell office:value-type="string" calcext:value-type="string">
            <text:p>KC24334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text:p>
          </table:table-cell>
          <table:table-cell office:value-type="string" calcext:value-type="string">
            <text:p>Shared domains among the novel putative proteins are boxed in figure 4. Amino acid p-distances are reported in table 2.</text:p>
          </table:table-cell>
        </table:table-row>
        <table:table-row table:style-name="ro1">
          <table:table-cell office:value-type="string" calcext:value-type="string">
            <text:p>PMC3730352</text:p>
          </table:table-cell>
          <table:table-cell office:value-type="string" calcext:value-type="string">
            <text:p>AB06537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Y82362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B06537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FJ80975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FJ80975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NC_00616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NC_00688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Y36368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DQ19823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DQ19822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GU00195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44683</text:p>
          </table:table-cell>
          <table:table-cell office:value-type="string" calcext:value-type="string">
            <text:p>JF742759</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is was collected in November 2005 from a 24-month-old girl attending the outpatient department of GUH. </text:p>
          </table:table-cell>
          <table:table-cell office:value-type="string" calcext:value-type="string">
            <text:p>The complete GUP187 genome sequence has the highest identity (98%) with MLB2 strain MLB2/human/Stl/WD0559/2008 (GenBank accession no. JF742759) reported from the United States. </text:p>
          </table:table-cell>
          <table:table-cell office:value-type="string" calcext:value-type="string">
            <text:p>Excluding the 3′-poly(A) tail, the complete genome sequence of GUP187 comprises 6,119 nucleotides (nt) with three open reading frames (ORFs), ORF1a, ORF1b, and ORF2, with lengths of 2,361 (residues 15 to 2378), 1,533 (2315 to 3850), and 2,235 (3843 to 6080) nt, respectively. The 5′- and 3′-end untranslated sequences were 14 nt and 42 nt, respectively.</text:p>
          </table:table-cell>
        </table:table-row>
        <table:table-row table:style-name="ro1">
          <table:table-cell office:value-type="string" calcext:value-type="string">
            <text:p>PMC3744683</text:p>
          </table:table-cell>
          <table:table-cell office:value-type="string" calcext:value-type="string">
            <text:p>AB829252</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nclassifiable</text:p>
          </table:table-cell>
          <table:table-cell office:value-type="string" calcext:value-type="string">
            <text:p>Nucleotide sequence accession number. </text:p>
          </table:table-cell>
          <table:table-cell office:value-type="string" calcext:value-type="string">
            <text:p>The complete genome sequence of GUP187 appears in the DDBJ/EMBL/GenBank database with the accession number AB829252. </text:p>
          </table:table-cell>
          <table:table-cell office:value-type="string" calcext:value-type="string">
            <text:p>Citation Mitui MT, Bozdayi G, Matsumoto T, Dalgic B, Nishizono A, Ahmed K. 2013. Complete genome sequence of an MLB2 astrovirus from a Turkish child with diarrhea.</text:p>
          </table:table-cell>
        </table:table-row>
        <table:table-row table:style-name="ro1">
          <table:table-cell office:value-type="string" calcext:value-type="string">
            <text:p>PMC3757009</text:p>
          </table:table-cell>
          <table:table-cell office:value-type="string" calcext:value-type="string">
            <text:p>KC95200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 address the regulatory role of cytokinin in rhizoid formation during Rosa canina regeneration, we cloned a type-A ARR homologous gene. </text:p>
          </table:table-cell>
          <table:table-cell office:value-type="string" calcext:value-type="string">
            <text:p>A cDNA fragment was amplified using degenerate primers and then the full-length cDNA (accession number KC952001) named RcRR1 was isolated by rapid amplification of cDNA ends (RACE). </text:p>
          </table:table-cell>
          <table:table-cell office:value-type="string" calcext:value-type="string">
            <text:p>The full transcript of RcRR1 is 939 bp in length and contains a 702 bp open reading frame, a 116 bp 5′-untranslated region (UTR) and a 121 bp 3′-UTR. To characterize the function of RcRR1 in Rosa canina, we performed phylogenetic analysis using MEGA4.</text:p>
          </table:table-cell>
        </table:table-row>
        <table:table-row table:style-name="ro1">
          <table:table-cell office:value-type="string" calcext:value-type="string">
            <text:p>PMC3757304</text:p>
          </table:table-cell>
          <table:table-cell office:value-type="string" calcext:value-type="string">
            <text:p>DQ67569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GenBank accession numbers of the nirS sequences from cultivated denitrifiers and environmental clones used for comparison are displayed in Figure 2. </text:p>
          </table:table-cell>
          <table:table-cell office:value-type="string" calcext:value-type="string">
            <text:p>The 550 nirS sequences reported in this study have been deposited in GenBank under accession numbers DQ675693 to DQ676242. </text:p>
          </table:table-cell>
          <table:table-cell/>
        </table:table-row>
        <table:table-row table:style-name="ro1">
          <table:table-cell office:value-type="string" calcext:value-type="string">
            <text:p>PMC3757304</text:p>
          </table:table-cell>
          <table:table-cell office:value-type="string" calcext:value-type="string">
            <text:p>DQ67624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GenBank accession numbers of the nirS sequences from cultivated denitrifiers and environmental clones used for comparison are displayed in Figure 2. </text:p>
          </table:table-cell>
          <table:table-cell office:value-type="string" calcext:value-type="string">
            <text:p>The 550 nirS sequences reported in this study have been deposited in GenBank under accession numbers DQ675693 to DQ676242. </text:p>
          </table:table-cell>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No polymorphisms in TLR1 or TLR2 were associated with LD. </text:p>
          </table:table-cell>
          <table:table-cell office:value-type="string" calcext:value-type="string">
            <text:p>A TLR6 polymorphism, 359T&gt;C (rs5743808), was associated with an elevated risk of LD in genotypic and dominant (OR 5.83, p=7.9×10−5) models. </text:p>
          </table:table-cell>
          <table:table-cell office:value-type="string" calcext:value-type="string">
            <text:p>The increased risk in persons with 359 TC or CC genotypes was further enhanced among smokers. In a multivariate model, 359T&gt;C was associated with a higher risk of LD (OR 4.24, p=0.04), than any other variable, including age and smoking.</text:p>
          </table:table-cell>
        </table:table-row>
        <table:table-row table:style-name="ro1">
          <table:table-cell office:value-type="string" calcext:value-type="string">
            <text:p>PMC3791179</text:p>
          </table:table-cell>
          <table:table-cell office:value-type="string" calcext:value-type="string">
            <text:p>rs382198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analyzed 14 candidate polymorphisms, 5 in TLR1, 3 in TLR2, and 6 in TLR6 in 98 cases and 268 controls. </text:p>
          </table:table-cell>
          <table:table-cell office:value-type="string" calcext:value-type="string">
            <text:p>Two TLR6 SNPs (rs3821985 and rs3775073) had HWE p values ≤ 0.001 and were not analyzed further. </text:p>
          </table:table-cell>
          <table:table-cell office:value-type="string" calcext:value-type="string">
            <text:p>Since TLR1 and TLR6 are contiguous genes on chromosome 4p14, we evaluated the linkage disequilibrium pattern for the 5 TLR1 and 4 TLR6 SNPs in the control population (Fig. 2). The majority of R2 values were &lt;0.65, indicating a low to moderate degree of linkage.</text:p>
          </table:table-cell>
        </table:table-row>
        <table:table-row table:style-name="ro1">
          <table:table-cell office:value-type="string" calcext:value-type="string">
            <text:p>PMC3791179</text:p>
          </table:table-cell>
          <table:table-cell office:value-type="string" calcext:value-type="string">
            <text:p>rs3775073</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analyzed 14 candidate polymorphisms, 5 in TLR1, 3 in TLR2, and 6 in TLR6 in 98 cases and 268 controls. </text:p>
          </table:table-cell>
          <table:table-cell office:value-type="string" calcext:value-type="string">
            <text:p>Two TLR6 SNPs (rs3821985 and rs3775073) had HWE p values ≤ 0.001 and were not analyzed further. </text:p>
          </table:table-cell>
          <table:table-cell office:value-type="string" calcext:value-type="string">
            <text:p>Since TLR1 and TLR6 are contiguous genes on chromosome 4p14, we evaluated the linkage disequilibrium pattern for the 5 TLR1 and 4 TLR6 SNPs in the control population (Fig. 2). The majority of R2 values were &lt;0.65, indicating a low to moderate degree of linkage.</text:p>
          </table:table-cell>
        </table:table-row>
        <table:table-row table:style-name="ro1">
          <table:table-cell office:value-type="string" calcext:value-type="string">
            <text:p>PMC3791179</text:p>
          </table:table-cell>
          <table:table-cell office:value-type="string" calcext:value-type="string">
            <text:p>rs574361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majority of R2 values were &lt;0.65, indicating a low to moderate degree of linkage. </text:p>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10−5) (Table 2). This association remained significant after a conservative Bonferroni adjustment for multiple comparisons (p=9.5 ×10−4).</text:p>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10−5) (Table 2). </text:p>
          </table:table-cell>
          <table:table-cell office:value-type="string" calcext:value-type="string">
            <text:p>This association remained significant after a conservative Bonferroni adjustment for multiple comparisons (p=9.5 ×10−4). The association best fit a dominant model (comparing TT genotypes to TC/CC) with an Odds Ratio (OR) of 5.83 for LD (p= 7.9×10−5) in cases compared to controls (Table 3).</text:p>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17616434</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3924112</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382198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examined Hardy Weinberg Equilibirum p values and SNP genotypic frequencies in the cases and controls using Stata 11.1 software (StataCorp) and the user-written package “GENASS.”48 All SNPs analyzed for association with LD were in Hardy Weinberg equilibrium using a cutoff p value of ≥ 0.001 (χ2 goodness-of-fit test) in the control group to ensure that there were no genotyping errors or major effects of population heterogeneity. </text:p>
          </table:table-cell>
          <table:table-cell office:value-type="string" calcext:value-type="string">
            <text:p>Two SNPs in TLR6 (rs3821985 and rs3775073) showed significant departure from Hardy-Weinberg equilibrium (HWE) among control subjects (p&lt;0.001) and were not further evaluated. </text:p>
          </table:table-cell>
          <table:table-cell office:value-type="string" calcext:value-type="string">
            <text:p>The remaining twelve SNPs passed the HWE p value test (p≥0.001) and were assessed for association with LD, using a genotypic model in the first-pass analysis; those that had a significant association (p&lt;0.05) were then investigated under dominant and recessive genetic models. In the dominant model, carriers of the less common allele (01 and 11 genotypes) were compared with homozygous subjects for the major allele (00 genotype).</text:p>
          </table:table-cell>
        </table:table-row>
        <table:table-row table:style-name="ro1">
          <table:table-cell office:value-type="string" calcext:value-type="string">
            <text:p>PMC3791179</text:p>
          </table:table-cell>
          <table:table-cell office:value-type="string" calcext:value-type="string">
            <text:p>rs3775073</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e examined Hardy Weinberg Equilibirum p values and SNP genotypic frequencies in the cases and controls using Stata 11.1 software (StataCorp) and the user-written package “GENASS.”48 All SNPs analyzed for association with LD were in Hardy Weinberg equilibrium using a cutoff p value of ≥ 0.001 (χ2 goodness-of-fit test) in the control group to ensure that there were no genotyping errors or major effects of population heterogeneity. </text:p>
          </table:table-cell>
          <table:table-cell office:value-type="string" calcext:value-type="string">
            <text:p>Two SNPs in TLR6 (rs3821985 and rs3775073) showed significant departure from Hardy-Weinberg equilibrium (HWE) among control subjects (p&lt;0.001) and were not further evaluated. </text:p>
          </table:table-cell>
          <table:table-cell office:value-type="string" calcext:value-type="string">
            <text:p>The remaining twelve SNPs passed the HWE p value test (p≥0.001) and were assessed for association with LD, using a genotypic model in the first-pass analysis; those that had a significant association (p&lt;0.05) were then investigated under dominant and recessive genetic models. In the dominant model, carriers of the less common allele (01 and 11 genotypes) were compared with homozygous subjects for the major allele (00 genotype).</text:p>
          </table:table-cell>
        </table:table-row>
        <table:table-row table:style-name="ro1">
          <table:table-cell office:value-type="string" calcext:value-type="string">
            <text:p>PMC3793945</text:p>
          </table:table-cell>
          <table:table-cell office:value-type="string" calcext:value-type="string">
            <text:p>1K7L</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ocking simulation of PPARs and target compounds </text:p>
          </table:table-cell>
          <table:table-cell office:value-type="string" calcext:value-type="string">
            <text:p>The crystal structure of PPAR α/γ were extracted from the PDB archives (entry code PPAR α: 1K7L, PPAR γ: 3DZY) [30] and employed as the target in docking calculations. </text:p>
          </table:table-cell>
          <table:table-cell office:value-type="string" calcext:value-type="string">
            <text:p>For docking simulation, we used AutoDock4.2 program [31] which is the most commonly used because of its automated docking capability [12] among the many tools available for in silico protein-ligand docking. Because AutoDock program uses a grid-based method to allow rapid evaluation of the binding energy of trial conformations, we computed a grid box of the docking pocket on PPAR α/γ using the AutoGrid4 included in the Autodock4.2 program.</text:p>
          </table:table-cell>
        </table:table-row>
        <table:table-row table:style-name="ro1">
          <table:table-cell office:value-type="string" calcext:value-type="string">
            <text:p>PMC3793945</text:p>
          </table:table-cell>
          <table:table-cell office:value-type="string" calcext:value-type="string">
            <text:p>3DZY</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ocking simulation of PPARs and target compounds </text:p>
          </table:table-cell>
          <table:table-cell office:value-type="string" calcext:value-type="string">
            <text:p>The crystal structure of PPAR α/γ were extracted from the PDB archives (entry code PPAR α: 1K7L, PPAR γ: 3DZY) [30] and employed as the target in docking calculations. </text:p>
          </table:table-cell>
          <table:table-cell office:value-type="string" calcext:value-type="string">
            <text:p>For docking simulation, we used AutoDock4.2 program [31] which is the most commonly used because of its automated docking capability [12] among the many tools available for in silico protein-ligand docking. Because AutoDock program uses a grid-based method to allow rapid evaluation of the binding energy of trial conformations, we computed a grid box of the docking pocket on PPAR α/γ using the AutoGrid4 included in the Autodock4.2 program.</text:p>
          </table:table-cell>
        </table:table-row>
        <table:table-row table:style-name="ro1">
          <table:table-cell office:value-type="string" calcext:value-type="string">
            <text:p>PMC3804621</text:p>
          </table:table-cell>
          <table:table-cell office:value-type="string" calcext:value-type="string">
            <text:p>AB63002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Poly(T) Adaptor RT-PCR product of several samples was cloned and sequenced, confirming the specificity of the amplification reaction. </text:p>
          </table:table-cell>
          <table:table-cell office:value-type="string" calcext:value-type="string">
            <text:p>Real time PCR experiments were performed on 30 ng of first strand cDNA from each tissue using the actin OitaAct as an endogenous control gene (GenBank accession number AB630020) using the conditions previously described [38]. </text:p>
          </table:table-cell>
          <table:table-cell office:value-type="string" calcext:value-type="string">
            <text:p>Reactions were run in technical and biological triplicates. The Real Time PCR Miner online tool [48] was used to calculate PCR efficiency and optimal threshold cycle (CT) for each well.</text:p>
          </table:table-cell>
        </table:table-row>
        <table:table-row table:style-name="ro1">
          <table:table-cell office:value-type="string" calcext:value-type="string">
            <text:p>PMC3804621</text:p>
          </table:table-cell>
          <table:table-cell office:value-type="string" calcext:value-type="string">
            <text:p>KF15292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deletion of 105 bp, which differentiates the two isoforms, is in frame with the main ORF. </text:p>
          </table:table-cell>
          <table:table-cell office:value-type="string" calcext:value-type="string">
            <text:p>The entire cDNA sequence of the OitaAP2 cDNA of O. italica is 2264 bp (GenBank accession number KF152921), whereas the size of the OitaAP2_ISO cDNA is 2159 bp (accession number KF152922). </text:p>
          </table:table-cell>
          <table:table-cell office:value-type="string" calcext:value-type="string">
            <text:p>Both OitaAP2 and OitaAP2_ISO include identical 5′- and 3′-UTRs of 560 and 273 bp, respectively. BLAST analysis revealed the highest similarity with the AP2-like loci EpAP2-11 of the orchid Erycina pusilla (74% nucleotide and 68% amino acid identity) and DcruAP2 of Dendrobium crumenatum (72% nucleotide and 60% amino acid identity), followed by the RAP2-7-like genes of Glycine max, Vitis vinifera and other species.</text:p>
          </table:table-cell>
        </table:table-row>
        <table:table-row table:style-name="ro1">
          <table:table-cell office:value-type="string" calcext:value-type="string">
            <text:p>PMC3804621</text:p>
          </table:table-cell>
          <table:table-cell office:value-type="string" calcext:value-type="string">
            <text:p>KF15292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deletion of 105 bp, which differentiates the two isoforms, is in frame with the main ORF. </text:p>
          </table:table-cell>
          <table:table-cell office:value-type="string" calcext:value-type="string">
            <text:p>The entire cDNA sequence of the OitaAP2 cDNA of O. italica is 2264 bp (GenBank accession number KF152921), whereas the size of the OitaAP2_ISO cDNA is 2159 bp (accession number KF152922). </text:p>
          </table:table-cell>
          <table:table-cell office:value-type="string" calcext:value-type="string">
            <text:p>Both OitaAP2 and OitaAP2_ISO include identical 5′- and 3′-UTRs of 560 and 273 bp, respectively. BLAST analysis revealed the highest similarity with the AP2-like loci EpAP2-11 of the orchid Erycina pusilla (74% nucleotide and 68% amino acid identity) and DcruAP2 of Dendrobium crumenatum (72% nucleotide and 60% amino acid identity), followed by the RAP2-7-like genes of Glycine max, Vitis vinifera and other species.</text:p>
          </table:table-cell>
        </table:table-row>
        <table:table-row table:style-name="ro1">
          <table:table-cell office:value-type="string" calcext:value-type="string">
            <text:p>PMC3804621</text:p>
          </table:table-cell>
          <table:table-cell office:value-type="string" calcext:value-type="string">
            <text:p>KF15292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 evaluate and compare the structure of the OitaAP2 gene with that of known AP2-like genes, the OitaAP2 locus was amplified from genomic DNA using multiple primer pairs. </text:p>
          </table:table-cell>
          <table:table-cell office:value-type="string" calcext:value-type="string">
            <text:p>Sequence comparison of the OitaAP2 and OitaAP2_ISO cDNAs with the genomic sequence of the OitaAP2 locus (accession number KF152923) revealed the presence of 10 exons and 9 introns (Figure 1d). </text:p>
          </table:table-cell>
          <table:table-cell office:value-type="string" calcext:value-type="string">
            <text:p>This gene structure appears conserved for the AP2 genes of Arabidopsis, grapevine [55] and apple [56], all of which constitute 10 exons and 9 introns. The twelve AP2-like genes of the orchid E. pusilla show an intron number ranging from 7 to 11; however, the specific structure of the EpAP2-11 gene, the putative ortholog of OitaAP2, is not reported [41].</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74070</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17847</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Introduct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Different studies have identified IL23R as a susceptibility factor associated to multiple inflammatory conditions [16,17,18]. </text:p>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çet’s disease (BD), a systemic autoimmune disease involving uveitis, in a previous combined meta-analysis of two genome-wide association studies (GWASs) [21,22]. On the other hand, STAT4 has been also identified as another shared susceptibility locus [23,24].</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7517847</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7574070</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 </text:p>
          </table:table-cell>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 </text:p>
          </table:table-cell>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Using multifactor dimensionality reduction (MDR), we identified rs17099451 in MMP8, using a single locus model, with a mean cross-validation of 87.0%. </text:p>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 2 dominant model analysis. The finding that an MMP8 allele was most strongly related to asthma development indicates that metalloproteinase function is crucial to the airflow limitation process involved in this disease.</text:p>
          </table:table-cell>
        </table:table-row>
        <table:table-row table:style-name="ro1">
          <table:table-cell office:value-type="string" calcext:value-type="string">
            <text:p>PMC3917824</text:p>
          </table:table-cell>
          <table:table-cell office:value-type="string" calcext:value-type="string">
            <text:p>E-MTAB-1528</text:p>
          </table:table-cell>
          <table:table-cell office:value-type="string" calcext:value-type="string">
            <text:p>Article</text:p>
          </table:table-cell>
          <table:table-cell office:value-type="string" calcext:value-type="string">
            <text:p>ArrayExpress</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ccession codes Raw and normalized ChIP-chip data are available at ArrayExpress (http://www.ebi.ac.uk/arrayexpress/) under accession number E-MTAB-1528. </text:p>
          </table:table-cell>
          <table:table-cell office:value-type="string" calcext:value-type="string">
            <text:p>Author Information Reprints and permissions information is available at www.nature.com/reprintsandpermissions. The authors declare no competing financial interests.</text:p>
          </table:table-cell>
        </table:table-row>
        <table:table-row table:style-name="ro1">
          <table:table-cell office:value-type="string" calcext:value-type="string">
            <text:p>PMC3999496</text:p>
          </table:table-cell>
          <table:table-cell office:value-type="string" calcext:value-type="string">
            <text:p>KJ57758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The complete genome sequence of NDV/Chicken/Bareilly/01/10 is deposited in GenBank under the accession no. KJ577585. </text:p>
          </table:table-cell>
          <table:table-cell office:value-type="string" calcext:value-type="string">
            <text:p>Citation Morla S, Kumar Tiwari A, Joshi V, Kumar S. 2014. Complete genome sequence of a Newcastle disease virus isolate from an outbreak in northern India.</text:p>
          </table:table-cell>
        </table:table-row>
        <table:table-row table:style-name="ro1">
          <table:table-cell office:value-type="string" calcext:value-type="string">
            <text:p>PMC4026620</text:p>
          </table:table-cell>
          <table:table-cell office:value-type="string" calcext:value-type="string">
            <text:p>NM_001848.2</text:p>
          </table:table-cell>
          <table:table-cell office:value-type="string" calcext:value-type="string">
            <text:p>Case study</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Sequencing was performed using the same primers on the ABI Prism 3130xl Genetic Analyzer (Applied Biosystems, Foster City, USA) using the BigDye Terminator Cycle Sequencing Reaction Kit (Applied Biosystems). </text:p>
          </table:table-cell>
          <table:table-cell office:value-type="string" calcext:value-type="string">
            <text:p>The sequences obtained were compared with the reference sequence of COL6A1 gene (NM_001848.2) with Sequencer ver. 4.10.1 software (Gene Codes Corporation, Ann Arbor, MI, USA). </text:p>
          </table:table-cell>
          <table:table-cell office:value-type="string" calcext:value-type="string">
            <text:p>As a result, we found three variants of unknown significance; one homozygous intronic variant (c.588+19dupC), one heterozygous missense variant in the start of exon 11 (c.904G&gt;A; p.Gly302Arg), and one homozygous silent variant (c.1095T&gt;C; p.Gly365=). Of those variants, c.904G&gt;A (p.Gly302Arg) was considered as a potential candidate for disease-causing mutation (Fig. 3).</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globin-like fold is regarded as a superfold [1]. Figure 1 and Figure 2 show the amino acid sequence alignment and 3D structures of leghemoglobin (soy bean) and myoglobin (sperm whale) as examples. </text:p>
          </table:table-cell>
          <table:table-cell office:value-type="string" calcext:value-type="string">
            <text:p>The codes of the Protein Data Bank (PDB) are 1FSL and 1MBN, respectively. </text:p>
          </table:table-cell>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globin-like fold is regarded as a superfold [1]. Figure 1 and Figure 2 show the amino acid sequence alignment and 3D structures of leghemoglobin (soy bean) and myoglobin (sperm whale) as examples. </text:p>
          </table:table-cell>
          <table:table-cell office:value-type="string" calcext:value-type="string">
            <text:p>The codes of the Protein Data Bank (PDB) are 1FSL and 1MBN, respectively. </text:p>
          </table:table-cell>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mino acid sequence alignment of soybean leghemoglobin (PDB: 1FSL) and sperm whale myoglobin (PDB: 1MBN). </text:p>
          </table:table-cell>
          <table:table-cell office:value-type="string" calcext:value-type="string">
            <text:p>The amino acid sequence identity is 15%. White letters with a black background denotes a residue in the α-helices of the E-to-H helix unit.</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mino acid sequence alignment of soybean leghemoglobin (PDB: 1FSL) and sperm whale myoglobin (PDB: 1MBN). </text:p>
          </table:table-cell>
          <table:table-cell office:value-type="string" calcext:value-type="string">
            <text:p>The amino acid sequence identity is 15%. White letters with a black background denotes a residue in the α-helices of the E-to-H helix unit.</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portions labeled by E, F, G and H refer to these α-helical regions. </text:p>
          </table:table-cell>
          <table:table-cell office:value-type="string" calcext:value-type="string">
            <text:p>3D structures of (a) soybean leghemoglobin (PDB: 1FSL) and (b) sperm whale myoglobin (PDB: 1MBN). </text:p>
          </table:table-cell>
          <table:table-cell office:value-type="string" calcext:value-type="string">
            <text:p>The portion in light gray is the E-to-H helix unit.</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portions labeled by E, F, G and H refer to these α-helical regions. </text:p>
          </table:table-cell>
          <table:table-cell office:value-type="string" calcext:value-type="string">
            <text:p>3D structures of (a) soybean leghemoglobin (PDB: 1FSL) and (b) sperm whale myoglobin (PDB: 1MBN). </text:p>
          </table:table-cell>
          <table:table-cell office:value-type="string" calcext:value-type="string">
            <text:p>The portion in light gray is the E-to-H helix unit.</text:p>
          </table:table-cell>
        </table:table-row>
        <table:table-row table:style-name="ro1">
          <table:table-cell office:value-type="string" calcext:value-type="string">
            <text:p>PMC4030988</text:p>
          </table:table-cell>
          <table:table-cell office:value-type="string" calcext:value-type="string">
            <text:p>1NGK</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 of 2-on-2 hemoglobin, i.e., Mycobacterium tuberculosis hemoglobin (PDB: 1NGK). </text:p>
          </table:table-cell>
          <table:table-cell office:value-type="string" calcext:value-type="string">
            <text:p>The portion in light gray is the E-to-H helix unit. The E-to-H helix unit of this protein is very similar to that in 1FSL or 1MBN.</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n average distance map, ADM, is a kind of predicted contact maps and the details on ADM are described in the Section 4.2 (the method section). </text:p>
          </table:table-cell>
          <table:table-cell office:value-type="string" calcext:value-type="string">
            <text:p>The ADMs for soybean leghemoglobin (PDB: 1FSL) and sperm whale myoglobin (PDB: 1MBN) are presented in Figure 4. </text:p>
          </table:table-cell>
          <table:table-cell office:value-type="string" calcext:value-type="string">
            <text:p>In the ADM for soybean leghemoglobin, the regions 9–34 and 65–140 are predicted as compact regions with η values of 0.228 and 0.324 respectively. A η value denotes an index of the strength of the compactness of a predicted compact region by ADM (see method section for details).</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n average distance map, ADM, is a kind of predicted contact maps and the details on ADM are described in the Section 4.2 (the method section). </text:p>
          </table:table-cell>
          <table:table-cell office:value-type="string" calcext:value-type="string">
            <text:p>The ADMs for soybean leghemoglobin (PDB: 1FSL) and sperm whale myoglobin (PDB: 1MBN) are presented in Figure 4. </text:p>
          </table:table-cell>
          <table:table-cell office:value-type="string" calcext:value-type="string">
            <text:p>In the ADM for soybean leghemoglobin, the regions 9–34 and 65–140 are predicted as compact regions with η values of 0.228 and 0.324 respectively. A η value denotes an index of the strength of the compactness of a predicted compact region by ADM (see method section for details).</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ext:p>
          </table:table-cell>
          <table:table-cell office:value-type="string" calcext:value-type="string">
            <text:p>The predicted compact regions are 5–34,51–82 and 223–270 as shown in Figure 6b and the last predicted region with the highest η value corresponds to G and H helices in the E-to-H helix unit as presented in Table 2 and Figure 6b. The rest of this protein, that is, the region 1–179 contains a Flavodoxin-like fold domain, namely, α/β domain (see Figure 5a (regions enclosed by rectangles) and Figure 6a).</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Secretion Control Protein (1XL3) </text:p>
          </table:table-cell>
          <table:table-cell office:value-type="string" calcext:value-type="string">
            <text:p>This protein consists of only α helices. Figure 6c and 6d present the 3D structure and ADM of the secretion control protein (1XL3). </text:p>
          </table:table-cell>
          <table:table-cell office:value-type="string" calcext:value-type="string">
            <text:p>The predicted compact regions are 3–44, 77–99 and 124–201 and the corresponding E-to-H helices are included in the last predicted region with the highest η value (see Figure 6d and Table 2). The DALI search picked up the corresponding E, G and H helix parts in this protein, as the parts are structurally similar to the query structure.</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Cell Invasion Protein SipA (2FM9) </text:p>
          </table:table-cell>
          <table:table-cell office:value-type="string" calcext:value-type="string">
            <text:p>This protein consists of only α helices. Figure 6e and Figure 6 f show the 3D structure and ADM of the cell invasion protein SipA (2FM9). </text:p>
          </table:table-cell>
          <table:table-cell office:value-type="string" calcext:value-type="string">
            <text:p>The predicted compact regions are 1–51, 79–115 and 166–199 as presented in Table 2 and the region 1–51 corresponds to the E-to-H unit with one of the highest η values (0.292 for 1–51 and 0.297 for 166–199). The Dali search hit the segment corresponding to the E-to-G helices as the part structurally similar to the query structure (see also Figure S1 in Supplementary Material).</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is protein consists of only α helices. </text:p>
          </table:table-cell>
          <table:table-cell office:value-type="string" calcext:value-type="string">
            <text:p>The 3D structure and ADM of the transcriptional regulator RHA1_ro04179 (2NP5) are presented in Figure 6g,h. </text:p>
          </table:table-cell>
          <table:table-cell office:value-type="string" calcext:value-type="string">
            <text:p>The predicted compact regions are 5–38, 76–103, and 128–186 as shown in Table 2 with the last predicted regions corresponding to the E (short part), G and H helices with the highest η value. The Dali search hit only the part corresponding to the G-H helices as the part structurally similar to the query structure (Figure S1 in the Supplementary Material).</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ext:p>
          </table:table-cell>
          <table:table-cell office:value-type="string" calcext:value-type="string">
            <text:p>The ADM predicts the almost whole region to be the compact region (3–83) as seen in Table 2. The Dali search hit portions corresponding to the G-H helices and a small portion of the corresponding E helix as the part with a 3D structure similar to the query structure (Figure S1 in Supplementary Material).</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In order to search for a 3D structure similar to that of the E-to-H helix unit, a 3D structure comparison program, Dalilite (http://ekhidna.biocenter.helsinki.fi/dali/star), was used [4] with the PDB structures. </text:p>
          </table:table-cell>
          <table:table-cell office:value-type="string" calcext:value-type="string">
            <text:p>The 3D coordinates of the Cα atoms in the E-to-H units in soy bean leghemoglobin (PDB: 1FSL) were used as a query because the E-to-H unit in this protein has been confirmed as a folding core [2,3,26]. </text:p>
          </table:table-cell>
          <table:table-cell office:value-type="string" calcext:value-type="string">
            <text:p>To do this, we prepared a 3D structure database, with Dalilite searches for the E-to-H-unit-like structures, by excluding the globin-like fold proteins from the whole PDB structures. Because all the globin-like fold proteins are expected to potentially possess an E-to-H unit, any PDB structures annotated as “globin-like fold” at SCOP were discarded from the Dali search.</text:p>
          </table:table-cell>
        </table:table-row>
        <table:table-row table:style-name="ro1">
          <table:table-cell office:value-type="string" calcext:value-type="string">
            <text:p>PMC4070157</text:p>
          </table:table-cell>
          <table:table-cell office:value-type="string" calcext:value-type="string">
            <text:p>10.5681/joddd.2007.021</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13PakshirHRDental education and dentistry system in Iran.Med Princ Pract.200312 Suppl 156601270750212707502 </text:p>
          </table:table-cell>
          <table:table-cell office:value-type="string" calcext:value-type="string">
            <text:p>14SadeghiMAlizadehFAssociation between Dental Caries and Body Mass Index-For-Age among 6-11-Year-Old Children in Isfahan in 2007.J Dent Res Dent Clin Dent Prospects.2007131192410.5681/joddd.2007.0212327784623277846 </text:p>
          </table:table-cell>
          <table:table-cell office:value-type="string" calcext:value-type="string">
            <text:p>15MojaradFMaybodiMHAssociation between dental caries and body mass index among hamedan elementary school children in 2009.J Dent (Tehran).20118417072250945622509456 16PetersenPESociobehavioural risk factors in dental caries - international perspectives.Community Dent Oral Epidemiol.2005334274910.1111/j.1600-0528.2005.00235.x1600863416008634</text:p>
          </table:table-cell>
        </table:table-row>
        <table:table-row table:style-name="ro1">
          <table:table-cell office:value-type="string" calcext:value-type="string">
            <text:p>PMC4073492</text:p>
          </table:table-cell>
          <table:table-cell office:value-type="string" calcext:value-type="string">
            <text:p>CP00320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65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65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399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92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91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SRP03687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Nucleotide sequence accession numbers. </text:p>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text:p>
          </table:table-cell>
        </table:table-row>
        <table:table-row table:style-name="ro1">
          <table:table-cell office:value-type="string" calcext:value-type="string">
            <text:p>PMC4073492</text:p>
          </table:table-cell>
          <table:table-cell office:value-type="string" calcext:value-type="string">
            <text:p>SRX51285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 </text:p>
          </table:table-cell>
          <table:table-cell/>
        </table:table-row>
        <table:table-row table:style-name="ro1">
          <table:table-cell office:value-type="string" calcext:value-type="string">
            <text:p>PMC4107892</text:p>
          </table:table-cell>
          <table:table-cell office:value-type="string" calcext:value-type="string">
            <text:p>EU552102</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re are currently four ITS sequences listed as “Bartalinia robillardoides” in the NCBI GenBank nucleotide database. </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table:table-row>
        <table:table-row table:style-name="ro1">
          <table:table-cell office:value-type="string" calcext:value-type="string">
            <text:p>PMC4107892</text:p>
          </table:table-cell>
          <table:table-cell office:value-type="string" calcext:value-type="string">
            <text:p>KF65670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re are currently four ITS sequences listed as “Bartalinia robillardoides” in the NCBI GenBank nucleotide database. </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table:table-row>
        <table:table-row table:style-name="ro1">
          <table:table-cell office:value-type="string" calcext:value-type="string">
            <text:p>PMC4107892</text:p>
          </table:table-cell>
          <table:table-cell office:value-type="string" calcext:value-type="string">
            <text:p>HM802301</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table:table-row>
        <table:table-row table:style-name="ro1">
          <table:table-cell office:value-type="string" calcext:value-type="string">
            <text:p>PMC4107892</text:p>
          </table:table-cell>
          <table:table-cell office:value-type="string" calcext:value-type="string">
            <text:p>AF405301</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table:table-row>
        <table:table-row table:style-name="ro1">
          <table:table-cell office:value-type="string" calcext:value-type="string">
            <text:p>PMC4107892</text:p>
          </table:table-cell>
          <table:table-cell office:value-type="string" calcext:value-type="string">
            <text:p>EU552102</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table:table-row>
        <table:table-row table:style-name="ro1">
          <table:table-cell office:value-type="string" calcext:value-type="string">
            <text:p>PMC4107892</text:p>
          </table:table-cell>
          <table:table-cell office:value-type="string" calcext:value-type="string">
            <text:p>AF38236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table:table-row>
        <table:table-row table:style-name="ro1">
          <table:table-cell office:value-type="string" calcext:value-type="string">
            <text:p>PMC4107892</text:p>
          </table:table-cell>
          <table:table-cell office:value-type="string" calcext:value-type="string">
            <text:p>AF38236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office:value-type="string" calcext:value-type="string">
            <text:p>Although GenBank AF382366 is from the same strain that could be Bartalinia pondoensis, a blast search only confirmed the affiliation of the sequence to the genus but not to the species. </text:p>
          </table:table-cell>
          <table:table-cell/>
        </table:table-row>
        <table:table-row table:style-name="ro1">
          <table:table-cell office:value-type="string" calcext:value-type="string">
            <text:p>PMC4107892</text:p>
          </table:table-cell>
          <table:table-cell office:value-type="string" calcext:value-type="string">
            <text:p>AF38486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Additionally, they observed morphological characteristics typical of Sebacinales such as dolipore septa with continuous parenthesomes in specimens of C. chaetosporum. </text:p>
          </table:table-cell>
          <table:table-cell office:value-type="string" calcext:value-type="string">
            <text:p>The ITS sequence data of E. albescens (type species of the genus Efibulobasidium, AF384860) shows 98.9 % similarity with CBS 154.59 (neotype of C. chaetosporum), suggesting that they are congeneric, and that Chaetospermum (1892) should have preference over Efibulobasidium (1975) (Wells 1975). </text:p>
          </table:table-cell>
          <table:table-cell/>
        </table:table-row>
        <table:table-row table:style-name="ro1">
          <table:table-cell office:value-type="string" calcext:value-type="string">
            <text:p>PMC4107892</text:p>
          </table:table-cell>
          <table:table-cell office:value-type="string" calcext:value-type="string">
            <text:p>GU72755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wo cultures listed in the CBS collection as E. subulatus (CBS 458.88 and CBS 139.90) were found to be phylogenetically and morphologically distinct (Figs 1 &amp; 6, respectively) and represent different taxa. </text:p>
          </table:table-cell>
          <table:table-cell office:value-type="string" calcext:value-type="string">
            <text:p>Highest similarity of the LSU sequences was found with “Mollisia incrustata” GenBank GU727556; however, this sequence does not appear to be congeneric with other Mollisia sequences on GenBank (data not shown) and thus the application of the supposed taxonomic lineage of Mollisia (Leotiomycetes; Helotiales; Dermateaceae) would not be confirmed here. </text:p>
          </table:table-cell>
          <table:table-cell/>
        </table:table-row>
        <table:table-row table:style-name="ro1">
          <table:table-cell office:value-type="string" calcext:value-type="string">
            <text:p>PMC4107892</text:p>
          </table:table-cell>
          <table:table-cell office:value-type="string" calcext:value-type="string">
            <text:p>EF58974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Isolates are commonly associated with Eucalyptus, but the species can also occur on other hosts such as Apodytes abbottii, Mangifera indica and Syzygium cordatum (Crous 1993, Marincowitz et al. 2010). </text:p>
          </table:table-cell>
          <table:table-cell office:value-type="string" calcext:value-type="string">
            <text:p>The LSU sequence of two strains of Mycotribulus from Eucalyptus pellita × brassiana in Indonesia (this study) and E. camaldulensis in Thailand (BCC13341, GenBank accession EF589740, Rungjindamai et al. 2008), respectively, differed in their LSU sequence from M. mirabilis (Fig. 1) and might represent a second Mycotribulus species. </text:p>
          </table:table-cell>
          <table:table-cell/>
        </table:table-row>
        <table:table-row table:style-name="ro1">
          <table:table-cell office:value-type="string" calcext:value-type="string">
            <text:p>PMC4107892</text:p>
          </table:table-cell>
          <table:table-cell office:value-type="string" calcext:value-type="string">
            <text:p>Z73326</text:p>
          </table:table-cell>
          <table:table-cell office:value-type="string" calcext:value-type="string">
            <text:p>Figure</text:p>
          </table:table-cell>
          <table:table-cell office:value-type="string" calcext:value-type="string">
            <text:p>ENA</text:p>
          </table:table-cell>
          <table:table-cell office:value-type="string" calcext:value-type="string">
            <text:p>True</text:p>
          </table:table-cell>
          <table:table-cell office:value-type="string" calcext:value-type="string">
            <text:p>Use</text:p>
          </table:table-cell>
          <table:table-cell office:value-type="string" calcext:value-type="string">
            <text:p>GenBank accession numbers for downloaded sequences are shown before species names and culture collection numbers after species names. </text:p>
          </table:table-cell>
          <table:table-cell office:value-type="string" calcext:value-type="string">
            <text:p>The tree was rooted to Saccharomyces cerevisiae (GenBank Z73326). </text:p>
          </table:table-cell>
          <table:table-cell office:value-type="string" calcext:value-type="string">
            <text:p>Bartalinia robillardoides (CBS 122705). A. Colony sporulating on PDA. B–D. Section through conidiomatal wall, showing conidiogenous cells. E–G. Conidia. Bars: A = 250 μm, all others = 10 μm.</text:p>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Structural analysis was performed with CNS (Brünger et al., 1998 ▶), REFMAC5 (Murshudov et al., 2011 ▶) and XtalView (McRee, 1993 ▶). </text:p>
          </table:table-cell>
          <table:table-cell office:value-type="string" calcext:value-type="string">
            <text:p>The structure of aR2 in the P321 crystal (PDB entry 2ei4) was used as an initial model. </text:p>
          </table:table-cell>
          <table:table-cell office:value-type="string" calcext:value-type="string">
            <text:p>After rotational and translational searching with MOLREP (Vagin &amp; Teplyakov, 2010 ▶), water and lipid molecules were added on the basis of the 2F o − F c map and the structure was refined by several cycles of simulated-annealing and individual B-factor refinements. The final refinement of the protein structure using REFMAC5 resulted in an R cryst of 21.4% and an R free of 23.4% (Table 1 ▶).</text:p>
          </table:table-cell>
        </table:table-row>
        <table:table-row table:style-name="ro1">
          <table:table-cell office:value-type="string" calcext:value-type="string">
            <text:p>PMC4188009</text:p>
          </table:table-cell>
          <table:table-cell office:value-type="string" calcext:value-type="string">
            <text:p>1c3w</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It has been reported that the neutral purple form is destabilized in bR-containing vesicles reconstituted with egg lethicin, in which the transition from the neutral purple form into an inactive red form with λmax at 480 nm takes place at pH 6.5 (Nasuda-Kouyama et al., 1990 ▶). </text:p>
          </table:table-cell>
          <table:table-cell office:value-type="string" calcext:value-type="string">
            <text:p>With respect to the protein structure in the P63 crystal, Glu194 OE2 in the structural model solved at 1.55 Å resolution (PDB entry 1c3w) has an unusually large B factor (62 Å2; Luecke et al., 1999 ▶). </text:p>
          </table:table-cell>
          <table:table-cell office:value-type="string" calcext:value-type="string">
            <text:p>(The B factor of Glu199 OE2 of aR2 in the H32 crystal is 31 Å2.) It is possible that the conformation of Glu194bR in the P63 crystal represents a mixed state between the neutral purple form and the alkaline pink form. There is another caveat to the structural model of bR that was built using the P63 crystal.</text:p>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4jr8</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4fbz</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1xok</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brr</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qhj</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vgo</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2F o − F c maps around the retinal chromophore (a) and the FG loop (b) contoured at 1.6σ are superimposed on the structural model that was built in space group H32. </text:p>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 </text:p>
          </table:table-cell>
          <table:table-cell office:value-type="string" calcext:value-type="string">
            <text:p>(c) Structural differences between the H32 crystal and the P321 crystal (PDB entry 2ei4; blue; Yoshimura &amp; Kouyama, 2008 ▶) and between the H32 crystal and the C2221 crystal (orange). The deviation of the Cα atom is plotted against the residue number.</text:p>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 </text:p>
          </table:table-cell>
          <table:table-cell office:value-type="string" calcext:value-type="string">
            <text:p>(c) Structural differences between the H32 crystal and the P321 crystal (PDB entry 2ei4; blue; Yoshimura &amp; Kouyama, 2008 ▶) and between the H32 crystal and the C2221 crystal (orange). </text:p>
          </table:table-cell>
          <table:table-cell office:value-type="string" calcext:value-type="string">
            <text:p>The deviation of the Cα atom is plotted against the residue number. (d) The B factors observed in the H32 crystal (magenta) and the P321 crystal (blue).</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B factor of the Cα atom is plotted against the residue number. </text:p>
          </table:table-cell>
          <table:table-cell office:value-type="string" calcext:value-type="string">
            <text:p>The structure of aR2 in the H32 crystal (green) is compared with those of the unphotolyzed state (salmon; PDB entry 1iw6; Matsui et al., 2002 ▶) and the L state (yellow; PDB entry 1ucq; Kouyama et al., 2004 ▶) of bR. </text:p>
          </table:table-cell>
          <table:table-cell office:value-type="string" calcext:value-type="string">
            <text:p>Flash-induced absorption changes in aR2 at pH 6 (a, b) and pH 9 (c). (a) An aqueous suspension of claret membranes was excited with light pulses at 532 nm and absorption changes were recorded at various wavelengths.</text:p>
          </table:table-cell>
        </table:table-row>
        <table:table-row table:style-name="ro1">
          <table:table-cell office:value-type="string" calcext:value-type="string">
            <text:p>PMC4188009</text:p>
          </table:table-cell>
          <table:table-cell office:value-type="string" calcext:value-type="string">
            <text:p>1ucq</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B factor of the Cα atom is plotted against the residue number. </text:p>
          </table:table-cell>
          <table:table-cell office:value-type="string" calcext:value-type="string">
            <text:p>The structure of aR2 in the H32 crystal (green) is compared with those of the unphotolyzed state (salmon; PDB entry 1iw6; Matsui et al., 2002 ▶) and the L state (yellow; PDB entry 1ucq; Kouyama et al., 2004 ▶) of bR. </text:p>
          </table:table-cell>
          <table:table-cell office:value-type="string" calcext:value-type="string">
            <text:p>Flash-induced absorption changes in aR2 at pH 6 (a, b) and pH 9 (c). (a) An aqueous suspension of claret membranes was excited with light pulses at 532 nm and absorption changes were recorded at various wavelengths.</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4jr8</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4fbz</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1uaz</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text:p>
          </table:table-cell>
          <table:table-cell office:value-type="string" calcext:value-type="string">
            <text:p>(c) The outline of the inter-trimer space in the hexagonal lattice found in the H32 crystal of aR2, viewed from the extracellular side. The N-terminal region of aR2 is shown in magenta.</text:p>
          </table:table-cell>
        </table:table-row>
        <table:table-row table:style-name="ro1">
          <table:table-cell office:value-type="string" calcext:value-type="string">
            <text:p>PMC4200152</text:p>
          </table:table-cell>
          <table:table-cell office:value-type="string" calcext:value-type="string">
            <text:p>CP009256</text:p>
          </table:table-cell>
          <table:table-cell office:value-type="string" calcext:value-type="string">
            <text:p>Article</text:p>
          </table:table-cell>
          <table:table-cell office:value-type="string" calcext:value-type="string">
            <text:p>ENA</text:p>
          </table:table-cell>
          <table:table-cell office:value-type="string" calcext:value-type="string">
            <text:p>True</text:p>
          </table:table-cell>
          <table:table-cell office:value-type="string" calcext:value-type="string">
            <text:p>Creation</text:p>
          </table:table-cell>
          <table:table-cell office:value-type="string" calcext:value-type="string">
            <text:p>Nucleotide sequence accession number. </text:p>
          </table:table-cell>
          <table:table-cell office:value-type="string" calcext:value-type="string">
            <text:p>The genome sequence of A. baumannii AB031 was deposited in NCBI GenBank under the accession number CP009256. </text:p>
          </table:table-cell>
          <table:table-cell office:value-type="string" calcext:value-type="string">
            <text:p>Citation Loewen PC, Alsaadi Y, Fernando D, Kumar A. 2014. Genome sequence of a tigecycline-resistant clinical isolate of Acinetobacter baumannii strain AB031 obtained from a bloodstream infection.</text:p>
          </table:table-cell>
        </table:table-row>
        <table:table-row table:style-name="ro1">
          <table:table-cell office:value-type="string" calcext:value-type="string">
            <text:p>PMC4206407</text:p>
          </table:table-cell>
          <table:table-cell office:value-type="string" calcext:value-type="string">
            <text:p>KJ58313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5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5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7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8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20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MEG‐01 cells (2.0 × 105 cells) were incubated in a Krebs–Ringer solution that comprised 128 mmol/L NaCl, 1.9 mmol/L KCl, 1.2 mmol/L KH2PO4, 1.3 mmol/L MgSO4, 26 mmol/L NaHCO3, 2.4 mmol/L CaCl2, 10 mmol/L d‐glucose, 10 mmol/L 4‐(2‐hydroxyethyl)‐1‐piperazineethanesulfonic acid (HEPES)‐Tris (pH 7.4), and 0.2% BSA in the absence or presence of serial dilution of glyoxylate for 30 min at 37°C. </text:p>
          </table:table-cell>
          <table:table-cell office:value-type="string" calcext:value-type="string">
            <text:p>The cells were incubated under low Ca2+ (0.2 mmol/L CaCl2, 3.8 mmol/L MgSO4, 1 mmol/L EGTA) condition or stimulated by the addition of A23187 (Ca2+ ionophore) to a final concentration of 5 μmol/L at 37°C. </text:p>
          </table:table-cell>
          <table:table-cell office:value-type="string" calcext:value-type="string">
            <text:p>After aliquots were taken at 20 min, the amount of ATP was measured by bioluminescence method (Invitrogen, Carlsbad, CA) based on luciferin–luciferase reaction with BLR‐101C Luminescence Reader (Aloka, Tokyo, Japan). For ADP conversion into ATP, the following reaction buffer was added to ADP in Krebs–Ringer solution: 40 mmol/L Tricine (pH 7.75), 40 mmol/L magnesium sulfate, 10 mmol/L KCl, 40 μmol/L phosphoenolpyruvate (Sigma), and 40 U/mL pyruvate kinase (Oriental Yeast Co., Ltd., Tokyo, Japan) and incubated for 5 min at room temperature.</text:p>
          </table:table-cell>
        </table:table-row>
        <table:table-row table:style-name="ro1">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n, we investigated whether VNUT gene expression is linked with the secretion of nucleotides from MEG‐01 cells. </text:p>
          </table:table-cell>
          <table:table-cell office:value-type="string" calcext:value-type="string">
            <text:p>Nucleotide secretion was triggered by the addition of A23187, a Ca2+ ionophore, since it causes entry of extracellular Ca2+ into the cell interior; the resultant rapid increase in Ca2+ facilitates exocytosis of secretory vesicles. </text:p>
          </table:table-cell>
          <table:table-cell office:value-type="string" calcext:value-type="string">
            <text:p>As shown in Figure 4A, appreciable amounts of ATP and ADP were released from the cells in a time‐dependent fashion. In the absence of extracellular Ca2+ in the medium, no A23187‐dependent release of nucleotides was observed.</text:p>
          </table:table-cell>
        </table:table-row>
        <table:table-row table:style-name="ro1">
          <table:table-cell office:value-type="string" calcext:value-type="string">
            <text:p>PMC4208930</text:p>
          </table:table-cell>
          <table:table-cell office:value-type="string" calcext:value-type="string">
            <text:p>Q1KL41</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For Pf01506 ID this database did not identify any rare codon cluster while for Pf08300 and Pf08301 IDs two rare codon clusters were identified. </text:p>
          </table:table-cell>
          <table:table-cell office:value-type="string" calcext:value-type="string">
            <text:p>These rare codon clusters were found in different loci sequences of NS5A and Sherlocc program for NS5A revealed two TrEMBL entries; Q1KL41-9HEPC and Q1KL34_9HEPC. </text:p>
          </table:table-cell>
          <table:table-cell office:value-type="string" calcext:value-type="string">
            <text:p>The protein was predicted to be mainly hydrophilic and contain no transmembrane helices.46 A recent study using bioinformatics assisted modeling suggested a three-domain organization with domain I (a.a. 1-213) located in the N-terminal region, and Domain II (a.a.</text:p>
          </table:table-cell>
        </table:table-row>
        <table:table-row table:style-name="ro1">
          <table:table-cell office:value-type="string" calcext:value-type="string">
            <text:p>PMC4208930</text:p>
          </table:table-cell>
          <table:table-cell office:value-type="string" calcext:value-type="string">
            <text:p>Q1KL34</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For Pf01506 ID this database did not identify any rare codon cluster while for Pf08300 and Pf08301 IDs two rare codon clusters were identified. </text:p>
          </table:table-cell>
          <table:table-cell office:value-type="string" calcext:value-type="string">
            <text:p>These rare codon clusters were found in different loci sequences of NS5A and Sherlocc program for NS5A revealed two TrEMBL entries; Q1KL41-9HEPC and Q1KL34_9HEPC. </text:p>
          </table:table-cell>
          <table:table-cell office:value-type="string" calcext:value-type="string">
            <text:p>The protein was predicted to be mainly hydrophilic and contain no transmembrane helices.46 A recent study using bioinformatics assisted modeling suggested a three-domain organization with domain I (a.a. 1-213) located in the N-terminal region, and Domain II (a.a.</text:p>
          </table:table-cell>
        </table:table-row>
        <table:table-row table:style-name="ro1">
          <table:table-cell office:value-type="string" calcext:value-type="string">
            <text:p>PMC4232753</text:p>
          </table:table-cell>
          <table:table-cell office:value-type="string" calcext:value-type="string">
            <text:p>JX23537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PCR products were obtained by direct cycle sequencing using ABI Big Dye (PE Applied Biosystems, Foster City, CA) and sequenced at the Proteomics and Metabolomics Facility at CSU (http://www.dnatools.com). </text:p>
          </table:table-cell>
          <table:table-cell office:value-type="string" calcext:value-type="string">
            <text:p>Nucleotide sequences of RNA from the shelter dog study, as well as several Colorado and Wyoming CIVs isolated in our laboratory since 2006, were compiled de novo using Geneious Pro software [30] and deposited into GenBank under accession numbers JX235372 through JX235394. </text:p>
          </table:table-cell>
          <table:table-cell office:value-type="string" calcext:value-type="string">
            <text:p>Evolutionary and antigenic analyses Both nucleotide and amino acid alignments were assembled using the Kyoto University Bioinformatics Center’s multiple sequence alignment online tool (http://www.genome.jp/tools/clustalw/).</text:p>
          </table:table-cell>
        </table:table-row>
        <table:table-row table:style-name="ro1">
          <table:table-cell office:value-type="string" calcext:value-type="string">
            <text:p>PMC4232753</text:p>
          </table:table-cell>
          <table:table-cell office:value-type="string" calcext:value-type="string">
            <text:p>JX23539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PCR products were obtained by direct cycle sequencing using ABI Big Dye (PE Applied Biosystems, Foster City, CA) and sequenced at the Proteomics and Metabolomics Facility at CSU (http://www.dnatools.com). </text:p>
          </table:table-cell>
          <table:table-cell office:value-type="string" calcext:value-type="string">
            <text:p>Nucleotide sequences of RNA from the shelter dog study, as well as several Colorado and Wyoming CIVs isolated in our laboratory since 2006, were compiled de novo using Geneious Pro software [30] and deposited into GenBank under accession numbers JX235372 through JX235394. </text:p>
          </table:table-cell>
          <table:table-cell office:value-type="string" calcext:value-type="string">
            <text:p>Evolutionary and antigenic analyses Both nucleotide and amino acid alignments were assembled using the Kyoto University Bioinformatics Center’s multiple sequence alignment online tool (http://www.genome.jp/tools/clustalw/).</text:p>
          </table:table-cell>
        </table:table-row>
        <table:table-row table:style-name="ro1">
          <table:table-cell office:value-type="string" calcext:value-type="string">
            <text:p>PMC4232753</text:p>
          </table:table-cell>
          <table:table-cell office:value-type="string" calcext:value-type="string">
            <text:p>HQ91767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l available H3N8 CIV full-length HA sequences published up until 25-Jun-2012 were downloaded from the Influenza Virus Resource, National Center for Biotechnology Information (NCBI) database. </text:p>
          </table:table-cell>
          <table:table-cell office:value-type="string" calcext:value-type="string">
            <text:p>Additionally, HAs of viruses previously sequenced by members of our laboratory (GenBank accession numbers HQ917678–HQ917681) were included. </text:p>
          </table:table-cell>
          <table:table-cell office:value-type="string" calcext:value-type="string">
            <text:p>In total, there were 62 sequences (19 new shelter, 9 Colorado and Wyoming strains previously isolated by members of our laboratory, and 34 published sequences). Potential antigenic regions were identified according to sites reported for human and equine influenza H3 viruses [17–21].</text:p>
          </table:table-cell>
        </table:table-row>
        <table:table-row table:style-name="ro1">
          <table:table-cell office:value-type="string" calcext:value-type="string">
            <text:p>PMC4232753</text:p>
          </table:table-cell>
          <table:table-cell office:value-type="string" calcext:value-type="string">
            <text:p>HQ91768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l available H3N8 CIV full-length HA sequences published up until 25-Jun-2012 were downloaded from the Influenza Virus Resource, National Center for Biotechnology Information (NCBI) database. </text:p>
          </table:table-cell>
          <table:table-cell office:value-type="string" calcext:value-type="string">
            <text:p>Additionally, HAs of viruses previously sequenced by members of our laboratory (GenBank accession numbers HQ917678–HQ917681) were included. </text:p>
          </table:table-cell>
          <table:table-cell office:value-type="string" calcext:value-type="string">
            <text:p>In total, there were 62 sequences (19 new shelter, 9 Colorado and Wyoming strains previously isolated by members of our laboratory, and 34 published sequences). Potential antigenic regions were identified according to sites reported for human and equine influenza H3 viruses [17–21].</text:p>
          </table:table-cell>
        </table:table-row>
        <table:table-row table:style-name="ro1">
          <table:table-cell office:value-type="string" calcext:value-type="string">
            <text:p>PMC4255936</text:p>
          </table:table-cell>
          <table:table-cell office:value-type="string" calcext:value-type="string">
            <text:p>AY23888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Mouse Cdh1 was amplified from plasmid pBATEM2 [BCCM/LMBP #3585] [53]; mouse Casp2 was amplified from plasmid pCMF2E-mCASP-2 [BCCM/LMBP #4588] [54], reptilian orthoreovirus p14 [GenBank: AY238887] was custom-synthesised (Integrated DNA Technologies), Crk-II was amplified from adult mouse kidney cDNA and human p27kip1 was amplified from plasmid pcDNA3.1_p27 kindly provided by Bruno Amati [55]. </text:p>
          </table:table-cell>
          <table:table-cell office:value-type="string" calcext:value-type="string">
            <text:p>Effector genes were PCR amplified with primers containing attachment (att) sites for Gateway® recombination according to manufacturer’s instructions and recombined by BP reaction in vector pDONR-221 kindly donated by Agnès Roure [56]. The resulting pENTR vectors were deposited to the Addgene plasmid repository.</text:p>
          </table:table-cell>
        </table:table-row>
        <table:table-row table:style-name="ro1">
          <table:table-cell office:value-type="string" calcext:value-type="string">
            <text:p>PMC4315412</text:p>
          </table:table-cell>
          <table:table-cell office:value-type="string" calcext:value-type="string">
            <text:p>GSE5351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T-statistics and log-odds of differential expression with empirical Bayes were computed and adjusted with Benjamini &amp; Hochberg. </text:p>
          </table:table-cell>
          <table:table-cell office:value-type="string" calcext:value-type="string">
            <text:p>Microarray data is deposited in the Gene Expression Omnibus and available under accession number GSE53512. </text:p>
          </table:table-cell>
          <table:table-cell office:value-type="string" calcext:value-type="string">
            <text:p>For functional annotation Gene Ontology Categories [23] were used. Pathways are annotated corresponding to the Kyoto Encyclopedia of Genes and Genomes (KEGG) [24].</text:p>
          </table:table-cell>
        </table:table-row>
        <table:table-row table:style-name="ro1">
          <table:table-cell office:value-type="string" calcext:value-type="string">
            <text:p>PMC4315412</text:p>
          </table:table-cell>
          <table:table-cell office:value-type="string" calcext:value-type="string">
            <text:p>GO:004508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Validated candidate genes are labelled with asterisk. </text:p>
          </table:table-cell>
          <table:table-cell office:value-type="string" calcext:value-type="string">
            <text:p>A mapping of Gene Ontology Terms revealed immune system associated functions for Card9 and Defb1 (e.g. ‘positive regulation of I-kappaB kinase/NF-kappaB cascade’, Gene Ontology Term number (GO): 0005737 and ‘innate immune response’, GO:0045087 for Defb1). </text:p>
          </table:table-cell>
          <table:table-cell office:value-type="string" calcext:value-type="string">
            <text:p>Ephx2 could be mapped to ‘catalytic activity’ (GO: 0003824), ‘metabolic process (GO: 0008152)’ or ‘lipid phosphatase activity’ (GO: 0042577) among others. For Efcab6 only one term was found, i.e. ‘calcium ion binding’ (GO: 0005509).</text:p>
          </table:table-cell>
        </table:table-row>
        <table:table-row table:style-name="ro1">
          <table:table-cell office:value-type="string" calcext:value-type="string">
            <text:p>PMC4325636</text:p>
          </table:table-cell>
          <table:table-cell office:value-type="string" calcext:value-type="string">
            <text:p>NCT01821118</text:p>
          </table:table-cell>
          <table:table-cell office:value-type="string" calcext:value-type="string">
            <text:p>Discus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Anti-amyloid therapies for CAA are under development including ponezumab, a humanized monoclonal antibody that binds specifically to the carboxyl terminus of Aβ40.115 Ponezumab was originally developed for AD immunotherapy, and an acceptable safety profile has been suggested for ponezumab in clinical trials for AD.116,117,118 Currently, ponezumab has been applied to CAA. </text:p>
          </table:table-cell>
          <table:table-cell office:value-type="string" calcext:value-type="string">
            <text:p>A phase 2, randomized, double-blind, placebo-controlled trial is ongoing to evaluate the safety, tolerability, pharmacokinetics, and efficacy of ponezumab (PF-04360365) in adult patients with probable CAA-related hemorrhages (NCT01821118).119 </text:p>
          </table:table-cell>
          <table:table-cell office:value-type="string" calcext:value-type="string">
            <text:p>Vascular injury secondary to cerebrovascular amyloid deposition (Step 2) is an important target for prevention of CAA-related disorders. Risk factors and pathogenic mechanisms underlying vascular injury leading to CAA-related hemorrhages are discussed below.</text:p>
          </table:table-cell>
        </table:table-row>
        <table:table-row table:style-name="ro1">
          <table:table-cell office:value-type="string" calcext:value-type="string">
            <text:p>PMC4337061</text:p>
          </table:table-cell>
          <table:table-cell office:value-type="string" calcext:value-type="string">
            <text:p>JQ79913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cells originating from Atlantic salmon (Salmo salar L) head kidney leukocytes characterized to possess macrophage/dendritic-like properties [10,11], were propagated at 20°C in HMEM (Eagle’s minimal essential medium [MEM] with Hanks’ balanced salt solution [BSS]) supplemented with L-glutamine, MEM nonessential amino acids, gentamicin sulfate, and 10% FBS. </text:p>
          </table:table-cell>
          <table:table-cell office:value-type="string" calcext:value-type="string">
            <text:p>The virus used to inoculate the TO-cells has previously been described [6] and characterized by sequencing to be salmonid alphavirus subtype 3 (SAV-3) (Genebank accession JQ799139). </text:p>
          </table:table-cell>
          <table:table-cell office:value-type="string" calcext:value-type="string">
            <text:p>One batch of TO-cells was treated with 500 ng/ml of Atlantic salmon recombinant Type I in triplicates and another was infected with SAV-3 at MOI 1 when the cells were 80% confluent. Thereafter, both the type I IFN treated and SAV-3 infected cells were incubated at 15°C in maintenance media using HMEM growth media supplemented with 2% FBS.</text:p>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71785313</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row>
        <table:table-row table:style-name="ro1">
          <table:table-cell office:value-type="string" calcext:value-type="string">
            <text:p>PMC4379756</text:p>
          </table:table-cell>
          <table:table-cell office:value-type="string" calcext:value-type="string">
            <text:p>ATU9196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AF26764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EU71725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Z9555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KC14308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L1260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AF38003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KJ72119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Such a high homology suggested that this fragment from C. oleifera was rbcL gene, which was designated as Co-rbcL. </text:p>
          </table:table-cell>
          <table:table-cell office:value-type="string" calcext:value-type="string">
            <text:p>The sequence has been deposited in GenBank with an accession no. KJ721197. </text:p>
          </table:table-cell>
          <table:table-cell/>
        </table:table-row>
        <table:table-row table:style-name="ro1">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Sequence analysis showed that this fragment had 324 bp (Figures 4A,B) encoding a deduced peptide sequence of 122 amino acids. </text:p>
          </table:table-cell>
          <table:table-cell office:value-type="string" calcext:value-type="string">
            <text:p>This sequence shared 94% homology with rbcS of C. sinensis (GenBank accession no. EF011075), suggesting that it was a fragment of rbcS gene. </text:p>
          </table:table-cell>
          <table:table-cell office:value-type="string" calcext:value-type="string">
            <text:p>Based on this fragment, a set of gene specific primers were designed in order to obtain the 5′ and 3′ ends (Figures 4C–F). The resultant full-length rbcS gene was found to be 615 bp.</text:p>
          </table:table-cell>
        </table:table-row>
        <table:table-row table:style-name="ro1">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GC content of this sequence was about 49.15%. </text:p>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text:p>
          </table:table-cell>
        </table:table-row>
        <table:table-row table:style-name="ro1">
          <table:table-cell office:value-type="string" calcext:value-type="string">
            <text:p>PMC4379756</text:p>
          </table:table-cell>
          <table:table-cell office:value-type="string" calcext:value-type="string">
            <text:p>KJ72119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 </text:p>
          </table:table-cell>
          <table:table-cell/>
        </table:table-row>
        <table:table-row table:style-name="ro1">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In total, 48,315,010, 48,390,098, 48,623,932, 48,282,456, and 48,248,454 paired end (PE) 90 bp reads were obtained for each sample, respectively, corresponding to 21.77 G bp data (Table 1). </text:p>
          </table:table-cell>
          <table:table-cell office:value-type="string" calcext:value-type="string">
            <text:p>These sequence reads were deposited in NCBI’s Sequence Read Archive (SRA) database (http://www.ncbi.nlm.nih.gov/Traces/sra/sra.cgi?) under the accession number PRJNA242298. </text:p>
          </table:table-cell>
          <table:table-cell office:value-type="string" calcext:value-type="string">
            <text:p>All reads were pooled together with the 118,754,706 PE reads obtained from nutrient starvation-treated L. punctata and de novo assembled using Trinity (v2012-06-08) [33]. A total of 140,432 contigs with lengths ≥200 bp were assembled.</text:p>
          </table:table-cell>
        </table:table-row>
        <table:table-row table:style-name="ro1">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There were 133 and 50,008 contigs longer than 10,000 and 1,000 bp, respectively (Table 1). </text:p>
          </table:table-cell>
          <table:table-cell office:value-type="string" calcext:value-type="string">
            <text:p>All assembled sequences were deposited in NCBI’s Transcriptome Shotgun Assembly (TSA) database (http://www.ncbi.nlm.nih.gov/genbank/tsa/) under the accession number PRJNA242298. </text:p>
          </table:table-cell>
          <table:table-cell office:value-type="string" calcext:value-type="string">
            <text:p>Of the 140,432 contigs, 91,303 (65.0%) had annotation information (Additional file 1: Table S1). For contigs with lengths ≥1,000 bp, 94.7% had BLASTX hits.</text:p>
          </table:table-cell>
        </table:table-row>
        <table:table-row table:style-name="ro1">
          <table:table-cell office:value-type="string" calcext:value-type="string">
            <text:p>PMC4427008</text:p>
          </table:table-cell>
          <table:table-cell office:value-type="string" calcext:value-type="string">
            <text:p>rs1544410</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office:value-type="string" calcext:value-type="string">
            <text:p>However, the results of these still few studies in IBD patients are contradictory (Table 1): for example, no statistical significance compared to controls was found in two studies on IBD patients for BsmI, FokI, TaqI, and ApaI [29, 30] with a borderline significance for heterozygous carriage of the FokI allele [29]. In three Chinese studies on ulcerative colitis (UC) patients [31, 32] and on CD patients, no difference [32] or an association of the Bb genotype of the BsmI variant with UC [31] was reported; whereas no association was found for ApaI, TaqI, and BsmI with CD [33].</text:p>
          </table:table-cell>
        </table:table-row>
        <table:table-row table:style-name="ro1">
          <table:table-cell office:value-type="string" calcext:value-type="string">
            <text:p>PMC4427008</text:p>
          </table:table-cell>
          <table:table-cell office:value-type="string" calcext:value-type="string">
            <text:p>rs2228570</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office:value-type="string" calcext:value-type="string">
            <text:p>However, the results of these still few studies in IBD patients are contradictory (Table 1): for example, no statistical significance compared to controls was found in two studies on IBD patients for BsmI, FokI, TaqI, and ApaI [29, 30] with a borderline significance for heterozygous carriage of the FokI allele [29]. In three Chinese studies on ulcerative colitis (UC) patients [31, 32] and on CD patients, no difference [32] or an association of the Bb genotype of the BsmI variant with UC [31] was reported; whereas no association was found for ApaI, TaqI, and BsmI with CD [33].</text:p>
          </table:table-cell>
        </table:table-row>
        <table:table-row table:style-name="ro1">
          <table:table-cell office:value-type="string" calcext:value-type="string">
            <text:p>PMC4427008</text:p>
          </table:table-cell>
          <table:table-cell office:value-type="string" calcext:value-type="string">
            <text:p>rs731236</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office:value-type="string" calcext:value-type="string">
            <text:p>However, the results of these still few studies in IBD patients are contradictory (Table 1): for example, no statistical significance compared to controls was found in two studies on IBD patients for BsmI, FokI, TaqI, and ApaI [29, 30] with a borderline significance for heterozygous carriage of the FokI allele [29]. In three Chinese studies on ulcerative colitis (UC) patients [31, 32] and on CD patients, no difference [32] or an association of the Bb genotype of the BsmI variant with UC [31] was reported; whereas no association was found for ApaI, TaqI, and BsmI with CD [33].</text:p>
          </table:table-cell>
        </table:table-row>
        <table:table-row table:style-name="ro1">
          <table:table-cell office:value-type="string" calcext:value-type="string">
            <text:p>PMC4427008</text:p>
          </table:table-cell>
          <table:table-cell office:value-type="string" calcext:value-type="string">
            <text:p>rs7975232</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office:value-type="string" calcext:value-type="string">
            <text:p>However, the results of these still few studies in IBD patients are contradictory (Table 1): for example, no statistical significance compared to controls was found in two studies on IBD patients for BsmI, FokI, TaqI, and ApaI [29, 30] with a borderline significance for heterozygous carriage of the FokI allele [29]. In three Chinese studies on ulcerative colitis (UC) patients [31, 32] and on CD patients, no difference [32] or an association of the Bb genotype of the BsmI variant with UC [31] was reported; whereas no association was found for ApaI, TaqI, and BsmI with CD [33].</text:p>
          </table:table-cell>
        </table:table-row>
        <table:table-row table:style-name="ro1">
          <table:table-cell office:value-type="string" calcext:value-type="string">
            <text:p>PMC4427008</text:p>
          </table:table-cell>
          <table:table-cell office:value-type="string" calcext:value-type="string">
            <text:p>rs7041</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HF-11 variants have been shown to be involved with vitamin D levels in other pathologies, such as asthma [41]. </text:p>
          </table:table-cell>
          <table:table-cell office:value-type="string" calcext:value-type="string">
            <text:p>Besides investigations on VDR variants, 2 SNPs of the vitamin D-binding protein (DBP), that is, the 416 variant Glu (rs7041) and the 420 variant Lys (rs4588), were analysed. </text:p>
          </table:table-cell>
          <table:table-cell office:value-type="string" calcext:value-type="string">
            <text:p>A significantly reduced frequency of the 420 variant Lys was found in IBD patients compared to controls [42]. In conclusion, the influence of VDR variants on IBD risk is still poorly defined.</text:p>
          </table:table-cell>
        </table:table-row>
        <table:table-row table:style-name="ro1">
          <table:table-cell office:value-type="string" calcext:value-type="string">
            <text:p>PMC4427008</text:p>
          </table:table-cell>
          <table:table-cell office:value-type="string" calcext:value-type="string">
            <text:p>rs4588</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PHF-11 variants have been shown to be involved with vitamin D levels in other pathologies, such as asthma [41]. </text:p>
          </table:table-cell>
          <table:table-cell office:value-type="string" calcext:value-type="string">
            <text:p>Besides investigations on VDR variants, 2 SNPs of the vitamin D-binding protein (DBP), that is, the 416 variant Glu (rs7041) and the 420 variant Lys (rs4588), were analysed. </text:p>
          </table:table-cell>
          <table:table-cell office:value-type="string" calcext:value-type="string">
            <text:p>A significantly reduced frequency of the 420 variant Lys was found in IBD patients compared to controls [42]. In conclusion, the influence of VDR variants on IBD risk is still poorly defined.</text:p>
          </table:table-cell>
        </table:table-row>
        <table:table-row table:style-name="ro1">
          <table:table-cell office:value-type="string" calcext:value-type="string">
            <text:p>PMC4460013</text:p>
          </table:table-cell>
          <table:table-cell office:value-type="string" calcext:value-type="string">
            <text:p>NM_002963.3</text:p>
          </table:table-cell>
          <table:table-cell office:value-type="string" calcext:value-type="string">
            <text:p>Methods</text:p>
          </table:table-cell>
          <table:table-cell office:value-type="string" calcext:value-type="string">
            <text:p>RefSeq</text:p>
          </table:table-cell>
          <table:table-cell office:value-type="string" calcext:value-type="string">
            <text:p>False</text:p>
          </table:table-cell>
          <table:table-cell office:value-type="string" calcext:value-type="string">
            <text:p>Background</text:p>
          </table:table-cell>
          <table:table-cell office:value-type="string" calcext:value-type="string">
            <text:p>The targeted sequences were as follows: CCAGACGUGAUGACAAGAUTT and AUCUUGUCAUCACGUCUGGTT. </text:p>
          </table:table-cell>
          <table:table-cell office:value-type="string" calcext:value-type="string">
            <text:p>The siRNA was designed according to the sequence provided under GenBank accession number NM_002963.3 S100A7. </text:p>
          </table:table-cell>
          <table:table-cell office:value-type="string" calcext:value-type="string">
            <text:p>Scrambled siRNA was used as the control. HCC94 cells were transfected with S100A7-siRNA and scrambled siRNA using the Lipofectamine 2000 Transfection Reagent according to the manufacturer's protocol.</text:p>
          </table:table-cell>
        </table:table-row>
        <table:table-row table:style-name="ro1">
          <table:table-cell office:value-type="string" calcext:value-type="string">
            <text:p>PMC4479853</text:p>
          </table:table-cell>
          <table:table-cell office:value-type="string" calcext:value-type="string">
            <text:p>rs1420101</text:p>
          </table:table-cell>
          <table:table-cell office:value-type="string" calcext:value-type="string">
            <text:p>Introduct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NPs associated with childhood asthma could be consistently linked to transcript levels of ORMDL3, a member of a gene family that encodes transmembrane proteins anchored in the endoplasmic reticulum.13 The second asthma GWAS analyzed sequence variants affecting blood eosinophil counts in Icelanders, and the ten most significant SNPs were further studied in 12118 Europeans and 5212 East Asians including Koreans. </text:p>
          </table:table-cell>
          <table:table-cell office:value-type="string" calcext:value-type="string">
            <text:p>While SNP rs1420101 in the IL1RL1/IL18R1 gene cluster at 2q12 was strongly associated with asthma (p=5.5×10-12), its OR was still below 1.5. </text:p>
          </table:table-cell>
          <table:table-cell office:value-type="string" calcext:value-type="string">
            <text:p>In 2010, a large-scale, consortium-based GWAS of asthma with 10365 asthmatics and 16110 controls confirmed the association of the previously defined SNPs including the ones in ORMDL3 and IL1RL1,14 yet their ORs were within the range of 0.5 to 1.5. Subsequently, GWAS has been applied to determine whether disease-related intermediate phenotypes are causal or secondary to the disease progress.15 A meta-analysis on total IgE concentration showed strong association with HLA-DQ (rs9469220) in Caucasians16 and CRIM1 in Koreans (rs848512 and rs711254).17</text:p>
          </table:table-cell>
        </table:table-row>
        <table:table-row table:style-name="ro1">
          <table:table-cell office:value-type="string" calcext:value-type="string">
            <text:p>PMC4480729</text:p>
          </table:table-cell>
          <table:table-cell office:value-type="string" calcext:value-type="string">
            <text:p>AJ224005</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Retroviral and Lentiviral Vectors </text:p>
          </table:table-cell>
          <table:table-cell office:value-type="string" calcext:value-type="string">
            <text:p>The EGFP and DsRed-expressing retroviral vectors used are based on pSF91 (GenBank accession no. AJ224005) with the 3′ LTR of spleen focus-forming virus and the leader of the murine embryonic stem cell virus [58, 59]. </text:p>
          </table:table-cell>
          <table:table-cell office:value-type="string" calcext:value-type="string">
            <text:p>To generate retroviral producers, the Phoenix-gp packaging cell line was transfected with pSF91/eGFP or pSF91/DsRed, and a plasmid expressing the vesicular stomatitis virus glycoprotein. Culture supernatants containing viral particles were collected at 24-48 h after transfection, passed through 0.22-μm Millex GP filters (Millipore Co., Bedford, MA) and stored at –80oC.</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Crystal structure: contains datablock(s) Na2MoO4.2D2O, Na2WO4.2D2O, New_Global_Publ_Block. </text:p>
          </table:table-cell>
          <table:table-cell office:value-type="string" calcext:value-type="string">
            <text:p>DOI: 10.1107/S2056989015011354/wm5172sup1.cif Rietveld powder data: contains datablock(s) Na2MoO4.2D2O.</text:p>
          </table:table-cell>
        </table:table-row>
        <table:table-row table:style-name="ro1">
          <table:table-cell office:value-type="string" calcext:value-type="string">
            <text:p>PMC4551926</text:p>
          </table:table-cell>
          <table:table-cell office:value-type="string" calcext:value-type="string">
            <text:p>GSE35156</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SE43070</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SE4859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text:p>
          </table:table-cell>
          <table:table-cell office:value-type="string" calcext:value-type="string">
            <text:p>Only the data sets generated by MboI restriction enzyme in the original work are used in this work, and the data sets on human (KBM7) and mouse (CH12-LX) cell lines are eliminated due to lack of epigenomic data. The pipeline of Hi-C data processing follows a previous procedure (18) by using hg19 and mm10 as human and mouse reference genomes.</text:p>
          </table:table-cell>
        </table:table-row>
        <table:table-row table:style-name="ro1">
          <table:table-cell office:value-type="string" calcext:value-type="string">
            <text:p>PMC4551926</text:p>
          </table:table-cell>
          <table:table-cell office:value-type="string" calcext:value-type="string">
            <text:p>GSE63525</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text:p>
          </table:table-cell>
          <table:table-cell office:value-type="string" calcext:value-type="string">
            <text:p>Only the data sets generated by MboI restriction enzyme in the original work are used in this work, and the data sets on human (KBM7) and mouse (CH12-LX) cell lines are eliminated due to lack of epigenomic data. The pipeline of Hi-C data processing follows a previous procedure (18) by using hg19 and mm10 as human and mouse reference genomes.</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False</text:p>
          </table:table-cell>
          <table:table-cell office:value-type="string" calcext:value-type="string">
            <text:p>Use</text:p>
          </table:table-cell>
          <table:table-cell office:value-type="string" calcext:value-type="string">
            <text:p>Parameter calculation from Hi-C chromatin interactions </text:p>
          </table:table-cell>
          <table:table-cell office:value-type="string" calcext:value-type="string">
            <text:p>Five traditional Hi-C maps are denoted as hESC-T, GM12878-T, IMR90-T, mESC-T and Cortex-T to represent three human cell lines and two mouse cell lines, while six in situ Hi-C maps are denoted as GM12878-I, IMR90-I, K562-I, HMEC-I, HUVEC-I and NHEK-I to represent corresponding human cell lines. </text:p>
          </table:table-cell>
          <table:table-cell office:value-type="string" calcext:value-type="string">
            <text:p>To compromise between higher resolution and limited sequencing depth, TADs were identified at 20 kb resolution for traditional Hi-C data sets and at 10 kb resolution for in situ Hi-C data sets by using DI based HMM proposed by a previously work (11). For three deepest sequencing data sets (GM12878-I, IMR90-I and K562-I), additional TAD identifications were performed at 5 kb resolution.</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True</text:p>
          </table:table-cell>
          <table:table-cell office:value-type="string" calcext:value-type="string">
            <text:p>Use</text:p>
          </table:table-cell>
          <table:table-cell office:value-type="string" calcext:value-type="string">
            <text:p>Structural characteristics and biological functions of TADs. </text:p>
          </table:table-cell>
          <table:table-cell office:value-type="string" calcext:value-type="string">
            <text:p>(A) Structures and functions of two TADs from chromatin region (Chr1:180,470,000-181,145,000) in cell line GM12878-I at 5 kb resolution. </text:p>
          </table:table-cell>
          <table:table-cell office:value-type="string" calcext:value-type="string">
            <text:p>The two-dimensional interaction heat map, epigenomic signals, RNA expression, DNA repeats and reference genes are shown. Arrow indicates the boundary position between two TADs.</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False</text:p>
          </table:table-cell>
          <table:table-cell office:value-type="string" calcext:value-type="string">
            <text:p>Use</text:p>
          </table:table-cell>
          <table:table-cell office:value-type="string" calcext:value-type="string">
            <text:p>There exist different kinds of structural changes across cell lines, which can be captured by interaction blocks and corresponding AP values. </text:p>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ogether with aforementioned functional annotation, the structural change indicates that this TAD is activated in cell line IMR90.</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False</text:p>
          </table:table-cell>
          <table:table-cell office:value-type="string" calcext:value-type="string">
            <text:p>Use</text:p>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ext:p>
          </table:table-cell>
          <table:table-cell office:value-type="string" calcext:value-type="string">
            <text:p>Together with aforementioned functional annotation, the structural change indicates that this TAD is activated in cell line IMR90. Consistently, the increase of active epigenomic and transcription signals (H3K4me1, H3K4me3, H3K27ac, H3K36mes, RNAPII and RNASeq) validates the increased transcription activity in cell line IMR90-I (Figure 3).</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Structural rearrangement across human cell lines GM12878-I and IMR90-I. </text:p>
          </table:table-cell>
          <table:table-cell office:value-type="string" calcext:value-type="string">
            <text:p>The TAD region and bidirectional extensions (Chr2: 175,410,000-176,195,000) are shown, including interaction heat maps at 5 kb resolution, clustered interaction blocks, epigeomic signals, RNA expression, DNA repeats and reference genes. The presentation scheme is the same as Figure 2A.</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We applied whole exome sequencing in Colombian—South American trios. </text:p>
          </table:table-cell>
          <table:table-cell office:value-type="string" calcext:value-type="string">
            <text:p>Two missense novel SNVs were found in the same child: ALDH1A3 (RefSeq NM_000693: c.1514T&gt;C (p.I505T)) and FOXN1 (RefSeq NM_003593: c.146C&gt;T (p.S49L)). </text:p>
          </table:table-cell>
          <table:table-cell office:value-type="string" calcext:value-type="string">
            <text:p>Gene expression studies reveal that Aldh1a3 and Foxn1 are expressed in ~E13.5 mouse embryonic brain, as well as in adult piriform cortex (PC; ~P30). Conserved Retinoic Acid Response Elements (RAREs) upstream of human ALDH1A3 and FOXN1 and in mouse Aldh1a3 and Foxn1 genes were revealed using bioinformatic approximation.</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We applied whole exome sequencing in Colombian—South American trios. </text:p>
          </table:table-cell>
          <table:table-cell office:value-type="string" calcext:value-type="string">
            <text:p>Two missense novel SNVs were found in the same child: ALDH1A3 (RefSeq NM_000693: c.1514T&gt;C (p.I505T)) and FOXN1 (RefSeq NM_003593: c.146C&gt;T (p.S49L)). </text:p>
          </table:table-cell>
          <table:table-cell office:value-type="string" calcext:value-type="string">
            <text:p>Gene expression studies reveal that Aldh1a3 and Foxn1 are expressed in ~E13.5 mouse embryonic brain, as well as in adult piriform cortex (PC; ~P30). Conserved Retinoic Acid Response Elements (RAREs) upstream of human ALDH1A3 and FOXN1 and in mouse Aldh1a3 and Foxn1 genes were revealed using bioinformatic approximation.</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00463" calcext:value-type="float">
            <text:p>600463</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string" calcext:value-type="string">
            <text:p>NM_003593.2</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00838" calcext:value-type="float">
            <text:p>600838</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15113" calcext:value-type="float">
            <text:p>615113</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Recently, retinoic acid (RA) pathways mediated by Retinoid Orphan Receptor Alpha (RORA) have been implicated in ASD [17]. </text:p>
          </table:table-cell>
          <table:table-cell office:value-type="string" calcext:value-type="string">
            <text:p>Furthermore, homozygous ALDH1A3 missense and nonsense mutations in humans have been linked to anophthalmia and microphthalmia (MIM: 615113; A/M) with some affected individuals also exhibiting autistic traits [18–23]. </text:p>
          </table:table-cell>
          <table:table-cell office:value-type="string" calcext:value-type="string">
            <text:p>Though no clear evidence supports a link between variants in ALDH1A3 with autism, mouse studies show that lack of Aldh1a3 (Gene NC_000073.6) results in abnormal GABAergic neuronal differentiation in the forebrain basal ganglia [24]. Malfunctions in this inhibitory system have been found to be associated to mental disorders like ASD, schizophrenia and bipolar disorder [25,26].</text:p>
          </table:table-cell>
        </table:table-row>
        <table:table-row table:style-name="ro1">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This overexpression has also been reported in ASD children [32]. </text:p>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As ALDH1A3 is an enzyme responsible for Retinoic Acid (RA) synthesis, and FOXN1 has been found to regulated by RORA (gene involved in RA cascade) [17], together with RA’s major role in gene expression regulation during brain development [34], it was questioned if RA might possibly regulate ALDH1A3 and FOXN1 through RA receptors (RARs).</text:p>
          </table:table-cell>
        </table:table-row>
        <table:table-row table:style-name="ro1">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text:p>
          </table:table-cell>
          <table:table-cell office:value-type="string" calcext:value-type="string">
            <text:p>As ALDH1A3 is an enzyme responsible for Retinoic Acid (RA) synthesis, and FOXN1 has been found to regulated by RORA (gene involved in RA cascade) [17], together with RA’s major role in gene expression regulation during brain development [34], it was questioned if RA might possibly regulate ALDH1A3 and FOXN1 through RA receptors (RARs). Predicted RA Response Elements (RAREs) in the promoter regions of both genes where evaluated to be recognized by RARs, using C57BL/6J (B6) mice, in two developmental stages.</text:p>
          </table:table-cell>
        </table:table-row>
        <table:table-row table:style-name="ro1">
          <table:table-cell office:value-type="string" calcext:value-type="string">
            <text:p>PMC4564166</text:p>
          </table:table-cell>
          <table:table-cell office:value-type="string" calcext:value-type="string">
            <text:p>NM_006186.3</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1828" calcext:value-type="float">
            <text:p>601828</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string" calcext:value-type="string">
            <text:p>NC_000016.10</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5179" calcext:value-type="float">
            <text:p>605179</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5178" calcext:value-type="float">
            <text:p>605178</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ext:p>
          </table:table-cell>
          <table:table-cell office:value-type="string" calcext:value-type="string">
            <text:p>The insertion in GAS8-AS1 (Table 1) was analyzed using ESEfinder to determine if it might alter GAS8 gene (MIM:605178) splice since it is located in intron 2. </text:p>
          </table:table-cell>
          <table:table-cell office:value-type="string" calcext:value-type="string">
            <text:p>ESEfinder did not show any new probable splicing site for the Indel in GAS8-AS1 or even GAS8 (Table 2). Two non-synonymous de novo variants were uncovered in the affected child of family Fam07 within ADLH1A3 (RefSeq NM_000693: c.1514T&gt;C (p.I505T)) and FOXN1 (RefSeq NM_003593: c.146C&gt;T (p.S49L)) (Fig 1).</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ESEfinder did not show any new probable splicing site for the Indel in GAS8-AS1 or even GAS8 (Table 2). </text:p>
          </table:table-cell>
          <table:table-cell office:value-type="string" calcext:value-type="string">
            <text:p>Two non-synonymous de novo variants were uncovered in the affected child of family Fam07 within ADLH1A3 (RefSeq NM_000693: c.1514T&gt;C (p.I505T)) and FOXN1 (RefSeq NM_003593: c.146C&gt;T (p.S49L)) (Fig 1). </text:p>
          </table:table-cell>
          <table:table-cell office:value-type="string" calcext:value-type="string">
            <text:p>SIFT [50] predictions indicate that the FOXN1 alteration is harmful; while PolyPhen [51] and PROVEAN [52] predict that the SNV located in ADLH1A3 is deleterious (Table 2). The other two families: Fam02 and Fam09 did not reveal any de novo mutations on the affected probands.</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ESEfinder did not show any new probable splicing site for the Indel in GAS8-AS1 or even GAS8 (Table 2). </text:p>
          </table:table-cell>
          <table:table-cell office:value-type="string" calcext:value-type="string">
            <text:p>Two non-synonymous de novo variants were uncovered in the affected child of family Fam07 within ADLH1A3 (RefSeq NM_000693: c.1514T&gt;C (p.I505T)) and FOXN1 (RefSeq NM_003593: c.146C&gt;T (p.S49L)) (Fig 1). </text:p>
          </table:table-cell>
          <table:table-cell office:value-type="string" calcext:value-type="string">
            <text:p>SIFT [50] predictions indicate that the FOXN1 alteration is harmful; while PolyPhen [51] and PROVEAN [52] predict that the SNV located in ADLH1A3 is deleterious (Table 2). The other two families: Fam02 and Fam09 did not reveal any de novo mutations on the affected probands.</text:p>
          </table:table-cell>
        </table:table-row>
        <table:table-row table:style-name="ro1">
          <table:table-cell office:value-type="string" calcext:value-type="string">
            <text:p>PMC4591669</text:p>
          </table:table-cell>
          <table:table-cell office:value-type="string" calcext:value-type="string">
            <text:p>JU09071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U09073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0248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U09071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 identify highly similar sequences within the assembled contigs, each contig was used as query in a BLASTN search against all contigs with an e-value cutoff 10−100. </text:p>
          </table:table-cell>
          <table:table-cell office:value-type="string" calcext:value-type="string">
            <text:p>BLASTX searches for significant hits with an e-value &lt;10−15 were conducted against predicted peptides of peach (Peach v1.042), apple (Malus × domestica Genome v1.043), grape vine (Vitis vinifera 12X March 2010 release of the draft genome44), Arabidopsis (TAIR 10.045) and 25 previously assembled sweet cherry sequences29 (GenBank JU090712 to JU090733). </text:p>
          </table:table-cell>
          <table:table-cell office:value-type="string" calcext:value-type="string">
            <text:p>Results of these BLAST analyses were also referred to as ‘PAVE hits’. The sequence data were downloaded from Phytozome v.8.046 except for the sweet cherry sequences.</text:p>
          </table:table-cell>
        </table:table-row>
        <table:table-row table:style-name="ro1">
          <table:table-cell office:value-type="string" calcext:value-type="string">
            <text:p>PMC4591669</text:p>
          </table:table-cell>
          <table:table-cell office:value-type="string" calcext:value-type="string">
            <text:p>JU09073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 identify highly similar sequences within the assembled contigs, each contig was used as query in a BLASTN search against all contigs with an e-value cutoff 10−100. </text:p>
          </table:table-cell>
          <table:table-cell office:value-type="string" calcext:value-type="string">
            <text:p>BLASTX searches for significant hits with an e-value &lt;10−15 were conducted against predicted peptides of peach (Peach v1.042), apple (Malus × domestica Genome v1.043), grape vine (Vitis vinifera 12X March 2010 release of the draft genome44), Arabidopsis (TAIR 10.045) and 25 previously assembled sweet cherry sequences29 (GenBank JU090712 to JU090733). </text:p>
          </table:table-cell>
          <table:table-cell office:value-type="string" calcext:value-type="string">
            <text:p>Results of these BLAST analyses were also referred to as ‘PAVE hits’. The sequence data were downloaded from Phytozome v.8.046 except for the sweet cherry sequences.</text:p>
          </table:table-cell>
        </table:table-row>
        <table:table-row table:style-name="ro1">
          <table:table-cell office:value-type="string" calcext:value-type="string">
            <text:p>PMC4591669</text:p>
          </table:table-cell>
          <table:table-cell office:value-type="string" calcext:value-type="string">
            <text:p>PRJNA73727</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Unclassifiable</text:p>
          </table:table-cell>
          <table:table-cell office:value-type="string" calcext:value-type="string">
            <text:p>The version described in this paper is the first version, GAJZ01000000. </text:p>
          </table:table-cell>
          <table:table-cell office:value-type="string" calcext:value-type="string">
            <text:p>The data are part of BioProject PRJNA73727. </text:p>
          </table:table-cell>
          <table:table-cell/>
        </table:table-row>
        <table:table-row table:style-name="ro1">
          <table:table-cell office:value-type="string" calcext:value-type="string">
            <text:p>PMC4591669</text:p>
          </table:table-cell>
          <table:table-cell office:value-type="string" calcext:value-type="string">
            <text:p>P50694</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The most abundant contig by far was Pa_24402 with a FPKM sum of 523 781 over the 24 samples, or 4.2 million mapped reads total. </text:p>
          </table:table-cell>
          <table:table-cell office:value-type="string" calcext:value-type="string">
            <text:p>Its best B2G hit was GenBank accession P50694, a glucan endo-1,3-β-glucosidase or thaumatin-like protein, the most abundant soluble protein in the ripe sweet cherry fruit.59 Five other ‘Top 40’ contigs also had B2G hits to published P. avium sequences: Pa_11846 (P. avium allergen 1), Pa_29501 (non-specific lipid transfer protein), Pa_00414 (phenylalanine ammonia-lyase 1), Pa_21625 (thaumatin-like protein) and Pa_03818 (anthocyanidin 3-O-glucosyltransferase). </text:p>
          </table:table-cell>
          <table:table-cell office:value-type="string" calcext:value-type="string">
            <text:p>Altogether, based on the best hit descriptions, 11 of the 40 most abundant contigs represent proteins likely related to abiotic and biotic stresses, such as oxidative stress and responses to pathogens. Also, three further contigs described as putative transport proteins may also be associated with defense responses such as metallothionein-like proteins60 and lipid transport protein.61 The latter are predominantly expressed in surface tissues,61 including citrus and tomato fruit.26,27 While relevant in constitutive and acute stress responses, many stress defense proteins were proposed to have other, developmental functions as well.</text:p>
          </table:table-cell>
        </table:table-row>
        <table:table-row table:style-name="ro1">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office:value-type="string" calcext:value-type="string">
            <text:p>False</text:p>
          </table:table-cell>
          <table:table-cell office:value-type="string" calcext:value-type="string">
            <text:p>Use</text:p>
          </table:table-cell>
          <table:table-cell office:value-type="string" calcext:value-type="string">
            <text:p>The corresponding pectate lyase may be involved in cell wall loosening and rearrangement during the rapid cell fruit growth occurring at this time. </text:p>
          </table:table-cell>
          <table:table-cell office:value-type="string" calcext:value-type="string">
            <text:p>The finding is in line with the expression peak of the apple pectate lyase MdPL1 in growing apple.72 In our transcriptome, a total of eight contigs contained the pectate lyase/Amb allergen motif (IPR002022), four of which were predicted to represent full-length ORFs. </text:p>
          </table:table-cell>
          <table:table-cell office:value-type="string" calcext:value-type="string">
            <text:p>Three of these contigs were in cluster NG1: The above mentioned Pa_07062 (NG1-QT44), Pa_06731, and, in cluster NG1-QT18, Pa_03006. The latter one had two prominent expression maxima, 24 and 66 DAFB, while the former ones were not expressed during Stage III.</text:p>
          </table:table-cell>
        </table:table-row>
        <table:table-row table:style-name="ro1">
          <table:table-cell office:value-type="string" calcext:value-type="string">
            <text:p>PMC4591669</text:p>
          </table:table-cell>
          <table:table-cell office:value-type="string" calcext:value-type="string">
            <text:p>BG31962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latter one had two prominent expression maxima, 24 and 66 DAFB, while the former ones were not expressed during Stage III. </text:p>
          </table:table-cell>
          <table:table-cell office:value-type="string" calcext:value-type="string">
            <text:p>Interestingly, contig Pa_03006 was the best hit of a pectate lyase from sour cherry (PcPEL1, GenBank BG319625; 98% identity), which was highly expressed during the Stage III, and only slightly upregulated during Stage I in developing sour cherry.73 </text:p>
          </table:table-cell>
          <table:table-cell office:value-type="string" calcext:value-type="string">
            <text:p>In cluster NG1-QT42, with expression maxima between 3 and 17 DAFB, the most specific, over-represented terms were related to ribosomes and translation. This is consistent with the high cell division activity characteristic for Stage I. Over-represented GO terms among the 29 exocarp-specific contigs of this cluster were carboxylesterase and tyrosine decarboxylase activities (Supplementary Table S8, Supplementary Table S4).</text:p>
          </table:table-cell>
        </table:table-row>
        <table:table-row table:style-name="ro1">
          <table:table-cell office:value-type="string" calcext:value-type="string">
            <text:p>PMC4591669</text:p>
          </table:table-cell>
          <table:table-cell office:value-type="string" calcext:value-type="string">
            <text:p>JU09072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Notable contigs in cluster NG1-QT39 further included two putative transcription factors (an AP2 family member, Pa_00973 and an MYB family member, Pa_23194, best B2G hit MYB66), a putative (hemi)cellulase (Pa_10720) and a lipid transport protein (Pa_22556, best BG2 hit uncharacterized GPI-anchored protein). </text:p>
          </table:table-cell>
          <table:table-cell office:value-type="string" calcext:value-type="string">
            <text:p>The best PAVE hit of the latter contig was another assembled sweet cherry cDNA encoding a putative lipid transport protein, PaLTPG1 (GenBank JU090722), tentatively involved in cuticle deposition in sweet cherry fruit.29 Other exocarp-specific, putatively cuticle-related contigs in cluster NG1-QT39 included Pa_14044 and Pa_04572. </text:p>
          </table:table-cell>
          <table:table-cell/>
        </table:table-row>
        <table:table-row table:style-name="ro1">
          <table:table-cell office:value-type="string" calcext:value-type="string">
            <text:p>PMC4591669</text:p>
          </table:table-cell>
          <table:table-cell office:value-type="string" calcext:value-type="string">
            <text:p>IPR012392</text:p>
          </table:table-cell>
          <table:table-cell office:value-type="string" calcext:value-type="string">
            <text:p>Results</text:p>
          </table:table-cell>
          <table:table-cell office:value-type="string" calcext:value-type="string">
            <text:p>InterPro</text:p>
          </table:table-cell>
          <table:table-cell office:value-type="string" calcext:value-type="string">
            <text:p>False</text:p>
          </table:table-cell>
          <table:table-cell office:value-type="string" calcext:value-type="string">
            <text:p>Background</text:p>
          </table:table-cell>
          <table:table-cell office:value-type="string" calcext:value-type="string">
            <text:p>Exocarp-specific contigs with probable relevance for wax biosynthesis included Pa_00478 (best hit WAX2, or CER1), Pa_06166 (3-ketoacyl-CoA synthase 6) and the Top 40 contig Pa_29501 (non-specific lipid-transfer protein, allergen Pru av 3) in cluster NG1-QT28, and the unclustered contig Pa_08907 (3-ketoacyl-CoA synthase 19). </text:p>
          </table:table-cell>
          <table:table-cell office:value-type="string" calcext:value-type="string">
            <text:p>Contigs Pa_08907 and Pa_06166 were, together with Pa_01742 (NG1-QT43), the only three exocarp-specific contigs in Group 1F, which contained a full-length ORF and the InterPro motif very-long-chain 3-ketoacyl-CoA synthase (IPR012392), essential in wax biosynthesis. </text:p>
          </table:table-cell>
          <table:table-cell office:value-type="string" calcext:value-type="string">
            <text:p>Pa_08907 was present at much lower levels than the other two but, interestingly, its expression peaked at equal levels during Stage I and during Stage III, while the two major KCS transcripts were abundant mainly during Stage I. Based on the expression patterns, cluster NG1 was likely to contain most of the contigs with potential relevance to the process of our key interest, cuticle formation.</text:p>
          </table:table-cell>
        </table:table-row>
        <table:table-row table:style-name="ro1">
          <table:table-cell office:value-type="string" calcext:value-type="string">
            <text:p>PMC4591669</text:p>
          </table:table-cell>
          <table:table-cell office:value-type="string" calcext:value-type="string">
            <text:p>AY376878</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With Pa_06731 (NG1-QT43), it is the most abundant pectate lyase transcript in the sweet cherry fruit transcriptome. </text:p>
          </table:table-cell>
          <table:table-cell office:value-type="string" calcext:value-type="string">
            <text:p>It was the best hit of a ripening associated pectate lyase from apple (GenBank AY37687814) and the third best hit of the ripening associated pectate lyase PcPEL1 from sour cherry73 (best hit of PcPEL1 was Pa_03006, NG1-QT18; see above). </text:p>
          </table:table-cell>
          <table:table-cell office:value-type="string" calcext:value-type="string">
            <text:p>Contig Pa_14097 was more expressed in the exocarp than in the mesocarp (80 DAFB exocarp, 1161±43 FPKM; mesocarp, 245 FPKM), suggesting that in sweet cherry fruit, this ripening associated pectate lyase is mostly relevant for the expansion growth of the exocarp cells. Altogether, the pectate lyase/Amb allergen motif (IPR002022) was identified in eight contigs, four of which were also predicted to contain a full-length ORF.</text:p>
          </table:table-cell>
        </table:table-row>
        <table:table-row table:style-name="ro1">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office:value-type="string" calcext:value-type="string">
            <text:p>False</text:p>
          </table:table-cell>
          <table:table-cell office:value-type="string" calcext:value-type="string">
            <text:p>Use</text:p>
          </table:table-cell>
          <table:table-cell office:value-type="string" calcext:value-type="string">
            <text:p>Contig Pa_14097 was more expressed in the exocarp than in the mesocarp (80 DAFB exocarp, 1161±43 FPKM; mesocarp, 245 FPKM), suggesting that in sweet cherry fruit, this ripening associated pectate lyase is mostly relevant for the expansion growth of the exocarp cells. </text:p>
          </table:table-cell>
          <table:table-cell office:value-type="string" calcext:value-type="string">
            <text:p>Altogether, the pectate lyase/Amb allergen motif (IPR002022) was identified in eight contigs, four of which were also predicted to contain a full-length ORF. </text:p>
          </table:table-cell>
          <table:table-cell office:value-type="string" calcext:value-type="string">
            <text:p>Other contigs relevant for the cell wall architecture in cluster NG4-QT67 include Pa_09347 (best hit expansin) and Pa_44853 (probable rhamnose biosynthetic enzyme). Both contigs share with Pa_14097 the sharp peak in expression level 66 DAFB, consistent with functions in cell wall re-arrangements that enable the rapid expansion growth at this developmental stage.90 In addition to these cell wall-related contigs in cluster NG4-QT67, contig Pa_02283 (best hit cytidine triphosphate (CTP) synthase 1) also had a sharp expression peak 66 DAFB, with lower but still elevated expression from 73 to 87 DAFB.</text:p>
          </table:table-cell>
        </table:table-row>
        <table:table-row table:style-name="ro1">
          <table:table-cell office:value-type="string" calcext:value-type="string">
            <text:p>PMC4605685</text:p>
          </table:table-cell>
          <table:table-cell office:value-type="string" calcext:value-type="string">
            <text:p>GO:0015979</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5511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1602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50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53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5886</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94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367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6087</text:p>
          </table:table-cell>
          <table:table-cell office:value-type="string" calcext:value-type="string">
            <text:p>KR493382</text:p>
          </table:table-cell>
          <table:table-cell office:value-type="string" calcext:value-type="string">
            <text:p>Conclusion</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of the results indicated that the established plasmid is a convenient, rapid, and low-cost method for the routine detection of GM rice. </text:p>
          </table:table-cell>
          <table:table-cell office:value-type="string" calcext:value-type="string">
            <text:p>The sequence of pBJGMM001 is available from NCBI under accession number KR493382. </text:p>
          </table:table-cell>
          <table:table-cell/>
        </table:table-row>
        <table:table-row table:style-name="ro1">
          <table:table-cell office:value-type="string" calcext:value-type="string">
            <text:p>PMC4645203</text:p>
          </table:table-cell>
          <table:table-cell office:value-type="string" calcext:value-type="string">
            <text:p>CP012192</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genome sequence of Burkholderia sp. </text:p>
          </table:table-cell>
          <table:table-cell office:value-type="string" calcext:value-type="string">
            <text:p>HB-1 has been deposited in GenBank under the accession numbers CP012192 and CP012193. </text:p>
          </table:table-cell>
          <table:table-cell/>
        </table:table-row>
        <table:table-row table:style-name="ro1">
          <table:table-cell office:value-type="string" calcext:value-type="string">
            <text:p>PMC4645203</text:p>
          </table:table-cell>
          <table:table-cell office:value-type="string" calcext:value-type="string">
            <text:p>CP012193</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genome sequence of Burkholderia sp. </text:p>
          </table:table-cell>
          <table:table-cell office:value-type="string" calcext:value-type="string">
            <text:p>HB-1 has been deposited in GenBank under the accession numbers CP012192 and CP012193. </text:p>
          </table:table-cell>
          <table:table-cell/>
        </table:table-row>
        <table:table-row table:style-name="ro1">
          <table:table-cell office:value-type="string" calcext:value-type="string">
            <text:p>PMC4659210</text:p>
          </table:table-cell>
          <table:table-cell office:value-type="string" calcext:value-type="string">
            <text:p>GCA_000418415.1</text:p>
          </table:table-cell>
          <table:table-cell office:value-type="string" calcext:value-type="string">
            <text:p>Methods</text:p>
          </table:table-cell>
          <table:table-cell office:value-type="string" calcext:value-type="string">
            <text:p>GC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Generated sequence data was compared with two perciform fish genomes that have been publicly released: Thunnus orientalis (Pacific bluefin tuna; NCBI Assembly GCA_000418415.1;[25]), and Oreochromis niloticus (Nile tilapia, NCBI Assembly GCA_000188235.2). </text:p>
          </table:table-cell>
          <table:table-cell office:value-type="string" calcext:value-type="string">
            <text:p>The 133,062 contigs (684,497,465 bp) of T. orientalis and the 77,755 (927,696,114 bp) of O. niloticus genomes were downloaded and BLASTN [40] was used to search for similar transcripts. Default parameters were used for BLASTN searches, with the following exceptions to account for the divergence and short length of the sequences available: minimum alignment size 80 nt, minimum percentage of sequence identity 25 %, maximum e-value 0.001 and low complexity mask on.</text:p>
          </table:table-cell>
        </table:table-row>
        <table:table-row table:style-name="ro1">
          <table:table-cell office:value-type="string" calcext:value-type="string">
            <text:p>PMC4659210</text:p>
          </table:table-cell>
          <table:table-cell office:value-type="string" calcext:value-type="string">
            <text:p>GCA_000188235.2</text:p>
          </table:table-cell>
          <table:table-cell office:value-type="string" calcext:value-type="string">
            <text:p>Methods</text:p>
          </table:table-cell>
          <table:table-cell office:value-type="string" calcext:value-type="string">
            <text:p>GC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Generated sequence data was compared with two perciform fish genomes that have been publicly released: Thunnus orientalis (Pacific bluefin tuna; NCBI Assembly GCA_000418415.1;[25]), and Oreochromis niloticus (Nile tilapia, NCBI Assembly GCA_000188235.2). </text:p>
          </table:table-cell>
          <table:table-cell office:value-type="string" calcext:value-type="string">
            <text:p>The 133,062 contigs (684,497,465 bp) of T. orientalis and the 77,755 (927,696,114 bp) of O. niloticus genomes were downloaded and BLASTN [40] was used to search for similar transcripts. Default parameters were used for BLASTN searches, with the following exceptions to account for the divergence and short length of the sequences available: minimum alignment size 80 nt, minimum percentage of sequence identity 25 %, maximum e-value 0.001 and low complexity mask on.</text:p>
          </table:table-cell>
        </table:table-row>
        <table:table-row table:style-name="ro1">
          <table:table-cell office:value-type="string" calcext:value-type="string">
            <text:p>PMC4659210</text:p>
          </table:table-cell>
          <table:table-cell office:value-type="string" calcext:value-type="string">
            <text:p>E-MTAB-3412</text:p>
          </table:table-cell>
          <table:table-cell office:value-type="string" calcext:value-type="string">
            <text:p>Conclusion</text:p>
          </table:table-cell>
          <table:table-cell office:value-type="string" calcext:value-type="string">
            <text:p>ArrayExpress</text:p>
          </table:table-cell>
          <table:table-cell office:value-type="string" calcext:value-type="string">
            <text:p>False</text:p>
          </table:table-cell>
          <table:table-cell office:value-type="string" calcext:value-type="string">
            <text:p>Creation</text:p>
          </table:table-cell>
          <table:table-cell office:value-type="string" calcext:value-type="string">
            <text:p>The raw sequence data have been submitted to the EBI Sequence Read Archive (SRA) study PRJEB7253 (http://www.ebi.ac.uk/ena). </text:p>
          </table:table-cell>
          <table:table-cell office:value-type="string" calcext:value-type="string">
            <text:p>The microarray design and data are available in the EBI ArrayExpress database (www.ebi.ac.uk/arrayexpress) under accession numbers A-MTAB-553 and E-MTAB-3412, respectively. </text:p>
          </table:table-cell>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The parameters that were chosen from this server were the best tridimensional model that was generated, the prediction of the Enzyme Commission Number EC number and the gene ontology (GO) terms. </text:p>
          </table:table-cell>
          <table:table-cell office:value-type="string" calcext:value-type="string">
            <text:p>The tridimensional model that was generated was used for a structural alignment with the HsNMNAT-1 model (PDB ID: 1KQO) (Zhou et al. 2002), which was generated from the X-Ray Diffraction (XRD) database and registered on the PDB database (Bernstein et al. 1978). </text:p>
          </table:table-cell>
          <table:table-cell office:value-type="string" calcext:value-type="string">
            <text:p>This process was performed using UCSF Chimera v.1.8 software (Pettersen et al. 2004). T. cruzi culture and DNA extraction - T. cruziepimastigotes were cultured at 27ºC in Schneider medium (Sigma S9895) that was supplemented with 10% (v/v) foetal bovine serum (Gibco) (Baker &amp; Price 1973, Miralles et al. 2002).</text:p>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This figure shows a Rossmann fold, which is typical of proteins that bind to nucleotides (βαβαβ motif). </text:p>
          </table:table-cell>
          <table:table-cell office:value-type="string" calcext:value-type="string">
            <text:p>The three-dimensional model confirmed the secondary structure models that were predicted by the GORIV, PDH and PREDATOR algorithms. Fig. 2B shows a tridimensional alignment with the tertiary structure of the HsNMNAT (1KQO) as generated from XRD data. </text:p>
          </table:table-cell>
          <table:table-cell office:value-type="string" calcext:value-type="string">
            <text:p>Clear structural coincidences were evident in several α-helices and β-sheets of the overlapping proteins, which had an RMSD of 0.897 Å between 170 atom pairs. Fig. 2A:tertiary structure model of the nicotinamide mononucleotide adenylyltransferase of Trypanosoma cruzi (TcNMNAT) hypothetical sequence using the I-TASSER server. α-helices are shown in blue and β-sheets are shown in red.</text:p>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Fig. 2A:tertiary structure model of the nicotinamide mononucleotide adenylyltransferase of Trypanosoma cruzi (TcNMNAT) hypothetical sequence using the I-TASSER server. α-helices are shown in blue and β-sheets are shown in red. </text:p>
          </table:table-cell>
          <table:table-cell office:value-type="string" calcext:value-type="string">
            <text:p>The N-terminal methionine and C-terminal tyrosine residues are shown in black (C-score: -5 &lt; -0.70 &lt; 2, TM-score: 0.62 ± 0.14 &gt; 0.5, RMSD: 7.6 ± 4.3 Å); B: overlap of the TcNMNAT model with the tertiary structure of the HsNMNAT (1KQO) protein. </text:p>
          </table:table-cell>
          <table:table-cell office:value-type="string" calcext:value-type="string">
            <text:p>HsNMNAT is shown in yellow and TcNMNAT is shown in red and blue (RMSD between 170 atom pairs: 0.897 Å). Additionally, the I-TASSER server predicted the function of the protein.</text:p>
          </table:table-cell>
        </table:table-row>
        <table:table-row table:style-name="ro1">
          <table:table-cell office:value-type="string" calcext:value-type="string">
            <text:p>PMC4660618</text:p>
          </table:table-cell>
          <table:table-cell office:value-type="string" calcext:value-type="string">
            <text:p>GO:000552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60618</text:p>
          </table:table-cell>
          <table:table-cell office:value-type="string" calcext:value-type="string">
            <text:p>GO:0004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60618</text:p>
          </table:table-cell>
          <table:table-cell office:value-type="string" calcext:value-type="string">
            <text:p>GO:0000309</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78179</text:p>
          </table:table-cell>
          <table:table-cell office:value-type="string" calcext:value-type="string">
            <text:p>NCT01064622</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 trial information: NCT01064622. </text:p>
          </table:table-cell>
          <table:table-cell/>
        </table:table-row>
        <table:table-row table:style-name="ro1">
          <table:table-cell office:value-type="string" calcext:value-type="string">
            <text:p>PMC4682451</text:p>
          </table:table-cell>
          <table:table-cell office:value-type="float" office:value="120435" calcext:value-type="float">
            <text:p>120435</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text:p>
          </table:table-cell>
        </table:table-row>
        <table:table-row table:style-name="ro1">
          <table:table-cell office:value-type="string" calcext:value-type="string">
            <text:p>PMC4682451</text:p>
          </table:table-cell>
          <table:table-cell office:value-type="float" office:value="120436" calcext:value-type="float">
            <text:p>120436</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ext:p>
          </table:table-cell>
          <table:table-cell office:value-type="string" calcext:value-type="string">
            <text:p>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 In many cases, the functional and hence clinical significance of the sequence alterations, in particular single-nucleotide variants (SNVs) outside coding regions, is uncertain.</text:p>
          </table:table-cell>
        </table:table-row>
        <table:table-row table:style-name="ro1">
          <table:table-cell office:value-type="string" calcext:value-type="string">
            <text:p>PMC4682451</text:p>
          </table:table-cell>
          <table:table-cell office:value-type="float" office:value="609309" calcext:value-type="float">
            <text:p>609309</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ext:p>
          </table:table-cell>
          <table:table-cell office:value-type="string" calcext:value-type="string">
            <text:p>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 In many cases, the functional and hence clinical significance of the sequence alterations, in particular single-nucleotide variants (SNVs) outside coding regions, is uncertain.</text:p>
          </table:table-cell>
        </table:table-row>
        <table:table-row table:style-name="ro1">
          <table:table-cell office:value-type="string" calcext:value-type="string">
            <text:p>PMC4682451</text:p>
          </table:table-cell>
          <table:table-cell office:value-type="float" office:value="164757" calcext:value-type="float">
            <text:p>164757</text:p>
          </table:table-cell>
          <table:table-cell office:value-type="string" calcext:value-type="string">
            <text:p>Methods</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The c.-28A&gt;G and c.-7C&gt;T variants studied in this manuscript have been submitted to the LOVD database at http://www.lovd.nl/MLH1. </text:p>
          </table:table-cell>
          <table:table-cell office:value-type="string" calcext:value-type="string">
            <text:p>At the age of 38 years, Proband 32 had microsatellite-unstable colorectal cancer with wild-type BRAF (MIM #164757) and loss of MLH1 and PMS2 expression (as determined by immunohistochemistry). </text:p>
          </table:table-cell>
          <table:table-cell office:value-type="string" calcext:value-type="string">
            <text:p>Proband N was a 54-year-old woman who sought advice due to a family history of colorectal neoplasia (Fig. 1). Multiplex ligation-dependent PCR amplification (MLPA) was performed using a commercially available kit (MRC Holland, Amsterdam, The Netherlands).</text:p>
          </table:table-cell>
        </table:table-row>
        <table:table-row table:style-name="ro1">
          <table:table-cell office:value-type="string" calcext:value-type="string">
            <text:p>PMC4682451</text:p>
          </table:table-cell>
          <table:table-cell office:value-type="float" office:value="600259" calcext:value-type="float">
            <text:p>600259</text:p>
          </table:table-cell>
          <table:table-cell office:value-type="string" calcext:value-type="string">
            <text:p>Method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Multiplex ligation-dependent PCR amplification (MLPA) was performed using a commercially available kit (MRC Holland, Amsterdam, The Netherlands). </text:p>
          </table:table-cell>
          <table:table-cell office:value-type="string" calcext:value-type="string">
            <text:p>No copy-number alterations were identified in any exons of the MLH1, PMS2 (MIM #600259), MSH2, and MSH6 (MIM #600678) genes in either proband. </text:p>
          </table:table-cell>
          <table:table-cell office:value-type="string" calcext:value-type="string">
            <text:p>Sequence alterations across the MLH1 and PMS2 genes were further assessed using long-range PCR and Sanger sequencing. No sequence alterations were detected in the MLH1 or PMS2 genes except for the c.-28A&gt;G and c.-7C&gt;T heterozygous variants in the MLH1 5′UTR.</text:p>
          </table:table-cell>
        </table:table-row>
        <table:table-row table:style-name="ro1">
          <table:table-cell office:value-type="string" calcext:value-type="string">
            <text:p>PMC4682451</text:p>
          </table:table-cell>
          <table:table-cell office:value-type="float" office:value="600678" calcext:value-type="float">
            <text:p>600678</text:p>
          </table:table-cell>
          <table:table-cell office:value-type="string" calcext:value-type="string">
            <text:p>Method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Multiplex ligation-dependent PCR amplification (MLPA) was performed using a commercially available kit (MRC Holland, Amsterdam, The Netherlands). </text:p>
          </table:table-cell>
          <table:table-cell office:value-type="string" calcext:value-type="string">
            <text:p>No copy-number alterations were identified in any exons of the MLH1, PMS2 (MIM #600259), MSH2, and MSH6 (MIM #600678) genes in either proband. </text:p>
          </table:table-cell>
          <table:table-cell office:value-type="string" calcext:value-type="string">
            <text:p>Sequence alterations across the MLH1 and PMS2 genes were further assessed using long-range PCR and Sanger sequencing. No sequence alterations were detected in the MLH1 or PMS2 genes except for the c.-28A&gt;G and c.-7C&gt;T heterozygous variants in the MLH1 5′UTR.</text:p>
          </table:table-cell>
        </table:table-row>
        <table:table-row table:style-name="ro1">
          <table:table-cell office:value-type="string" calcext:value-type="string">
            <text:p>PMC4682451</text:p>
          </table:table-cell>
          <table:table-cell office:value-type="float" office:value="138120" calcext:value-type="float">
            <text:p>138120</text:p>
          </table:table-cell>
          <table:table-cell office:value-type="string" calcext:value-type="string">
            <text:p>Method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M.CviPI enzyme methylates accessible DNA at GpC sites, whereas nucleosome-bound DNA is inaccessible and remains refractory to GpC methylation. </text:p>
          </table:table-cell>
          <table:table-cell office:value-type="string" calcext:value-type="string">
            <text:p>The promoter of the HSPA5 (MIM #138120) gene, known to be nucleosome free and accessible, was used as a control for GpC methyltransferase M.CviPl in each sample examined. </text:p>
          </table:table-cell>
          <table:table-cell office:value-type="string" calcext:value-type="string">
            <text:p>GpCpG sites were excluded from analysis. Nucleosome occupancy was defined as a region ≥150 bp that was inaccessible to M.CviPI.</text:p>
          </table:table-cell>
        </table:table-row>
        <table:table-row table:style-name="ro1">
          <table:table-cell office:value-type="string" calcext:value-type="string">
            <text:p>PMC4682451</text:p>
          </table:table-cell>
          <table:table-cell office:value-type="float" office:value="193040" calcext:value-type="float">
            <text:p>193040</text:p>
          </table:table-cell>
          <table:table-cell office:value-type="string" calcext:value-type="string">
            <text:p>Discuss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The VILL c.1164del1 frameshift variant has a MAF of only 0.00008 and is therefore a more recent genetic event within this haplotype. </text:p>
          </table:table-cell>
          <table:table-cell office:value-type="string" calcext:value-type="string">
            <text:p>The function of VILL is unknown but its homology with the VIL1 (villin [MIM #193040]) gene suggests it may play a role in regulating the actin cytoskeleton and the formation of microvilli at the epithelial surface of the gut. </text:p>
          </table:table-cell>
          <table:table-cell office:value-type="string" calcext:value-type="string">
            <text:p>The presence of a constitutional frameshift variant in VILL in Proband 32 raised the possibility that it might explain early-onset cancer. However, this variant is unlikely to be the cause of cancer predisposition because it was absent in Family N in which the c.-28A&gt;G and c.-7C&gt;T variants cosegregated.</text:p>
          </table:table-cell>
        </table:table-row>
        <table:table-row table:style-name="ro1">
          <table:table-cell office:value-type="string" calcext:value-type="string">
            <text:p>PMC4683778</text:p>
          </table:table-cell>
          <table:table-cell office:value-type="string" calcext:value-type="string">
            <text:p>NM_205252</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Source:RefSeq mRNA;Acc:NM_001004396]BT28-20DDX42Gallus gallus DEAD (Asp-Glu-Ala-Asp) box polypeptide 42 (DDX42), mRNA.</text:p>
          </table:table-cell>
        </table:table-row>
        <table:table-row table:style-name="ro1">
          <table:table-cell office:value-type="string" calcext:value-type="string">
            <text:p>PMC4683778</text:p>
          </table:table-cell>
          <table:table-cell office:value-type="string" calcext:value-type="string">
            <text:p>NM_001277637</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text:p>
          </table:table-cell>
          <table:table-cell office:value-type="string" calcext:value-type="string">
            <text:p>[Source:RefSeq mRNA;Acc:NM_001004396]BT28-20DDX42Gallus gallus DEAD (Asp-Glu-Ala-Asp) box polypeptide 42 (DDX42), mRNA. [Source:RefSeq mRNA;Acc:NM_001030926]DigestibilityMED31Mediator complex subunit 31 [Source:HGNC Symbol;Acc:HGNC:24260]Breast yieldMRPL42Mitochondrial ribosomal protein L42 [Source:HGNC Symbol;Acc:HGNC:14493]Disruption of progression through the cell cycleBT22 &amp; BT28TBX6Gallus gallus T-box 6 (TBX6), mRNA.</text:p>
          </table:table-cell>
        </table:table-row>
        <table:table-row table:style-name="ro1">
          <table:table-cell office:value-type="string" calcext:value-type="string">
            <text:p>PMC4683778</text:p>
          </table:table-cell>
          <table:table-cell office:value-type="string" calcext:value-type="string">
            <text:p>NM_001012844</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06330]BT28-20STRADAGallus gallus STE20-related kinase adaptor alpha (STRADA), mRNA. </text:p>
          </table:table-cell>
          <table:table-cell office:value-type="string" calcext:value-type="string">
            <text:p>[Source:RefSeq mRNA;Acc:NM_001012844]DigestibilityKIAA0753KIAA0753 [Source:HGNC Symbol;Acc:HGNC:29110]Increase protein degradation by ubiquitinationBW21MARCH5Gallus gallus membrane-associated ring finger (C3HC4) 5 (MARCH5), mRNA. </text:p>
          </table:table-cell>
          <table:table-cell office:value-type="string" calcext:value-type="string">
            <text:p>[Source:RefSeq mRNA;Acc:NM_001012906]BW28PCGF5Gallus gallus polycomb group ring finger 5 (PCGF5), mRNA. [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text:p>
          </table:table-cell>
        </table:table-row>
        <table:table-row table:style-name="ro1">
          <table:table-cell office:value-type="string" calcext:value-type="string">
            <text:p>PMC4683778</text:p>
          </table:table-cell>
          <table:table-cell office:value-type="string" calcext:value-type="string">
            <text:p>NM_001277361</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12906]BW28PCGF5Gallus gallus polycomb group ring finger 5 (PCGF5), mRNA. </text:p>
          </table:table-cell>
          <table:table-cell office:value-type="string" calcext:value-type="string">
            <text:p>[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 </text:p>
          </table:table-cell>
          <table:table-cell/>
        </table:table-row>
        <table:table-row table:style-name="ro1">
          <table:table-cell office:value-type="string" calcext:value-type="string">
            <text:p>PMC4683778</text:p>
          </table:table-cell>
          <table:table-cell office:value-type="string" calcext:value-type="string">
            <text:p>HGNC:2363</text:p>
          </table:table-cell>
          <table:table-cell office:value-type="string" calcext:value-type="string">
            <text:p>Results</text:p>
          </table:table-cell>
          <table:table-cell office:value-type="string" calcext:value-type="string">
            <text:p>HGNC</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06163]BT20NT5 M5′,3′-nucleotidase, mitochondrial [Source:HGNC Symbol;Acc:HGNC:15769]BT20RASD1Gallus gallus RAS, dexamethasone-induced 1 (RASD1), mRNA. </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Source:RefSeq mRNA;Acc:NM_001030748]GlucoseBW21IDEInsulin-degrading enzyme [Source:HGNC Symbol;Acc:HGNC:5381]BW28TNKS2Gallus gallus tankyrase, TRF1-interacting ankyrin-related ADP-ribose polymerase 2 (TNKS2), mRNA.</text:p>
          </table:table-cell>
        </table:table-row>
        <table:table-row table:style-name="ro1">
          <table:table-cell office:value-type="string" calcext:value-type="string">
            <text:p>PMC4683778</text:p>
          </table:table-cell>
          <table:table-cell office:value-type="string" calcext:value-type="string">
            <text:p>HGNC:6855</text:p>
          </table:table-cell>
          <table:table-cell office:value-type="string" calcext:value-type="string">
            <text:p>Results</text:p>
          </table:table-cell>
          <table:table-cell office:value-type="string" calcext:value-type="string">
            <text:p>HGNC</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06163]BT20NT5 M5′,3′-nucleotidase, mitochondrial [Source:HGNC Symbol;Acc:HGNC:15769]BT20RASD1Gallus gallus RAS, dexamethasone-induced 1 (RASD1), mRNA. </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Source:RefSeq mRNA;Acc:NM_001030748]GlucoseBW21IDEInsulin-degrading enzyme [Source:HGNC Symbol;Acc:HGNC:5381]BW28TNKS2Gallus gallus tankyrase, TRF1-interacting ankyrin-related ADP-ribose polymerase 2 (TNKS2), mRNA.</text:p>
          </table:table-cell>
        </table:table-row>
        <table:table-row table:style-name="ro1">
          <table:table-cell office:value-type="string" calcext:value-type="string">
            <text:p>PMC4683778</text:p>
          </table:table-cell>
          <table:table-cell office:value-type="string" calcext:value-type="string">
            <text:p>NM_001079504</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Source:RefSeq mRNA;Acc:NM_204341]Disruption of cytoskeletonBW21KIF11Gallus gallus kinesin family member 11 (KIF11), mRNA.</text:p>
          </table:table-cell>
        </table:table-row>
        <table:table-row table:style-name="ro1">
          <table:table-cell office:value-type="string" calcext:value-type="string">
            <text:p>PMC4683778</text:p>
          </table:table-cell>
          <table:table-cell office:value-type="string" calcext:value-type="string">
            <text:p>NM_001030748</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Source:RefSeq mRNA;Acc:NM_001031230]Free radical damageBT22GSTT1Gallus gallus glutathione S-transferase theta 1 (GSTT1), mRNA.</text:p>
          </table:table-cell>
        </table:table-row>
        <table:table-row table:style-name="ro1">
          <table:table-cell office:value-type="string" calcext:value-type="string">
            <text:p>PMC4683778</text:p>
          </table:table-cell>
          <table:table-cell office:value-type="string" calcext:value-type="string">
            <text:p>NM_204341</text:p>
          </table:table-cell>
          <table:table-cell office:value-type="string" calcext:value-type="string">
            <text:p>Results</text:p>
          </table:table-cell>
          <table:table-cell office:value-type="string" calcext:value-type="string">
            <text:p>RefSeq</text:p>
          </table:table-cell>
          <table:table-cell office:value-type="string" calcext:value-type="string">
            <text:p>False</text:p>
          </table:table-cell>
          <table:table-cell office:value-type="string" calcext:value-type="string">
            <text:p>Unclassifiable</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text:p>
          </table:table-cell>
          <table:table-cell office:value-type="string" calcext:value-type="string">
            <text:p>[Source:RefSeq mRNA;Acc:NM_001031230]Free radical damageBT22GSTT1Gallus gallus glutathione S-transferase theta 1 (GSTT1), mRNA. [Source:RefSeq mRNA;Acc:NM_205365]DigestibilityTXNDC17Thioredoxin domain containing 17 [Source:HGNC Symbol;Acc:HGNC:28218]Blood vessel developmentBT28-20ACEGallus gallus angiotensin I converting enzyme (peptidyl-dipeptidase A) 1 (ACE), mRNA.</text:p>
          </table:table-cell>
        </table:table-row>
        <table:table-row table:style-name="ro1">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Results indicated reduced exposure to many potentially harmful constituents found in cigarette smoke following product switching. </text:p>
          </table:table-cell>
          <table:table-cell office:value-type="string" calcext:value-type="string">
            <text:p>Findings support differences in exposure from the use of various tobacco products and are relevant to the understanding of a risk continuum among tobacco products (ClinicalTrials.gov Identifier: NCT02061917). </text:p>
          </table:table-cell>
          <table:table-cell/>
        </table:table-row>
        <table:table-row table:style-name="ro1">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Additionally, these biomarkers account for variations in smoking behaviors among consumers (e.g. puff number, puff volume, puff frequency), unlike the easily quantified and standardized machine-generated mainstream smoke constituent yields (Borgerding &amp; Klus, 2005). </text:p>
          </table:table-cell>
          <table:table-cell office:value-type="string" calcext:value-type="string">
            <text:p>A randomized, multi-center study of adult cigarette smokers switched to tobacco-heating cigarettes, snus or ultra-low machine yield tobacco-burning cigarettes was conducted (ClinicalTrials.gov Identifier: NCT02061917) (Ogden et al., 2015b). </text:p>
          </table:table-cell>
          <table:table-cell office:value-type="string" calcext:value-type="string">
            <text:p>Subjects’ experience with the randomized product was followed for 24 weeks. A group of never smokers was included for baseline comparisons.</text:p>
          </table:table-cell>
        </table:table-row>
        <table:table-row table:style-name="ro1">
          <table:table-cell office:value-type="string" calcext:value-type="string">
            <text:p>PMC4722945</text:p>
          </table:table-cell>
          <table:table-cell office:value-type="string" calcext:value-type="string">
            <text:p>NCT01994746</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Exclusion criteria included history of a severe hypoglycemic episode in the month prior to enrollment, pheochromocytoma, or insulinoma; history of seizure disorder; cardiovascular, liver, or kidney disease; use of a β-blocker; or consumption of three or more alcoholic beverages daily. </text:p>
          </table:table-cell>
          <table:table-cell office:value-type="string" calcext:value-type="string">
            <text:p>Additional protocol details are available at ClinicalTrials.gov (NCT01994746). </text:p>
          </table:table-cell>
          <table:table-cell office:value-type="string" calcext:value-type="string">
            <text:p>The Institutional Review Board of each participating institution approved the study protocol, and all participants provided written informed consent. Enrolled participants underwent two glucagon dosing visits, scheduled 1–4 weeks apart.</text:p>
          </table:table-cell>
        </table:table-row>
        <table:table-row table:style-name="ro1">
          <table:table-cell office:value-type="string" calcext:value-type="string">
            <text:p>PMC4722945</text:p>
          </table:table-cell>
          <table:table-cell office:value-type="string" calcext:value-type="string">
            <text:p>NCT01994746</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 trial reg. no. NCT01994746, clinicaltrials.gov. </text:p>
          </table:table-cell>
          <table:table-cell/>
        </table:table-row>
        <table:table-row table:style-name="ro1">
          <table:table-cell office:value-type="string" calcext:value-type="string">
            <text:p>PMC4724163</text:p>
          </table:table-cell>
          <table:table-cell office:value-type="string" calcext:value-type="string">
            <text:p>KT594769</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genome of MaHV-1 is the first metatherian herpesvirus to be sequenced. </text:p>
          </table:table-cell>
          <table:table-cell office:value-type="string" calcext:value-type="string">
            <text:p>Excluding the genomic termini, which remained unresolved, the final genome length of MaHV-1 was approximately 140.1 kbp (Fig. 1) [GenBank:KT594769], larger than previously predicted. </text:p>
          </table:table-cell>
          <table:table-cell office:value-type="string" calcext:value-type="string">
            <text:p>This difference appears to be due to a larger than predicted inverted repeat region [15]. This included a 98.8 kbp UL region and a 15.3 kbp US region flanked by 13 kbp inverted repeat sequences (IRS/TRS).</text:p>
          </table:table-cell>
        </table:table-row>
        <table:table-row table:style-name="ro1">
          <table:table-cell office:value-type="string" calcext:value-type="string">
            <text:p>PMC4724163</text:p>
          </table:table-cell>
          <table:table-cell office:value-type="string" calcext:value-type="string">
            <text:p>BAP0070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Comparison of other viral core genes yielded similar clustering patterns. </text:p>
          </table:table-cell>
          <table:table-cell office:value-type="string" calcext:value-type="string">
            <text:p>Comparison of the MaHV-1 UL27 and UL30 ORFs with those of the recently sequenced fruit bat herpesvirus 1 (FbHV-1) [GenBank:BAP00706 and GenBank:YP_009042092; UL27 and UL30, respectively] showed that these ORFs shared 71 and 67 % pairwise aa identity, respectively (83 and 78 % aa similarity). </text:p>
          </table:table-cell>
          <table:table-cell office:value-type="string" calcext:value-type="string">
            <text:p>This similarity is comparable to that seen between MaHV-1 and HHV-1/HHV-2 (Table 1 and Fig. 2), which may offer some insight into their evolutionary relationship, for example, may suggest transmission of herpesviruses from primates to bats, and then to marsupials.</text:p>
          </table:table-cell>
        </table:table-row>
        <table:table-row table:style-name="ro1">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Sequencing was carried out using a 300 cycle V2 SBS kit (Illumina, Inc.) in paired-end 150 bp format. </text:p>
          </table:table-cell>
          <table:table-cell office:value-type="string" calcext:value-type="string">
            <text:p>Over 350 Mbp of sequence data were obtained from 2.69 million paired reads with a mean length of 137 bp (standard deviation of 26.3) and were submitted to the Short Read Archive [SRA:SRP067309]. </text:p>
          </table:table-cell>
          <table:table-cell office:value-type="string" calcext:value-type="string">
            <text:p>Reads were trimmed to an error probability limit of 0.5 % and de novo assembly was performed using medium-low default sensitivity settings on the bioinformatics package Geneious version 6.1.7 [37] (Biomatters Ltd). This yielded four large contigs (52.6 kbp, 37.3 kbp, 14.9 kbp and 17 kbp) with consensus sequences that corresponded to herpesvirus sequence, according to Blastx and Blastn searches of GenBank databases [38, 39].</text:p>
          </table:table-cell>
        </table:table-row>
        <table:table-row table:style-name="ro1">
          <table:table-cell office:value-type="string" calcext:value-type="string">
            <text:p>PMC4724163</text:p>
          </table:table-cell>
          <table:table-cell office:value-type="string" calcext:value-type="string">
            <text:p>AY04853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ese consensus sequences were used as references in further assemblies, where reads were reiteratively mapped until there was no further contig extension. </text:p>
          </table:table-cell>
          <table:table-cell office:value-type="string" calcext:value-type="string">
            <text:p>Previously published MaHV-1 genome sequence data [GenBank:AY048539, GenBank:AF188480] was used to aid scaffold construction. </text:p>
          </table:table-cell>
          <table:table-cell office:value-type="string" calcext:value-type="string">
            <text:p>Medium and high sensitivity default settings with a minimum of 90–95 % overlap identity in Geneious version 6.1.7 were used in these assemblies. Prediction of open reading frames (ORFs) using Glimmer3 was restricted to those larger than 240 bp, and ORF annotations were determined by Blastx and Blastn searching against the NCBI non-redundant protein and nucleotide databases, respectively [38, 39].</text:p>
          </table:table-cell>
        </table:table-row>
        <table:table-row table:style-name="ro1">
          <table:table-cell office:value-type="string" calcext:value-type="string">
            <text:p>PMC4724163</text:p>
          </table:table-cell>
          <table:table-cell office:value-type="string" calcext:value-type="string">
            <text:p>AF18848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ese consensus sequences were used as references in further assemblies, where reads were reiteratively mapped until there was no further contig extension. </text:p>
          </table:table-cell>
          <table:table-cell office:value-type="string" calcext:value-type="string">
            <text:p>Previously published MaHV-1 genome sequence data [GenBank:AY048539, GenBank:AF188480] was used to aid scaffold construction. </text:p>
          </table:table-cell>
          <table:table-cell office:value-type="string" calcext:value-type="string">
            <text:p>Medium and high sensitivity default settings with a minimum of 90–95 % overlap identity in Geneious version 6.1.7 were used in these assemblies. Prediction of open reading frames (ORFs) using Glimmer3 was restricted to those larger than 240 bp, and ORF annotations were determined by Blastx and Blastn searching against the NCBI non-redundant protein and nucleotide databases, respectively [38, 39].</text:p>
          </table:table-cell>
        </table:table-row>
        <table:table-row table:style-name="ro1">
          <table:table-cell office:value-type="string" calcext:value-type="string">
            <text:p>PMC4724163</text:p>
          </table:table-cell>
          <table:table-cell office:value-type="string" calcext:value-type="string">
            <text:p>KT59476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vailability of supporting data </text:p>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text:p>
          </table:table-cell>
        </table:table-row>
        <table:table-row table:style-name="ro1">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 </text:p>
          </table:table-cell>
          <table:table-cell/>
        </table:table-row>
        <table:table-row table:style-name="ro1">
          <table:table-cell office:value-type="string" calcext:value-type="string">
            <text:p>PMC4732286</text:p>
          </table:table-cell>
          <table:table-cell office:value-type="string" calcext:value-type="string">
            <text:p>GSE50393</text:p>
          </table:table-cell>
          <table:table-cell office:value-type="string" calcext:value-type="string">
            <text:p>Result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Identification of downstream targets of CHIR and LIF in mESCs </text:p>
          </table:table-cell>
          <table:table-cell office:value-type="string" calcext:value-type="string">
            <text:p>To screen the possible shared targets of the Wnt/β-catenin and LIF–Stat3 signaling pathways, we performed a DNA microarray analysis in mESCs treated with or without CHIR (GEO Number: GSE50393). </text:p>
          </table:table-cell>
          <table:table-cell office:value-type="string" calcext:value-type="string">
            <text:p>We then looked for genes that were upregulated by 1.5 times or greater by CHIR treatment or by Stat3 stimulation (Bourillot et al., 2009). From this comparison, two common targets emerged: Trh and Sp5 (Fig. 1A).</text:p>
          </table:table-cell>
        </table:table-row>
        <table:table-row table:style-name="ro1">
          <table:table-cell office:value-type="string" calcext:value-type="string">
            <text:p>PMC4732286</text:p>
          </table:table-cell>
          <table:table-cell office:value-type="string" calcext:value-type="string">
            <text:p>GSE50393</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nd details of the method for the DNA microarray analysis are available in the Gene Expression Omnibus under accession number GSE50393. </text:p>
          </table:table-cell>
          <table:table-cell/>
        </table:table-row>
        <table:table-row table:style-name="ro1">
          <table:table-cell office:value-type="string" calcext:value-type="string">
            <text:p>PMC4748402</text:p>
          </table:table-cell>
          <table:table-cell office:value-type="string" calcext:value-type="string">
            <text:p>3R5N</text:p>
          </table:table-cell>
          <table:table-cell office:value-type="string" calcext:value-type="string">
            <text:p>Article</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 pharmacophore model is a 3D arrangement of physicochemical features (e.g., hydrogen bond donor/acceptor, hydrophobic area, aromatic ring) that represents the key interactions between a ligand molecule and its target protein. </text:p>
          </table:table-cell>
          <table:table-cell office:value-type="string" calcext:value-type="string">
            <text:p>As an example, the chemical interaction pattern that defines the interaction of magnolol with the binding site of PPARγ (PDB 3R5N) is presented in Fig. 2A [for more details about the significance of this example the reader is referred to (Zhang et al., 2011) and (Fakhrudin et al., 2010)]. </text:p>
          </table:table-cell>
          <table:table-cell office:value-type="string" calcext:value-type="string">
            <text:p>3D-multiconformational compound libraries can be screened against a pharmacophore model to retrieve molecules that map the pharmacophore features and consequently have a high likelihood of being active on the target. Depending on the target, this method can achieve success rates between 2 and 30% (Hein et al., 2010).</text:p>
          </table:table-cell>
        </table:table-row>
        <table:table-row table:style-name="ro1">
          <table:table-cell office:value-type="string" calcext:value-type="string">
            <text:p>PMC4748402</text:p>
          </table:table-cell>
          <table:table-cell office:value-type="string" calcext:value-type="string">
            <text:p>3R5N</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As indicated, the used search keywords were plant chemistry, plant pharmacology, plant natural product, plant compound, plant drug discovery, plant bioactivity, and the total number of PubMed publications per year was retrieved by search with the symbol *. The trend analysis reveals that the increase of PubMed citations in the target areas is faster than the increase in the total number of annual PubMed citations (indicated by the steeper slopes of the respective trend lines). </text:p>
          </table:table-cell>
          <table:table-cell office:value-type="string" calcext:value-type="string">
            <text:p>(A) Two molecules of magnolol concomitantly occupying the binding site of PPARγ (PDB 3R5N) are shown, with the chemical interaction pattern that defines the activity of the molecules depicted. </text:p>
          </table:table-cell>
          <table:table-cell office:value-type="string" calcext:value-type="string">
            <text:p>Yellow spheres represent hydrophobic interactions, red and green arrows mark hydrogen bond acceptor and donor atoms. This interaction pattern may be converted into a structure-based pharmacophore model and used for virtual screening.</text:p>
          </table:table-cell>
        </table:table-row>
        <table:table-row table:style-name="ro1">
          <table:table-cell office:value-type="string" calcext:value-type="string">
            <text:p>PMC4762546</text:p>
          </table:table-cell>
          <table:table-cell office:value-type="string" calcext:value-type="string">
            <text:p>JQ315225</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Design/Inspire</text:p>
          </table:table-cell>
          <table:table-cell office:value-type="string" calcext:value-type="string">
            <text:p>Polymerase chain reaction </text:p>
          </table:table-cell>
          <table:table-cell office:value-type="string" calcext:value-type="string">
            <text:p>Based on cytochrome oxidase subunit I sequences of I. hookeri available in GenBank (JQ315225.1), we designed primers and a Taqman probe for Real-Time PCR to specifically detect I. hookeri: Iphag583f 5′-TTGCTGTTCCAACAGGAGTAAA-3′ and Iphag820r 5′-CAAAAAATTGCAAAAACTGC-3′ and probe Iphag612s 6FAM®-AGATGATAAGCTTCAATAAATGGAA-TAMRA®. </text:p>
          </table:table-cell>
          <table:table-cell office:value-type="string" calcext:value-type="string">
            <text:p>DNA extracted from I. hookeri (obtained from parasitized I. ricinus nymphs in 2013) served as a positive control when using the primers and probe targeting parasitoid DNA in ticks. The set of primers/probe was verified for specificity with 30 negative controls (DNAs extracted from 20 bacterial, 5 arthropod and 5 vertebrate species).</text:p>
          </table:table-cell>
        </table:table-row>
        <table:table-row table:style-name="ro1">
          <table:table-cell office:value-type="string" calcext:value-type="string">
            <text:p>PMC4779890</text:p>
          </table:table-cell>
          <table:table-cell office:value-type="string" calcext:value-type="string">
            <text:p>GSE1048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raw expression data are available at Gene Expression Omnibus (GEO) (Identifier: GSE10482). </text:p>
          </table:table-cell>
          <table:table-cell office:value-type="string" calcext:value-type="string">
            <text:p>Using normalized data significantly activated or repressed genes were selected by Rank Products analyses (Breitling et al., 2004). The number of random permutations used for estimation of false discovery rates (FDR) was 5.</text:p>
          </table:table-cell>
        </table:table-row>
        <table:table-row table:style-name="ro1">
          <table:table-cell office:value-type="string" calcext:value-type="string">
            <text:p>PMC4835728</text:p>
          </table:table-cell>
          <table:table-cell office:value-type="string" calcext:value-type="string">
            <text:p>LGSG0100000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728</text:p>
          </table:table-cell>
          <table:table-cell office:value-type="string" calcext:value-type="string">
            <text:p>LGSF0100000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728</text:p>
          </table:table-cell>
          <table:table-cell office:value-type="string" calcext:value-type="string">
            <text:p>LGSE01000000</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854</text:p>
          </table:table-cell>
          <table:table-cell office:value-type="string" calcext:value-type="string">
            <text:p>NCT02217475</text:p>
          </table:table-cell>
          <table:table-cell office:value-type="string" calcext:value-type="string">
            <text:p>Result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Simultaneous CCR2/5 antagonism abrogates age-related response to injury </text:p>
          </table:table-cell>
          <table:table-cell office:value-type="string" calcext:value-type="string">
            <text:p>In order to abrogate this response, we treated aged TBI mice with cenicriviroc (CVC), a potent, oral, dual-antagonist of CCR2/5, which is currently being evaluated in a phase 2 clinical trial in adults with non-alcoholic fatty liver disease and liver fibrosis (NCT02217475). </text:p>
          </table:table-cell>
          <table:table-cell office:value-type="string" calcext:value-type="string">
            <text:p>Separate cohorts of aged TBI animals were treated with either vehicle or CVC twice daily several hours after injury (Fig. 5a).</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Methods</text:p>
          </table:table-cell>
          <table:table-cell office:value-type="string" calcext:value-type="string">
            <text:p>Pfam</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Protein sequences containing repeating pentapeptide-2 (PF01469) domains and an N-terminal PPE domain (PF00823) were aligned using MUSCLE [19] with 16 iterations. </text:p>
          </table:table-cell>
          <table:table-cell office:value-type="string" calcext:value-type="string">
            <text:p>Only the PPE domain is used to avoid bias due to repeat related length variation. Phylogenetic and molecular evolutionary analyses were conducted using MEGA version 6 [20].</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Methods</text:p>
          </table:table-cell>
          <table:table-cell office:value-type="string" calcext:value-type="string">
            <text:p>Pfam</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Protein sequences containing repeating pentapeptide-2 (PF01469) domains and an N-terminal PPE domain (PF00823) were aligned using MUSCLE [19] with 16 iterations. </text:p>
          </table:table-cell>
          <table:table-cell office:value-type="string" calcext:value-type="string">
            <text:p>Only the PPE domain is used to avoid bias due to repeat related length variation. Phylogenetic and molecular evolutionary analyses were conducted using MEGA version 6 [20].</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Phylogenetic tree showing the evolutionary relationship between protein sequences containing both pentapeptide-2 domain (PF01469) repeats and a PPE domain (PF00823). </text:p>
          </table:table-cell>
          <table:table-cell office:value-type="string" calcext:value-type="string">
            <text:p>The domain architecture is shown in the outer circle where the red horizontal hexagon represents the PPE domain, blue vertical hexagons are pentapeptide-2 domains, the green rectangles are a conserved motif (see S1 Fig) that we use to trace cassette expansions. Edges with a bootstrap value above 80 are marked with a dot.</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Phylogenetic tree showing the evolutionary relationship between protein sequences containing both pentapeptide-2 domain (PF01469) repeats and a PPE domain (PF00823). </text:p>
          </table:table-cell>
          <table:table-cell office:value-type="string" calcext:value-type="string">
            <text:p>The domain architecture is shown in the outer circle where the red horizontal hexagon represents the PPE domain, blue vertical hexagons are pentapeptide-2 domains, the green rectangles are a conserved motif (see S1 Fig) that we use to trace cassette expansions. Edges with a bootstrap value above 80 are marked with a dot.</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office:value-type="string" calcext:value-type="string">
            <text:p>Internal similarity of the longest pentapeptide-2 repeat protein. </text:p>
          </table:table-cell>
          <table:table-cell office:value-type="string" calcext:value-type="string">
            <text:p>A HMM-HMM dotplot with the longest protein (GI:148824559) containing pentapeptide-2 repeats (Pfam: PF01469) compared against itself. </text:p>
          </table:table-cell>
          <table:table-cell office:value-type="string" calcext:value-type="string">
            <text:p>Darker dots indicate higher sequence similarity. The domain architecture is shown on top.</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office:value-type="string" calcext:value-type="string">
            <text:p>The domain architecture is shown on top. </text:p>
          </table:table-cell>
          <table:table-cell office:value-type="string" calcext:value-type="string">
            <text:p>Red is the PPE family (PF00823), blue is pentapeptide-2 repeats (PF01469), green is a conserved motif (see S2 Fig). </text:p>
          </table:table-cell>
          <table:table-cell office:value-type="string" calcext:value-type="string">
            <text:p>(B) Autocorrelation plot of the data shown in (A) It visualizes the clear similarity between the cassette expansions. Six peaks indicate that six recent expansions have taken place.</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office:value-type="string" calcext:value-type="string">
            <text:p>The domain architecture is shown on top. </text:p>
          </table:table-cell>
          <table:table-cell office:value-type="string" calcext:value-type="string">
            <text:p>Red is the PPE family (PF00823), blue is pentapeptide-2 repeats (PF01469), green is a conserved motif (see S2 Fig). </text:p>
          </table:table-cell>
          <table:table-cell office:value-type="string" calcext:value-type="string">
            <text:p>(B) Autocorrelation plot of the data shown in (A) It visualizes the clear similarity between the cassette expansions. Six peaks indicate that six recent expansions have taken place.</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office:value-type="string" calcext:value-type="string">
            <text:p>The line plot shows HMM alignment score between the protein sequence and HMM profiles for four different pentapeptide repeats. </text:p>
          </table:table-cell>
          <table:table-cell office:value-type="string" calcext:value-type="string">
            <text:p>The top track shows predicted Pfam-A domains, red is PPE (PF00823) and blue is Pentapeptide-2 (PF01469). </text:p>
          </table:table-cell>
          <table:table-cell office:value-type="string" calcext:value-type="string">
            <text:p>The regions in the second track are based of the best fitting HMM score. The third track with pentapeptide-2 region classification is determined by applying a heuristic filter to the second track.</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True</text:p>
          </table:table-cell>
          <table:table-cell office:value-type="string" calcext:value-type="string">
            <text:p>Use</text:p>
          </table:table-cell>
          <table:table-cell office:value-type="string" calcext:value-type="string">
            <text:p>The line plot shows HMM alignment score between the protein sequence and HMM profiles for four different pentapeptide repeats. </text:p>
          </table:table-cell>
          <table:table-cell office:value-type="string" calcext:value-type="string">
            <text:p>The top track shows predicted Pfam-A domains, red is PPE (PF00823) and blue is Pentapeptide-2 (PF01469). </text:p>
          </table:table-cell>
          <table:table-cell office:value-type="string" calcext:value-type="string">
            <text:p>The regions in the second track are based of the best fitting HMM score. The third track with pentapeptide-2 region classification is determined by applying a heuristic filter to the second track.</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Supplementary material</text:p>
          </table:table-cell>
          <table:table-cell office:value-type="string" calcext:value-type="string">
            <text:p>Pfam</text:p>
          </table:table-cell>
          <table:table-cell office:value-type="string" calcext:value-type="string">
            <text:p>False</text:p>
          </table:table-cell>
          <table:table-cell office:value-type="string" calcext:value-type="string">
            <text:p>Background</text:p>
          </table:table-cell>
          <table:table-cell office:value-type="string" calcext:value-type="string">
            <text:p>Logo for the pentapeptide-2 domain. </text:p>
          </table:table-cell>
          <table:table-cell office:value-type="string" calcext:value-type="string">
            <text:p>Adapted from Pfam, PF01469. </text:p>
          </table:table-cell>
          <table:table-cell office:value-type="string" calcext:value-type="string">
            <text:p>Vertical lines have been added after every fifth position.</text:p>
          </table:table-cell>
        </table:table-row>
        <table:table-row table:style-name="ro1">
          <table:table-cell office:value-type="string" calcext:value-type="string">
            <text:p>PMC4860839</text:p>
          </table:table-cell>
          <table:table-cell office:value-type="string" calcext:value-type="string">
            <text:p>3NMW</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Crystals of the APC–ARM/Amer1-A1 complex belonged to the P212121 space group, with one set of the complex in each asymmetric unit. </text:p>
          </table:table-cell>
          <table:table-cell office:value-type="string" calcext:value-type="string">
            <text:p>The structure was determined at 1.90 Å by the method of molecular replacement with the CCP4 program Phaser [37], using the structure of APC–ARM by itself (PDB code: 3NMW) [10] as the searching model. </text:p>
          </table:table-cell>
          <table:table-cell office:value-type="string" calcext:value-type="string">
            <text:p>After model-building by Coot [38] and refinement by the CCP4 program REFMAC [39, 40], the final model has an R/R free factor of 18.06%/22.13%. In the Ramachandran plot, 99.4 and 0.6% of residues are in the most favored and allowed regions, respectively.</text:p>
          </table:table-cell>
        </table:table-row>
        <table:table-row table:style-name="ro1">
          <table:table-cell office:value-type="string" calcext:value-type="string">
            <text:p>PMC4920148</text:p>
          </table:table-cell>
          <table:table-cell office:value-type="float" office:value="135100" calcext:value-type="float">
            <text:p>135100</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Fibrodysplasia ossificans progressiva (FOP; OMIM 135100) is a rare genetic disease with a prevalence of about one per 2-million people. </text:p>
          </table:table-cell>
          <table:table-cell office:value-type="string" calcext:value-type="string">
            <text:p>The inheritance is autosomal dominant, although most cases are due to sporadic new mutations (Shore et al., 2005). Individuals with FOP are characterized by a peculiar congenital toe malformation and, usually starting within the first decade of life, by a progressive heterotopic ossification (HO) that takes place following some types of injury (such as trauma, medical surgery, intramuscular immunization, infections) or spontaneously.</text:p>
          </table:table-cell>
        </table:table-row>
        <table:table-row table:style-name="ro1">
          <table:table-cell office:value-type="string" calcext:value-type="string">
            <text:p>PMC4927439</text:p>
          </table:table-cell>
          <table:table-cell office:value-type="string" calcext:value-type="string">
            <text:p>KT253219</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Identification of fungal isolate RL2Ct by 18S rDNA analysis and phylogenetic study </text:p>
          </table:table-cell>
          <table:table-cell office:value-type="string" calcext:value-type="string">
            <text:p>The 18S rDNA gene sequence of this fungal isolate was carried out and the obtained sequence was deposited in the GenBank database with accession no. KT253219. </text:p>
          </table:table-cell>
          <table:table-cell office:value-type="string" calcext:value-type="string">
            <text:p>BLAST analysis of isolate RL2Ct 18S rDNA gene sequence showed 99 % homology with the 18S rDNA sequence of various species of the genus Aspergillus. A phylogenetic tree of this sequence was constructed by neighbor joining method with 1000 bootstrap replicates using MEGA version 5.2 (Fig. 3).</text:p>
          </table:table-cell>
        </table:table-row>
        <table:table-row table:style-name="ro1">
          <table:table-cell office:value-type="string" calcext:value-type="string">
            <text:p>PMC4929921</text:p>
          </table:table-cell>
          <table:table-cell office:value-type="string" calcext:value-type="string">
            <text:p>KJ61206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qPCR of the Actin locus [34] was used to quantify coral host, Symbiodinium clade C and Symbiodinium clade D on 332 samples following Mieog et al. [35] (details in the electronic supplementary material, File 1; 13 samples did not amplify). </text:p>
          </table:table-cell>
          <table:table-cell office:value-type="string" calcext:value-type="string">
            <text:p>Actin copy number was determined from one coral sample each with ITS-2 symbiont types C1, C3 or C131 (accession numbers KJ612067–KJ612069; details in the electronic supplementary material, File S1). </text:p>
          </table:table-cell>
          <table:table-cell office:value-type="string" calcext:value-type="string">
            <text:p>The results were: clade C3 = 1.0 ± 0.5, C1 = 5.1 ± 1.2 and C131 = 4.3 ± 1.0 (mean ± s.d.). The copy number for C1 was within the margin of error of that determined by Mieog et al. [35] for the same symbiont type, coral host species and sampling location (7.0 ± 2.9).</text:p>
          </table:table-cell>
        </table:table-row>
        <table:table-row table:style-name="ro1">
          <table:table-cell office:value-type="string" calcext:value-type="string">
            <text:p>PMC4929921</text:p>
          </table:table-cell>
          <table:table-cell office:value-type="string" calcext:value-type="string">
            <text:p>KJ61206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qPCR of the Actin locus [34] was used to quantify coral host, Symbiodinium clade C and Symbiodinium clade D on 332 samples following Mieog et al. [35] (details in the electronic supplementary material, File 1; 13 samples did not amplify). </text:p>
          </table:table-cell>
          <table:table-cell office:value-type="string" calcext:value-type="string">
            <text:p>Actin copy number was determined from one coral sample each with ITS-2 symbiont types C1, C3 or C131 (accession numbers KJ612067–KJ612069; details in the electronic supplementary material, File S1). </text:p>
          </table:table-cell>
          <table:table-cell office:value-type="string" calcext:value-type="string">
            <text:p>The results were: clade C3 = 1.0 ± 0.5, C1 = 5.1 ± 1.2 and C131 = 4.3 ± 1.0 (mean ± s.d.). The copy number for C1 was within the margin of error of that determined by Mieog et al. [35] for the same symbiont type, coral host species and sampling location (7.0 ± 2.9).</text:p>
          </table:table-cell>
        </table:table-row>
        <table:table-row table:style-name="ro1">
          <table:table-cell office:value-type="string" calcext:value-type="string">
            <text:p>PMC4935911</text:p>
          </table:table-cell>
          <table:table-cell office:value-type="string" calcext:value-type="string">
            <text:p>NCT02645786</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study shows that TSH suppression therapy in women with DTC may be safe with respect to cardiac functions and structures despite intermittent oversuppression of TSH during long-term suppressive therapy. Trial Registration. </text:p>
          </table:table-cell>
          <table:table-cell office:value-type="string" calcext:value-type="string">
            <text:p>This trial is registered with clinicaltrials.gov identifier NCT02645786. </text:p>
          </table:table-cell>
          <table:table-cell/>
        </table:table-row>
        <table:table-row table:style-name="ro1">
          <table:table-cell office:value-type="string" calcext:value-type="string">
            <text:p>PMC4943204</text:p>
          </table:table-cell>
          <table:table-cell office:value-type="string" calcext:value-type="string">
            <text:p>rs7837822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omewhat unexpectedly, all the observed mutations had rather high DAFs (&gt; 1%) in the 1000 Genomes data set. </text:p>
          </table:table-cell>
          <table:table-cell office:value-type="string" calcext:value-type="string">
            <text:p>Moreover, only two of the SNPs (rs78378222 and rs986475) affected PAS hexamers corresponding to unique polyadenylation sites (one per gene), whereas the other three SNPs affected the signals near alternative sites, two proximal and one distal. </text:p>
          </table:table-cell>
          <table:table-cell office:value-type="string" calcext:value-type="string">
            <text:p>The observed SNPs also differed in their effect on polyadenylation site activity.</text:p>
          </table:table-cell>
        </table:table-row>
        <table:table-row table:style-name="ro1">
          <table:table-cell office:value-type="string" calcext:value-type="string">
            <text:p>PMC4943204</text:p>
          </table:table-cell>
          <table:table-cell office:value-type="string" calcext:value-type="string">
            <text:p>rs986475</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omewhat unexpectedly, all the observed mutations had rather high DAFs (&gt; 1%) in the 1000 Genomes data set. </text:p>
          </table:table-cell>
          <table:table-cell office:value-type="string" calcext:value-type="string">
            <text:p>Moreover, only two of the SNPs (rs78378222 and rs986475) affected PAS hexamers corresponding to unique polyadenylation sites (one per gene), whereas the other three SNPs affected the signals near alternative sites, two proximal and one distal. </text:p>
          </table:table-cell>
          <table:table-cell office:value-type="string" calcext:value-type="string">
            <text:p>The observed SNPs also differed in their effect on polyadenylation site activity.</text:p>
          </table:table-cell>
        </table:table-row>
        <table:table-row table:style-name="ro1">
          <table:table-cell office:value-type="string" calcext:value-type="string">
            <text:p>PMC4961654</text:p>
          </table:table-cell>
          <table:table-cell office:value-type="float" office:value="137215" calcext:value-type="float">
            <text:p>137215</text:p>
          </table:table-cell>
          <table:table-cell office:value-type="string" calcext:value-type="string">
            <text:p>Introduction</text:p>
          </table:table-cell>
          <table:table-cell office:value-type="string" calcext:value-type="string">
            <text:p>OMIM</text:p>
          </table:table-cell>
          <table:table-cell office:value-type="string" calcext:value-type="string">
            <text:p>False</text:p>
          </table:table-cell>
          <table:table-cell office:value-type="string" calcext:value-type="string">
            <text:p>Background</text:p>
          </table:table-cell>
          <table:table-cell office:value-type="string" calcext:value-type="string">
            <text:p>Most of GC cases are sporadic and hereditary cases account for only 1–3 % of GCs, this includes hereditary diffuse gastric cancer (HDGC) (Monahan and Hopkins 2016). </text:p>
          </table:table-cell>
          <table:table-cell office:value-type="string" calcext:value-type="string">
            <text:p>HDGC (OMIM #137215) is an autosomal dominant genetic predisposition cancer syndrome with high penetrance. </text:p>
          </table:table-cell>
          <table:table-cell office:value-type="string" calcext:value-type="string">
            <text:p>Between 25 and 30 % of cases of HDGC are caused by mutations in E-cadherin gene (CDH1) (Hallowell et al. 2016; Hansford et al. 2015). This gene maps to chromosome 16q22.1, consists of 16 exons and encodes the cell-to-cell adhesion protein, E-cadherin (Masciari et al. 2007).</text:p>
          </table:table-cell>
        </table:table-row>
        <table:table-row table:style-name="ro1">
          <table:table-cell office:value-type="string" calcext:value-type="string">
            <text:p>PMC4970815</text:p>
          </table:table-cell>
          <table:table-cell office:value-type="string" calcext:value-type="string">
            <text:p>SRR407548</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is database contains approximately 10 million protein sequences, which comprise a total of approximately 3.6 billion residues. </text:p>
          </table:table-cell>
          <table:table-cell office:value-type="string" calcext:value-type="string">
            <text:p>For the query sequences, we used 3 datasets: metagenomic sequences of a soil microbiome (accession number SRR407548, read length 150 bp), metagenomic sequences of a human microbiome (accession number SRS011098, read length 101 bp), and metagenomic sequences of a marine microbiome (accession number ERR315856, read length 104 bp). </text:p>
          </table:table-cell>
          <table:table-cell office:value-type="string" calcext:value-type="string">
            <text:p>SRR407548 and ERR315856 were obtained from the DNA Data Bank of Japan (DDBJ) Sequence Read Archive. SRS011098 was obtained from the web site of the Data Analysis and Coordination Center for the Human Microbiome Project (http://www.hmpdacc.org/).</text:p>
          </table:table-cell>
        </table:table-row>
        <table:table-row table:style-name="ro1">
          <table:table-cell office:value-type="string" calcext:value-type="string">
            <text:p>PMC4970815</text:p>
          </table:table-cell>
          <table:table-cell office:value-type="string" calcext:value-type="string">
            <text:p>ERR31585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is database contains approximately 10 million protein sequences, which comprise a total of approximately 3.6 billion residues. </text:p>
          </table:table-cell>
          <table:table-cell office:value-type="string" calcext:value-type="string">
            <text:p>For the query sequences, we used 3 datasets: metagenomic sequences of a soil microbiome (accession number SRR407548, read length 150 bp), metagenomic sequences of a human microbiome (accession number SRS011098, read length 101 bp), and metagenomic sequences of a marine microbiome (accession number ERR315856, read length 104 bp). </text:p>
          </table:table-cell>
          <table:table-cell office:value-type="string" calcext:value-type="string">
            <text:p>SRR407548 and ERR315856 were obtained from the DNA Data Bank of Japan (DDBJ) Sequence Read Archive. SRS011098 was obtained from the web site of the Data Analysis and Coordination Center for the Human Microbiome Project (http://www.hmpdacc.org/).</text:p>
          </table:table-cell>
        </table:table-row>
        <table:table-row table:style-name="ro1">
          <table:table-cell office:value-type="string" calcext:value-type="string">
            <text:p>PMC4996994</text:p>
          </table:table-cell>
          <table:table-cell office:value-type="string" calcext:value-type="string">
            <text:p>LN88556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t least 55 isolates were randomly selected for each of the 12 conditions [i.e., 4 soils × (2 cultivars and bulk soil)] and all colonies were purified three times successively, giving a total of 698 isolates. </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Sequences were manually filtered to discard gaps and aligned regions of low quality.</text:p>
          </table:table-cell>
        </table:table-row>
        <table:table-row table:style-name="ro1">
          <table:table-cell office:value-type="string" calcext:value-type="string">
            <text:p>PMC4996994</text:p>
          </table:table-cell>
          <table:table-cell office:value-type="string" calcext:value-type="string">
            <text:p>LN886065</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t least 55 isolates were randomly selected for each of the 12 conditions [i.e., 4 soils × (2 cultivars and bulk soil)] and all colonies were purified three times successively, giving a total of 698 isolates. </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Sequences were manually filtered to discard gaps and aligned regions of low quality.</text:p>
          </table:table-cell>
        </table:table-row>
        <table:table-row table:style-name="ro1">
          <table:table-cell office:value-type="string" calcext:value-type="string">
            <text:p>PMC4996994</text:p>
          </table:table-cell>
          <table:table-cell office:value-type="string" calcext:value-type="string">
            <text:p>LN88536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text:p>
          </table:table-cell>
          <table:table-cell office:value-type="string" calcext:value-type="string">
            <text:p>Sequences were manually filtered to discard gaps and aligned regions of low quality. The phylogenetic trees were inferred with PHYML (Guindon et al., 2010) with the GTR model and 500 bootstraps.</text:p>
          </table:table-cell>
        </table:table-row>
        <table:table-row table:style-name="ro1">
          <table:table-cell office:value-type="string" calcext:value-type="string">
            <text:p>PMC4996994</text:p>
          </table:table-cell>
          <table:table-cell office:value-type="string" calcext:value-type="string">
            <text:p>LN88556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text:p>
          </table:table-cell>
          <table:table-cell office:value-type="string" calcext:value-type="string">
            <text:p>Sequences were manually filtered to discard gaps and aligned regions of low quality. The phylogenetic trees were inferred with PHYML (Guindon et al., 2010) with the GTR model and 500 bootstraps.</text:p>
          </table:table-cell>
        </table:table-row>
        <table:table-row table:style-name="ro1">
          <table:table-cell office:value-type="string" calcext:value-type="string">
            <text:p>PMC4996994</text:p>
          </table:table-cell>
          <table:table-cell office:value-type="string" calcext:value-type="string">
            <text:p>LT60775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reaction volumes contained 10x PCR buffer, 50 mM MgCl2, 2 mM dNTP, 5% DMSO, 10 μM of each primer (Supplementary Table S2), 1 unit of Taq polymerase (Invitrogen, Cergy-Pontoise, France) and 50 ng of DNA. </text:p>
          </table:table-cell>
          <table:table-cell office:value-type="string" calcext:value-type="string">
            <text:p>Several amplified fragments were sequenced and data blasted against the NCBI database in order to ascertain that isolates actually harbored the corresponding genes (accession numbers LT607759 to LT607801, EMBL-EBI database). </text:p>
          </table:table-cell>
          <table:table-cell office:value-type="string" calcext:value-type="string">
            <text:p>No false-positive PCR results were found. Screening for isolates with phosphate solubilizing activity was done by measuring the degradation halo on a National Botanical Research Institute’s Phosphate (NBRIP) agar after 6 days at 28°C, according to (Meyer et al., 2011).</text:p>
          </table:table-cell>
        </table:table-row>
        <table:table-row table:style-name="ro1">
          <table:table-cell office:value-type="string" calcext:value-type="string">
            <text:p>PMC4996994</text:p>
          </table:table-cell>
          <table:table-cell office:value-type="string" calcext:value-type="string">
            <text:p>LT607801</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reaction volumes contained 10x PCR buffer, 50 mM MgCl2, 2 mM dNTP, 5% DMSO, 10 μM of each primer (Supplementary Table S2), 1 unit of Taq polymerase (Invitrogen, Cergy-Pontoise, France) and 50 ng of DNA. </text:p>
          </table:table-cell>
          <table:table-cell office:value-type="string" calcext:value-type="string">
            <text:p>Several amplified fragments were sequenced and data blasted against the NCBI database in order to ascertain that isolates actually harbored the corresponding genes (accession numbers LT607759 to LT607801, EMBL-EBI database). </text:p>
          </table:table-cell>
          <table:table-cell office:value-type="string" calcext:value-type="string">
            <text:p>No false-positive PCR results were found. Screening for isolates with phosphate solubilizing activity was done by measuring the degradation halo on a National Botanical Research Institute’s Phosphate (NBRIP) agar after 6 days at 28°C, according to (Meyer et al., 2011).</text:p>
          </table:table-cell>
        </table:table-row>
        <table:table-row table:style-name="ro1">
          <table:table-cell office:value-type="string" calcext:value-type="string">
            <text:p>PMC5021291</text:p>
          </table:table-cell>
          <table:table-cell office:value-type="string" calcext:value-type="string">
            <text:p>1b5s</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The E2 porous protein cage. </text:p>
          </table:table-cell>
          <table:table-cell office:value-type="string" calcext:value-type="string">
            <text:p>(A) and (B) E2 protein cage three-dimensional structure (adapted from PDB ID: 1b5s).[42] The inserts show typical electron microscopy images of the 5-fold axis (A) and 2-fold axis (B) orientations of the protein cage E2. </text:p>
          </table:table-cell>
          <table:table-cell office:value-type="string" calcext:value-type="string">
            <text:p>The diameter D of the E2 protein cage is 25 nm. The diameter d of each pore is 6 nm.</text:p>
          </table:table-cell>
        </table:table-row>
        <table:table-row table:style-name="ro1">
          <table:table-cell office:value-type="string" calcext:value-type="string">
            <text:p>PMC5035930</text:p>
          </table:table-cell>
          <table:table-cell office:value-type="float" office:value="603297" calcext:value-type="float">
            <text:p>603297</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4588" calcext:value-type="float">
            <text:p>604588</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4620" calcext:value-type="float">
            <text:p>614620</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4831" calcext:value-type="float">
            <text:p>604831</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7261" calcext:value-type="float">
            <text:p>607261</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0178" calcext:value-type="float">
            <text:p>610178</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3446" calcext:value-type="float">
            <text:p>613446</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8151" calcext:value-type="float">
            <text:p>608151</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3363" calcext:value-type="float">
            <text:p>613363</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3602" calcext:value-type="float">
            <text:p>613602</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5462" calcext:value-type="float">
            <text:p>615462</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2014" calcext:value-type="float">
            <text:p>612014</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7386" calcext:value-type="float">
            <text:p>607386</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11177" calcext:value-type="float">
            <text:p>611177</text:p>
          </table:table-cell>
          <table:table-cell office:value-type="string" calcext:value-type="string">
            <text:p>Article</text:p>
          </table:table-cell>
          <table:table-cell office:value-type="string" calcext:value-type="string">
            <text:p>OMIM</text:p>
          </table:table-cell>
          <table:table-cell office:value-type="string" calcext:value-type="string">
            <text:p>True</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office:value-type="string" calcext:value-type="string">
            <text:p>Many of the proteins encoded by the aforementioned genes participate in intraflagellar transport (IFT) in primary cilia, a sensory organelle present in most tissues and essential for specific signaling pathways. Ciliary structure and function depends on bidirectional transport (anterograde and retrograde) that mobilizes molecules from the base of the cilia to the tip and back.</text:p>
          </table:table-cell>
        </table:table-row>
        <table:table-row table:style-name="ro1">
          <table:table-cell office:value-type="string" calcext:value-type="string">
            <text:p>PMC5035930</text:p>
          </table:table-cell>
          <table:table-cell office:value-type="float" office:value="605489" calcext:value-type="float">
            <text:p>605489</text:p>
          </table:table-cell>
          <table:table-cell office:value-type="string" calcext:value-type="string">
            <text:p>Results</text:p>
          </table:table-cell>
          <table:table-cell office:value-type="string" calcext:value-type="string">
            <text:p>OMIM</text:p>
          </table:table-cell>
          <table:table-cell office:value-type="string" calcext:value-type="string">
            <text:p>False</text:p>
          </table:table-cell>
          <table:table-cell office:value-type="string" calcext:value-type="string">
            <text:p>Use</text:p>
          </table:table-cell>
          <table:table-cell office:value-type="string" calcext:value-type="string">
            <text:p>Other clinical findings are noted in Table 1 and the presence and extent of multilevel organ involvement supports the subgroup of SRPS type II, Mohr-Majewski syndrome. </text:p>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 &gt; C, predicting the protein change p.Leu29Phe (rs200335504_dbSNP) and c.1534C &gt; T predicting the protein change p.Arg512* (rs200335504_dbSNP) (Fig. 1J). Both changes are of low allelic frequency (5.322e-05 and 1.659e-05, respectively), in the ExAC database (http://exac.broadinstitute.org).</text:p>
          </table:table-cell>
        </table:table-row>
        <table:table-row table:style-name="ro1">
          <table:table-cell office:value-type="string" calcext:value-type="string">
            <text:p>PMC5035930</text:p>
          </table:table-cell>
          <table:table-cell office:value-type="string" calcext:value-type="string">
            <text:p>rs200335504</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 &gt; C, predicting the protein change p.Leu29Phe (rs200335504_dbSNP) and c.1534C &gt; T predicting the protein change p.Arg512* (rs200335504_dbSNP) (Fig. 1J). </text:p>
          </table:table-cell>
          <table:table-cell office:value-type="string" calcext:value-type="string">
            <text:p>Both changes are of low allelic frequency (5.322e-05 and 1.659e-05, respectively), in the ExAC database (http://exac.broadinstitute.org). Leu29 is a highly evolutionarily conserved residue among vertebrates (Fig.</text:p>
          </table:table-cell>
        </table:table-row>
        <table:table-row table:style-name="ro1">
          <table:table-cell office:value-type="string" calcext:value-type="string">
            <text:p>PMC5035930</text:p>
          </table:table-cell>
          <table:table-cell office:value-type="string" calcext:value-type="string">
            <text:p>rs76726265</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se data demonstrate that compound heterozygosity for the mutations led to a significant loss of IFT81, more than could be accounted for by presence of one null allele, suggesting that the missense mutation destabilized IFT81. </text:p>
          </table:table-cell>
          <table:table-cell office:value-type="string" calcext:value-type="string">
            <text:p>In addition to the IFT81 mutations, the exome sequence analysis in R98-443A identified heterozygosity for a known TTC21B variant (c.2600G &gt; A; p.Arg867His; rs76726265). </text:p>
          </table:table-cell>
          <table:table-cell office:value-type="string" calcext:value-type="string">
            <text:p>Because TTC21B mutations have shown to cause ATD, and this variant was predicted to be damaging (SIFT, PolyPhen with Bayes probability of 0.999 by the MutationTaster algorithm), mRNA and protein levels were characterized by RT-PCR and Western blot analysis respectively.</text:p>
          </table:table-cell>
        </table:table-row>
        <table:table-row table:style-name="ro1">
          <table:table-cell office:value-type="string" calcext:value-type="string">
            <text:p>PMC5061317</text:p>
          </table:table-cell>
          <table:table-cell office:value-type="string" calcext:value-type="string">
            <text:p>XM_535750.3</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To generate canine PXR (Accession number: XM_535750.3) with a start codon replicating that of human PXR (Accession number: AY091855), a Canis lupus familiaris liver cDNA was employed as the template. </text:p>
          </table:table-cell>
          <table:table-cell office:value-type="string" calcext:value-type="string">
            <text:p>PCR conditions were 98°C for 2 min, 35 cycles of 98°C for 1 min, 59°C for 1 min and 72°C for 1 min 45 sec, followed by 72°C for 7 min and cooling to 4°C. The resulting PCR product was cloned into the pCR2.1 vector (Life Technologies, Carlsbad, CA) for sequence analysis and found to match that described in the NCBI Pubmed database.</text:p>
          </table:table-cell>
        </table:table-row>
        <table:table-row table:style-name="ro1">
          <table:table-cell office:value-type="string" calcext:value-type="string">
            <text:p>PMC5061317</text:p>
          </table:table-cell>
          <table:table-cell office:value-type="string" calcext:value-type="string">
            <text:p>AY091855</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To generate canine PXR (Accession number: XM_535750.3) with a start codon replicating that of human PXR (Accession number: AY091855), a Canis lupus familiaris liver cDNA was employed as the template. </text:p>
          </table:table-cell>
          <table:table-cell office:value-type="string" calcext:value-type="string">
            <text:p>PCR conditions were 98°C for 2 min, 35 cycles of 98°C for 1 min, 59°C for 1 min and 72°C for 1 min 45 sec, followed by 72°C for 7 min and cooling to 4°C. The resulting PCR product was cloned into the pCR2.1 vector (Life Technologies, Carlsbad, CA) for sequence analysis and found to match that described in the NCBI Pubmed database.</text:p>
          </table:table-cell>
        </table:table-row>
        <table:table-row table:style-name="ro1">
          <table:table-cell office:value-type="string" calcext:value-type="string">
            <text:p>PMC5061317</text:p>
          </table:table-cell>
          <table:table-cell office:value-type="string" calcext:value-type="string">
            <text:p>FJ202015</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orrect product was cloned into an expression vector as previously described (Yueh et al., 2005). </text:p>
          </table:table-cell>
          <table:table-cell office:value-type="string" calcext:value-type="string">
            <text:p>To construct an expression vector harboring canine CAR3, reference CAR sequence (CAR1) for canine (Accession number: FJ202015) was amplified from C. familiaris liver cDNA. </text:p>
          </table:table-cell>
          <table:table-cell office:value-type="string" calcext:value-type="string">
            <text:p>PCR conditions were 98°C for 2 min, 30 cycles of 98°C for 30 sec and 72°C for 1 min, followed by 72°C for 7 min and cooling to 4°C. The resulting PCR product was cloned into the pCR2.1 vector for sequence analysis and subsequently cloned into a pCDNA 3.1 expression vector (Life Technologies, Carlsbad, CA).</text:p>
          </table:table-cell>
        </table:table-row>
        <table:table-row table:style-name="ro1">
          <table:table-cell office:value-type="string" calcext:value-type="string">
            <text:p>PMC5070816</text:p>
          </table:table-cell>
          <table:table-cell office:value-type="string" calcext:value-type="string">
            <text:p>SRP06219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ranscriptome sequencing and assembly </text:p>
          </table:table-cell>
          <table:table-cell office:value-type="string" calcext:value-type="string">
            <text:p>Illumina sequencing totally generated 239,706,580 raw reads, which were deposited in the Short Read Archive (SRA) of the National Center for Biotechnology Information (NCBI) with the accession number of SRP062191. </text:p>
          </table:table-cell>
          <table:table-cell office:value-type="string" calcext:value-type="string">
            <text:p>The mean values of the Q20 percentage and Q30 percentage are 96.47% and 92.97%, respectively, and the error rate is 0.03%. After removing the adapter sequences, ambiguous nucleotides and low-quality sequences, a total of 233,267,140 clean reads were generated through Illumina sequencing, containing 116,398,608 reads for the two LV_E libraries and 116,868,532 reads for the two LV_C libraries.</text:p>
          </table:table-cell>
        </table:table-row>
        <table:table-row table:style-name="ro1">
          <table:table-cell office:value-type="string" calcext:value-type="string">
            <text:p>PMC5070816</text:p>
          </table:table-cell>
          <table:table-cell office:value-type="string" calcext:value-type="string">
            <text:p>GO:000603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806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604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190107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602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9736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488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38023</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AFW98990</text:p>
          </table:table-cell>
          <table:table-cell office:value-type="string" calcext:value-type="string">
            <text:p>Discussion</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A2M is an evolutionarily conserved element of the innate immune system and a non-specific protease inhibitor involved in host defense, and it has been revealed that A2M is relative to immunity in L. vannamei [65]. </text:p>
          </table:table-cell>
          <table:table-cell office:value-type="string" calcext:value-type="string">
            <text:p>The F11 gene (GenBank: AFW98990.1) was reported to play a role in immunity [1]. </text:p>
          </table:table-cell>
          <table:table-cell office:value-type="string" calcext:value-type="string">
            <text:p>Recent studies revealed the importance of KLKB1 in shrimp immune response, particularly towards protect animals from the microbial pathogens [66]. Aquatic animals metabolize foreign toxicity of chemicals mainly by oxidation, reduction, hydrolysis and conjugation reactions catalyzed by various enzymes, and the metabolic activation is primarily catalyzed by the cytochrome P450-dependent oxygenase system in the endoplasmic reticulum [67].</text:p>
          </table:table-cell>
        </table:table-row>
        <table:table-row table:style-name="ro1">
          <table:table-cell office:value-type="string" calcext:value-type="string">
            <text:p>PMC5080858</text:p>
          </table:table-cell>
          <table:table-cell office:value-type="string" calcext:value-type="string">
            <text:p>GSE5782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Experimental design and compounds </text:p>
          </table:table-cell>
          <table:table-cell office:value-type="string" calcext:value-type="string">
            <text:p>To evaluate molecular profiles, public available data from the National Toxicological Program (NTP) was selected (GEO Accesion number GSE57822). </text:p>
          </table:table-cell>
          <table:table-cell office:value-type="string" calcext:value-type="string">
            <text:p>This entity performs pre-chronic and two year studies in laboratory animals in order to assess specific needs in toxicology, yielding the largest molecular toxicology reference. Briefly, arrays corresponding to 77 chemicals and their respective controls were downloaded from DrugMatrix (Table 1).</text:p>
          </table:table-cell>
        </table:table-row>
        <table:table-row table:style-name="ro1">
          <table:table-cell office:value-type="string" calcext:value-type="string">
            <text:p>PMC5237197</text:p>
          </table:table-cell>
          <table:table-cell office:value-type="string" calcext:value-type="string">
            <text:p>NCT01710774</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general field of telehealth includes a wide range of technology applications, often including computers and mobile phones [4]. </text:p>
          </table:table-cell>
          <table:table-cell office:value-type="string" calcext:value-type="string">
            <text:p>The intervention in the current study consisted of an interactive telemedicine platform comprised of a web based ulcer record combined with wound assessment images and text sent via mobile phone or computer from primary health care providers to specialist health care providers (ClinicalTrials.gov: NCT01710774). </text:p>
          </table:table-cell>
          <table:table-cell/>
        </table:table-row>
        <table:table-row table:style-name="ro1">
          <table:table-cell office:value-type="string" calcext:value-type="string">
            <text:p>PMC5278366</text:p>
          </table:table-cell>
          <table:table-cell office:value-type="string" calcext:value-type="string">
            <text:p>PRJNA351736</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Sequencing data submission </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text:p>
          </table:table-cell>
        </table:table-row>
        <table:table-row table:style-name="ro1">
          <table:table-cell office:value-type="string" calcext:value-type="string">
            <text:p>PMC5278366</text:p>
          </table:table-cell>
          <table:table-cell office:value-type="string" calcext:value-type="string">
            <text:p>SRR4639749</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 </text:p>
          </table:table-cell>
          <table:table-cell/>
        </table:table-row>
        <table:table-row table:style-name="ro1">
          <table:table-cell office:value-type="string" calcext:value-type="string">
            <text:p>PMC5278366</text:p>
          </table:table-cell>
          <table:table-cell office:value-type="string" calcext:value-type="string">
            <text:p>SRR463977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 </text:p>
          </table:table-cell>
          <table:table-cell/>
        </table:table-row>
        <table:table-row table:style-name="ro1">
          <table:table-cell office:value-type="string" calcext:value-type="string">
            <text:p>PMC5296949</text:p>
          </table:table-cell>
          <table:table-cell office:value-type="string" calcext:value-type="string">
            <text:p>NCT01692756</text:p>
          </table:table-cell>
          <table:table-cell office:value-type="string" calcext:value-type="string">
            <text:p>Conclu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Corticosteroids have previously been demonstrated to reduce early OA changes such as osteophyte formation and cartilage lesion in a canine OA model [54] and to reduce cartilage degradation when administered early after anterior cruciate ligament injury in a porcine model [55]; however, they do not entirely halt disease progression. </text:p>
          </table:table-cell>
          <table:table-cell office:value-type="string" calcext:value-type="string">
            <text:p>Clinical trials are currently underway to examine the effect of intra-articular administration of a synthetic glucocorticoid on pain, joint function, inflammation, and cartilage degradation (ClinicalTrials.gov identifier: NCT01692756). </text:p>
          </table:table-cell>
          <table:table-cell office:value-type="string" calcext:value-type="string">
            <text:p>Anti-cytokine, anti-MMP therapies, and anti-S100A8/A9 therapies are promising candidates for new disease-modifying OA drugs. However, preventing the expression and/or release of degradative mediators rather than inhibiting their activity may prove more efficient.</text:p>
          </table:table-cell>
        </table:table-row>
        <table:table-row table:style-name="ro1">
          <table:table-cell office:value-type="string" calcext:value-type="string">
            <text:p>PMC5346417</text:p>
          </table:table-cell>
          <table:table-cell office:value-type="string" calcext:value-type="string">
            <text:p>KFX50394</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is discovery of the chloride-sensing capacity of the WNKs has confirmed them as the ‘missing-link’ kinase in chloride regulation. </text:p>
          </table:table-cell>
          <table:table-cell office:value-type="string" calcext:value-type="string">
            <text:p>It seems likely that WNK1 played a pivotal evolutionary role in controlling cell volume in single cells, although the only unicellular organism with a WNK1 orthologue identified so far is the dimorphic fungus Penicillium marneffei (GenBank: KFX50394.1). </text:p>
          </table:table-cell>
          <table:table-cell office:value-type="string" calcext:value-type="string">
            <text:p>The development of closed cardiovascular systems in larger complex metazoan organisms may have necessitated the refinement of its volume regulatory function with gene duplication deriving later WNKs (WNK2–4). What is clear is that the WNKs now have a very diverse biology and a central role in the control of blood pressure.</text:p>
          </table:table-cell>
        </table:table-row>
        <table:table-row table:style-name="ro1">
          <table:table-cell office:value-type="string" calcext:value-type="string">
            <text:p>PMC5346417</text:p>
          </table:table-cell>
          <table:table-cell office:value-type="string" calcext:value-type="string">
            <text:p>rs674944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office:value-type="string" calcext:value-type="string">
            <text:p>While the influence of STK39 genetic variation on blood pressure is not clear, genetic variation in its phosphorylation target, NCC, is important. Over 100 mutations in the SCL21A3 gene, which encodes for NCC, have been documented in patients with Gitelman syndrome.</text:p>
          </table:table-cell>
        </table:table-row>
        <table:table-row table:style-name="ro1">
          <table:table-cell office:value-type="string" calcext:value-type="string">
            <text:p>PMC5346417</text:p>
          </table:table-cell>
          <table:table-cell office:value-type="string" calcext:value-type="string">
            <text:p>rs3592960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office:value-type="string" calcext:value-type="string">
            <text:p>While the influence of STK39 genetic variation on blood pressure is not clear, genetic variation in its phosphorylation target, NCC, is important. Over 100 mutations in the SCL21A3 gene, which encodes for NCC, have been documented in patients with Gitelman syndrome.</text:p>
          </table:table-cell>
        </table:table-row>
        <table:table-row table:style-name="ro1">
          <table:table-cell office:value-type="string" calcext:value-type="string">
            <text:p>PMC5346417</text:p>
          </table:table-cell>
          <table:table-cell office:value-type="string" calcext:value-type="string">
            <text:p>rs375477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office:value-type="string" calcext:value-type="string">
            <text:p>While the influence of STK39 genetic variation on blood pressure is not clear, genetic variation in its phosphorylation target, NCC, is important. Over 100 mutations in the SCL21A3 gene, which encodes for NCC, have been documented in patients with Gitelman syndrome.</text:p>
          </table:table-cell>
        </table:table-row>
        <table:table-row table:style-name="ro1">
          <table:table-cell office:value-type="string" calcext:value-type="string">
            <text:p>PMC5358358</text:p>
          </table:table-cell>
          <table:table-cell office:value-type="string" calcext:value-type="string">
            <text:p>1CDM</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Calmodulin-binding modes. </text:p>
          </table:table-cell>
          <table:table-cell office:value-type="string" calcext:value-type="string">
            <text:p>(A) Cartoon representation of ligand-bound calcium-loaded calmodulin in canonical (PDB ID code 1CDM; complex with calmodulin-dependent protein kinase II) and alternative (PDB ID code 4EHQ; complex with Orai1) binding modes, with calmodulin in gold and the original ligands in blue. </text:p>
          </table:table-cell>
          <table:table-cell office:value-type="string" calcext:value-type="string">
            <text:p>An extra Orai1 helix (green) was modeled into the N-lobe–binding packet to demonstrate the bivalent interaction capability of the alternative binding mode. Calcium ions are shown as red spheres.</text:p>
          </table:table-cell>
        </table:table-row>
        <table:table-row table:style-name="ro1">
          <table:table-cell office:value-type="string" calcext:value-type="string">
            <text:p>PMC5358358</text:p>
          </table:table-cell>
          <table:table-cell office:value-type="string" calcext:value-type="string">
            <text:p>4EHQ</text:p>
          </table:table-cell>
          <table:table-cell office:value-type="string" calcext:value-type="string">
            <text:p>Results</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Calmodulin-binding modes. </text:p>
          </table:table-cell>
          <table:table-cell office:value-type="string" calcext:value-type="string">
            <text:p>(A) Cartoon representation of ligand-bound calcium-loaded calmodulin in canonical (PDB ID code 1CDM; complex with calmodulin-dependent protein kinase II) and alternative (PDB ID code 4EHQ; complex with Orai1) binding modes, with calmodulin in gold and the original ligands in blue. </text:p>
          </table:table-cell>
          <table:table-cell office:value-type="string" calcext:value-type="string">
            <text:p>An extra Orai1 helix (green) was modeled into the N-lobe–binding packet to demonstrate the bivalent interaction capability of the alternative binding mode. Calcium ions are shown as red spheres.</text:p>
          </table:table-cell>
        </table:table-row>
        <table:table-row table:style-name="ro1">
          <table:table-cell office:value-type="string" calcext:value-type="string">
            <text:p>PMC5358358</text:p>
          </table:table-cell>
          <table:table-cell office:value-type="string" calcext:value-type="string">
            <text:p>P62158</text:p>
          </table:table-cell>
          <table:table-cell office:value-type="string" calcext:value-type="string">
            <text:p>Methods</text:p>
          </table:table-cell>
          <table:table-cell office:value-type="string" calcext:value-type="string">
            <text:p>UniProt</text:p>
          </table:table-cell>
          <table:table-cell office:value-type="string" calcext:value-type="string">
            <text:p>False</text:p>
          </table:table-cell>
          <table:table-cell office:value-type="string" calcext:value-type="string">
            <text:p>Background</text:p>
          </table:table-cell>
          <table:table-cell office:value-type="string" calcext:value-type="string">
            <text:p>The F833L polymorphism was introduced to enhance solubility for biophysical experiments. </text:p>
          </table:table-cell>
          <table:table-cell office:value-type="string" calcext:value-type="string">
            <text:p>Calmodulin (National Center for Biotechnology Information Protein P62158) was expressed in BL21 (DE3) CodonPlus RIL cells from a plasmid encoding full-length (149 residues) protein. </text:p>
          </table:table-cell>
          <table:table-cell office:value-type="string" calcext:value-type="string">
            <text:p>N-terminal and C-terminal calmodulin lobe constructs contained calmodulin sequence amino acids 1–80 and 81–149, respectively. Calmodulin expression was induced with isopropyl β-d-1-thiogalactopyranoside (1 mM) in LB media for 16 h at 16 °C.</text:p>
          </table:table-cell>
        </table:table-row>
        <table:table-row table:style-name="ro1">
          <table:table-cell office:value-type="string" calcext:value-type="string">
            <text:p>PMC5393379</text:p>
          </table:table-cell>
          <table:table-cell office:value-type="string" calcext:value-type="string">
            <text:p>NC_007782</text:p>
          </table:table-cell>
          <table:table-cell office:value-type="string" calcext:value-type="string">
            <text:p>Methods</text:p>
          </table:table-cell>
          <table:table-cell office:value-type="string" calcext:value-type="string">
            <text:p>RefSeq</text:p>
          </table:table-cell>
          <table:table-cell office:value-type="string" calcext:value-type="string">
            <text:p>False</text:p>
          </table:table-cell>
          <table:table-cell office:value-type="string" calcext:value-type="string">
            <text:p>Background</text:p>
          </table:table-cell>
          <table:table-cell office:value-type="string" calcext:value-type="string">
            <text:p>Conversely, Gastropoda were constrained as a monophylum, so that at least some possible artifacts, due to long-branch attraction (LBA) with the 5 outgroup taxa, are avoided. </text:p>
          </table:table-cell>
          <table:table-cell office:value-type="string" calcext:value-type="string">
            <text:p>Moreover, the mtDNA of Lottia digitalis (GenBank Accession Number NC_007782) turned out to be very fast-evolving and very prone to create LBA artifacts, therefore this taxon was excluded from the study, thus lowering the number of ingroups to 109. </text:p>
          </table:table-cell>
          <table:table-cell office:value-type="string" calcext:value-type="string">
            <text:p>Being Lottia the only known representative of the clade with a published complete mtDNA, unfortunately this also led to the exclusion of the whole Patellogastropoda from our analysis. The ML analysis was extensively described elsewhere (see, in particular, see supplementary Additional file S4, Supplementary Material online of Plazzi et al. 2016).</text:p>
          </table:table-cell>
        </table:table-row>
        <table:table-row table:style-name="ro1">
          <table:table-cell office:value-type="string" calcext:value-type="string">
            <text:p>PMC5393452</text:p>
          </table:table-cell>
          <table:table-cell office:value-type="string" calcext:value-type="string">
            <text:p>AP006153</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When mapped onto the medaka genome, 22 of these sex-specific RAD-tags were found to be on the Y chromosome (LG1) and 30 on unordered scaffolds, probably due to an incomplete assembly of the medaka Y chromosome. </text:p>
          </table:table-cell>
          <table:table-cell office:value-type="string" calcext:value-type="string">
            <text:p>Among these sex-specific RAD-tag sequences, nine mapped to the Y non-recombinant sex-specific region (Gen-Bank ID: AP006153) including two sequences that were less than 1 kb downstream of the 5′ end of the dmrt1bY medaka sex-determining gene (GenBank ID: AY129241) [10]. </text:p>
          </table:table-cell>
          <table:table-cell office:value-type="string" calcext:value-type="string">
            <text:p>These results clearly demonstrate that the RAD-Sex approach is highly efficient because it enabled the identification of sex-specific sequences located very close to the previously known SD gene even in a GWAS that does not allow a simultaneous genetic mapping of the RAD-tags. It should be noted, that our analysis, although conducted on a species with a sequenced genome, did not use the genome sequence for the analysis of sex-associated RAD-tags: the genome sequence only provided validation of the proof of principle.</text:p>
          </table:table-cell>
        </table:table-row>
        <table:table-row table:style-name="ro1">
          <table:table-cell office:value-type="string" calcext:value-type="string">
            <text:p>PMC5393452</text:p>
          </table:table-cell>
          <table:table-cell office:value-type="string" calcext:value-type="string">
            <text:p>AY129241</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When mapped onto the medaka genome, 22 of these sex-specific RAD-tags were found to be on the Y chromosome (LG1) and 30 on unordered scaffolds, probably due to an incomplete assembly of the medaka Y chromosome. </text:p>
          </table:table-cell>
          <table:table-cell office:value-type="string" calcext:value-type="string">
            <text:p>Among these sex-specific RAD-tag sequences, nine mapped to the Y non-recombinant sex-specific region (Gen-Bank ID: AP006153) including two sequences that were less than 1 kb downstream of the 5′ end of the dmrt1bY medaka sex-determining gene (GenBank ID: AY129241) [10]. </text:p>
          </table:table-cell>
          <table:table-cell office:value-type="string" calcext:value-type="string">
            <text:p>These results clearly demonstrate that the RAD-Sex approach is highly efficient because it enabled the identification of sex-specific sequences located very close to the previously known SD gene even in a GWAS that does not allow a simultaneous genetic mapping of the RAD-tags. It should be noted, that our analysis, although conducted on a species with a sequenced genome, did not use the genome sequence for the analysis of sex-associated RAD-tags: the genome sequence only provided validation of the proof of principle.</text:p>
          </table:table-cell>
        </table:table-row>
        <table:table-row table:style-name="ro1">
          <table:table-cell office:value-type="string" calcext:value-type="string">
            <text:p>PMC5406758</text:p>
          </table:table-cell>
          <table:table-cell office:value-type="string" calcext:value-type="string">
            <text:p>NCT02054806</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Study design and population </text:p>
          </table:table-cell>
          <table:table-cell office:value-type="string" calcext:value-type="string">
            <text:p>KEYNOTE-028 (ClinicalTrials.gov, NCT02054806) is a multicenter, open-label, phase Ib trial in 20 cohorts of patients with PD-L1-positive advanced solid tumors. </text:p>
          </table:table-cell>
          <table:table-cell office:value-type="string" calcext:value-type="string">
            <text:p>Patients in the anal carcinoma cohort were enrolled at 12 investigational sites in Europe and the USA. Eligible patients had histologically or cytologically confirmed locally advanced or metastatic carcinoma of the anal canal, failure of prior standard therapy, and tumor PD-L1 positivity.</text:p>
          </table:table-cell>
        </table:table-row>
        <table:table-row table:style-name="ro1">
          <table:table-cell office:value-type="string" calcext:value-type="string">
            <text:p>PMC5421914</text:p>
          </table:table-cell>
          <table:table-cell office:value-type="string" calcext:value-type="string">
            <text:p>NM_005656</text:p>
          </table:table-cell>
          <table:table-cell office:value-type="string" calcext:value-type="string">
            <text:p>Results</text:p>
          </table:table-cell>
          <table:table-cell office:value-type="string" calcext:value-type="string">
            <text:p>RefSeq</text:p>
          </table:table-cell>
          <table:table-cell office:value-type="string" calcext:value-type="string">
            <text:p>True</text:p>
          </table:table-cell>
          <table:table-cell office:value-type="string" calcext:value-type="string">
            <text:p>Use</text:p>
          </table:table-cell>
          <table:table-cell office:value-type="string" calcext:value-type="string">
            <text:p>S/E variant overexpression in LNCaP cells </text:p>
          </table:table-cell>
          <table:table-cell office:value-type="string" calcext:value-type="string">
            <text:p>(A) Structure of T/E gene fusion variants III and VI; TMPRSS2 (RefSeq NM_005656), ERG (RefSeq NM_004449.4). </text:p>
          </table:table-cell>
          <table:table-cell office:value-type="string" calcext:value-type="string">
            <text:p>Downward pointing arrowheads: position of ERG fusion break point in T/E III (white) and T/E VI (black). Upward black pointing arrowhead: translation initiation codon.</text:p>
          </table:table-cell>
        </table:table-row>
        <table:table-row table:style-name="ro1">
          <table:table-cell office:value-type="string" calcext:value-type="string">
            <text:p>PMC5421914</text:p>
          </table:table-cell>
          <table:table-cell office:value-type="string" calcext:value-type="string">
            <text:p>NM_004449.4</text:p>
          </table:table-cell>
          <table:table-cell office:value-type="string" calcext:value-type="string">
            <text:p>Results</text:p>
          </table:table-cell>
          <table:table-cell office:value-type="string" calcext:value-type="string">
            <text:p>RefSeq</text:p>
          </table:table-cell>
          <table:table-cell office:value-type="string" calcext:value-type="string">
            <text:p>True</text:p>
          </table:table-cell>
          <table:table-cell office:value-type="string" calcext:value-type="string">
            <text:p>Use</text:p>
          </table:table-cell>
          <table:table-cell office:value-type="string" calcext:value-type="string">
            <text:p>S/E variant overexpression in LNCaP cells </text:p>
          </table:table-cell>
          <table:table-cell office:value-type="string" calcext:value-type="string">
            <text:p>(A) Structure of T/E gene fusion variants III and VI; TMPRSS2 (RefSeq NM_005656), ERG (RefSeq NM_004449.4). </text:p>
          </table:table-cell>
          <table:table-cell office:value-type="string" calcext:value-type="string">
            <text:p>Downward pointing arrowheads: position of ERG fusion break point in T/E III (white) and T/E VI (black). Upward black pointing arrowhead: translation initiation codon.</text:p>
          </table:table-cell>
        </table:table-row>
        <table:table-row table:style-name="ro1">
          <table:table-cell office:value-type="string" calcext:value-type="string">
            <text:p>PMC5421914</text:p>
          </table:table-cell>
          <table:table-cell office:value-type="string" calcext:value-type="string">
            <text:p>GSE78032</text:p>
          </table:table-cell>
          <table:table-cell office:value-type="string" calcext:value-type="string">
            <text:p>Result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Overexpression of T/E III and VI variants reveal transcriptional programs associated with TGF-β signaling </text:p>
          </table:table-cell>
          <table:table-cell office:value-type="string" calcext:value-type="string">
            <text:p>The transcriptional programs regulated by T/E overexpression were investigated by microarray expression profiling on 48,107 genes (GEO accession GSE78032). </text:p>
          </table:table-cell>
          <table:table-cell office:value-type="string" calcext:value-type="string">
            <text:p>Differentially expressed genes (&gt; 1.5 fold change cut-off; p &lt; 0.05) compared to empty vector control (n = 4,429; Supplementary Table 1) were selected for further analysis using the Ingenuity Pathway Analysis (IPA) program. Of the 2,205 genes, which were altered in both T/E III and VI variants (T/E intersection; Supplementary Table 1), 94% showed concordant expression changes, indicating a high degree of accordance between the variants.</text:p>
          </table:table-cell>
        </table:table-row>
        <table:table-row table:style-name="ro1">
          <table:table-cell office:value-type="string" calcext:value-type="string">
            <text:p>PMC5421914</text:p>
          </table:table-cell>
          <table:table-cell office:value-type="string" calcext:value-type="string">
            <text:p>GSE7803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After quality control, 500 ng of total RNA with a concentration of 50 ng/μl were submitted to the DKFZ Genomics and Proteomics Core Facility (GPCF) for Illumina Whole-Genome Expression Beadchip Analysis (Human HT-12 Chip). </text:p>
          </table:table-cell>
          <table:table-cell office:value-type="string" calcext:value-type="string">
            <text:p>The raw data were quantile-normalized using the Bioconductor package preprocessCore in R. The microarray data reported in this study are available from the NCBI GEO database (GSE78032). </text:p>
          </table:table-cell>
          <table:table-cell office:value-type="string" calcext:value-type="string">
            <text:p>Genes showing expression fold change &gt; 1.5 (p-value &lt; 0.05) were considered as differentially expressed and were analyzed with Ingenuity Pathway Analysis (IPA) (see below). Genes involved in relevant biological processes obtained from microarray analysis were validated by qPCR in the same samples that were used for microarray profiling.</text:p>
          </table:table-cell>
        </table:table-row>
        <table:table-row table:style-name="ro1">
          <table:table-cell office:value-type="string" calcext:value-type="string">
            <text:p>PMC5428514</text:p>
          </table:table-cell>
          <table:table-cell office:value-type="string" calcext:value-type="string">
            <text:p>GSE65194</text:p>
          </table:table-cell>
          <table:table-cell office:value-type="string" calcext:value-type="string">
            <text:p>Abstract</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The identification of molecular genetic abnormalities in breast cancer is important to improve the results of treatment. </text:p>
          </table:table-cell>
          <table:table-cell office:value-type="string" calcext:value-type="string">
            <text:p>In the present study, we analyzed microarray data of breast cancer expression profiling (NCBI GEO database, accession GSE65194), focusing on Na +/K +-ATPase coding genes. </text:p>
          </table:table-cell>
          <table:table-cell office:value-type="string" calcext:value-type="string">
            <text:p>We found overexpression of the ATP1A1 and down-regulation of the ATP1A2. We expect that our research could help to improve the understanding of predictive and prognostic features of breast cancer.</text:p>
          </table:table-cell>
        </table:table-row>
        <table:table-row table:style-name="ro1">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Both down- and up-regulation of alpha- and beta- subunits were shown in solid tumors of different origin 14– 19. </text:p>
          </table:table-cell>
          <table:table-cell office:value-type="string" calcext:value-type="string">
            <text:p>In the present study, we analyzed public breast cancer expression profiles made using Affymetrix Human Genome U133 Plus 2.0 Array (NCBI GEO database 20, accession GSE65194) for the expression of alpha subunits of NKA. </text:p>
          </table:table-cell>
          <table:table-cell office:value-type="string" calcext:value-type="string">
            <text:p>We found abnormalities in ATP1A1 (coding α1-subunit) and ATP1A2 (coding α2-subunit) expression ( Table 1) in breast cancer samples relative to their expression in normal breast tissue. ATP1A1 was overexpressed approximately 1.5 times in all groups of breast cancer samples (p&lt;0.05). Coincidently, ATP1A2 expression decreased by more than 2 times (p&lt;0.05).</text:p>
          </table:table-cell>
        </table:table-row>
        <table:table-row table:style-name="ro1">
          <table:table-cell office:value-type="string" calcext:value-type="string">
            <text:p>PMC5449478</text:p>
          </table:table-cell>
          <table:table-cell office:value-type="string" calcext:value-type="string">
            <text:p>SRP08065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In our study, the FDR &lt; 0.05 and fold change &gt; 2 were used as significance cut-offs of the gene expression differences. </text:p>
          </table:table-cell>
          <table:table-cell office:value-type="string" calcext:value-type="string">
            <text:p>Sequencing data were deposited to the Short Read Archive (SRA) database at the National Center for Biotechnology Information (NCBI) under the accession number SRP080654. </text:p>
          </table:table-cell>
          <table:table-cell office:value-type="string" calcext:value-type="string">
            <text:p>Further, the DEGs were used for GO and KEGG enrichment analyses according to Zhang et al. (2013). GO terms with corrected P-value &lt; 0.05 and KEGG pathways with P-value &lt; 0.05 were considered significantly enriched by differential expressed genes.</text:p>
          </table:table-cell>
        </table:table-row>
        <table:table-row table:style-name="ro1">
          <table:table-cell office:value-type="string" calcext:value-type="string">
            <text:p>PMC5458457</text:p>
          </table:table-cell>
          <table:table-cell office:value-type="string" calcext:value-type="string">
            <text:p>AAH8230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e specificity of the custom‐made antibody was verified using western blot analysis (Fig. 3). </text:p>
          </table:table-cell>
          <table:table-cell office:value-type="string" calcext:value-type="string">
            <text:p>The theoretical size of the SLC38A10 protein in mouse is 116.3 kDa (AAH82300.1, 1081 amino acids). </text:p>
          </table:table-cell>
          <table:table-cell office:value-type="string" calcext:value-type="string">
            <text:p>The western blot detected a strong band at approximately 110 kDa, suggesting epitope‐specific binding of the antibody to the SLC38A10 protein. Verification of the anti‐SLC38A10 antibody specificity.</text:p>
          </table:table-cell>
        </table:table-row>
        <table:table-row table:style-name="ro1">
          <table:table-cell office:value-type="string" calcext:value-type="string">
            <text:p>PMC5471064</text:p>
          </table:table-cell>
          <table:table-cell office:value-type="string" calcext:value-type="string">
            <text:p>rs657650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office:value-type="string" calcext:value-type="string">
            <text:p>Obesity is related with insulin resistance, and also a strong risk factor for T2DM. Thus, we can assume reasonably that some loci of obesity would also be insulin resistance loci, or possibly T2DM susceptibility loci.</text:p>
          </table:table-cell>
        </table:table-row>
        <table:table-row table:style-name="ro1">
          <table:table-cell office:value-type="string" calcext:value-type="string">
            <text:p>PMC5471064</text:p>
          </table:table-cell>
          <table:table-cell office:value-type="string" calcext:value-type="string">
            <text:p>rs802652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office:value-type="string" calcext:value-type="string">
            <text:p>Obesity is related with insulin resistance, and also a strong risk factor for T2DM. Thus, we can assume reasonably that some loci of obesity would also be insulin resistance loci, or possibly T2DM susceptibility loci.</text:p>
          </table:table-cell>
        </table:table-row>
        <table:table-row table:style-name="ro1">
          <table:table-cell office:value-type="string" calcext:value-type="string">
            <text:p>PMC5471064</text:p>
          </table:table-cell>
          <table:table-cell office:value-type="string" calcext:value-type="string">
            <text:p>rs1401492</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office:value-type="string" calcext:value-type="string">
            <text:p>Obesity is related with insulin resistance, and also a strong risk factor for T2DM. Thus, we can assume reasonably that some loci of obesity would also be insulin resistance loci, or possibly T2DM susceptibility loci.</text:p>
          </table:table-cell>
        </table:table-row>
        <table:table-row table:style-name="ro1">
          <table:table-cell office:value-type="string" calcext:value-type="string">
            <text:p>PMC5471064</text:p>
          </table:table-cell>
          <table:table-cell office:value-type="string" calcext:value-type="string">
            <text:p>rs2645424</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here was a strong linkage disequilibrium between PNPLA3 rs738408 and the previously identified rs738409 [56].</text:p>
          </table:table-cell>
        </table:table-row>
        <table:table-row table:style-name="ro1">
          <table:table-cell office:value-type="string" calcext:value-type="string">
            <text:p>PMC5471064</text:p>
          </table:table-cell>
          <table:table-cell office:value-type="string" calcext:value-type="string">
            <text:p>rs738408</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office:value-type="string" calcext:value-type="string">
            <text:p>There was a strong linkage disequilibrium between PNPLA3 rs738408 and the previously identified rs738409 [56]. Another recently GWAS in adolescents with NAFLD identified SNPs relevant to two neuron-specific genes (SLC38A8 and LPPR4) and two liver-specific genes (LCP1and GC).</text:p>
          </table:table-cell>
        </table:table-row>
        <table:table-row table:style-name="ro1">
          <table:table-cell office:value-type="string" calcext:value-type="string">
            <text:p>PMC5471064</text:p>
          </table:table-cell>
          <table:table-cell office:value-type="string" calcext:value-type="string">
            <text:p>rs2228603</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office:value-type="string" calcext:value-type="string">
            <text:p>There was a strong linkage disequilibrium between PNPLA3 rs738408 and the previously identified rs738409 [56]. Another recently GWAS in adolescents with NAFLD identified SNPs relevant to two neuron-specific genes (SLC38A8 and LPPR4) and two liver-specific genes (LCP1and GC).</text:p>
          </table:table-cell>
        </table:table-row>
        <table:table-row table:style-name="ro1">
          <table:table-cell office:value-type="string" calcext:value-type="string">
            <text:p>PMC5471064</text:p>
          </table:table-cell>
          <table:table-cell office:value-type="string" calcext:value-type="string">
            <text:p>rs4240624</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office:value-type="string" calcext:value-type="string">
            <text:p>There was a strong linkage disequilibrium between PNPLA3 rs738408 and the previously identified rs738409 [56]. Another recently GWAS in adolescents with NAFLD identified SNPs relevant to two neuron-specific genes (SLC38A8 and LPPR4) and two liver-specific genes (LCP1and GC).</text:p>
          </table:table-cell>
        </table:table-row>
        <table:table-row table:style-name="ro1">
          <table:table-cell office:value-type="string" calcext:value-type="string">
            <text:p>PMC5471064</text:p>
          </table:table-cell>
          <table:table-cell office:value-type="string" calcext:value-type="string">
            <text:p>rs780094</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office:value-type="string" calcext:value-type="string">
            <text:p>There was a strong linkage disequilibrium between PNPLA3 rs738408 and the previously identified rs738409 [56]. Another recently GWAS in adolescents with NAFLD identified SNPs relevant to two neuron-specific genes (SLC38A8 and LPPR4) and two liver-specific genes (LCP1and GC).</text:p>
          </table:table-cell>
        </table:table-row>
        <table:table-row table:style-name="ro1">
          <table:table-cell office:value-type="string" calcext:value-type="string">
            <text:p>PMC5471064</text:p>
          </table:table-cell>
          <table:table-cell office:value-type="string" calcext:value-type="string">
            <text:p>rs12137855</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office:value-type="string" calcext:value-type="string">
            <text:p>There was a strong linkage disequilibrium between PNPLA3 rs738408 and the previously identified rs738409 [56]. Another recently GWAS in adolescents with NAFLD identified SNPs relevant to two neuron-specific genes (SLC38A8 and LPPR4) and two liver-specific genes (LCP1and GC).</text:p>
          </table:table-cell>
        </table:table-row>
        <table:table-row table:style-name="ro1">
          <table:table-cell office:value-type="string" calcext:value-type="string">
            <text:p>PMC5471064</text:p>
          </table:table-cell>
          <table:table-cell office:value-type="string" calcext:value-type="string">
            <text:p>rs9272105</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ANCESTRY-SPECIFIC GENETIC SUSCEPTIBILITY LOCI</text:p>
          </table:table-cell>
        </table:table-row>
        <table:table-row table:style-name="ro1">
          <table:table-cell office:value-type="string" calcext:value-type="string">
            <text:p>PMC5471064</text:p>
          </table:table-cell>
          <table:table-cell office:value-type="string" calcext:value-type="string">
            <text:p>rs455804</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ANCESTRY-SPECIFIC GENETIC SUSCEPTIBILITY LOCI</text:p>
          </table:table-cell>
        </table:table-row>
        <table:table-row table:style-name="ro1">
          <table:table-cell office:value-type="string" calcext:value-type="string">
            <text:p>PMC5471064</text:p>
          </table:table-cell>
          <table:table-cell office:value-type="string" calcext:value-type="string">
            <text:p>rs9275319</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ANCESTRY-SPECIFIC GENETIC SUSCEPTIBILITY LOCI</text:p>
          </table:table-cell>
        </table:table-row>
        <table:table-row table:style-name="ro1">
          <table:table-cell office:value-type="string" calcext:value-type="string">
            <text:p>PMC5471064</text:p>
          </table:table-cell>
          <table:table-cell office:value-type="string" calcext:value-type="string">
            <text:p>rs7574865</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ANCESTRY-SPECIFIC GENETIC SUSCEPTIBILITY LOCI</text:p>
          </table:table-cell>
        </table:table-row>
        <table:table-row table:style-name="ro1">
          <table:table-cell office:value-type="string" calcext:value-type="string">
            <text:p>PMC5471064</text:p>
          </table:table-cell>
          <table:table-cell office:value-type="string" calcext:value-type="string">
            <text:p>rs2596542</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text:p>
          </table:table-cell>
          <table:table-cell office:value-type="string" calcext:value-type="string">
            <text:p>ANCESTRY-SPECIFIC GENETIC SUSCEPTIBILITY LOCI Most of the GWASs have been completed in the European, and there are many studies are emerging in other races.</text:p>
          </table:table-cell>
        </table:table-row>
        <table:table-row table:style-name="ro1">
          <table:table-cell office:value-type="string" calcext:value-type="string">
            <text:p>PMC5471064</text:p>
          </table:table-cell>
          <table:table-cell office:value-type="string" calcext:value-type="string">
            <text:p>rs1012068</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text:p>
          </table:table-cell>
          <table:table-cell office:value-type="string" calcext:value-type="string">
            <text:p>ANCESTRY-SPECIFIC GENETIC SUSCEPTIBILITY LOCI Most of the GWASs have been completed in the European, and there are many studies are emerging in other races.</text:p>
          </table:table-cell>
        </table:table-row>
        <table:table-row table:style-name="ro1">
          <table:table-cell office:value-type="string" calcext:value-type="string">
            <text:p>PMC5471232</text:p>
          </table:table-cell>
          <table:table-cell office:value-type="string" calcext:value-type="string">
            <text:p>phs000147</text:p>
          </table:table-cell>
          <table:table-cell office:value-type="string" calcext:value-type="string">
            <text:p>Methods</text:p>
          </table:table-cell>
          <table:table-cell office:value-type="string" calcext:value-type="string">
            <text:p>dbGaP</text:p>
          </table:table-cell>
          <table:table-cell office:value-type="string" calcext:value-type="string">
            <text:p>False</text:p>
          </table:table-cell>
          <table:table-cell office:value-type="string" calcext:value-type="string">
            <text:p>Use</text:p>
          </table:table-cell>
          <table:table-cell office:value-type="string" calcext:value-type="string">
            <text:p>The SCZ summary statistics were downloaded from the Psychiatric Genomics Consortium (PGC) webpage (http://www.med.unc.edu/pgc/downloads) on 2 June 2014, which includes 1,237,819 SNPs obtained from a schizophrenia GWAS of 9379 cases and 7736 controls19. </text:p>
          </table:table-cell>
          <table:table-cell office:value-type="string" calcext:value-type="string">
            <text:p>The breast cancer summary statistics were downloaded from the dbGAP with accession number “phs000147.v1.pl”, including 483,123 SNPs obtained from a breast cancer GWAS of 1142 controls and 1145 cases20. </text:p>
          </table:table-cell>
          <table:table-cell/>
        </table:table-row>
        <table:table-row table:style-name="ro1">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filter paper was printed with wax circles and the signal was collected by a digital camera. </text:p>
          </table:table-cell>
          <table:table-cell office:value-type="string" calcext:value-type="string">
            <text:p>b) The variable fragment of the methotrexate antibody (PDB ID: 4OCX) bound to methotrexate (yellow). </text:p>
          </table:table-cell>
          <table:table-cell office:value-type="string" calcext:value-type="string">
            <text:p>The N‐termini of both chains are indicated in green.</text:p>
          </table:table-cell>
        </table:table-row>
        <table:table-row table:style-name="ro1">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chemical structures of the three drugs are shown on the left. </text:p>
          </table:table-cell>
          <table:table-cell office:value-type="string" calcext:value-type="string">
            <text:p>The crystal structures of antibodies with the methotrexate (PDB ID: 4OCX), theophylline derivative (PDB ID: 5BMF), and quinine (PDB ID: 4UIN) were superimposed, showing the interactions of the residues with the ligands (carbon atoms in green). </text:p>
          </table:table-cell>
          <table:table-cell office:value-type="string" calcext:value-type="string">
            <text:p>Extensive hydrogen bonding (dotted orange lines) links the three antigens to the antibodies, either directly or via water molecules (red balls).</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The minor allele (G) (CAD risk allele) of rs2075650 (TOMM40/APOE) was associated with lower levels of high-sensitivity C-reactive protein (effect per risk allele: -0.37 mg/l [95%CI -0.56 to -0.18 mg/l]). </text:p>
          </table:table-cell>
          <table:table-cell office:value-type="string" calcext:value-type="string">
            <text:p>The inflammatory markers tested showed no association with the remaining 44 SNPs or with the genetic risk score.</text:p>
          </table:table-cell>
        </table:table-row>
        <table:table-row table:style-name="ro1">
          <table:table-cell office:value-type="string" calcext:value-type="string">
            <text:p>PMC5501546</text:p>
          </table:table-cell>
          <table:table-cell office:value-type="string" calcext:value-type="string">
            <text:p>rs17114036</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DNA was obtained from whole blood and direct genotyping was performed on a Fluidigm Biomark HD as previously described [17]. </text:p>
          </table:table-cell>
          <table:table-cell office:value-type="string" calcext:value-type="string">
            <text:p>One SNP (rs17114036) failed on all chips and three samples with less than 50% of SNPs successfully genotyped were excluded. </text:p>
          </table:table-cell>
          <table:table-cell office:value-type="string" calcext:value-type="string">
            <text:p>Therefore, the final dataset consisted of 45 SNPs in 701 patients. Overall call rate was excellent (31376/31545 = 99.5%) and consistent for all SNPs, except for rs964184 (call rate: 570/701 = 81.3%).</text:p>
          </table:table-cell>
        </table:table-row>
        <table:table-row table:style-name="ro1">
          <table:table-cell office:value-type="string" calcext:value-type="string">
            <text:p>PMC5501546</text:p>
          </table:table-cell>
          <table:table-cell office:value-type="string" calcext:value-type="string">
            <text:p>rs964184</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refore, the final dataset consisted of 45 SNPs in 701 patients. </text:p>
          </table:table-cell>
          <table:table-cell office:value-type="string" calcext:value-type="string">
            <text:p>Overall call rate was excellent (31376/31545 = 99.5%) and consistent for all SNPs, except for rs964184 (call rate: 570/701 = 81.3%). </text:p>
          </table:table-cell>
          <table:table-cell office:value-type="string" calcext:value-type="string">
            <text:p>All genotypes were successfully called in 559/701 = 79.7% of samples, whereas ≥43 SNPs where successfully called in 697/701 = 99.4% of samples.</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Results</text:p>
          </table:table-cell>
          <table:table-cell office:value-type="string" calcext:value-type="string">
            <text:p>RefSNP</text:p>
          </table:table-cell>
          <table:table-cell office:value-type="string" calcext:value-type="string">
            <text:p>True</text:p>
          </table:table-cell>
          <table:table-cell office:value-type="string" calcext:value-type="string">
            <text:p>Use</text:p>
          </table:table-cell>
          <table:table-cell office:value-type="string" calcext:value-type="string">
            <text:p>Generated using SNAP (http://archive.broadinstitute.org/mpg/snap/ldplot.php) [18]. </text:p>
          </table:table-cell>
          <table:table-cell office:value-type="string" calcext:value-type="string">
            <text:p>Distribution of hs-CRP levels stratified by the genotypes of rs2075650. </text:p>
          </table:table-cell>
          <table:table-cell office:value-type="string" calcext:value-type="string">
            <text:p>Boxes and whiskers indicate quartiles and adjacent values. Values outside the range of adjacent values are plotted as outliers.</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n the present study of patients with established CAD, we investigated the association between 45 lead SNPs from loci associated with CAD and five common biochemical markers of inflammation. </text:p>
          </table:table-cell>
          <table:table-cell office:value-type="string" calcext:value-type="string">
            <text:p>The main findings were; 1) for SNP rs2075650 in the TOMM40, APOE locus, the established CAD-risk allele was significantly associated with lower hs-CRP levels, 2) No other CAD-related SNPs were associated with the inflammatory marker levels, either measured as individual SNPs or when combined into a GRS. </text:p>
          </table:table-cell>
          <table:table-cell office:value-type="string" calcext:value-type="string">
            <text:p>Previous GWASs have demonstrated a robust association between the rs2075650 G-allele and an increased risk of CAD [11]. In a recent study based on the present cohort, subanalysis also confirmed an association between rs2075650 and recurrent CAD events showing that an increase in the number of CAD risk alleles was associated with a hazard ratio of 1.40 (95% CI 1.00–1.97) of the primary endpoint composed of cardiovascular death, myocardial infarction and stable coronary revascularization [19].</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a recent study based on the present cohort, subanalysis also confirmed an association between rs2075650 and recurrent CAD events showing that an increase in the number of CAD risk alleles was associated with a hazard ratio of 1.40 (95% CI 1.00–1.97) of the primary endpoint composed of cardiovascular death, myocardial infarction and stable coronary revascularization [19]. </text:p>
          </table:table-cell>
          <table:table-cell office:value-type="string" calcext:value-type="string">
            <text:p>Considering the well-established relationship between increasing levels of hs-CRP and adverse cardiovascular outcome [20], it may be surprising that the CAD risk allele of rs2075650 was associated with lower levels of hs-CRP in our sample. </text:p>
          </table:table-cell>
          <table:table-cell office:value-type="string" calcext:value-type="string">
            <text:p>However, our findings are consistent with results from several previous large population-based cohort studies. In these studies, the same inverse relationship between the CAD risk allele and lower levels of hs-CRP has also been observed in European Americans [21], Australian twin families [22], Asians [23], and Hispanics [21] but not Afro-Americans [21].</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e CAD risk allele (G) has been associated with a range of other phenotypes including reduced longevity [24], reduced BMI [25], increased low-density lipoprotein cholesterol (LDL-C) [22,26], and an increased risk of Alzheimer’s disease [27]. </text:p>
          </table:table-cell>
          <table:table-cell office:value-type="string" calcext:value-type="string">
            <text:p>Because of the relatively strong linkage disequilibrium in the TOMM40/APOE locus, it has been suggested that the G-allele at rs2075650 is in fact tagging causal variation in the APOE gene. </text:p>
          </table:table-cell>
          <table:table-cell office:value-type="string" calcext:value-type="string">
            <text:p>The APOE encodes the apolipoprotein E with three different isoforms (ε2, ε3, and ε4 defined by the combination of rs7412 and rs429358. Northwestern European ancestry (CEU): r2 = 0.02 and r2 = 0.20 with rs2075650, respectively), of which the ε4 isoform has long been known to associate with LDL-C, Alzheimer’s disease, and hs-CRP [28,29].</text:p>
          </table:table-cell>
        </table:table-row>
        <table:table-row table:style-name="ro1">
          <table:table-cell office:value-type="string" calcext:value-type="string">
            <text:p>PMC5501546</text:p>
          </table:table-cell>
          <table:table-cell office:value-type="string" calcext:value-type="string">
            <text:p>rs4129267</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me previous GWASs have explored the association between CAD-associated risk variants and common inflammatory markers, of which the IL6R locus has been associated with several. </text:p>
          </table:table-cell>
          <table:table-cell office:value-type="string" calcext:value-type="string">
            <text:p>In studies of hs-CRP, the IL6R locus (rs4129267) was consistently, though moderately, associated with hs-CRP levels (CEU: r2 = 0.54 with rs4845625) [32–34]. </text:p>
          </table:table-cell>
          <table:table-cell office:value-type="string" calcext:value-type="string">
            <text:p>Furthermore, IL6R (rs4129267) has been associated with plasma levels of fibrinogen and IL-6 [35–37]. Although we observed a nominal association between the IL6R locus and C3, our study does not support a significant effect of IL6R on the inflammatory response.</text:p>
          </table:table-cell>
        </table:table-row>
        <table:table-row table:style-name="ro1">
          <table:table-cell office:value-type="string" calcext:value-type="string">
            <text:p>PMC5501546</text:p>
          </table:table-cell>
          <table:table-cell office:value-type="string" calcext:value-type="string">
            <text:p>rs4845625</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Some previous GWASs have explored the association between CAD-associated risk variants and common inflammatory markers, of which the IL6R locus has been associated with several. </text:p>
          </table:table-cell>
          <table:table-cell office:value-type="string" calcext:value-type="string">
            <text:p>In studies of hs-CRP, the IL6R locus (rs4129267) was consistently, though moderately, associated with hs-CRP levels (CEU: r2 = 0.54 with rs4845625) [32–34]. </text:p>
          </table:table-cell>
          <table:table-cell office:value-type="string" calcext:value-type="string">
            <text:p>Furthermore, IL6R (rs4129267) has been associated with plasma levels of fibrinogen and IL-6 [35–37]. Although we observed a nominal association between the IL6R locus and C3, our study does not support a significant effect of IL6R on the inflammatory response.</text:p>
          </table:table-cell>
        </table:table-row>
        <table:table-row table:style-name="ro1">
          <table:table-cell office:value-type="string" calcext:value-type="string">
            <text:p>PMC5501546</text:p>
          </table:table-cell>
          <table:table-cell office:value-type="string" calcext:value-type="string">
            <text:p>rs2250644</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Other CAD-associated loci have also emerged in GWASs of inflammatory markers. </text:p>
          </table:table-cell>
          <table:table-cell office:value-type="string" calcext:value-type="string">
            <text:p>A large study from the CHARGE (Cohorts for Heart and Aging Research in Genetic Epidemiology) consortium demonstrated a significant association between fibrinogen and variants near LIPA (rs2250644) and SH2B3 (rs7310615) [36]. </text:p>
          </table:table-cell>
          <table:table-cell office:value-type="string" calcext:value-type="string">
            <text:p>Although these variants are in perfect linkage disequilibrium with the SNPs genotyped in our study (CEU: r2 = 1.00 for both), we did not find evidence of such association. Other GWASs have also demonstrated weak associations between variants at the AB0 locus (rs657152 and rs8176704; CEU: r2 = 0.46 and r2 = 0.02 with rs495828) and IL-6 [34,37], and a Chinese GWAS of C3 found an association with rs11575839 close to HLA-C (CEU: r2 = 0.02 with rs3869109) [38].</text:p>
          </table:table-cell>
        </table:table-row>
        <table:table-row table:style-name="ro1">
          <table:table-cell office:value-type="string" calcext:value-type="string">
            <text:p>PMC5501546</text:p>
          </table:table-cell>
          <table:table-cell office:value-type="string" calcext:value-type="string">
            <text:p>rs7310615</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Other CAD-associated loci have also emerged in GWASs of inflammatory markers. </text:p>
          </table:table-cell>
          <table:table-cell office:value-type="string" calcext:value-type="string">
            <text:p>A large study from the CHARGE (Cohorts for Heart and Aging Research in Genetic Epidemiology) consortium demonstrated a significant association between fibrinogen and variants near LIPA (rs2250644) and SH2B3 (rs7310615) [36]. </text:p>
          </table:table-cell>
          <table:table-cell office:value-type="string" calcext:value-type="string">
            <text:p>Although these variants are in perfect linkage disequilibrium with the SNPs genotyped in our study (CEU: r2 = 1.00 for both), we did not find evidence of such association. Other GWASs have also demonstrated weak associations between variants at the AB0 locus (rs657152 and rs8176704; CEU: r2 = 0.46 and r2 = 0.02 with rs495828) and IL-6 [34,37], and a Chinese GWAS of C3 found an association with rs11575839 close to HLA-C (CEU: r2 = 0.02 with rs3869109) [38].</text:p>
          </table:table-cell>
        </table:table-row>
        <table:table-row table:style-name="ro1">
          <table:table-cell office:value-type="string" calcext:value-type="string">
            <text:p>PMC5501546</text:p>
          </table:table-cell>
          <table:table-cell office:value-type="string" calcext:value-type="string">
            <text:p>rs8176704</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49582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11575839</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3869109</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156119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o our knowledge, the present study is the first to explore the association between calprotectin and CAD-associated risk variants. </text:p>
          </table:table-cell>
          <table:table-cell office:value-type="string" calcext:value-type="string">
            <text:p>Although none of the CAD-associated variants significantly affected calprotectin levels, a trend was observed for rs1561198. </text:p>
          </table:table-cell>
          <table:table-cell office:value-type="string" calcext:value-type="string">
            <text:p>This SNP is located between the VAMP5 and VAMP8 genes, whose products are involved in different aspects of vesicle trafficking including cytokine release and phagocytosis [43]. Hence, a link between this locus and calprotectin levels may plausibly exist.</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None of the remaining variants, both assessed independently or combined as a GRS, were associated with hs-CRP, IL-6, calprotectin, fibrinogen, or C3.</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text:p>
          </table:table-cell>
          <table:table-cell office:value-type="string" calcext:value-type="string">
            <text:p>None of the remaining variants, both assessed independently or combined as a GRS, were associated with hs-CRP, IL-6, calprotectin, fibrinogen, or C3. Our findings may suggest that the effect of these CAD-loci on CAD development does not act through pathways significantly affecting these commonly used inflammatory biomarkers.</text:p>
          </table:table-cell>
        </table:table-row>
        <table:table-row table:style-name="ro1">
          <table:table-cell office:value-type="string" calcext:value-type="string">
            <text:p>PMC5513293</text:p>
          </table:table-cell>
          <table:table-cell office:value-type="string" calcext:value-type="string">
            <text:p>KR00311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5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78</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2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3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4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58</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77</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2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3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4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8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study enrolled 135 adult patients treated with OLT for HCC between August 2011 and October 2013. </text:p>
          </table:table-cell>
          <table:table-cell office:value-type="string" calcext:value-type="string">
            <text:p>Ten SNPs in C6 gene and rs776746 in cytochrome P450 3A5 (CYP3A5) gene were investigated. </text:p>
          </table:table-cell>
          <table:table-cell office:value-type="string" calcext:value-type="string">
            <text:p>The tacrolimus levels were monitored daily during 4 weeks after transplantation.</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ith increasing number of these alleles, patients were found to have lower tacrolimus C/D ratios at various time points during the 4 weeks after transplantation. </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With increasing number of these alleles, patients were found to have lower tacrolimus C/D ratios at various time points during the 4 weeks after transplantation. </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Recipient C6 gene rs9200 polymorphism and donor C6 gene rs10052999 polymorphism are new genetic loci that affect tacrolimus metabolism in patients with HCC after OLT.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Recipient C6 gene rs9200 polymorphism and donor C6 gene rs10052999 polymorphism are new genetic loci that affect tacrolimus metabolism in patients with HCC after OLT. </text:p>
          </table:table-cell>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Genotype frequencies of the three SNPs are shown in Table 1. </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All SNP frequencies were in accordance with Hardy-Weinberg equilibrium (all P &gt; 0.05).</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text:p>
          </table:table-cell>
          <table:table-cell office:value-type="string" calcext:value-type="string">
            <text:p>All SNP frequencies were in accordance with Hardy-Weinberg equilibrium (all P &gt; 0.05). No significant differences in the frequencies of alleles containing the three SNPs (rs776746, rs9200, and rs10052999) were found between donors and recipients (χ2 = 0.384, P = 0.535; χ2 = 0.638, P = 0.424; and χ2 = 0.019, P = 0.890, respectively).</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text:p>
          </table:table-cell>
          <table:table-cell office:value-type="string" calcext:value-type="string">
            <text:p>All SNP frequencies were in accordance with Hardy-Weinberg equilibrium (all P &gt; 0.05). No significant differences in the frequencies of alleles containing the three SNPs (rs776746, rs9200, and rs10052999) were found between donors and recipients (χ2 = 0.384, P = 0.535; χ2 = 0.638, P = 0.424; and χ2 = 0.019, P = 0.890, respectively).</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he effect of recipient CYP3A5 rs776746, C6 rs9200, and rs10052999 polymorphisms on tacrolimus C/D ratios at 4-week posttransplantation is shown in Table 2.</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he effect of recipient CYP3A5 rs776746, C6 rs9200, and rs10052999 polymorphisms on tacrolimus C/D ratios at 4-week posttransplantation is shown in Table 2.</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Recipient CYP3A5 rs776746 allele A carriers yielded median tacrolimus C/D ratios of 225.90 at week 1 and 123.61 at week 2, whereas the median C/D ratios of non-A carriers were significantly higher (322.15, P = 0.009 for week 1 and 153.92, P = 0.049 for week 2).</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As shown in Table 3, donor CYP3A5 rs776746, C6 rs9200, and rs10052999 polymorphisms affected tacrolimus C/D ratios 4-week posttransplantation.</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As shown in Table 3, donor CYP3A5 rs776746, C6 rs9200, and rs10052999 polymorphisms affected tacrolimus C/D ratios 4-week posttransplantation.</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Abstract</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As shown in Table 3, there was no significant difference in tacrolimus C/D ratios between donor C6 rs9200 allele G carriers and non-G carriers (P &gt; 0.05).</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 </text:p>
          </table:table-cell>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o avoid unnecessary errors from patient characteristics, age and gender were also considered in the statistical analysis. </text:p>
          </table:table-cell>
          <table:table-cell office:value-type="string" calcext:value-type="string">
            <text:p>Notably, final regression models were established to predict the C/D ratios of tacrolimus during the first 4-week posttransplantation [Table 4], recipient C6 rs9200 group (AA vs. GG/GA) was found to be related to tacrolimus metabolism at weeks 1, 2, and 3 (P &lt; 0.05), whereas donor C6 rs10052999 group (CC/TT vs. TC) was demonstrated to be correlated with tacrolimus metabolism only at week 4.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o avoid unnecessary errors from patient characteristics, age and gender were also considered in the statistical analysis. </text:p>
          </table:table-cell>
          <table:table-cell office:value-type="string" calcext:value-type="string">
            <text:p>Notably, final regression models were established to predict the C/D ratios of tacrolimus during the first 4-week posttransplantation [Table 4], recipient C6 rs9200 group (AA vs. GG/GA) was found to be related to tacrolimus metabolism at weeks 1, 2, and 3 (P &lt; 0.05), whereas donor C6 rs10052999 group (CC/TT vs. TC) was demonstrated to be correlated with tacrolimus metabolism only at week 4.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Several human neoplasias are associated with genes located on chromosome 5,[343536] and genes for C6 and C7 are closely linked on 5pl3.[11] In this study, the recipient C6 rs9200 allele G and donor C6 rs10052999 homozygote were linked with rapid tacrolimus metabolism after OLT in patients with HCC. </text:p>
          </table:table-cell>
          <table:table-cell office:value-type="string" calcext:value-type="string">
            <text:p>Hence, C6 may play a decisive role in hepatocyte function in patients with HCC undergoing OLT. Complement mediates hepatic injury and regeneration, as well as cancer immune surveillance.</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Several human neoplasias are associated with genes located on chromosome 5,[343536] and genes for C6 and C7 are closely linked on 5pl3.[11] In this study, the recipient C6 rs9200 allele G and donor C6 rs10052999 homozygote were linked with rapid tacrolimus metabolism after OLT in patients with HCC. </text:p>
          </table:table-cell>
          <table:table-cell office:value-type="string" calcext:value-type="string">
            <text:p>Hence, C6 may play a decisive role in hepatocyte function in patients with HCC undergoing OLT. Complement mediates hepatic injury and regeneration, as well as cancer immune surveillance.</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n conclusion, patients with OLT for HCC require different therapeutic regimens compared with patients with etiologically distinct liver disease. </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he combination of C6 and CYP3A5 polymorphisms exerted a greater effect on tacrolimus metabolism than individual SNPs and developed better equations that described the association between genotype and tacrolimus metabolism.</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n conclusion, patients with OLT for HCC require different therapeutic regimens compared with patients with etiologically distinct liver disease. </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he combination of C6 and CYP3A5 polymorphisms exerted a greater effect on tacrolimus metabolism than individual SNPs and developed better equations that described the association between genotype and tacrolimus metabolism.</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Method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Sequence analysis and annotations </text:p>
          </table:table-cell>
          <table:table-cell office:value-type="string" calcext:value-type="string">
            <text:p>CCPI sequence retrieved from the UniProt database (Uniprot: Q5U9N0) (http://www.uniprot.org/). </text:p>
          </table:table-cell>
          <table:table-cell office:value-type="string" calcext:value-type="string">
            <text:p>This sequence information was analyzed to determine regulatory sequences, structural motifs, and repetitive sequences. A comparison of genes within a species or between different species can show either similarities between protein functions or relations between species.</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Methods</text:p>
          </table:table-cell>
          <table:table-cell office:value-type="string" calcext:value-type="string">
            <text:p>UniProt</text:p>
          </table:table-cell>
          <table:table-cell office:value-type="string" calcext:value-type="string">
            <text:p>False</text:p>
          </table:table-cell>
          <table:table-cell office:value-type="string" calcext:value-type="string">
            <text:p>Design/Inspire</text:p>
          </table:table-cell>
          <table:table-cell/>
          <table:table-cell office:value-type="string" calcext:value-type="string">
            <text:p>CCPI (Uniprot: Q5U9N0) was modeled using ab initio protocol of the I-TASSER.[34] Subsequently, five models were generated and assessed on the basis of RMSD and TM-score. </text:p>
          </table:table-cell>
          <table:table-cell office:value-type="string" calcext:value-type="string">
            <text:p>This online server theoretically measures various physicochemical parameters such as molecular mass. The overall quality factor score of CCPI was predicted by ERRAT (http://nihserver.mbi.ucla.edu/ERRAT/).</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Results</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Sequence and structure determination </text:p>
          </table:table-cell>
          <table:table-cell office:value-type="string" calcext:value-type="string">
            <text:p>The CCPI sequence obtained from http://www.uniprot.org/ (Uniprot: Q5U9N0) has 176 amino acid sequences;first 1–19 are the signal peptide shown in red and 20–176 are chain [Figure 4a]. </text:p>
          </table:table-cell>
          <table:table-cell office:value-type="string" calcext:value-type="string">
            <text:p>The molecular mass of C. cajan was 19.97 kDa with isoelectric point 9.54.[41] Procheck showed that 77.6% of the residues were in the allowed region of Ramachandran plot. The overall quality factor score predicted by ERRAT was 69.04 for PI.</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Results</text:p>
          </table:table-cell>
          <table:table-cell office:value-type="string" calcext:value-type="string">
            <text:p>UniProt</text:p>
          </table:table-cell>
          <table:table-cell office:value-type="string" calcext:value-type="string">
            <text:p>True</text:p>
          </table:table-cell>
          <table:table-cell office:value-type="string" calcext:value-type="string">
            <text:p>Use</text:p>
          </table:table-cell>
          <table:table-cell/>
          <table:table-cell office:value-type="string" calcext:value-type="string">
            <text:p>Multiple Sequence Alignment of Cajanus cajan protease inhibitor (Q5U9N0) with different species. </text:p>
          </table:table-cell>
          <table:table-cell office:value-type="string" calcext:value-type="string">
            <text:p>The highly conserved and less conserved residues are highlighted in dark and light grey, respectively. While the conserved cysteine residue as highlighted in yellow</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office:value-type="string" calcext:value-type="string">
            <text:p>False</text:p>
          </table:table-cell>
          <table:table-cell office:value-type="string" calcext:value-type="string">
            <text:p>Use</text:p>
          </table:table-cell>
          <table:table-cell office:value-type="string" calcext:value-type="string">
            <text:p>The crystals developed were rod-shaped but could not be diffracted due to some reasons. </text:p>
          </table:table-cell>
          <table:table-cell office:value-type="string" calcext:value-type="string">
            <text:p>The CCPI sequence (Uniprot: Q5U9N0) was analyzed and showed that it had 176 amino acid sequences;first 1–19 were signal peptides and rest were chain. </text:p>
          </table:table-cell>
          <table:table-cell office:value-type="string" calcext:value-type="string">
            <text:p>The 3D structure created elucidated the presence of 3 beta-sheets, 3 beta-hairpins, 2 β-bulges, 6 strands, 3 helices, 1 helix–helix interaction, 41 β-turns, and 27 γ-turns. To conclude, CCPI crystal can further be refined so that it can be used as a lead molecule in the drug discovery pipeline against tumor cells.</text:p>
          </table:table-cell>
        </table:table-row>
        <table:table-row table:style-name="ro1">
          <table:table-cell office:value-type="string" calcext:value-type="string">
            <text:p>PMC5539595</text:p>
          </table:table-cell>
          <table:table-cell office:value-type="string" calcext:value-type="string">
            <text:p>KY70920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ignments with reference sequences classified all C. parvum isolates into one family: IId. </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he C. hominis subtype family identified among the four isolates was Ib.</text:p>
          </table:table-cell>
        </table:table-row>
        <table:table-row table:style-name="ro1">
          <table:table-cell office:value-type="string" calcext:value-type="string">
            <text:p>PMC5539595</text:p>
          </table:table-cell>
          <table:table-cell office:value-type="string" calcext:value-type="string">
            <text:p>KY70920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Alignments with reference sequences classified all C. parvum isolates into one family: IId. </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he C. hominis subtype family identified among the four isolates was Ib.</text:p>
          </table:table-cell>
        </table:table-row>
        <table:table-row table:style-name="ro1">
          <table:table-cell office:value-type="string" calcext:value-type="string">
            <text:p>PMC5539595</text:p>
          </table:table-cell>
          <table:table-cell office:value-type="string" calcext:value-type="string">
            <text:p>KY709198</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199</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2</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3</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4</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Y709205</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Y709206</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T716847</text:p>
          </table:table-cell>
          <table:table-cell office:value-type="string" calcext:value-type="string">
            <text:p>Discussion</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Recurrently identified in our population, subtype IIdA17G1, was reported to be the cause of an outbreak in Finland in 2012, with more than 250 individuals involved and it was associated with consumption of fries and salads (Cacciò and Chalmers, 2016), whereas subtype IIdA18G1 has been widely identified in Europe (e.g., Czech Republic, Spain) and in the Middle East (e.g., Turkey, Iran, Kuwait, etc.). </text:p>
          </table:table-cell>
          <table:table-cell office:value-type="string" calcext:value-type="string">
            <text:p>Less frequently observed, subtype IIdA19G2 has been detected in France as a foodborne etiological agent (GenBank number KT716847.1), IIdA14G1 in Spain (Plutzer and Karanis, 2009), and IIdA16G1 in Egypt and Tunisia (Rahmouni et al., 2014). C. meleagridis, mainly isolated from poultry and birds, has been frequently observed in Africa (Aldeyarbi et al., 2016) as well as within mixed cryptosporidium infections (Ng-Hublin et al., 2013). </text:p>
          </table:table-cell>
          <table:table-cell office:value-type="string" calcext:value-type="string">
            <text:p>Although, as stated earlier, Qatari children have limited contact with wildlife, such animal subtypes may infect them indirectly through housemaids who themselves may have been exposed to animals back home and/or through their presence in the food supply via remnants of fertilizers of animal origin on salad crops.</text:p>
          </table:table-cell>
        </table:table-row>
        <table:table-row table:style-name="ro1">
          <table:table-cell office:value-type="string" calcext:value-type="string">
            <text:p>PMC5589870</text:p>
          </table:table-cell>
          <table:table-cell office:value-type="string" calcext:value-type="string">
            <text:p>APG7936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table:table-cell office:value-type="string" calcext:value-type="string">
            <text:p>Bronnoya virus was the most divergent virus found in our study, exhibiting only 28% amino acid identity to the most similar published virus sequence – Hubei orthoptera virus 2 (APG79361.1) – and tentatively positioned between the Phleboviruses and Hantaviruses (Fig. 2, Suppl. </text:p>
          </table:table-cell>
          <table:table-cell/>
        </table:table-row>
        <table:table-row table:style-name="ro1">
          <table:table-cell office:value-type="string" calcext:value-type="string">
            <text:p>PMC5589870</text:p>
          </table:table-cell>
          <table:table-cell office:value-type="string" calcext:value-type="string">
            <text:p>GCA_000973045.2</text:p>
          </table:table-cell>
          <table:table-cell office:value-type="string" calcext:value-type="string">
            <text:p>Methods</text:p>
          </table:table-cell>
          <table:table-cell office:value-type="string" calcext:value-type="string">
            <text:p>GCA</text:p>
          </table:table-cell>
          <table:table-cell office:value-type="string" calcext:value-type="string">
            <text:p>False</text:p>
          </table:table-cell>
          <table:table-cell office:value-type="string" calcext:value-type="string">
            <text:p>Use</text:p>
          </table:table-cell>
          <table:table-cell office:value-type="string" calcext:value-type="string">
            <text:p>As an additional screening test, all potential virus assemblies were screened against the Conserved Doman Database (www.ncbi.nlm.nih.gov/Structure/cdd/wrpsb.cgi) with an expected value threshold of 1 × 10−3 to identify viral gene segments. </text:p>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Following previous studies1 we assume that a higher relative frequency suggests that the virus is more likely to be associated with ticks (rather than being a component of diet or environment).</text:p>
          </table:table-cell>
        </table:table-row>
        <table:table-row table:style-name="ro1">
          <table:table-cell office:value-type="string" calcext:value-type="string">
            <text:p>PMC5589870</text:p>
          </table:table-cell>
          <table:table-cell office:value-type="string" calcext:value-type="string">
            <text:p>KF19713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text:p>
          </table:table-cell>
          <table:table-cell office:value-type="string" calcext:value-type="string">
            <text:p>Following previous studies1 we assume that a higher relative frequency suggests that the virus is more likely to be associated with ticks (rather than being a component of diet or environment). In the case of potentially multiple and/or overlapping open reading frames, FSFinder2 (http://wilab.inha.ac.kr/fsfinder2/) was used to identify possible ribosomal frameshifts.</text:p>
          </table:table-cell>
        </table:table-row>
        <table:table-row table:style-name="ro1">
          <table:table-cell office:value-type="string" calcext:value-type="string">
            <text:p>PMC5589870</text:p>
          </table:table-cell>
          <table:table-cell office:value-type="string" calcext:value-type="string">
            <text:p>SRR566712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SRR5667132</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PRJNA39007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MF141040</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MF141077</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Method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Genotype frequencies were tested for Hardy–Weinberg equilibrium using the chi-square test. </text:p>
          </table:table-cell>
          <table:table-cell office:value-type="string" calcext:value-type="string">
            <text:p>Multivariate logistic regression analyses were conducted to assess independent associations between patient's responses to DPP-4 inhibitors (dependent variable) and rs3765467 (independent variable), including covariates. </text:p>
          </table:table-cell>
          <table:table-cell office:value-type="string" calcext:value-type="string">
            <text:p>Results were expressed as odds ratio (OR) and 95% confidence interval (CI). Given that triglyceride, LDL cholesterol, HDL cholesterol, aspartate aminotransferase (AST), and alanine transaminase (ALT) values were not normally distributed, statistical analyses of these values were conducted on log-transformed data.</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haracteristics of study population </text:p>
          </table:table-cell>
          <table:table-cell office:value-type="string" calcext:value-type="string">
            <text:p>Supplementary Table 1 shows the allele and genotype distributions of rs3765467 in the study population. </text:p>
          </table:table-cell>
          <table:table-cell office:value-type="string" calcext:value-type="string">
            <text:p>G was the major allele, whereas A was the minor allele in this group. The genotype distribution did not deviated from Hardy–Weinberg equilibrium (P = 0.939).</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office:value-type="string" calcext:value-type="string">
            <text:p>True</text:p>
          </table:table-cell>
          <table:table-cell office:value-type="string" calcext:value-type="string">
            <text:p>Use</text:p>
          </table:table-cell>
          <table:table-cell office:value-type="string" calcext:value-type="string">
            <text:p>Differences in the response rates to DPP-4 inhibitors according to baseline HbA1c and rs3765467. </text:p>
          </table:table-cell>
          <table:table-cell office:value-type="string" calcext:value-type="string">
            <text:p>(A) The proportion of responders according to HbA1c and rs3765467 genotype, (B) the proportion of responders according to HbA1c and rs3765467 allele. </text:p>
          </table:table-cell>
          <table:table-cell office:value-type="string" calcext:value-type="string">
            <text:p>Error bars represent 95% confidence intervals. DPP-4 = dipepdityl peptidase-4, HbA1c = glycated hemoglobin.</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Many investigators have found the concepts of genetic variation and antidiabetic medication efficacy to be quite attractive. </text:p>
          </table:table-cell>
          <table:table-cell office:value-type="string" calcext:value-type="string">
            <text:p>For PPAR agonists, polymorphisms of PPAR, adipose tissue, adiponectin, and cholesterol synthesis have all been shown to have an impact on drug potency.[6–8,20,21] Genetic variants in transcription factors have also been shown to influence pharmacokinetics and pharmacodynamics of metformin.[22] Although the correlation between DPP-4 inhibitors and genetic variation is controversial, our study would support such a correlation with the A allele of rs3765467. </text:p>
          </table:table-cell>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Meanwhile, the degree of DPP-4 inhibitor efficacy could be explained by ethnicity.[33] Compared to non-Asians, Asians exhibit a higher capacity to respond to DPP-4 inhibitor treatment. </text:p>
          </table:table-cell>
          <table:table-cell office:value-type="string" calcext:value-type="string">
            <text:p>In a meta-analysis study, lower BMI in Asians, which could be related to insulin sensitivity, was referred to as a primary factor.[33] According to an international database, minor allele frequency (MAF) for rs3765467 is reported to occur in up to 36% of Asians, which is relatively high compared to other ethnicities.[34] In the current study, the MAF was 17.1%. </text:p>
          </table:table-cell>
          <table:table-cell office:value-type="string" calcext:value-type="string">
            <text:p>The relatively high A allele frequency in Asians may account for the better response in these populations. A recent Taiwanese study showed that GLP-1 analog response was not affected by GLP1R variation.[35] The study enrolled 36 patients with poorly controlled hyperglycemia and treated them with a 6-day continuous subcutaneous insulin infusion and exenatide, a GLP-1 analogue.</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First, we could not assess insulin sensitivity or pancreatic beta cell function due to a lack of information on C peptides and insulin levels. </text:p>
          </table:table-cell>
          <table:table-cell office:value-type="string" calcext:value-type="string">
            <text:p>However, a previous study showed that the minor allele of rs3765467 is associated with a 2-fold increase in insulin secretion in response to exogenous GLP-1 infusion.[13] Second, types and dose of DPP-4 inhibitors were not controlled in the study population. </text:p>
          </table:table-cell>
          <table:table-cell office:value-type="string" calcext:value-type="string">
            <text:p>Despite uncontrolled medication, difference in the types of DPP-4 inhibitor between responder and nonresponder was insignificant. Third, physical activity and dietary changes that could improve hyperglycemia were not evaluated in the current study.</text:p>
          </table:table-cell>
        </table:table-row>
        <table:table-row table:style-name="ro1">
          <table:table-cell office:value-type="string" calcext:value-type="string">
            <text:p>PMC5629772</text:p>
          </table:table-cell>
          <table:table-cell office:value-type="string" calcext:value-type="string">
            <text:p>NCT01699477</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In one study, central lateral thalamotomy using MRgFUS in 12 patients suffering from chronic medically-refractory NP reported mean pain relief of 57% at 12 months [42]. </text:p>
          </table:table-cell>
          <table:table-cell office:value-type="string" calcext:value-type="string">
            <text:p>Further clinical trials are underway to investigate the effects of MRgFUS thalamotomy for neuropathic pain (NCT01699477). </text:p>
          </table:table-cell>
          <table:table-cell office:value-type="string" calcext:value-type="string">
            <text:p>Obsessive-compulsive disorder Obsessive-compulsive disorder (OCD) is among the most challenging and debilitating anxiety disorders, with an estimated lifetime prevalence of 1.6% [43].</text:p>
          </table:table-cell>
        </table:table-row>
        <table:table-row table:style-name="ro1">
          <table:table-cell office:value-type="string" calcext:value-type="string">
            <text:p>PMC5629772</text:p>
          </table:table-cell>
          <table:table-cell office:value-type="string" calcext:value-type="string">
            <text:p>NCT02348411</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single case report demonstrated marked clinical improvement. </text:p>
          </table:table-cell>
          <table:table-cell office:value-type="string" calcext:value-type="string">
            <text:p>Two clinical trials (NCT02348411, NCT02685488) are currently underway to further define the role of ultrasound in depression. </text:p>
          </table:table-cell>
          <table:table-cell/>
        </table:table-row>
        <table:table-row table:style-name="ro1">
          <table:table-cell office:value-type="string" calcext:value-type="string">
            <text:p>PMC5629772</text:p>
          </table:table-cell>
          <table:table-cell office:value-type="string" calcext:value-type="string">
            <text:p>NCT02685488</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single case report demonstrated marked clinical improvement. </text:p>
          </table:table-cell>
          <table:table-cell office:value-type="string" calcext:value-type="string">
            <text:p>Two clinical trials (NCT02348411, NCT02685488) are currently underway to further define the role of ultrasound in depression. </text:p>
          </table:table-cell>
          <table:table-cell/>
        </table:table-row>
        <table:table-row table:style-name="ro1">
          <table:table-cell office:value-type="string" calcext:value-type="string">
            <text:p>PMC5629772</text:p>
          </table:table-cell>
          <table:table-cell office:value-type="string" calcext:value-type="string">
            <text:p>NCT00147056</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1473485</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1698437</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2343991</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In another study, eight treatments of ultrasound delivered NK-95 cells in mice injected with human HER2-expressing breast tumor resulted in an increase in overall survival from approximately 50 to 150 days [29]. </text:p>
          </table:table-cell>
          <table:table-cell office:value-type="string" calcext:value-type="string">
            <text:p>As the result of compelling preclinical data, a pilot trial is underway to investigate safety and feasibility of ultrasound mediated BBB disruption for patients with high-grade gliomas to deliver TMZ (NCT02343991). </text:p>
          </table:table-cell>
          <table:table-cell/>
        </table:table-row>
        <table:table-row table:style-name="ro1">
          <table:table-cell office:value-type="string" calcext:value-type="string">
            <text:p>PMC5629772</text:p>
          </table:table-cell>
          <table:table-cell office:value-type="string" calcext:value-type="string">
            <text:p>NCT02986932</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presence of neurofibrillary tangles and hyper-phosphorylated tau are closely correlated with the progression of cognitive deficits in patients with AD. </text:p>
          </table:table-cell>
          <table:table-cell office:value-type="string" calcext:value-type="string">
            <text:p>An ongoing phase I trial will study the feasibility and safety of BBB opening in patients with mild Alzheimer’s disease (NCT02986932). </text:p>
          </table:table-cell>
          <table:table-cell/>
        </table:table-row>
        <table:table-row table:style-name="ro1">
          <table:table-cell office:value-type="string" calcext:value-type="string">
            <text:p>PMC5639958</text:p>
          </table:table-cell>
          <table:table-cell office:value-type="string" calcext:value-type="string">
            <text:p>NCT01152918</text:p>
          </table:table-cell>
          <table:table-cell office:value-type="string" calcext:value-type="string">
            <text:p>Acknowledgment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authors recognize and thank the members of the HPTN 065 study team, including those at the departments of health in the participating communities (Washington, DC; Bronx, NY; Chicago, IL; Houston, TX; Miami, FL; and Philadelphia, PA), the Centers for Disease Control and Prevention, the HPTN leadership and operations center, the HPTN statistical and data management center, the HPTN 065 community advisory committee, the site investigators and staff, and all participants in the HPTN 065 study. </text:p>
          </table:table-cell>
          <table:table-cell office:value-type="string" calcext:value-type="string">
            <text:p>HPTN 065 is registered on ClinicalTrials.gov as NCT01152918. </text:p>
          </table:table-cell>
          <table:table-cell office:value-type="string" calcext:value-type="string">
            <text:p>Declaration of conflicting interests: The following authors received financial support from the HPTN cooperative agreements listed in the funding section: T.G., B.B., D.D., G.K., B.C., S.H., J.L., A.F.W., K.V., and W.M.E. In addition, during study design and conduct, W.M.E. and D.D. report other grants from the US National Institutes of Health; D.D. reports grants from the Bill and Melinda Gates Foundation; B.B. reports personal fees from Gilead Sciences and Siemens Healthcare Diagnostics; K.V. reports being a principal co-owner of VAL Health (a behavioral economics consulting firm).</text:p>
          </table:table-cell>
        </table:table-row>
        <table:table-row table:style-name="ro1">
          <table:table-cell office:value-type="string" calcext:value-type="string">
            <text:p>PMC5674751</text:p>
          </table:table-cell>
          <table:table-cell office:value-type="string" calcext:value-type="string">
            <text:p>NCT02925026</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NCT02925026. </text:p>
          </table:table-cell>
          <table:table-cell office:value-type="string" calcext:value-type="string">
            <text:p>Registered on 4 October 2016.</text:p>
          </table:table-cell>
        </table:table-row>
        <table:table-row table:style-name="ro1">
          <table:table-cell office:value-type="string" calcext:value-type="string">
            <text:p>PMC5676497</text:p>
          </table:table-cell>
          <table:table-cell office:value-type="string" calcext:value-type="string">
            <text:p>NCT03014648</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848651</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927301</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951767</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108652</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3073525</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3120676</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982694</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3125902</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814669</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2724878</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676497</text:p>
          </table:table-cell>
          <table:table-cell office:value-type="string" calcext:value-type="string">
            <text:p>NCT03024996</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office:value-type="string" calcext:value-type="string">
            <text:p>[89Zr]Atezolizumab imaging in patients showed heterogeneous uptake in tumors between and within patients validating preclinical observations (NCT02453984).16</text:p>
          </table:table-cell>
        </table:table-row>
        <table:table-row table:style-name="ro1">
          <table:table-cell office:value-type="string" calcext:value-type="string">
            <text:p>PMC5707687</text:p>
          </table:table-cell>
          <table:table-cell office:value-type="string" calcext:value-type="string">
            <text:p>NCT02572908</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study protocol was approved by the ethics committee of the Hospital District of Helsinki and Uusimaa. </text:p>
          </table:table-cell>
          <table:table-cell office:value-type="string" calcext:value-type="string">
            <text:p>The trial was registered at the United States (US) National Institutes of Health (ClinicalTrials.gov) with the trial number, NCT02572908. </text:p>
          </table:table-cell>
          <table:table-cell office:value-type="string" calcext:value-type="string">
            <text:p>This study was a randomised, double blinded, parallel-group study with a 1-week run-in period, followed by a 1-week treatment period, in which the patients received either the sourdough wheat bread or yeast-fermented wheat bread. Subjects were advised to adhere to a gluten-free diet during the 2-week study duration, the details of which were described to participants by the study dietician.</text:p>
          </table:table-cell>
        </table:table-row>
        <table:table-row table:style-name="ro1">
          <table:table-cell office:value-type="string" calcext:value-type="string">
            <text:p>PMC5715601</text:p>
          </table:table-cell>
          <table:table-cell office:value-type="string" calcext:value-type="string">
            <text:p>rs75492934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This alteration was not identified in the mother of F1‐III2 (Fig. 1B), suggesting that it is of paternal origin. </text:p>
          </table:table-cell>
          <table:table-cell office:value-type="string" calcext:value-type="string">
            <text:p>To our knowledge, the PROS1 c.1871‐14T&gt;G variant was not described associated with PSD and it is very rare in the general population (rs754929347; MAF C = 0.000009/1). </text:p>
          </table:table-cell>
          <table:table-cell office:value-type="string" calcext:value-type="string">
            <text:p>Analysis of this variant using the Alamut‐v2.2 interactive biosoftware predicted the creation of a new cryptic acceptor splice site (scores: SSF = 71.78; MaxEnt = 2.32 and HSF = 76.10). As c.1871‐14T&gt;G has a potential effect on intron 14–exon 15 acceptor splice site, we decided to study its PROS1 mRNA.</text:p>
          </table:table-cell>
        </table:table-row>
        <table:table-row table:style-name="ro1">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The study is registered in Clinicaltrials.gov 7th April 2014 with identification number NCT02132494. </text:p>
          </table:table-cell>
          <table:table-cell/>
        </table:table-row>
        <table:table-row table:style-name="ro1">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We obtained written informed consent from each child’s parents or legal guardian and from the responsible school authorities prior to all testing. </text:p>
          </table:table-cell>
          <table:table-cell office:value-type="string" calcext:value-type="string">
            <text:p>The study is registered in Clinicaltrials.gov with identification number: NCT02132494. </text:p>
          </table:table-cell>
          <table:table-cell/>
        </table:table-row>
        <table:table-row table:style-name="ro1">
          <table:table-cell office:value-type="string" calcext:value-type="string">
            <text:p>PMC5723615</text:p>
          </table:table-cell>
          <table:table-cell office:value-type="string" calcext:value-type="string">
            <text:p>10.5061/dryad.k3rv4</text:p>
          </table:table-cell>
          <table:table-cell office:value-type="string" calcext:value-type="string">
            <text:p>Article</text:p>
          </table:table-cell>
          <table:table-cell office:value-type="string" calcext:value-type="string">
            <text:p>DOI</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The datasets and materials analysed during the current study are available in the Dryad Repository, doi: 10.5061/dryad.k3rv4. </text:p>
          </table:table-cell>
          <table:table-cell/>
        </table:table-row>
        <table:table-row table:style-name="ro1">
          <table:table-cell office:value-type="string" calcext:value-type="string">
            <text:p>PMC5723630</text:p>
          </table:table-cell>
          <table:table-cell office:value-type="string" calcext:value-type="string">
            <text:p>MF67389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For quality control purposes, we extracted, amplified, and sequenced 10% of the samples in duplicate. </text:p>
          </table:table-cell>
          <table:table-cell office:value-type="string" calcext:value-type="string">
            <text:p>Data generated during this study are available at doi.org/10.5066/F74Q7SXC, and sequences are accessioned in GenBank (&gt;200 bp; MF673896–MF673904). </text:p>
          </table:table-cell>
          <table:table-cell office:value-type="string" calcext:value-type="string">
            <text:p>Analysis of genetic diversity We calculated allelic richness, observed and expected heterozygosities, Hardy–Weinberg equilibrium (HWE), and linkage disequilibrium at the microsatellite loci in FSTAT version 2.9.3 (Goudet, 1995).</text:p>
          </table:table-cell>
        </table:table-row>
        <table:table-row table:style-name="ro1">
          <table:table-cell office:value-type="string" calcext:value-type="string">
            <text:p>PMC5723630</text:p>
          </table:table-cell>
          <table:table-cell office:value-type="string" calcext:value-type="string">
            <text:p>MF673904</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For quality control purposes, we extracted, amplified, and sequenced 10% of the samples in duplicate. </text:p>
          </table:table-cell>
          <table:table-cell office:value-type="string" calcext:value-type="string">
            <text:p>Data generated during this study are available at doi.org/10.5066/F74Q7SXC, and sequences are accessioned in GenBank (&gt;200 bp; MF673896–MF673904). </text:p>
          </table:table-cell>
          <table:table-cell office:value-type="string" calcext:value-type="string">
            <text:p>Analysis of genetic diversity We calculated allelic richness, observed and expected heterozygosities, Hardy–Weinberg equilibrium (HWE), and linkage disequilibrium at the microsatellite loci in FSTAT version 2.9.3 (Goudet, 1995).</text:p>
          </table:table-cell>
        </table:table-row>
        <table:table-row table:style-name="ro1">
          <table:table-cell office:value-type="string" calcext:value-type="string">
            <text:p>PMC5731891</text:p>
          </table:table-cell>
          <table:table-cell office:value-type="string" calcext:value-type="string">
            <text:p>NCT02876861</text:p>
          </table:table-cell>
          <table:table-cell office:value-type="string" calcext:value-type="string">
            <text:p>Discus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Currently, only a few prospective randomized studies are ongoing for locally advanced UTUC. </text:p>
          </table:table-cell>
          <table:table-cell office:value-type="string" calcext:value-type="string">
            <text:p>One ongoing randomized trial (NCT02876861) evaluating the role of 2 to 4 cycles of NAC (gemcitabine and cisplatin) for patients with locally advanced UTUC who are eligible for cisplatin hopefully will provide insight for clinical benefit. </text:p>
          </table:table-cell>
          <table:table-cell office:value-type="string" calcext:value-type="string">
            <text:p>However, this study will not provide the useful information for the role of NAC in cisplatin-ineligible patients. The use of carboplatin in a neoadjuvant setting is still a matter of debate [14].</text:p>
          </table:table-cell>
        </table:table-row>
        <table:table-row table:style-name="ro1">
          <table:table-cell office:value-type="string" calcext:value-type="string">
            <text:p>PMC5737465</text:p>
          </table:table-cell>
          <table:table-cell office:value-type="string" calcext:value-type="string">
            <text:p>PRJNA275635</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Use</text:p>
          </table:table-cell>
          <table:table-cell office:value-type="string" calcext:value-type="string">
            <text:p>Population Genomic Data Processing </text:p>
          </table:table-cell>
          <table:table-cell office:value-type="string" calcext:value-type="string">
            <text:p>We downloaded whole genome resequencing data from 200 individuals of a single C. grandiflora population, generated by Josephs et al. (2015) (NCBI accession number PRJNA275635, ID: 275635). </text:p>
          </table:table-cell>
          <table:table-cell office:value-type="string" calcext:value-type="string">
            <text:p>We trimmed the paired-end 100-bp raw reads with Trimmomatic 0.32 (Bolger et al. 2014), and randomly subsampled reads of each individual to a total of 54 million reads per sample (average coverage 25×) to avoid an overrepresentation of individual samples with high coverage. We mapped the trimmed reads to a TE-merged reference with bwa bwasw 0.7.13 (Li and Durbin 2009), as recommended before analyses with PoPoolationTE2 (Kofler et al. 2016).</text:p>
          </table:table-cell>
        </table:table-row>
        <table:table-row table:style-name="ro1">
          <table:table-cell office:value-type="string" calcext:value-type="string">
            <text:p>PMC5737465</text:p>
          </table:table-cell>
          <table:table-cell office:value-type="string" calcext:value-type="string">
            <text:p>PRJNA212731</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Use</text:p>
          </table:table-cell>
          <table:table-cell office:value-type="string" calcext:value-type="string">
            <text:p>C. rubella was derived from a C. grandiflora-like outcrossing ancestor fairly recently, most likely &lt;200,000 years ago (Foxe et al. 2009; Guo et al. 2009; Brandvain et al. 2013; Slotte et al. 2013), and it is the best available model for inferring such information. </text:p>
          </table:table-cell>
          <table:table-cell office:value-type="string" calcext:value-type="string">
            <text:p>Additionally, a previous study found no evidence for different TE silencing efficacies between C. rubella and C. grandiflora (Steige et al. 2015), hence, we expect silenced TEs in C. rubella to be also silenced in C. grandiflora.TEs targeted by siRNAs were determined by using small RNA sequencing data from roots, seedlings, and flowers of the C. rubella reference accession generated by Smith et al. (2015) (NCBI Accession: PRJNA212731, ID: 455735/456437/456438). </text:p>
          </table:table-cell>
          <table:table-cell office:value-type="string" calcext:value-type="string">
            <text:p>We trimmed the raw sRNA reads with Trimmomatic 0.32 (Bolger et al. 2014) and mapped them to the TE-merged-reference using STAR 2.5.1b (Dobin et al. 2013), with default settings modified to allow mapping of small RNA reads. After removing all reads with more than one nucleotide soft-clipped from their 5′ end, in order to remove long RNA reads which were not fully mapped by STAR, we considered all RNA reads, which mapped to a TE, with a length of 24 nucleotides and no mismatches to be siRNAs.</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iffraction data statistics are shown in Table 1. </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Refinement and model building were carried out using PHENIX34 and COOT.35 Final refinement of M(NLS-88R)-acidic, M(NLS-88R)-neutral, M(NLS-88E)-acidic and M(NLS-88E)-neutral resulted in Rwork/Rfree of 19.2/23.6, 27.2/32.1, 22.0/31.2 and 22.8/30.8, respectively.</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iffraction data statistics are shown in Table 1. </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Refinement and model building were carried out using PHENIX34 and COOT.35 Final refinement of M(NLS-88R)-acidic, M(NLS-88R)-neutral, M(NLS-88E)-acidic and M(NLS-88E)-neutral resulted in Rwork/Rfree of 19.2/23.6, 27.2/32.1, 22.0/31.2 and 22.8/30.8, respectively.</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text:p>
          </table:table-cell>
          <table:table-cell office:value-type="string" calcext:value-type="string">
            <text:p>Refinement and model building were carried out using PHENIX34 and COOT.35 Final refinement of M(NLS-88R)-acidic, M(NLS-88R)-neutral, M(NLS-88E)-acidic and M(NLS-88E)-neutral resulted in Rwork/Rfree of 19.2/23.6, 27.2/32.1, 22.0/31.2 and 22.8/30.8, respectively. Refinement statistics are summarized in Table 1.</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etailed crystallographic data for all four structures (M(NLS-88R)-neutral, M(NLS-88R)-acidic, M(NLS-88E)-neutral and M(NLS-88E)-acidic) obtained are presented in Table 1. </text:p>
          </table:table-cell>
          <table:table-cell office:value-type="string" calcext:value-type="string">
            <text:p>M(NLS-88R)-neutral occurs as physiological monomers similar to wt-M1 structure 1EA3 (also crystallized at neutral pH),12 and are arranged loosely in a so-called ‘face-to-back’ orientation with each other in the cell (Figure 1A). </text:p>
          </table:table-cell>
          <table:table-cell office:value-type="string" calcext:value-type="string">
            <text:p>The residues Lys104 (part of the NLS motif), Arg134, Tyr100 and Asp94 on the ‘face’ of one molecule (Monomer A) interact with several complementary residues on the ‘back’ of a second molecule (Monomer B), including Glu29, Asp30, Lys21 and Ser17 (Figures 1A and 1B). 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 Å, but are different from those in wt-M1 1AA7.13</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residues Lys104 (part of the NLS motif), Arg134, Tyr100 and Asp94 on the ‘face’ of one molecule (Monomer A) interact with several complementary residues on the ‘back’ of a second molecule (Monomer B), including Glu29, Asp30, Lys21 and Ser17 (Figures 1A and 1B). </text:p>
          </table:table-cell>
          <table:table-cell office:value-type="string" calcext:value-type="string">
            <text:p>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 Å, but are different from those in wt-M1 1AA7.13 </text:p>
          </table:table-cell>
          <table:table-cell office:value-type="string" calcext:value-type="string">
            <text:p>Both M(NLS-88R)-acidic and M(NLS-88E)-acidic occur as physiological dimers as expected for low-pH structures.10, 13, 14 M(NLS-88R)-acidic has monomers A and B or C and D associated to form two independent physiological dimers (dimers 1 and 2, respectively) in the crystal. Least-squares superpositions of the four M(NLS-88R)-acidic monomers or superposition of its two independent dimers resulted in low r.m.s.d.s of 0.2–0.4 Å or 0.4 Å, suggesting similar quaternary conformation or monomer–monomer arrangements.</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When compared to the M(NLS-88E)-neutral dimer interface, the positively charged Lys104 side-chain in M(NLS-88R)-acidic has reoriented to avoid close contact with the positively charged opposing Arg88 (Figures 1F and 2). </text:p>
          </table:table-cell>
          <table:table-cell office:value-type="string" calcext:value-type="string">
            <text:p>When comparing wt-M1 neutral (1EA3) and acidic (1AA7) structures, several hydrogen-bond interactions occurring at the dimer interface of 1AA7 appear to serve as the fulcrum of the subunit rotation for transition from the face-to-back-oriented 1EA3 to the face-to-face-oriented 1AA7.10 Some of these inter-subunit hydrogen-bond interactions are conserved in the dimeric structure of M(NLS-88)-acidic, including X88-O to Tyr100-OH and Asn85-ND2 to Arg134-O (see Supplementary Table S3). </text:p>
          </table:table-cell>
          <table:table-cell office:value-type="string" calcext:value-type="string">
            <text:p>In addition to these conserved inter-subunit hydrogen-bonds, the G88R mutation also results in an extra hydrogen-bond from Arg88-NE to Arg134-O in M(NLS-88)-acidic structure. This additional inter-subunit interaction may explain why it took longer for M(NLS-88R) M1 to disintegrate in vitro at pH 5.5 than wt-M1, as the fulcrum of M(NLS-88R)-acidic was relatively difficult to break during the dimer interface rotatio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When compared to the M(NLS-88E)-neutral dimer interface, the positively charged Lys104 side-chain in M(NLS-88R)-acidic has reoriented to avoid close contact with the positively charged opposing Arg88 (Figures 1F and 2). </text:p>
          </table:table-cell>
          <table:table-cell office:value-type="string" calcext:value-type="string">
            <text:p>When comparing wt-M1 neutral (1EA3) and acidic (1AA7) structures, several hydrogen-bond interactions occurring at the dimer interface of 1AA7 appear to serve as the fulcrum of the subunit rotation for transition from the face-to-back-oriented 1EA3 to the face-to-face-oriented 1AA7.10 Some of these inter-subunit hydrogen-bond interactions are conserved in the dimeric structure of M(NLS-88)-acidic, including X88-O to Tyr100-OH and Asn85-ND2 to Arg134-O (see Supplementary Table S3). </text:p>
          </table:table-cell>
          <table:table-cell office:value-type="string" calcext:value-type="string">
            <text:p>In addition to these conserved inter-subunit hydrogen-bonds, the G88R mutation also results in an extra hydrogen-bond from Arg88-NE to Arg134-O in M(NLS-88)-acidic structure. This additional inter-subunit interaction may explain why it took longer for M(NLS-88R) M1 to disintegrate in vitro at pH 5.5 than wt-M1, as the fulcrum of M(NLS-88R)-acidic was relatively difficult to break during the dimer interface rotatio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is additional inter-subunit interaction may explain why it took longer for M(NLS-88R) M1 to disintegrate in vitro at pH 5.5 than wt-M1, as the fulcrum of M(NLS-88R)-acidic was relatively difficult to break during the dimer interface rotation. </text:p>
          </table:table-cell>
          <table:table-cell office:value-type="string" calcext:value-type="string">
            <text:p>The G88R mutation also results in two additional inter-subunit hydrogen-bonds (Lys104-NZ to Glu29-OE2 and Arg134-NE to Glu29-OE1) in M(NLS-88R)-neutral (see Supplementary Table S3) that make the subunit rotation slightly difficult than similarly face-to-back-oriented wt-M1 neutral structure 1EA3. </text:p>
          </table:table-cell>
          <table:table-cell office:value-type="string" calcext:value-type="string">
            <text:p>This may explain why a lower pH was needed to soften the M1 layer in assembled M(NLS-88R) virions than in WSN particles. Nevertheless, M(NLS-88R) M1 retains pH-dependent conformational transition like WS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C) Dimer structure of M(NLS-88R)-acidic. </text:p>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F) Comparison of the two symmetry-related dimer interfaces of M(NLS-88R)-acidic (gray) and M(NLS-88E)-neutral (yellow).</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Figure</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text:p>
          </table:table-cell>
          <table:table-cell office:value-type="string" calcext:value-type="string">
            <text:p>(F) Comparison of the two symmetry-related dimer interfaces of M(NLS-88R)-acidic (gray) and M(NLS-88E)-neutral (yellow). Stereo-view of electron density map and final dimer model of residue 88 environment in M(NLS-88R)-acidic and M(NLS-88E)-neutral.</text:p>
          </table:table-cell>
        </table:table-row>
        <table:table-row table:style-name="ro1">
          <table:table-cell office:value-type="string" calcext:value-type="string">
            <text:p>PMC5753396</text:p>
          </table:table-cell>
          <table:table-cell office:value-type="string" calcext:value-type="string">
            <text:p>RRID:SCR_007164</text:p>
          </table:table-cell>
          <table:table-cell office:value-type="string" calcext:value-type="string">
            <text:p>Acknowledgments</text:p>
          </table:table-cell>
          <table:table-cell office:value-type="string" calcext:value-type="string">
            <text:p>RRID</text:p>
          </table:table-cell>
          <table:table-cell office:value-type="string" calcext:value-type="string">
            <text:p>False</text:p>
          </table:table-cell>
          <table:table-cell office:value-type="string" calcext:value-type="string">
            <text:p>Unclassifiable</text:p>
          </table:table-cell>
          <table:table-cell office:value-type="string" calcext:value-type="string">
            <text:p>Research reported in this publication is supported by Eunice Kennedy Shriver National Institute of Child Health and Human Development under Award Number P41HD064556. </text:p>
          </table:table-cell>
          <table:table-cell office:value-type="string" calcext:value-type="string">
            <text:p>Additional support was provided by the Wellcome Trust via the EXRC [RRID:SCR_007164]. </text:p>
          </table:table-cell>
          <table:table-cell office:value-type="string" calcext:value-type="string">
            <text:p>Conflict of interest statement.</text:p>
          </table:table-cell>
        </table:table-row>
        <table:table-row table:style-name="ro1">
          <table:table-cell office:value-type="string" calcext:value-type="string">
            <text:p>PMC5766183</text:p>
          </table:table-cell>
          <table:table-cell office:value-type="string" calcext:value-type="string">
            <text:p>3bm3</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Yellow diamonds in cartoons denote the catalytic center. </text:p>
          </table:table-cell>
          <table:table-cell office:value-type="string" calcext:value-type="string">
            <text:p>(A) PspGI (recognition sequence 5′-/CCWGG-3′) is an orthodox homodimeric REase that binds a single DNA copy (PDB ID 3bm3 (4)). </text:p>
          </table:table-cell>
          <table:table-cell office:value-type="string" calcext:value-type="string">
            <text:p>(B) EcoRII (5′-/CCWGG-3′) is a homodimeric type IIE enzyme, capable of simultaneous binding of three recognition sites. One is cleaved by the PspGI-like dimer of the catalytic C-domains, while two others, one per each EcoRII-N effector domain, stimulate cleavage of the first site (PDB IDs 3hqf and 3hqg (5,7)).</text:p>
          </table:table-cell>
        </table:table-row>
        <table:table-row table:style-name="ro1">
          <table:table-cell office:value-type="string" calcext:value-type="string">
            <text:p>PMC5766183</text:p>
          </table:table-cell>
          <table:table-cell office:value-type="string" calcext:value-type="string">
            <text:p>3hqf</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B) EcoRII (5′-/CCWGG-3′) is a homodimeric type IIE enzyme, capable of simultaneous binding of three recognition sites. </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D) MvaI (5′-CC/WGG-3′), like the related enzyme BcnI (5′-CC/SGG-3′), is a monomeric enzyme that uses a single catalytic center to cleave sequentially the first and then the second DNA strands (PDB ID 2oaa (11,12,14)).</text:p>
          </table:table-cell>
        </table:table-row>
        <table:table-row table:style-name="ro1">
          <table:table-cell office:value-type="string" calcext:value-type="string">
            <text:p>PMC5766183</text:p>
          </table:table-cell>
          <table:table-cell office:value-type="string" calcext:value-type="string">
            <text:p>3hqg</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B) EcoRII (5′-/CCWGG-3′) is a homodimeric type IIE enzyme, capable of simultaneous binding of three recognition sites. </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D) MvaI (5′-CC/WGG-3′), like the related enzyme BcnI (5′-CC/SGG-3′), is a monomeric enzyme that uses a single catalytic center to cleave sequentially the first and then the second DNA strands (PDB ID 2oaa (11,12,14)).</text:p>
          </table:table-cell>
        </table:table-row>
        <table:table-row table:style-name="ro1">
          <table:table-cell office:value-type="string" calcext:value-type="string">
            <text:p>PMC5766183</text:p>
          </table:table-cell>
          <table:table-cell office:value-type="string" calcext:value-type="string">
            <text:p>2fqz</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text:p>
          </table:table-cell>
          <table:table-cell office:value-type="string" calcext:value-type="string">
            <text:p>(D) MvaI (5′-CC/WGG-3′), like the related enzyme BcnI (5′-CC/SGG-3′), is a monomeric enzyme that uses a single catalytic center to cleave sequentially the first and then the second DNA strands (PDB ID 2oaa (11,12,14)). (E) UbaLAI (5′-CC/WGG-3′) is a monomeric REase consisting of an MvaI-like catalytic domain (red) and an EcoRII-N-like effector domain (blue, PDB ID 5o63).</text:p>
          </table:table-cell>
        </table:table-row>
        <table:table-row table:style-name="ro1">
          <table:table-cell office:value-type="string" calcext:value-type="string">
            <text:p>PMC5766183</text:p>
          </table:table-cell>
          <table:table-cell office:value-type="string" calcext:value-type="string">
            <text:p>2oaa</text:p>
          </table:table-cell>
          <table:table-cell office:value-type="string" calcext:value-type="string">
            <text:p>Introduction</text:p>
          </table:table-cell>
          <table:table-cell office:value-type="string" calcext:value-type="string">
            <text:p>PDBe</text:p>
          </table:table-cell>
          <table:table-cell office:value-type="string" calcext:value-type="string">
            <text:p>True</text:p>
          </table:table-cell>
          <table:table-cell office:value-type="string" calcext:value-type="string">
            <text:p>Use</text:p>
          </table:table-cell>
          <table:table-cell office:value-type="string" calcext:value-type="string">
            <text:p>(C) Ecl18kI (5′-/CCNGG-3′) is a type IIF enzyme, which forms a tetramer on the DNA and simultaneously cuts both recognition sites (PDB ID 2fqz (9,10)). </text:p>
          </table:table-cell>
          <table:table-cell office:value-type="string" calcext:value-type="string">
            <text:p>(D) MvaI (5′-CC/WGG-3′), like the related enzyme BcnI (5′-CC/SGG-3′), is a monomeric enzyme that uses a single catalytic center to cleave sequentially the first and then the second DNA strands (PDB ID 2oaa (11,12,14)). </text:p>
          </table:table-cell>
          <table:table-cell office:value-type="string" calcext:value-type="string">
            <text:p>(E) UbaLAI (5′-CC/WGG-3′) is a monomeric REase consisting of an MvaI-like catalytic domain (red) and an EcoRII-N-like effector domain (blue, PDB ID 5o63). Structure of the UbaLAI-C domain is a model built using Modeller (37) and an MvaI-UbaLAI-C alignment generated with HHpred (38).</text:p>
          </table:table-cell>
        </table:table-row>
        <table:table-row table:style-name="ro1">
          <table:table-cell office:value-type="string" calcext:value-type="string">
            <text:p>PMC5766183</text:p>
          </table:table-cell>
          <table:table-cell office:value-type="string" calcext:value-type="string">
            <text:p>1na6</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3zi5</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2c1l</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crt</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ldx</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ldu</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1wid</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1yel</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mut</text:p>
          </table:table-cell>
          <table:table-cell office:value-type="string" calcext:value-type="string">
            <text:p>Results</text:p>
          </table:table-cell>
          <table:table-cell office:value-type="string" calcext:value-type="string">
            <text:p>PDBe</text:p>
          </table:table-cell>
          <table:table-cell office:value-type="string" calcext:value-type="string">
            <text:p>False</text:p>
          </table:table-cell>
          <table:table-cell office:value-type="string" calcext:value-type="string">
            <text:p>Creation</text:p>
          </table:table-cell>
          <table:table-cell office:value-type="string" calcext:value-type="string">
            <text:p>EMSA experiments revealed that the E89A+R91A mutant of the UbaLAI-N domain retained residual DNA binding ability (KD for specific DNA is approx. 200 nM, or 5000-fold lower than observed with wt UbaLAI-N, Supplementary Figure S5A and D). </text:p>
          </table:table-cell>
          <table:table-cell office:value-type="string" calcext:value-type="string">
            <text:p>To generate an UbaLAI variant with a completely disabled N-domain, we have introduced two additional mutations, R37A and H38A, thereby generating a quadruple (R37A + H38A + E89A + R91A) mutant of the full-length UbaLAI (henceforth referred to as UbaLAI-4mut), and a corresponding variant of the UbaLAI-N domain. </text:p>
          </table:table-cell>
          <table:table-cell office:value-type="string" calcext:value-type="string">
            <text:p>EMSA experiments with the quadruple UbaLAI-N mutant confirmed complete loss of its specific DNA binding ability (Supplementary Figure S5E). DNA binding by the full-length UbaLAI-2mut and UbaLAI-4mut proteins was investigated by a standard gel-shift assay.</text:p>
          </table:table-cell>
        </table:table-row>
        <table:table-row table:style-name="ro1">
          <table:table-cell office:value-type="string" calcext:value-type="string">
            <text:p>PMC5766183</text:p>
          </table:table-cell>
          <table:table-cell office:value-type="string" calcext:value-type="string">
            <text:p>3hqf</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We show here that Type IIE enzymes UbaLAI and EcoRII use similar N-terminal effector domains specific for the 5′-CCWGG-3′ sequence. </text:p>
          </table:table-cell>
          <table:table-cell office:value-type="string" calcext:value-type="string">
            <text:p>Despite the fact that UbaLAI-N and EcoRII-N domains share only 18% sequence identity (Supplementary Figure S1C), their overall structures are very similar (Figure 4B): 134 of 173 residues of the EcoRII N-terminal domain (3hqf) could be aligned with UbaLAI-N with r.m.s.d. of 3.1 Å (DALI server (22)). </text:p>
          </table:table-cell>
          <table:table-cell office:value-type="string" calcext:value-type="string">
            <text:p>The loops of the N-arms adopt slightly different conformations in both domains; the C-arms overlay better, but the loop between the strands in the C-arm of UbaLAI-N is shorter (Supplementary Figure S6). Both domains make identical contacts with the central T0:A0 base pairs employing overlaying residues (Figure 4D and E, Supplementary Figure S6).</text:p>
          </table:table-cell>
        </table:table-row>
        <table:table-row table:style-name="ro1">
          <table:table-cell office:value-type="string" calcext:value-type="string">
            <text:p>PMC5766183</text:p>
          </table:table-cell>
          <table:table-cell office:value-type="string" calcext:value-type="string">
            <text:p>2reu</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According to sequence analysis, only the N-terminal Sau3AI domain contains an intact catalytic center, while the catalytically inactive C-terminal domain acts as an effector domain (26). </text:p>
          </table:table-cell>
          <table:table-cell office:value-type="string" calcext:value-type="string">
            <text:p>Though the originally proposed Sau3AI reaction mechanism involved transient dimerization (25), recent structural studies of apo-Sau3AI performed by Xu et al. are consistent with the monomeric oligomeric state of Sau3AI (PDB IDs 2reu and 4pxg (27)). </text:p>
          </table:table-cell>
          <table:table-cell office:value-type="string" calcext:value-type="string">
            <text:p>We therefore propose that Sau3AI may also employ an UbaLAI-like reaction mechanism, as depicted in Figure 7B. A similar mechanism to UbaLAI was also described for the Type IIS enzyme BfiI, which contains a B3-like DNA recognition domain specific for the 5′-ACTGGG-3′ DNA sequence attached to a nonspecific nuclease that cuts DNA 5/4 nucleotides downstream from the recognition site (28,29).</text:p>
          </table:table-cell>
        </table:table-row>
        <table:table-row table:style-name="ro1">
          <table:table-cell office:value-type="string" calcext:value-type="string">
            <text:p>PMC5766183</text:p>
          </table:table-cell>
          <table:table-cell office:value-type="string" calcext:value-type="string">
            <text:p>4pxg</text:p>
          </table:table-cell>
          <table:table-cell office:value-type="string" calcext:value-type="string">
            <text:p>Discussion</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According to sequence analysis, only the N-terminal Sau3AI domain contains an intact catalytic center, while the catalytically inactive C-terminal domain acts as an effector domain (26). </text:p>
          </table:table-cell>
          <table:table-cell office:value-type="string" calcext:value-type="string">
            <text:p>Though the originally proposed Sau3AI reaction mechanism involved transient dimerization (25), recent structural studies of apo-Sau3AI performed by Xu et al. are consistent with the monomeric oligomeric state of Sau3AI (PDB IDs 2reu and 4pxg (27)). </text:p>
          </table:table-cell>
          <table:table-cell office:value-type="string" calcext:value-type="string">
            <text:p>We therefore propose that Sau3AI may also employ an UbaLAI-like reaction mechanism, as depicted in Figure 7B. A similar mechanism to UbaLAI was also described for the Type IIS enzyme BfiI, which contains a B3-like DNA recognition domain specific for the 5′-ACTGGG-3′ DNA sequence attached to a nonspecific nuclease that cuts DNA 5/4 nucleotides downstream from the recognition site (28,29).</text:p>
          </table:table-cell>
        </table:table-row>
        <table:table-row table:style-name="ro1">
          <table:table-cell office:value-type="string" calcext:value-type="string">
            <text:p>PMC5766183</text:p>
          </table:table-cell>
          <table:table-cell office:value-type="string" calcext:value-type="string">
            <text:p>MF085529</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Coordinates and structure factors of UbaLAI-N complex with DNA are deposited under PDB ID 5o63. </text:p>
          </table:table-cell>
          <table:table-cell office:value-type="string" calcext:value-type="string">
            <text:p>The DNA fragment encoding for the UbaLAI restriction-modification system was submitted to GenBank under accession number MF085529. </text:p>
          </table:table-cell>
          <table:table-cell/>
        </table:table-row>
        <table:table-row table:style-name="ro1">
          <table:table-cell office:value-type="string" calcext:value-type="string">
            <text:p>PMC5804120</text:p>
          </table:table-cell>
          <table:table-cell office:value-type="string" calcext:value-type="string">
            <text:p>10.15156/BIO/SH216455.07FU</text:p>
          </table:table-cell>
          <table:table-cell office:value-type="string" calcext:value-type="string">
            <text:p>Introduction</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UNITE draws from the public fungal ITS sequences in the INSDC and is centred on the concept of species hypotheses (SHs), which are approximately species-level OTUs derived from sequence clustering (Kõljalg et al. 2013). </text:p>
          </table:table-cell>
          <table:table-cell office:value-type="string" calcext:value-type="string">
            <text:p>All SHs have unique, individual digital object identifiers (DOIs; https://www.doi.org/) for unambiguous reference across time and scientific studies (e.g., 10.15156/BIO/SH216455.07FU which resolves to http://dx.doi.org/10.15156/BIO/SH216455.07FU). </text:p>
          </table:table-cell>
          <table:table-cell office:value-type="string" calcext:value-type="string">
            <text:p>UNITE recently received an Alfred P. Sloan Foundation grant to improve the support within the database for handling, processing, and characterising the mycobiome from the built environment (the built mycobiome). Several actions have been taken towards that goal, including a workshop to annotate all extant built-environment fungal ITS sequences according to the MIxS-BE annotation standard (Glass et al. 2014; Abarenkov et al. 2016).</text:p>
          </table:table-cell>
        </table:table-row>
        <table:table-row table:style-name="ro1">
          <table:table-cell office:value-type="string" calcext:value-type="string">
            <text:p>PMC5811607</text:p>
          </table:table-cell>
          <table:table-cell office:value-type="string" calcext:value-type="string">
            <text:p>GO:000695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15893</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2260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5067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0758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False</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SE65790</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For each GO term, no more than 18 genes were selected to determine similarity between Intestine Chip and duodenum as well as differences compared to the other samples based on their z-score and template matching score [PMID 11597334], and a curated heatmap for these selected genes grouped by GO terms was generated by clustering the conditions according to the averaged gene expression values using Canberra distance and complete linkage. </text:p>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Global gene expression profiles were visually represented using self-organizing maps generated using the Gene Expression Dynamics Inspector (GEDI) program56.</text:p>
          </table:table-cell>
        </table:table-row>
        <table:table-row table:style-name="ro1">
          <table:table-cell office:value-type="string" calcext:value-type="string">
            <text:p>PMC5811607</text:p>
          </table:table-cell>
          <table:table-cell office:value-type="string" calcext:value-type="string">
            <text:p>GSE109471</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text:p>
          </table:table-cell>
          <table:table-cell office:value-type="string" calcext:value-type="string">
            <text:p>Global gene expression profiles were visually represented using self-organizing maps generated using the Gene Expression Dynamics Inspector (GEDI) program56. In GEDI, each pixel tile within a mosaic represents a minicluster of genes that have highly similar expression patterns across all analyzed samples.</text:p>
          </table:table-cell>
        </table:table-row>
        <table:table-row table:style-name="ro1">
          <table:table-cell office:value-type="string" calcext:value-type="string">
            <text:p>PMC5813224</text:p>
          </table:table-cell>
          <table:table-cell office:value-type="string" calcext:value-type="string">
            <text:p>NCT01344707</text:p>
          </table:table-cell>
          <table:table-cell office:value-type="string" calcext:value-type="string">
            <text:p>Result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4SC‐202 inhibits canonical HH/GLI signaling in murine and human HH‐responsive cells </text:p>
          </table:table-cell>
          <table:table-cell office:value-type="string" calcext:value-type="string">
            <text:p>4SC‐202 is a novel small‐molecule inhibitor selectively targeting class I HDACs 1/2/3 and the lysine‐specific demethylase LSD1.17 Notably, 4SC‐202 has shown excellent safety and promising anti‐leukemic activity in a recent phase I clinical trial (see TOPAS study at clinicaltrials.gov trial no. NCT01344707 and J Clin Oncol 32:5 sec, 2014 (suppl; abstr 8559)). </text:p>
          </table:table-cell>
          <table:table-cell office:value-type="string" calcext:value-type="string">
            <text:p>To analyze whether 4SC‐202 affects HH/GLI signaling, we first treated Sonic Hh stimulated murine Hh/Gli luciferase reporter cells with 4SC‐202 and found that 4SC‐202 strongly repressed Gli activity with an IC50 of ∼50 nM (Fig. 1 a).</text:p>
          </table:table-cell>
        </table:table-row>
        <table:table-row table:style-name="ro1">
          <table:table-cell office:value-type="string" calcext:value-type="string">
            <text:p>PMC5813224</text:p>
          </table:table-cell>
          <table:table-cell office:value-type="string" calcext:value-type="string">
            <text:p>NCT01344707</text:p>
          </table:table-cell>
          <table:table-cell office:value-type="string" calcext:value-type="string">
            <text:p>Discus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Intriguingly, analysis of the genetic landscape of SHH subgroup medulloblastoma identified frequent somatic alterations in genes encoding histone acetyl transferases.25 In light of these findings, our data together with the previous studies by the Canettieri group may provide a mechanistic basis for this observation and guide possible new therapeutic approaches. </text:p>
          </table:table-cell>
          <table:table-cell office:value-type="string" calcext:value-type="string">
            <text:p>The clinical relevance of our findings is further underlined by a recent phase I clinical trial with 4SC‐202, where 18 out of 24 patients with advanced hematologic malignancies went into follow up treatment, one patient showed complete response and remained on study medication for &gt;28 months, while another patient had a partial response over a period of 8 months (Clinical trial: NCT01344707, poster J Clin Oncol 32:5 sec, 2014 (suppl; abstr 8559)). </text:p>
          </table:table-cell>
          <table:table-cell office:value-type="string" calcext:value-type="string">
            <text:p>Although it is unclear whether the promising clinical response to 4SC‐202 treatment was due to inhibition of GLI activity, the results of the present study warrant further clinical evaluation of 4SC‐202 as a treatment for GLI‐dependent cancers including BCC, medulloblastoma and possibly other malignancies with high medical need.</text:p>
          </table:table-cell>
        </table:table-row>
        <table:table-row table:style-name="ro1">
          <table:table-cell office:value-type="string" calcext:value-type="string">
            <text:p>PMC5829145</text:p>
          </table:table-cell>
          <table:table-cell office:value-type="string" calcext:value-type="string">
            <text:p>10.5281/zenodo.47152</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FordDMatsenFAStadlerTA method for investigating relative timing information on phylogenetic treesSyst Biol200958216718310.1093/sysbio/syp01820525576 </text:p>
          </table:table-cell>
          <table:table-cell office:value-type="string" calcext:value-type="string">
            <text:p>Gavryushkin A, Drummond AJ (2015) Taugeodesic. doi:10.5281/zenodo.47152 </text:p>
          </table:table-cell>
          <table:table-cell office:value-type="string" calcext:value-type="string">
            <text:p>GavryushkinADrummondAJThe space of ultrametric phylogenetic treesJ Theor Biol201640319720810.1016/j.jtbi.2016.05.00127188249 GavryushkinaAHeathTAKsepkaDTStadlerTWelchDDrummondAJBayesian total-evidence dating reveals the recent crown radiation of penguinsSyst Biol2016</text:p>
          </table:table-cell>
        </table:table-row>
        <table:table-row table:style-name="ro1">
          <table:table-cell office:value-type="string" calcext:value-type="string">
            <text:p>PMC5831270</text:p>
          </table:table-cell>
          <table:table-cell office:value-type="string" calcext:value-type="string">
            <text:p>SRP077313</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The amplicons were sequenced using 454 GS FLX Titanium chemistry (Roche) following the manufacturer's guidelines. </text:p>
          </table:table-cell>
          <table:table-cell office:value-type="string" calcext:value-type="string">
            <text:p>The raw 454 reads generated during the current study have been deposited in NCBI's Sequence Read Archive (SRA) under the accession SRP077313 and are associated with BioProject PRJNA326968. </text:p>
          </table:table-cell>
          <table:table-cell/>
        </table:table-row>
        <table:table-row table:style-name="ro1">
          <table:table-cell office:value-type="string" calcext:value-type="string">
            <text:p>PMC5831270</text:p>
          </table:table-cell>
          <table:table-cell office:value-type="string" calcext:value-type="string">
            <text:p>PRJNA326968</text:p>
          </table:table-cell>
          <table:table-cell office:value-type="string" calcext:value-type="string">
            <text:p>Method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The amplicons were sequenced using 454 GS FLX Titanium chemistry (Roche) following the manufacturer's guidelines. </text:p>
          </table:table-cell>
          <table:table-cell office:value-type="string" calcext:value-type="string">
            <text:p>The raw 454 reads generated during the current study have been deposited in NCBI's Sequence Read Archive (SRA) under the accession SRP077313 and are associated with BioProject PRJNA326968. </text:p>
          </table:table-cell>
          <table:table-cell/>
        </table:table-row>
        <table:table-row table:style-name="ro1">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Use</text:p>
          </table:table-cell>
          <table:table-cell/>
          <table:table-cell office:value-type="string" calcext:value-type="string">
            <text:p>We designed a multi-centric, open cluster-randomized controlled trial, called the Vigip-SEP study (NCT03029897), using the App My eReport France® to report ADR to the appropriate authorities in E2B language, in accordance with European regulations. </text:p>
          </table:table-cell>
          <table:table-cell office:value-type="string" calcext:value-type="string">
            <text:p>RR-MS patients who were initiated on, or switched, first-line DMD will be included. In the experimental arm, a neurologist will introduce the patient to the App to report ADR to the appropriate French authorities.</text:p>
          </table:table-cell>
        </table:table-row>
        <table:table-row table:style-name="ro1">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ID: NCT03029897. </text:p>
          </table:table-cell>
          <table:table-cell office:value-type="string" calcext:value-type="string">
            <text:p>Registered on 20 January 2017. Electronic supplementary material</text:p>
          </table:table-cell>
        </table:table-row>
        <table:table-row table:style-name="ro1">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NCT01970969 </text:p>
          </table:table-cell>
          <table:table-cell office:value-type="string" calcext:value-type="string">
            <text:p>In prospective cohort study, Eric Topol and colleague validate a genetic risk score for identification of patients at the highest risk of developing atrial fibrillation.</text:p>
          </table:table-cell>
        </table:table-row>
        <table:table-row table:style-name="ro1">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An independent data and safety monitoring board provided ongoing study oversight throughout the trial period. </text:p>
          </table:table-cell>
          <table:table-cell office:value-type="string" calcext:value-type="string">
            <text:p>This study (S1 Protocol) was registered with ClinicalTrials.gov (NCT01970969) and is reported as per the TRIPOD guidelines (S1 Checklist). </text:p>
          </table:table-cell>
          <table:table-cell office:value-type="string" calcext:value-type="string">
            <text:p>Cardiac rhythm monitoring and event adjudication The primary event was an instance of AF/atrial flutter as defined by standard electrocardiographic criteria for a minimum duration of 5 seconds (AF event).</text:p>
          </table:table-cell>
        </table:table-row>
        <table:table-row table:style-name="ro1">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owever, rs10033464 (4q25, PITX2) displayed a risk estimate in the opposite direction than had been previously reported by others. </text:p>
          </table:table-cell>
          <table:table-cell office:value-type="string" calcext:value-type="string">
            <text:p>This discrepancy appears to be in part due to linkage disequilibrium between this marker and the nearby SNP with the strongest association in this gene, rs2200733 (p = 0.005). </text:p>
          </table:table-cell>
          <table:table-cell office:value-type="string" calcext:value-type="string">
            <text:p>We and others have observed that the risk alleles at these markers are negatively associated with each other. There remains uncertainty in the optimal genetic risk model for AF, and superior models will certainly evolve in the future as more genetic discoveries are made.</text:p>
          </table:table-cell>
        </table:table-row>
        <table:table-row table:style-name="ro1">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In this light, we also considered a modified AF GRS that included only the most strongly associated SNP in each gene—which is a common solution in GRS estimation to eliminate confounding due to linkage disequilibrium [32]. </text:p>
          </table:table-cell>
          <table:table-cell office:value-type="string" calcext:value-type="string">
            <text:p>The resulting 9-SNP model included rs2200733 for PITX2 and the other 8 SNPs from the other genes. </text:p>
          </table:table-cell>
          <table:table-cell office:value-type="string" calcext:value-type="string">
            <text:p>The risk of AF with this modified AF GRS, as in the 12-SNP model, was greater for the highest AF GRS quintile than for the lowest AF GRS quintile (OR 5.07; 95% CI 2.04–12.60; p &lt; 0.001), and this model appeared to better differentiate risk of AF throughout the distribution of genetic risk (S3 Table). As expected, the risk estimates derived for both AF GRS models remained significant in an analysis limited to participants who self-reported as white (S4 Table).</text:p>
          </table:table-cell>
        </table:table-row>
        <table:table-row table:style-name="ro1">
          <table:table-cell office:value-type="string" calcext:value-type="string">
            <text:p>PMC5856400</text:p>
          </table:table-cell>
          <table:table-cell office:value-type="string" calcext:value-type="string">
            <text:p>PXD008494</text:p>
          </table:table-cell>
          <table:table-cell office:value-type="string" calcext:value-type="string">
            <text:p>Abstract</text:p>
          </table:table-cell>
          <table:table-cell office:value-type="string" calcext:value-type="string">
            <text:p>PRIDE</text:p>
          </table:table-cell>
          <table:table-cell office:value-type="string" calcext:value-type="string">
            <text:p>False</text:p>
          </table:table-cell>
          <table:table-cell office:value-type="string" calcext:value-type="string">
            <text:p>Creation</text:p>
          </table:table-cell>
          <table:table-cell office:value-type="string" calcext:value-type="string">
            <text:p>175 proteins were identified in NSC osteoblast secretome. </text:p>
          </table:table-cell>
          <table:table-cell office:value-type="string" calcext:value-type="string">
            <text:p>Data are available via ProteomeXchange with identifier PXD008494. </text:p>
          </table:table-cell>
          <table:table-cell office:value-type="string" calcext:value-type="string">
            <text:p>Compared to NSC osteoblast secretome, 12 proteins were significantly less secreted (Osteomodulin, IGFBP5, VCAM-1, IGF2, 78 kDa glucose-regulated protein, versican, calumenin, IGFBP2, thrombospondin-4, periostin, reticulocalbin 1 and osteonectin), and 13 proteins were significantly more secreted by SC osteoblasts (CHI3L1, fibulin-3, SERPINE2, IGFBP6, SH3BGRL3, SERPINE1, reticulocalbin3, alpha-2-HS-glycoprotein, TIMP-2, IGFBP3, TIMP-1, SERPINF1, CSF-1). Similar changes in osteomodulin, IGF2, SERPINE1, fibulin-3 and CHI3L1 mRNA levels were observed.</text:p>
          </table:table-cell>
        </table:table-row>
        <table:table-row table:style-name="ro1">
          <table:table-cell office:value-type="string" calcext:value-type="string">
            <text:p>PMC5856400</text:p>
          </table:table-cell>
          <table:table-cell office:value-type="string" calcext:value-type="string">
            <text:p>PXD008494</text:p>
          </table:table-cell>
          <table:table-cell office:value-type="string" calcext:value-type="string">
            <text:p>Methods</text:p>
          </table:table-cell>
          <table:table-cell office:value-type="string" calcext:value-type="string">
            <text:p>PRIDE</text:p>
          </table:table-cell>
          <table:table-cell office:value-type="string" calcext:value-type="string">
            <text:p>False</text:p>
          </table:table-cell>
          <table:table-cell office:value-type="string" calcext:value-type="string">
            <text:p>Creation</text:p>
          </table:table-cell>
          <table:table-cell office:value-type="string" calcext:value-type="string">
            <text:p>For identification, the minimum to consider is at least two different peptides per protein identified and to check the false positive rate, this should be as low as possible (the false positive rate will be of maximum 4% because of the settings used in PLGS database search). </text:p>
          </table:table-cell>
          <table:table-cell office:value-type="string" calcext:value-type="string">
            <text:p>The mass spectrometry proteomics data have been deposited to the ProteomeXchange Consortium via the PRIDE partner repository with the dataset identifier PXD008494 [12]. </text:p>
          </table:table-cell>
          <table:table-cell office:value-type="string" calcext:value-type="string">
            <text:p>Quantitative Real-time RT PCR RNA from 1.106 cells was isolated by RNeasy mini kit total RNA isolation system (Qiagen, Belgium) and polymerase chain reaction (PCR) was performed by using the Rotor Gene (Qiagen, Belgium)- SYBR premix Ex Taq (Takara, Belgium).</text:p>
          </table:table-cell>
        </table:table-row>
        <table:table-row table:style-name="ro1">
          <table:table-cell office:value-type="string" calcext:value-type="string">
            <text:p>PMC5884136</text:p>
          </table:table-cell>
          <table:table-cell office:value-type="string" calcext:value-type="string">
            <text:p>1DWC</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An in silico molecular docking study was performed to validate the binding potency of the phenolic compounds to thrombin by using AutoDock 4.2 program [23]. </text:p>
          </table:table-cell>
          <table:table-cell office:value-type="string" calcext:value-type="string">
            <text:p>The molecular dockings were conducted by using the crystal structure of the thrombin-argatroban complex (PDB ID = 1DWC) at 1.53 Å resolution [24], where the ligand argatroban was deleted using UCSF Chimera. </text:p>
          </table:table-cell>
          <table:table-cell office:value-type="string" calcext:value-type="string">
            <text:p>Besides, polar hydrogen atoms were added, and the crystal water was remained. The three-dimensional chemical structures of compounds were drawn by ChemOffice and minimized energy, with outputting in PDB format.</text:p>
          </table:table-cell>
        </table:table-row>
        <table:table-row table:style-name="ro1">
          <table:table-cell office:value-type="string" calcext:value-type="string">
            <text:p>PMC5884136</text:p>
          </table:table-cell>
          <table:table-cell office:value-type="string" calcext:value-type="string">
            <text:p>10.2210/pdb1dwc/pdb</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table:table-cell office:value-type="string" calcext:value-type="string">
            <text:p>W.HadvaryP.Crystallographic analysis at 3.0-Å resolution of the binding to human thrombin of 4 active site-directed inhibitorsJournal of Biological Chemistry199126630200852009310.2210/pdb1dwc/pdb1939071 </text:p>
          </table:table-cell>
          <table:table-cell office:value-type="string" calcext:value-type="string">
            <text:p>25PereiraR.LourençoA.TerraL.Marine diterpenes: molecular modeling of thrombin inhibitors with potential biotechnological application as an antithromboticMarine Drugs2017153p. 7910.3390/md150300792-s2.0-85016470559</text:p>
          </table:table-cell>
        </table:table-row>
        <table:table-row table:style-name="ro1">
          <table:table-cell office:value-type="string" calcext:value-type="string">
            <text:p>PMC5893785</text:p>
          </table:table-cell>
          <table:table-cell office:value-type="string" calcext:value-type="string">
            <text:p>NCT00297193</text:p>
          </table:table-cell>
          <table:table-cell office:value-type="string" calcext:value-type="string">
            <text:p>Introduction</text:p>
          </table:table-cell>
          <table:table-cell office:value-type="string" calcext:value-type="string">
            <text:p>NCT</text:p>
          </table:table-cell>
          <table:table-cell office:value-type="string" calcext:value-type="string">
            <text:p>False</text:p>
          </table:table-cell>
          <table:table-cell office:value-type="string" calcext:value-type="string">
            <text:p>Background</text:p>
          </table:table-cell>
          <table:table-cell office:value-type="string" calcext:value-type="string">
            <text:p>Mechanistic studies suggest that restoration of immunological tolerance in chronic autoimmunity occurs after auto-HSCT via eradication of immune memory and reconfiguration of the immune system. </text:p>
          </table:table-cell>
          <table:table-cell office:value-type="string" calcext:value-type="string">
            <text:p>Although case reports suggested exceptional benefit for patients with refractory CD after auto-HSCT (14, 15), concerns about safety and a lack of understanding as to whether benefit relates to the chemotherapeutic agents administered during mobilization/pre-transplant conditioning regimen or the transplant itself, led to the Autologous Stem cell Transplantation International Crohn’s disease (ASTIC) randomized controlled trial (NCT00297193) (16, 17). </text:p>
          </table:table-cell>
          <table:table-cell office:value-type="string" calcext:value-type="string">
            <text:p>This was conducted at 11 accredited centers in 6 European countries (16, 17). Autologous Stem cell Transplantation International Crohn’s disease compared cyclophosphamide mobilization alone to mobilization, high-dose chemotherapy, and auto-HSCT in patients with refractory CD (16, 17).</text:p>
          </table:table-cell>
        </table:table-row>
        <table:table-row table:style-name="ro1">
          <table:table-cell office:value-type="string" calcext:value-type="string">
            <text:p>PMC5895950</text:p>
          </table:table-cell>
          <table:table-cell office:value-type="string" calcext:value-type="string">
            <text:p>NCT02944890</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RESTORE ISR China: RESTORE DEB vs. </text:p>
          </table:table-cell>
          <table:table-cell office:value-type="string" calcext:value-type="string">
            <text:p>SeQuent® Please study is a multicenter, prospective, controlled, randomized clinical trial which compares the results of RESTORE DEB versus SeQuent® Please in patients with ISR (Clinical Trials.gov Identifier: NCT02944890). </text:p>
          </table:table-cell>
          <table:table-cell office:value-type="string" calcext:value-type="string">
            <text:p>The inclusion criteria are: (1) patients &gt; 18 years of age presenting with angina or ischaemia and showing ISR (≥ 70% diameter stenosis on visual assessment, or ≥ 50% diameter stenosis and with ischemic symptoms) on coronary angiography, and suitable to receive any types of coronary revascularization (including balloon angioplasty, stent implantation or coronary artery bypass grafting). (2) Patients in whom the stent ISR patterns are Mehran type I-III and the stent diameter of ISR is 2.5–4.0 mm.</text:p>
          </table:table-cell>
        </table:table-row>
        <table:table-row table:style-name="ro1">
          <table:table-cell office:value-type="string" calcext:value-type="string">
            <text:p>PMC5909137</text:p>
          </table:table-cell>
          <table:table-cell office:value-type="string" calcext:value-type="string">
            <text:p>NCT02168764</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Background</text:p>
          </table:table-cell>
          <table:table-cell office:value-type="string" calcext:value-type="string">
            <text:p>A 24-month open-label follow-up study (n = 33) revealed an acute response in 45% and a frequency reduction in 33.[29] </text:p>
          </table:table-cell>
          <table:table-cell office:value-type="string" calcext:value-type="string">
            <text:p>A second multicenter sham-controlled trial (Pathway CH-2) is now underway to further investigate the efficacy and safety of SPG stimulation (NCT02168764). </text:p>
          </table:table-cell>
          <table:table-cell/>
        </table:table-row>
        <table:table-row table:style-name="ro1">
          <table:table-cell office:value-type="string" calcext:value-type="string">
            <text:p>PMC5953197</text:p>
          </table:table-cell>
          <table:table-cell office:value-type="string" calcext:value-type="string">
            <text:p>NCT02685397</text:p>
          </table:table-cell>
          <table:table-cell office:value-type="string" calcext:value-type="string">
            <text:p>Discus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Radiation therapy can be an effective treatment for bone pain relief and 48 Gy in 3 fractions SBRT treatment in patients with multiple oligometastases, have shown promising long-term disease control (Salama et al 2012). </text:p>
          </table:table-cell>
          <table:table-cell office:value-type="string" calcext:value-type="string">
            <text:p>An on-going clinical trial is investigating the eradication of oligometastases, including bone lesions, in patients with mCRPC (NCT02685397). </text:p>
          </table:table-cell>
          <table:table-cell office:value-type="string" calcext:value-type="string">
            <text:p>Radiation therapy is typically used in symptomatic and late stages of disease. However, implementation of treatment early in the course of the disease may increase quality of life and reduce overall metastatic tumour burden; in turn, delaying disease progression and improving long-term survival.</text:p>
          </table:table-cell>
        </table:table-row>
        <table:table-row table:style-name="ro1">
          <table:table-cell office:value-type="string" calcext:value-type="string">
            <text:p>PMC5966898</text:p>
          </table:table-cell>
          <table:table-cell office:value-type="string" calcext:value-type="string">
            <text:p>GSE98812</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Gene counts were upper-quartile normalized and log transformed for analysis following the RSEM v2 pipeline used to normalize TCGA RNA-seq data [34]. </text:p>
          </table:table-cell>
          <table:table-cell office:value-type="string" calcext:value-type="string">
            <text:p>All RNA-seq data for the cell line mode in this study are available from GEO (GSE98812) as part of SuperSeries GSE98815. </text:p>
          </table:table-cell>
          <table:table-cell office:value-type="string" calcext:value-type="string">
            <text:p>DNA methylation hybridization array and normalization Genome-wide DNA methylation analysis was performed on the same samples as RNA-seq using the Infinium HumanMethylation450 BeadChip platform (Illumina) at the JHMI Sidney Kimmel Cancer Center Microarray Core Facility.</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Gene counts were upper-quartile normalized and log transformed for analysis following the RSEM v2 pipeline used to normalize TCGA RNA-seq data [34]. </text:p>
          </table:table-cell>
          <table:table-cell office:value-type="string" calcext:value-type="string">
            <text:p>All RNA-seq data for the cell line mode in this study are available from GEO (GSE98812) as part of SuperSeries GSE98815. </text:p>
          </table:table-cell>
          <table:table-cell office:value-type="string" calcext:value-type="string">
            <text:p>DNA methylation hybridization array and normalization Genome-wide DNA methylation analysis was performed on the same samples as RNA-seq using the Infinium HumanMethylation450 BeadChip platform (Illumina) at the JHMI Sidney Kimmel Cancer Center Microarray Core Facility.</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Probes were said to be unmethylated for β &lt; 0.1 and methylated for β &gt; 0.3 based upon thresholds defined in TCGA analyses [34]. </text:p>
          </table:table-cell>
          <table:table-cell office:value-type="string" calcext:value-type="string">
            <text:p>All DNA methylation data from this study are available from GEO (GSE98813) as part of SuperSeries GSE98815. </text:p>
          </table:table-cell>
          <table:table-cell office:value-type="string" calcext:value-type="string">
            <text:p>Hierarchical clustering and CoGAPS analysis The following filtering criterion for genes from the profiling of the time course data from generations of cetuximab treated cells was used.</text:p>
          </table:table-cell>
        </table:table-row>
        <table:table-row table:style-name="ro1">
          <table:table-cell office:value-type="string" calcext:value-type="string">
            <text:p>PMC5966898</text:p>
          </table:table-cell>
          <table:table-cell office:value-type="string" calcext:value-type="string">
            <text:p>GSE98813</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Probes were said to be unmethylated for β &lt; 0.1 and methylated for β &gt; 0.3 based upon thresholds defined in TCGA analyses [34]. </text:p>
          </table:table-cell>
          <table:table-cell office:value-type="string" calcext:value-type="string">
            <text:p>All DNA methylation data from this study are available from GEO (GSE98813) as part of SuperSeries GSE98815. </text:p>
          </table:table-cell>
          <table:table-cell office:value-type="string" calcext:value-type="string">
            <text:p>Hierarchical clustering and CoGAPS analysis The following filtering criterion for genes from the profiling of the time course data from generations of cetuximab treated cells was used.</text:p>
          </table:table-cell>
        </table:table-row>
        <table:table-row table:style-name="ro1">
          <table:table-cell office:value-type="string" calcext:value-type="string">
            <text:p>PMC5966898</text:p>
          </table:table-cell>
          <table:table-cell office:value-type="string" calcext:value-type="string">
            <text:p>GSE21483</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Pearson correlation coefficients were computed in R to associate different molecular profiles. </text:p>
          </table:table-cell>
          <table:table-cell office:value-type="string" calcext:value-type="string">
            <text:p>Additional analysis was performed on Affymetrix Human Genome U133 plus 2.0 GeneChip arrays for the SCC1/1CC8 isogenic cetuximab sensitive and resistant cell line pair described previously (GEO GSE21483 [30]). </text:p>
          </table:table-cell>
          <table:table-cell office:value-type="string" calcext:value-type="string">
            <text:p>Additional gene expression data from SCC25 generated from the same platform in the same lab was also used for analysis, using fRMA for normalization [40] to control for batch effects as described previously [41]. 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text:p>
          </table:table-cell>
        </table:table-row>
        <table:table-row table:style-name="ro1">
          <table:table-cell office:value-type="string" calcext:value-type="string">
            <text:p>PMC5966898</text:p>
          </table:table-cell>
          <table:table-cell office:value-type="string" calcext:value-type="string">
            <text:p>GSE65021</text:p>
          </table:table-cell>
          <table:table-cell office:value-type="string" calcext:value-type="string">
            <text:p>Methods</text:p>
          </table:table-cell>
          <table:table-cell office:value-type="string" calcext:value-type="string">
            <text:p>GEO</text:p>
          </table:table-cell>
          <table:table-cell office:value-type="string" calcext:value-type="string">
            <text:p>False</text:p>
          </table:table-cell>
          <table:table-cell office:value-type="string" calcext:value-type="string">
            <text:p>Use</text:p>
          </table:table-cell>
          <table:table-cell office:value-type="string" calcext:value-type="string">
            <text:p>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 </text:p>
          </table:table-cell>
          <table:table-cell office:value-type="string" calcext:value-type="string">
            <text:p>Data were obtained from the GEO GSE65021 series matrix file. </text:p>
          </table:table-cell>
          <table:table-cell office:value-type="string" calcext:value-type="string">
            <text:p>DNA samples from eight human tumor surgical specimen post cetuximab treatment from the sample cohort in Schmitz et al. [43] were obtained for methylation profiling. Specifically, for each tumor one FFPE slide was stained with hematoxylin and eosin and tumor burden was evaluated.</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Acknowledgment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Unless otherwise specified, all genomics analyses were performed in R and code for these analyses is available from https://sourceforge.net/projects/scc25timecourse. </text:p>
          </table:table-cell>
          <table:table-cell office:value-type="string" calcext:value-type="string">
            <text:p>All transcriptional and epigenetic data of the cell lines from this paper have been deposited in GEO (GSE98815). </text:p>
          </table:table-cell>
          <table:table-cell office:value-type="string" calcext:value-type="string">
            <text:p>DNA methylation data of head and neck tumors after treatment with cetuximab are available in GEO (GSE110996).</text:p>
          </table:table-cell>
        </table:table-row>
        <table:table-row table:style-name="ro1">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ClinicalTrials.gov identifier: NCT01844518. </text:p>
          </table:table-cell>
          <table:table-cell office:value-type="string" calcext:value-type="string">
            <text:p>Supported by Bristol‐Myers Squibb.</text:p>
          </table:table-cell>
        </table:table-row>
        <table:table-row table:style-name="ro1">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26 Bristol‐Myers Squibb, sponsor . A phase 3 multi‐center, open‐label study to evaluate pharmacokinetics, efficacy and safety of abatacept administered subcutaneously (SC) in children and adolescents with active polyarticular juvenile idiopathic arthritis (pJIA) and inadequate response (IR) to biologic or non biologic disease modifying anti‐rheumatic drugs (DMARDs). </text:p>
          </table:table-cell>
          <table:table-cell office:value-type="string" calcext:value-type="string">
            <text:p>ClinicalTrials.gov identifier: NCT01844518; 2013. </text:p>
          </table:table-cell>
          <table:table-cell office:value-type="string" calcext:value-type="string">
            <text:p>27 <text:s/>Ruperto N , <text:s/>Martini A . Networking in paediatrics: the example of the Paediatric Rheumatology International Trials Organisation (PRINTO). Arch Dis Child 2011;96:596–601.21317432 28 <text:s/>Giannini EH , <text:s/>Ruperto N , <text:s/>Ravelli A , <text:s/>Lovell DJ , <text:s/>Felson DT , <text:s/>Martini A . Preliminary definition of improvement in juvenile arthritis. Arthritis Rheum 1997;40:1202–9.9214419</text:p>
          </table:table-cell>
        </table:table-row>
        <table:table-row table:style-name="ro1">
          <table:table-cell office:value-type="string" calcext:value-type="string">
            <text:p>PMC6035022</text:p>
          </table:table-cell>
          <table:table-cell office:value-type="string" calcext:value-type="string">
            <text:p>10.17605/OSF.IO/Q2VVA</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BeanA. M.NielsenR. K. L.Van RooijA. J.FergusonC. J. (2017). Video game addiction: The push to pathologize video games. Professional Psychology: Research and Practice, 48(5), 378–389. doi:10.1037/pro0000150 </text:p>
          </table:table-cell>
          <table:table-cell office:value-type="string" calcext:value-type="string">
            <text:p>BillieuxJ.BlaszczynskiA.Colder CarrasM.EdmanJ.HeerenA.Kardefelt-WintherD.KhazaalY.ThegeB. K.MaurageP.SchimmentA.Van RooijA. J. (2017). Behavioral addiction: Open definition development. Open Science Framework. doi:10.17605/OSF.IO/Q2VVA </text:p>
          </table:table-cell>
          <table:table-cell office:value-type="string" calcext:value-type="string">
            <text:p>BillieuxJ.KingD. L.HiguchiS.AchabS.Bowden-JonesH.HaoW.LongJ.LeeH. K.PotenzaM. N.SaundersJ. B.PoznyakV. (2017). Functional impairment matters in the screening and diagnosis of gaming disorder. Journal of Behavioral Addictions, 6(3), 285–289. doi:10.1556/2006.6.2017.03628816514 BillieuxJ.SchimmentiA.KhazaalY.MaurageP.HeerenA. (2015). Are we overpathologizing everyday life?</text:p>
          </table:table-cell>
        </table:table-row>
        <table:table-row table:style-name="ro1">
          <table:table-cell office:value-type="string" calcext:value-type="string">
            <text:p>PMC6039704</text:p>
          </table:table-cell>
          <table:table-cell office:value-type="string" calcext:value-type="string">
            <text:p>KT33529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17</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4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29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17</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4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40601</text:p>
          </table:table-cell>
          <table:table-cell office:value-type="string" calcext:value-type="string">
            <text:p>RRID:SCR_014401</text:p>
          </table:table-cell>
          <table:table-cell office:value-type="string" calcext:value-type="string">
            <text:p>Methods</text:p>
          </table:table-cell>
          <table:table-cell office:value-type="string" calcext:value-type="string">
            <text:p>RRID</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The eutherian comparative genomic analysis protocol RRID:SCR_014401 including gene annotations, phylogenetic analysis and protein molecular evolution analysis was published on Nature Protocol Exchange (https://doi.org/10.1038/protex.2018.028). </text:p>
          </table:table-cell>
          <table:table-cell/>
        </table:table-row>
        <table:table-row table:style-name="ro1">
          <table:table-cell office:value-type="string" calcext:value-type="string">
            <text:p>PMC6040601</text:p>
          </table:table-cell>
          <table:table-cell office:value-type="string" calcext:value-type="string">
            <text:p>LT962964</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Among 438 potential coding sequences, the tests of reliability of eutherian public genomic sequences annotated most comprehensive gene data set of eutherian ADI genes that included 211 complete coding sequences (Fig. 1) (Supplementary data file 1). </text:p>
          </table:table-cell>
          <table:table-cell office:value-type="string" calcext:value-type="string">
            <text:p>The curated third-party data gene data set of eutherian ADI genes was deposited in European Nucleotide Archive under accession numbers LT962964–LT963174 (https://www.ebi.ac.uk/ena/data/view/LT962964-LT963174). </text:p>
          </table:table-cell>
          <table:table-cell office:value-type="string" calcext:value-type="string">
            <text:p>The present analysis described 18 major gene clusters of eutherian ADI genes ADIA-ADIR (Supplementary data file 2). First, the major gene cluster ADIA included 13 C1q B genes (panel A of Supplementary data file 2 – part 1).</text:p>
          </table:table-cell>
        </table:table-row>
        <table:table-row table:style-name="ro1">
          <table:table-cell office:value-type="string" calcext:value-type="string">
            <text:p>PMC6040601</text:p>
          </table:table-cell>
          <table:table-cell office:value-type="string" calcext:value-type="string">
            <text:p>LT962964</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Data associated with this study has been deposited in the European Nucleotide Archive under the accession numbers LT962964–LT963174 (https://www.ebi.ac.uk/ena/data/view/LT962964-LT963174). </text:p>
          </table:table-cell>
          <table:table-cell/>
        </table:table-row>
        <table:table-row table:style-name="ro1">
          <table:table-cell office:value-type="string" calcext:value-type="string">
            <text:p>PMC6092710</text:p>
          </table:table-cell>
          <table:table-cell office:value-type="string" calcext:value-type="string">
            <text:p>GSE108228</text:p>
          </table:table-cell>
          <table:table-cell office:value-type="string" calcext:value-type="string">
            <text:p>Results</text:p>
          </table:table-cell>
          <table:table-cell office:value-type="string" calcext:value-type="string">
            <text:p>GEO</text:p>
          </table:table-cell>
          <table:table-cell office:value-type="string" calcext:value-type="string">
            <text:p>False</text:p>
          </table:table-cell>
          <table:table-cell office:value-type="string" calcext:value-type="string">
            <text:p>Creation</text:p>
          </table:table-cell>
          <table:table-cell office:value-type="string" calcext:value-type="string">
            <text:p>To determine the expression profiles of lncRNAs and mRNAs in mice with NAFL, the Mouse LncRNA Microarray V2.0 (Arraystar, Rockville, MD, United States) were used. </text:p>
          </table:table-cell>
          <table:table-cell office:value-type="string" calcext:value-type="string">
            <text:p>The microarray data is available in Gene Expression Omnibus (GSE108228). </text:p>
          </table:table-cell>
          <table:table-cell office:value-type="string" calcext:value-type="string">
            <text:p>The scatter plot and volcano plot analyses are shown in Figure 2. It was found that a total of 3360 lncRNAs (2048 upregulated and 1312 downregulated) and 2685 mRNAs (1195 upregulated and 1490 downregulated) were differentially expressed between the NAFLD and control groups.</text:p>
          </table:table-cell>
        </table:table-row>
        <table:table-row table:style-name="ro1">
          <table:table-cell office:value-type="string" calcext:value-type="string">
            <text:p>PMC6097609</text:p>
          </table:table-cell>
          <table:table-cell office:value-type="string" calcext:value-type="string">
            <text:p>HPA027250</text:p>
          </table:table-cell>
          <table:table-cell office:value-type="string" calcext:value-type="string">
            <text:p>Methods</text:p>
          </table:table-cell>
          <table:table-cell office:value-type="string" calcext:value-type="string">
            <text:p>HPA</text:p>
          </table:table-cell>
          <table:table-cell office:value-type="string" calcext:value-type="string">
            <text:p>False</text:p>
          </table:table-cell>
          <table:table-cell office:value-type="string" calcext:value-type="string">
            <text:p>Use</text:p>
          </table:table-cell>
          <table:table-cell office:value-type="string" calcext:value-type="string">
            <text:p>For 3D-SIM in human U-2 OS cell, cells were fixed in ice-cold methanol, washed with PBST and blocked in PBST containing 10%FCS for 30 min. </text:p>
          </table:table-cell>
          <table:table-cell office:value-type="string" calcext:value-type="string">
            <text:p>The following primary antibodies were used diluted in PBST containing 10%FCS: rabbit anti-Gorab (1:200, Atlas, #HPA027250, specificity also tested in this study, fig. </text:p>
          </table:table-cell>
          <table:table-cell office:value-type="string" calcext:value-type="string">
            <text:p>S6f,g), rabbit anti-Pericentrin (1:200, Abcam,#ab4448, directly labeled with Alexa594), mouse monoclonal anti-Sas6 (1:100, Santa-Cruz Biotechnology, #sc-81431). An OMX-V3 system was used with a 63x/1.4NA oil Olympus lens to acquire super-resolution images (512x512ppi).</text:p>
          </table:table-cell>
        </table:table-row>
        <table:table-row table:style-name="ro1">
          <table:table-cell office:value-type="string" calcext:value-type="string">
            <text:p>PMC6102857</text:p>
          </table:table-cell>
          <table:table-cell office:value-type="string" calcext:value-type="string">
            <text:p>NCT00840658</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National Institute of Health (NIH) Clinical Trials Identifier NCT00840658, and date of NIH trial registration February 7, 2009. </text:p>
          </table:table-cell>
          <table:table-cell/>
        </table:table-row>
        <table:table-row table:style-name="ro1">
          <table:table-cell office:value-type="string" calcext:value-type="string">
            <text:p>PMC6104272</text:p>
          </table:table-cell>
          <table:table-cell office:value-type="string" calcext:value-type="string">
            <text:p>NCT02519309</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We utilized an open-label, non-randomized, controlled, before-and-after study design with a cohort of patients who self-selected to participate in the metabolic and continuous care intervention (CCI) for T2D and a comparison group of patients who self-selected to participate while receiving their usual care (UC) from their own medical providers and diabetes education program (Clinicaltrials.gov Identifier NCT02519309). </text:p>
          </table:table-cell>
          <table:table-cell office:value-type="string" calcext:value-type="string">
            <text:p>Adults diagnosed with T2D were recruited via clinical referrals, local advertisements, and word of mouth in Lafayette, Indiana, USA and surrounding region from August 2015 through March 2016. This study was approved by the Franciscan Health Lafayette Institutional Review Board.</text:p>
          </table:table-cell>
        </table:table-row>
        <table:table-row table:style-name="ro1">
          <table:table-cell office:value-type="string" calcext:value-type="string">
            <text:p>PMC6129610</text:p>
          </table:table-cell>
          <table:table-cell office:value-type="string" calcext:value-type="string">
            <text:p>10.5281/zenodo.1189793</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table:table-cell office:value-type="string" calcext:value-type="string">
            <text:p>S. (2018). Code for: The effect of strain level diversity on robust inference of virus-induced mortality of phytoplankton. Zenodo. 10.5281/zenodo.1189793 </text:p>
          </table:table-cell>
          <table:table-cell office:value-type="string" calcext:value-type="string">
            <text:p>BreitbartM.BonnainC.MalkiK.SawayaN. (2018). Phage puppet masters of the marine microbial realm. Nat. Microbiol. 3, 754–766. 10.1038/s41564-018-0166-y2986709629867096</text:p>
          </table:table-cell>
        </table:table-row>
        <table:table-row table:style-name="ro1">
          <table:table-cell office:value-type="string" calcext:value-type="string">
            <text:p>PMC6152459</text:p>
          </table:table-cell>
          <table:table-cell office:value-type="string" calcext:value-type="string">
            <text:p>EOB11276</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 amino acid sequence of NbHK was submitted to SignalP 4.1 Server (http://www.cbs.dtu.dk/services/SignalP/) and NCBI (https://www.ncbi.nlm.nih.gov/) for signal peptide and domain predictions. </text:p>
          </table:table-cell>
          <table:table-cell office:value-type="string" calcext:value-type="string">
            <text:p>The HK of N. bombycis (GenBank Accession No. EOB11276.1) was amplified from genomic DNA (gDNA) by PCR. </text:p>
          </table:table-cell>
          <table:table-cell office:value-type="string" calcext:value-type="string">
            <text:p>The amplification reaction consisted of 30 cycles of 94 °C for 15 s, 55 °C for 30 s, and 72 °C for 1 min using the forward primer 5′-CGCGGATCCATGATAATTTTCTATTGT-3′, containing a Bam HI restriction site (GGATCC), and the reverse primer 5′-CCGCTCGAGATAAATAATTCGATGTAAAG-3′ containing a Xho I restriction site (CTCGAG). PCR products were recovered (Omega, Norcross, GA, USA), integrated into pET-32 vector (TaKaRa, Kusatsu, Japan), then the recombinant vectors were transformed into Escherichia coli DH5α competent cells.</text:p>
          </table:table-cell>
        </table:table-row>
        <table:table-row table:style-name="ro1">
          <table:table-cell office:value-type="string" calcext:value-type="string">
            <text:p>PMC6155776</text:p>
          </table:table-cell>
          <table:table-cell office:value-type="string" calcext:value-type="string">
            <text:p>4NNI</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However, there are limitations that make them inapplicable for our compounds. </text:p>
          </table:table-cell>
          <table:table-cell office:value-type="string" calcext:value-type="string">
            <text:p>The complex of POA bound to the ribosomal protein S1 (involved in trans-translation process) was resolved (pdb: 4NNI). </text:p>
          </table:table-cell>
          <table:table-cell office:value-type="string" calcext:value-type="string">
            <text:p>From this complex it is obvious that POA could be substituted in positions 5- and/or 6-, but not in position 3- [23]. The pyrazinamidase (PncA) active site cavity is quite small and from a model based on the X-ray determined structure of PncA (pdb: 3PL1), it is quite obvious that the only position for possible substitutions of PZA is position 6- of the pyrazine ring [24].</text:p>
          </table:table-cell>
        </table:table-row>
        <table:table-row table:style-name="ro1">
          <table:table-cell office:value-type="string" calcext:value-type="string">
            <text:p>PMC6155776</text:p>
          </table:table-cell>
          <table:table-cell office:value-type="string" calcext:value-type="string">
            <text:p>3PL1</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From this complex it is obvious that POA could be substituted in positions 5- and/or 6-, but not in position 3- [23]. </text:p>
          </table:table-cell>
          <table:table-cell office:value-type="string" calcext:value-type="string">
            <text:p>The pyrazinamidase (PncA) active site cavity is quite small and from a model based on the X-ray determined structure of PncA (pdb: 3PL1), it is quite obvious that the only position for possible substitutions of PZA is position 6- of the pyrazine ring [24]. </text:p>
          </table:table-cell>
          <table:table-cell office:value-type="string" calcext:value-type="string">
            <text:p>Substitution of position 3- by a large moiety (benzylamino in our case) would push the PZA core away from the position and orientation needed for an enzymatic conversion by PncA. The crystal structure of aspartate decarboxylase (PanD) was resolved (pdb: 2C45), but there are no complexes with bound PZA/POA.</text:p>
          </table:table-cell>
        </table:table-row>
        <table:table-row table:style-name="ro1">
          <table:table-cell office:value-type="string" calcext:value-type="string">
            <text:p>PMC6155776</text:p>
          </table:table-cell>
          <table:table-cell office:value-type="string" calcext:value-type="string">
            <text:p>2C45</text:p>
          </table:table-cell>
          <table:table-cell office:value-type="string" calcext:value-type="string">
            <text:p>Introduction</text:p>
          </table:table-cell>
          <table:table-cell office:value-type="string" calcext:value-type="string">
            <text:p>PDBe</text:p>
          </table:table-cell>
          <table:table-cell office:value-type="string" calcext:value-type="string">
            <text:p>False</text:p>
          </table:table-cell>
          <table:table-cell office:value-type="string" calcext:value-type="string">
            <text:p>Background</text:p>
          </table:table-cell>
          <table:table-cell office:value-type="string" calcext:value-type="string">
            <text:p>Substitution of position 3- by a large moiety (benzylamino in our case) would push the PZA core away from the position and orientation needed for an enzymatic conversion by PncA. </text:p>
          </table:table-cell>
          <table:table-cell office:value-type="string" calcext:value-type="string">
            <text:p>The crystal structure of aspartate decarboxylase (PanD) was resolved (pdb: 2C45), but there are no complexes with bound PZA/POA. </text:p>
          </table:table-cell>
          <table:table-cell office:value-type="string" calcext:value-type="string">
            <text:p>The binding site and interaction patterns for PZA/POA are therefore unknown. Simulations of PZA/POA binding to PanD by docking and docking followed by molecular dynamics simulation of the complex gave uncertain results [25].</text:p>
          </table:table-cell>
        </table:table-row>
        <table:table-row table:style-name="ro1">
          <table:table-cell office:value-type="string" calcext:value-type="string">
            <text:p>PMC6155776</text:p>
          </table:table-cell>
          <table:table-cell office:value-type="string" calcext:value-type="string">
            <text:p>4TZK</text:p>
          </table:table-cell>
          <table:table-cell office:value-type="string" calcext:value-type="string">
            <text:p>Methods</text:p>
          </table:table-cell>
          <table:table-cell office:value-type="string" calcext:value-type="string">
            <text:p>PDBe</text:p>
          </table:table-cell>
          <table:table-cell office:value-type="string" calcext:value-type="string">
            <text:p>False</text:p>
          </table:table-cell>
          <table:table-cell office:value-type="string" calcext:value-type="string">
            <text:p>Use</text:p>
          </table:table-cell>
          <table:table-cell office:value-type="string" calcext:value-type="string">
            <text:p>Docking was carried out using software Glide (Schrödinger). </text:p>
          </table:table-cell>
          <table:table-cell office:value-type="string" calcext:value-type="string">
            <text:p>The crystal structure of enzyme enoyl-ACP reductase was prepared using PDB structure 4TZK as starting geometry, using Maestro Protein Preparation Wizard with default settings. </text:p>
          </table:table-cell>
          <table:table-cell office:value-type="string" calcext:value-type="string">
            <text:p>The ligand and the non-bonding water molecules were removed. Restrain energy minimization was performed using OPLS-2005 force field (to gradient of 0.001 RMS kcal/mol/A2).</text:p>
          </table:table-cell>
        </table:table-row>
        <table:table-row table:style-name="ro1">
          <table:table-cell office:value-type="string" calcext:value-type="string">
            <text:p>PMC6170589</text:p>
          </table:table-cell>
          <table:table-cell office:value-type="string" calcext:value-type="string">
            <text:p>10.6084/m9.figshare.c.4203788</text:p>
          </table:table-cell>
          <table:table-cell office:value-type="string" calcext:value-type="string">
            <text:p>Article</text:p>
          </table:table-cell>
          <table:table-cell office:value-type="string" calcext:value-type="string">
            <text:p>DOI</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Electronic supplementary material is available online at https://dx.doi.org/10.6084/m9.figshare.c.4203788. </text:p>
          </table:table-cell>
          <table:table-cell/>
        </table:table-row>
        <table:table-row table:style-name="ro1">
          <table:table-cell office:value-type="string" calcext:value-type="string">
            <text:p>PMC6172369</text:p>
          </table:table-cell>
          <table:table-cell office:value-type="string" calcext:value-type="string">
            <text:p>NM_001195573.1</text:p>
          </table:table-cell>
          <table:table-cell office:value-type="string" calcext:value-type="string">
            <text:p>Methods</text:p>
          </table:table-cell>
          <table:table-cell office:value-type="string" calcext:value-type="string">
            <text:p>RefSeq</text:p>
          </table:table-cell>
          <table:table-cell office:value-type="string" calcext:value-type="string">
            <text:p>False</text:p>
          </table:table-cell>
          <table:table-cell office:value-type="string" calcext:value-type="string">
            <text:p>Use</text:p>
          </table:table-cell>
          <table:table-cell office:value-type="string" calcext:value-type="string">
            <text:p>Dicer and β-actin were measured by a SYBR Green (Takara Bio, Inc., Otsu, Japan) qPCR assay. </text:p>
          </table:table-cell>
          <table:table-cell office:value-type="string" calcext:value-type="string">
            <text:p>The sequences of the Dicer primers were as follows: Upstream, 5′-GTGGTTCGTTTTGATTTGCCC-3′ and downstream, 5′-CGTGTTGATTGTGACTCGTGGA-3′ (NM_001195573.1). β-actin was used for normalization, and the primer sequences were as follows: Upstream, 5′-GCCAACACAGTGCTGTCTGG-3′ and downstream, 5′-GCTCAGGAGGAGCAATGATCTTG-3′. </text:p>
          </table:table-cell>
          <table:table-cell office:value-type="string" calcext:value-type="string">
            <text:p>Dicer was amplified under the following qPCR reaction conditions: Initial denaturation at 95°C for 1 min, followed by 40 cycles of denaturation at 95°C for 15 sec, and annealing at 62°C for 1 min. All reactions were run on an Applied Biosystems 7500 Real-time PCR system (Applied Biosystems; Thermo Fisher Scientific, Inc.).</text:p>
          </table:table-cell>
        </table:table-row>
        <table:table-row table:style-name="ro1">
          <table:table-cell office:value-type="string" calcext:value-type="string">
            <text:p>PMC6207528</text:p>
          </table:table-cell>
          <table:table-cell office:value-type="string" calcext:value-type="string">
            <text:p>AB823004</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M: 100 bp ladder; lane 1: positive control (pBPV-2); lanes 2 and 3: negative control (pBPV-9 and normal bovine skin); lane 4: conjunctival myofibroblastoma; lanes 5 and 6: bovine myofibroblastoma of the neck and vulva.). </text:p>
          </table:table-cell>
          <table:table-cell office:value-type="string" calcext:value-type="string">
            <text:p>Both amplified DNAs were 437 bp in length and were 100% homologous with 99.5% identity to previously reported BPV-2 sequences (accession number AB823004). </text:p>
          </table:table-cell>
          <table:table-cell office:value-type="string" calcext:value-type="string">
            <text:p>On the other hand, bovine herpesvirus-specific DNA could not be detected in any of the myofibroblastoma lesions. For further verification of the presence of BPV-2 in myofibroblastomas, similar analyses were performed on two previously diagnosed myofibroblastoma samples from the neck and vulva [1, 13].</text:p>
          </table:table-cell>
        </table:table-row>
        <table:table-row table:style-name="ro1">
          <table:table-cell office:value-type="string" calcext:value-type="string">
            <text:p>PMC6207528</text:p>
          </table:table-cell>
          <table:table-cell office:value-type="string" calcext:value-type="string">
            <text:p>AB823005</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or further verification of the presence of BPV-2 in myofibroblastomas, similar analyses were performed on two previously diagnosed myofibroblastoma samples from the neck and vulva [1, 13]. </text:p>
          </table:table-cell>
          <table:table-cell office:value-type="string" calcext:value-type="string">
            <text:p>DNA with 99.7% homology to previously reported BPV-2 sequences was detected in each myofibroblastoma sample (accession number AB823005 and AB823006) (Fig. 6). </text:p>
          </table:table-cell>
          <table:table-cell office:value-type="string" calcext:value-type="string">
            <text:p>The ISH results confirmed that BPV-2 specific DNA was present in the nuclei of most tumor cells in the primary lesion (data not shown). Intense ISH-positive cells predominated in more cellular areas, in which most cells stained positive for PCNA.</text:p>
          </table:table-cell>
        </table:table-row>
        <table:table-row table:style-name="ro1">
          <table:table-cell office:value-type="string" calcext:value-type="string">
            <text:p>PMC6207528</text:p>
          </table:table-cell>
          <table:table-cell office:value-type="string" calcext:value-type="string">
            <text:p>AB823006</text:p>
          </table:table-cell>
          <table:table-cell office:value-type="string" calcext:value-type="string">
            <text:p>Article</text:p>
          </table:table-cell>
          <table:table-cell office:value-type="string" calcext:value-type="string">
            <text:p>ENA</text:p>
          </table:table-cell>
          <table:table-cell office:value-type="string" calcext:value-type="string">
            <text:p>False</text:p>
          </table:table-cell>
          <table:table-cell office:value-type="string" calcext:value-type="string">
            <text:p>Use</text:p>
          </table:table-cell>
          <table:table-cell office:value-type="string" calcext:value-type="string">
            <text:p>For further verification of the presence of BPV-2 in myofibroblastomas, similar analyses were performed on two previously diagnosed myofibroblastoma samples from the neck and vulva [1, 13]. </text:p>
          </table:table-cell>
          <table:table-cell office:value-type="string" calcext:value-type="string">
            <text:p>DNA with 99.7% homology to previously reported BPV-2 sequences was detected in each myofibroblastoma sample (accession number AB823005 and AB823006) (Fig. 6). </text:p>
          </table:table-cell>
          <table:table-cell office:value-type="string" calcext:value-type="string">
            <text:p>The ISH results confirmed that BPV-2 specific DNA was present in the nuclei of most tumor cells in the primary lesion (data not shown). Intense ISH-positive cells predominated in more cellular areas, in which most cells stained positive for PCNA.</text:p>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sult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Bland-Altman plots comparing year-to-year variation in %FEV 1 as calculated with Knudson equation (i.e. “Method 2” for processing FEV 1 data according to Table 2) against year-to-year variation in %FEV 1 as calculated with GLI equation (i.e. “Method 3” for processing FEV 1 data according to Table 2). </text:p>
          </table:table-cell>
          <table:table-cell office:value-type="string" calcext:value-type="string">
            <text:p>http://dx.doi.org/10.5256/f1000research.14981.d205603 </text:p>
          </table:table-cell>
          <table:table-cell office:value-type="string" calcext:value-type="string">
            <text:p>Click here for additional data file.</text:p>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Article</text:p>
          </table:table-cell>
          <table:table-cell office:value-type="string" calcext:value-type="string">
            <text:p>DOI</text:p>
          </table:table-cell>
          <table:table-cell office:value-type="string" calcext:value-type="string">
            <text:p>False</text:p>
          </table:table-cell>
          <table:table-cell office:value-type="string" calcext:value-type="string">
            <text:p>Creation</text:p>
          </table:table-cell>
          <table:table-cell office:value-type="string" calcext:value-type="string">
            <text:p>Data associated with the article are available under the terms of the Creative Commons Zero "No rights reserved" data waiver (CC0 1.0 Public domain dedication). <text:s/></text:p>
          </table:table-cell>
          <table:table-cell office:value-type="string" calcext:value-type="string">
            <text:p>Dataset 1: Sheffield forced expiratory volume in one second (FEV 1) data 10.5256/f1000research.14981.d205603 28 </text:p>
          </table:table-cell>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office:value-type="string" calcext:value-type="string">
            <text:p>False</text:p>
          </table:table-cell>
          <table:table-cell office:value-type="string" calcext:value-type="string">
            <text:p>Unclassifiable</text:p>
          </table:table-cell>
          <table:table-cell office:value-type="string" calcext:value-type="string">
            <text:p>27 MantJHicksN: Detecting differences in quality of care: the sensitivity of measures of process and outcome in treating acute myocardial infarction. BMJ. 1995;311(7008):793–796. 10.1136/bmj.311.7008.793 75804447580444 </text:p>
          </table:table-cell>
          <table:table-cell office:value-type="string" calcext:value-type="string">
            <text:p>28 HooZHEl-GheryaniMSACurleyR: Dataset 1 in: Using different methods to process forced expiratory volume in one second (FEV1) data can impact on the interpretation of FEV1 as an outcome measure to understand the performance of an adult cystic fibrosis centre: A retrospective chart review. F1000Research. 2018 10.5256/f1000research.14981.d205603 <text:s/></text:p>
          </table:table-cell>
          <table:table-cell office:value-type="string" calcext:value-type="string">
            <text:p>Thank you for sending me this interesting note.  A few thoughts on the analysis from a statistician It’s an interesting, though sobering, fact that between 30 and 40 percent of the machine-entered heights are incorrect.</text:p>
          </table:table-cell>
        </table:table-row>
        <table:table-row table:style-name="ro1">
          <table:table-cell office:value-type="string" calcext:value-type="string">
            <text:p>PMC6243512</text:p>
          </table:table-cell>
          <table:table-cell office:value-type="string" calcext:value-type="string">
            <text:p>rs2066842</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Environmental carcinogens and NOD-induced proinflammatory cytokines could be possible reasons by which the studied polymorphisms may increase the risk for gastric cancer [9]. </text:p>
          </table:table-cell>
          <table:table-cell office:value-type="string" calcext:value-type="string">
            <text:p>A meta-analysis evaluated several NOD2 polymorphisms such as rs2066842 C/T, rs2066844 C/T, rs2066845 C/G, rs2066847, L1007fsinsC and risk of cancer. </text:p>
          </table:table-cell>
          <table:table-cell office:value-type="string" calcext:value-type="string">
            <text:p>The NOD2 rs2066844 C/T polymorphism was associated with increased risk of cancer for individuals bearing TT or CT genotype compared to individuals with CC genotype. The subgroup of analysis revealed that TT+CT genotype was associated with high risk of colorectal cancer, but there was no important association with the development of gastric cancer.</text:p>
          </table:table-cell>
        </table:table-row>
        <table:table-row table:style-name="ro1">
          <table:table-cell office:value-type="string" calcext:value-type="string">
            <text:p>PMC6245754</text:p>
          </table:table-cell>
          <table:table-cell office:value-type="string" calcext:value-type="string">
            <text:p>PRJNA401310</text:p>
          </table:table-cell>
          <table:table-cell office:value-type="string" calcext:value-type="string">
            <text:p>Acknowledgments</text:p>
          </table:table-cell>
          <table:table-cell office:value-type="string" calcext:value-type="string">
            <text:p>BioProject</text:p>
          </table:table-cell>
          <table:table-cell office:value-type="string" calcext:value-type="string">
            <text:p>False</text:p>
          </table:table-cell>
          <table:table-cell office:value-type="string" calcext:value-type="string">
            <text:p>Creation</text:p>
          </table:table-cell>
          <table:table-cell office:value-type="string" calcext:value-type="string">
            <text:p>The grant AGR-5948 supported the experimental design and most of the study and collection of data, and grant AGL2016–75729 supported most of the data analysis and interpretation and in writing the manuscript. </text:p>
          </table:table-cell>
          <table:table-cell office:value-type="string" calcext:value-type="string">
            <text:p>The raw RNAseq sequence data set supporting the results of this study have been deposited at the National Center for Biotechnology Information (NCBI) Sequence Read Archive (SRA) and are available under the Accession Numbers (NCBI: SAMN07603885, SAMN07603886, SAMN07603887, SAMN07603888, SAMN07603889, SAMN07603890, SAMN07603891, SAMN07603892, SAMN07603893, SAMN07603894, SAMN07603895, and SAMN07603896) under the project PRJNA401310. </text:p>
          </table:table-cell>
          <table:table-cell/>
        </table:table-row>
        <table:table-row table:style-name="ro1">
          <table:table-cell office:value-type="string" calcext:value-type="string">
            <text:p>PMC6273887</text:p>
          </table:table-cell>
          <table:table-cell office:value-type="string" calcext:value-type="string">
            <text:p>KX429689</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273887</text:p>
          </table:table-cell>
          <table:table-cell office:value-type="string" calcext:value-type="string">
            <text:p>KX429690</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273887</text:p>
          </table:table-cell>
          <table:table-cell office:value-type="string" calcext:value-type="string">
            <text:p>KX429691</text:p>
          </table:table-cell>
          <table:table-cell office:value-type="string" calcext:value-type="string">
            <text:p>Result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303916</text:p>
          </table:table-cell>
          <table:table-cell office:value-type="string" calcext:value-type="string">
            <text:p>rs12953717</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t was shown that there was a significant difference between the rs4464148 AG frequency of SMAD7 in the CRC and control groups. </text:p>
          </table:table-cell>
          <table:table-cell office:value-type="string" calcext:value-type="string">
            <text:p>It was demonstrated that the allele T at rs12953717 of SMAD7 can be introduced as a risk factor of CRC among Iranian patients [24]. </text:p>
          </table:table-cell>
          <table:table-cell office:value-type="string" calcext:value-type="string">
            <text:p>Canonical Wnt/b-catenin is one of the critical pathways during the tumorigenesis in which the unphosphorylated and activated b-catenin enters into nucleus and activates the LEF/TCF/PYGO2 transcriptional complex [25].</text:p>
          </table:table-cell>
        </table:table-row>
        <table:table-row table:style-name="ro1">
          <table:table-cell office:value-type="string" calcext:value-type="string">
            <text:p>PMC6303916</text:p>
          </table:table-cell>
          <table:table-cell office:value-type="string" calcext:value-type="string">
            <text:p>rs3135500</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t seems that the rs3135500 SNP is involved in deregulation of NOD2 through changing the mRNA–miRNA interaction. </text:p>
          </table:table-cell>
          <table:table-cell office:value-type="string" calcext:value-type="string">
            <text:p>There was a significant correlation between AA genotype of rs3135500 and increased risk of CRC in Iranian population [42]. </text:p>
          </table:table-cell>
          <table:table-cell office:value-type="string" calcext:value-type="string">
            <text:p>CD86 is expressed by immune cells and is associated with inflammation related malignancies and cancer susceptibility.</text:p>
          </table:table-cell>
        </table:table-row>
        <table:table-row table:style-name="ro1">
          <table:table-cell office:value-type="string" calcext:value-type="string">
            <text:p>PMC6303916</text:p>
          </table:table-cell>
          <table:table-cell office:value-type="string" calcext:value-type="string">
            <text:p>rs17281995</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CD86 is expressed by immune cells and is associated with inflammation related malignancies and cancer susceptibility. </text:p>
          </table:table-cell>
          <table:table-cell office:value-type="string" calcext:value-type="string">
            <text:p>The 3’UTR + 237 G/C polymorphism of CD86 was assessed among 300 Iranian CRC cases and showed a strong correlation between rs17281995 polymorphism and risk of CRC [43]. </text:p>
          </table:table-cell>
          <table:table-cell office:value-type="string" calcext:value-type="string">
            <text:p>IL-10 as an anti-inflammatory cytokine is commonly secreted by type 1 regulatory T cells and can be an oncogene or tumor suppressor based on microenvironment condition.</text:p>
          </table:table-cell>
        </table:table-row>
        <table:table-row table:style-name="ro1">
          <table:table-cell office:value-type="string" calcext:value-type="string">
            <text:p>PMC6303916</text:p>
          </table:table-cell>
          <table:table-cell office:value-type="string" calcext:value-type="string">
            <text:p>rs2228570</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It has been reported that the vitamin D interaction with its receptor (VDR) is associated with CRC susceptibility [76]. </text:p>
          </table:table-cell>
          <table:table-cell office:value-type="string" calcext:value-type="string">
            <text:p>It was observed that the ff (TT) genotype of rs2228570 can be suggested as a risk factor genotype for CRC susceptibility among a group of Iranian CRC patients [77]. </text:p>
          </table:table-cell>
          <table:table-cell office:value-type="string" calcext:value-type="string">
            <text:p>Moreover, another group also reported that the VDR ApaI genotype “aa” is correlated with higher risk of CRC among a sub population of Iranian patients [78].</text:p>
          </table:table-cell>
        </table:table-row>
        <table:table-row table:style-name="ro1">
          <table:table-cell office:value-type="string" calcext:value-type="string">
            <text:p>PMC6306173</text:p>
          </table:table-cell>
          <table:table-cell office:value-type="string" calcext:value-type="string">
            <text:p>NCT01731717</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study was approved by the responsible local Ethics Committee of the Chamber of Psychotherapists in Hamburg and conducted according to the principles of the Declaration of Helsinki (2013 version). </text:p>
          </table:table-cell>
          <table:table-cell office:value-type="string" calcext:value-type="string">
            <text:p>The study protocol was registered under ClinicalTrials.gov, NCT01731717. </text:p>
          </table:table-cell>
          <table:table-cell/>
        </table:table-row>
        <table:table-row table:style-name="ro1">
          <table:table-cell office:value-type="string" calcext:value-type="string">
            <text:p>PMC6347085</text:p>
          </table:table-cell>
          <table:table-cell office:value-type="string" calcext:value-type="string">
            <text:p>NCT00940602</text:p>
          </table:table-cell>
          <table:table-cell office:value-type="string" calcext:value-type="string">
            <text:p>Discussion</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A general recommendation has been to initiate ICT when SF reaches greater than 1,000 ng/mL. </text:p>
          </table:table-cell>
          <table:table-cell office:value-type="string" calcext:value-type="string">
            <text:p>Further prospective evaluation of deferasirox in the TELESTO trial (ClinicalTrials.gov identifier: NCT00940602) is needed to confirm these data and further define the use of ICT in MDS patients (Shenoy et al., 2014; Taran &amp; Taran, 2015). </text:p>
          </table:table-cell>
          <table:table-cell office:value-type="string" calcext:value-type="string">
            <text:p>Life expectancy, transfusion burden, and evidence of iron excess (elevated SF), as well as any related patient comorbidities, are currently the main factors to consider when deciding on ICT in the absence of more rigorous evidence-based guidelines (Chaudhary &amp; Pullarkat, 2013).</text:p>
          </table:table-cell>
        </table:table-row>
        <table:table-row table:style-name="ro1">
          <table:table-cell office:value-type="string" calcext:value-type="string">
            <text:p>PMC6355990</text:p>
          </table:table-cell>
          <table:table-cell office:value-type="string" calcext:value-type="string">
            <text:p>SRP128128</text:p>
          </table:table-cell>
          <table:table-cell office:value-type="string" calcext:value-type="string">
            <text:p>Methods</text:p>
          </table:table-cell>
          <table:table-cell office:value-type="string" calcext:value-type="string">
            <text:p>ENA</text:p>
          </table:table-cell>
          <table:table-cell office:value-type="string" calcext:value-type="string">
            <text:p>False</text:p>
          </table:table-cell>
          <table:table-cell office:value-type="string" calcext:value-type="string">
            <text:p>Creation</text:p>
          </table:table-cell>
          <table:table-cell/>
          <table:table-cell office:value-type="string" calcext:value-type="string">
            <text:p>Raw sequencing reads and metadata, including SCFA concentrations, are available through the NCBI Short Read Archive under accession number SRP128128. </text:p>
          </table:table-cell>
          <table:table-cell/>
        </table:table-row>
        <table:table-row table:style-name="ro1">
          <table:table-cell office:value-type="string" calcext:value-type="string">
            <text:p>PMC6366260</text:p>
          </table:table-cell>
          <table:table-cell office:value-type="string" calcext:value-type="string">
            <text:p>rs12255372</text:p>
          </table:table-cell>
          <table:table-cell office:value-type="string" calcext:value-type="string">
            <text:p>Article</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For instance, the rs7903146T allele of the TCF7L2 gene was more frequent in patients with T2D who failed to respond to sulphonylureas (SU)2. </text:p>
          </table:table-cell>
          <table:table-cell office:value-type="string" calcext:value-type="string">
            <text:p>Similarly, carriers of the risk allele rs12255372 T/T were less likely to respond to SU than carriers of G/G3. </text:p>
          </table:table-cell>
          <table:table-cell/>
        </table:table-row>
        <table:table-row table:style-name="ro1">
          <table:table-cell office:value-type="string" calcext:value-type="string">
            <text:p>PMC6372515</text:p>
          </table:table-cell>
          <table:table-cell office:value-type="string" calcext:value-type="string">
            <text:p>CP027611</text:p>
          </table:table-cell>
          <table:table-cell office:value-type="string" calcext:value-type="string">
            <text:p>Discussion</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e gene encoding the MdfA efflux pump was detected in the 810CP genome, the overexpression of which has been associated with resistance to several antibiotics, such as chloramphenicol and ciprofloxacin (Vila et al., 2007). </text:p>
          </table:table-cell>
          <table:table-cell office:value-type="string" calcext:value-type="string">
            <text:p>Other important findings by our group include the identification of a 9996-bp resistance island that has recently been described in other A. baumannii strains [e.g., AR0101 (GenBank CP027611.1), 11510 (Graña-Miraglia et al., 2017), AF401 (GenBank NZ_CP018254.1), AbH120-A2 (Merino et al., 2014), and AB030 (Loewen et al., 2014)]. </text:p>
          </table:table-cell>
          <table:table-cell office:value-type="string" calcext:value-type="string">
            <text:p>The blaOXA-23 gene has been considered an important resistance biomarker and is located in either the plasmid or chromosome and is highly prevalent (Mugnier et al., 2010; Opazo et al., 2012; Evans and Amyes, 2014; Luo T.L. et al., 2015). MLST analyses have identified several clonal complexes, groupings of unique genotypes that share at least five loci, and these genotypes have diversified and increased their frequency in the population.</text:p>
          </table:table-cell>
        </table:table-row>
        <table:table-row table:style-name="ro1">
          <table:table-cell office:value-type="string" calcext:value-type="string">
            <text:p>PMC6372515</text:p>
          </table:table-cell>
          <table:table-cell office:value-type="string" calcext:value-type="string">
            <text:p>CP018254</text:p>
          </table:table-cell>
          <table:table-cell office:value-type="string" calcext:value-type="string">
            <text:p>Discussion</text:p>
          </table:table-cell>
          <table:table-cell office:value-type="string" calcext:value-type="string">
            <text:p>ENA</text:p>
          </table:table-cell>
          <table:table-cell office:value-type="string" calcext:value-type="string">
            <text:p>False</text:p>
          </table:table-cell>
          <table:table-cell office:value-type="string" calcext:value-type="string">
            <text:p>Background</text:p>
          </table:table-cell>
          <table:table-cell office:value-type="string" calcext:value-type="string">
            <text:p>The gene encoding the MdfA efflux pump was detected in the 810CP genome, the overexpression of which has been associated with resistance to several antibiotics, such as chloramphenicol and ciprofloxacin (Vila et al., 2007). </text:p>
          </table:table-cell>
          <table:table-cell office:value-type="string" calcext:value-type="string">
            <text:p>Other important findings by our group include the identification of a 9996-bp resistance island that has recently been described in other A. baumannii strains [e.g., AR0101 (GenBank CP027611.1), 11510 (Graña-Miraglia et al., 2017), AF401 (GenBank NZ_CP018254.1), AbH120-A2 (Merino et al., 2014), and AB030 (Loewen et al., 2014)]. </text:p>
          </table:table-cell>
          <table:table-cell office:value-type="string" calcext:value-type="string">
            <text:p>The blaOXA-23 gene has been considered an important resistance biomarker and is located in either the plasmid or chromosome and is highly prevalent (Mugnier et al., 2010; Opazo et al., 2012; Evans and Amyes, 2014; Luo T.L. et al., 2015). MLST analyses have identified several clonal complexes, groupings of unique genotypes that share at least five loci, and these genotypes have diversified and increased their frequency in the population.</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953105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954540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49693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9545412</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9531050</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9545409</text:p>
          </table:table-cell>
          <table:table-cell office:value-type="string" calcext:value-type="string">
            <text:p>Results</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onsidering the higher statistical power of haplotype analysis compared to individual SNP analysis when LD was exploited to explore genes associated with diseases, we conducted the haplotype analysis and haplotype—environment interaction analysis to further investigate the roles of SPRY genes in Chinese NSCL/P. </text:p>
          </table:table-cell>
          <table:table-cell office:value-type="string" calcext:value-type="string">
            <text:p>The results of haplotype analysis altogether indicated that one genetic segment (rs541731- rs9669948, from 80345577 to 80372188) located at 4.5 kb—31.1 kb downstream of SPRY2 was associated with NSCL/P, indicating that the neighborhood region of this segment might contain causal variants. </text:p>
          </table:table-cell>
          <table:table-cell office:value-type="string" calcext:value-type="string">
            <text:p>Although the position drifted a little compared with formerly reported positions (rs8001641, 222.4 kb upstream of SPRY2; rs9545308, 270.7 kb upstream of SPRY2), our findings still enriched the evidence of this gene in the etiology of NSCL/P. The biological function of SPRY2 has also been identified by several experimental studies.</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Use</text:p>
          </table:table-cell>
          <table:table-cell office:value-type="string" calcext:value-type="string">
            <text:p>Considering the higher statistical power of haplotype analysis compared to individual SNP analysis when LD was exploited to explore genes associated with diseases, we conducted the haplotype analysis and haplotype—environment interaction analysis to further investigate the roles of SPRY genes in Chinese NSCL/P. </text:p>
          </table:table-cell>
          <table:table-cell office:value-type="string" calcext:value-type="string">
            <text:p>The results of haplotype analysis altogether indicated that one genetic segment (rs541731- rs9669948, from 80345577 to 80372188) located at 4.5 kb—31.1 kb downstream of SPRY2 was associated with NSCL/P, indicating that the neighborhood region of this segment might contain causal variants. </text:p>
          </table:table-cell>
          <table:table-cell office:value-type="string" calcext:value-type="string">
            <text:p>Although the position drifted a little compared with formerly reported positions (rs8001641, 222.4 kb upstream of SPRY2; rs9545308, 270.7 kb upstream of SPRY2), our findings still enriched the evidence of this gene in the etiology of NSCL/P. The biological function of SPRY2 has also been identified by several experimental studies.</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496932</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9545412</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Discussion</text:p>
          </table:table-cell>
          <table:table-cell office:value-type="string" calcext:value-type="string">
            <text:p>RefSNP</text:p>
          </table:table-cell>
          <table:table-cell office:value-type="string" calcext:value-type="string">
            <text:p>False</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802</text:p>
          </table:table-cell>
          <table:table-cell office:value-type="string" calcext:value-type="string">
            <text:p>NCT03338283</text:p>
          </table:table-cell>
          <table:table-cell office:value-type="string" calcext:value-type="string">
            <text:p>Methods</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office:value-type="string" calcext:value-type="string">
            <text:p>The research protocol was conducted in accordance with the Declaration of Helsinki statement of ethical, legal, and regulatory principals to provide guidance for health-related research involving human subjects. </text:p>
          </table:table-cell>
          <table:table-cell office:value-type="string" calcext:value-type="string">
            <text:p>The study was approved by the Ethical Research Committee of the Hospital Universitario Virgen del Rocío, Sevilla, Spain (project code CEI 2012PI/172, approval date: September 26th 2012), and prospectively registered (Clinical Trials.gov, Identifier NCT03338283). </text:p>
          </table:table-cell>
          <table:table-cell office:value-type="string" calcext:value-type="string">
            <text:p>All participants provided written informed consent.</text:p>
          </table:table-cell>
        </table:table-row>
        <table:table-row table:style-name="ro1">
          <table:table-cell office:value-type="string" calcext:value-type="string">
            <text:p>PMC6419841</text:p>
          </table:table-cell>
          <table:table-cell office:value-type="string" calcext:value-type="string">
            <text:p>NCT03015012</text:p>
          </table:table-cell>
          <table:table-cell office:value-type="string" calcext:value-type="string">
            <text:p>Abstract</text:p>
          </table:table-cell>
          <table:table-cell office:value-type="string" calcext:value-type="string">
            <text:p>NCT</text:p>
          </table:table-cell>
          <table:table-cell office:value-type="string" calcext:value-type="string">
            <text:p>False</text:p>
          </table:table-cell>
          <table:table-cell office:value-type="string" calcext:value-type="string">
            <text:p>ClinicalTrials</text:p>
          </table:table-cell>
          <table:table-cell/>
          <table:table-cell office:value-type="string" calcext:value-type="string">
            <text:p>This study was registered with clinicaltrials.gov: NCT03015012 on January 9, 2017. </text:p>
          </table:table-cell>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Pneumonitis risk was also modulated by polymorphisms in anti-inflammatory genes, including genetic variation in IL13. </text:p>
          </table:table-cell>
          <table:table-cell office:value-type="string" calcext:value-type="string">
            <text:p>rs20541 and rs180925 each resulted in increased risk (HR:2.95, 95% CI:1.14–7.63 and HR:3.23, 95% CI:1.03–10.18, respectively). </text:p>
          </table:table-cell>
          <table:table-cell office:value-type="string" calcext:value-type="string">
            <text:p>The cumulative effect of these SNPs on risk was dose-dependent, as evidenced by a significantly increased risk of either toxicity with an increasing number of risk genotypes (P&lt;0.001). These results suggest that genetic variations among inflammation pathway genes may modulate the development of radiation-induced toxicity and, ultimately, help in identifying patients who are at an increased likelihood for such events.</text:p>
          </table:table-cell>
        </table:table-row>
        <table:table-row table:style-name="ro1">
          <table:table-cell office:value-type="string" calcext:value-type="string">
            <text:p>PMC2928273</text:p>
          </table:table-cell>
          <table:table-cell office:value-type="string" calcext:value-type="string">
            <text:p>rs180925</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Pneumonitis risk was also modulated by polymorphisms in anti-inflammatory genes, including genetic variation in IL13. </text:p>
          </table:table-cell>
          <table:table-cell office:value-type="string" calcext:value-type="string">
            <text:p>rs20541 and rs180925 each resulted in increased risk (HR:2.95, 95% CI:1.14–7.63 and HR:3.23, 95% CI:1.03–10.18, respectively). </text:p>
          </table:table-cell>
          <table:table-cell office:value-type="string" calcext:value-type="string">
            <text:p>The cumulative effect of these SNPs on risk was dose-dependent, as evidenced by a significantly increased risk of either toxicity with an increasing number of risk genotypes (P&lt;0.001). These results suggest that genetic variations among inflammation pathway genes may modulate the development of radiation-induced toxicity and, ultimately, help in identifying patients who are at an increased likelihood for such events.</text:p>
          </table:table-cell>
        </table:table-row>
        <table:table-row table:style-name="ro1">
          <table:table-cell office:value-type="string" calcext:value-type="string">
            <text:p>PMC2928273</text:p>
          </table:table-cell>
          <table:table-cell office:value-type="string" calcext:value-type="string">
            <text:p>rs1800795</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Of these nine SNPs, six were among genes involved in the proinflammatory response: IL6, IL16, TNF, and PTGS2 (COX2). </text:p>
          </table:table-cell>
          <table:table-cell office:value-type="string" calcext:value-type="string">
            <text:p>Interleukin 6 (IL6):rs1800795 resulted in an 2.16-fold increased risk (95% CI:1.18–3.94) under the recessive model. </text:p>
          </table:table-cell>
          <table:table-cell office:value-type="string" calcext:value-type="string">
            <text:p>A similar effect was observed for IL16:rs11556218 (HR:2.28, 95% CI:1.16–4.47). Patients with at least one tumor necrosis factor-α (TNF) variant rs1799724 had a nearly 2-fold increased risk (HR:1.97, 95% CI:1.10–3.50).</text:p>
          </table:table-cell>
        </table:table-row>
        <table:table-row table:style-name="ro1">
          <table:table-cell office:value-type="string" calcext:value-type="string">
            <text:p>PMC2928273</text:p>
          </table:table-cell>
          <table:table-cell office:value-type="string" calcext:value-type="string">
            <text:p>rs11556218</text:p>
          </table:table-cell>
          <table:table-cell office:value-type="string" calcext:value-type="string">
            <text:p>Abstract</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Interleukin 6 (IL6):rs1800795 resulted in an 2.16-fold increased risk (95% CI:1.18–3.94) under the recessive model. </text:p>
          </table:table-cell>
          <table:table-cell office:value-type="string" calcext:value-type="string">
            <text:p>A similar effect was observed for IL16:rs11556218 (HR:2.28, 95% CI:1.16–4.47). </text:p>
          </table:table-cell>
          <table:table-cell office:value-type="string" calcext:value-type="string">
            <text:p>Patients with at least one tumor necrosis factor-α (TNF) variant rs1799724 had a nearly 2-fold increased risk (HR:1.97, 95% CI:1.10–3.50). Three SNPs in PTGS2 modulated esophagitis risk in our patient population: rs20417, rs5275, and rs689470.</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Discussion</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 </text:p>
          </table:table-cell>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Discussion</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 </text:p>
          </table:table-cell>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SNPs in the IL4 receptor, IL10, and the alpha subunit of the IL10 receptor were found to be significantly associated with increased esophagitis risk. </text:p>
          </table:table-cell>
          <table:table-cell office:value-type="string" calcext:value-type="string">
            <text:p>The IL10:rs1800872 and IL10RA:rs3135932 variants were both associated with significantly increased risks under the additive model with HRs of 1.65 (95% CI: 1.11–2.45) and 1.49 (95% CI: 1.01–2.20), respectively. </text:p>
          </table:table-cell>
          <table:table-cell office:value-type="string" calcext:value-type="string">
            <text:p>IL4R:rs1801275 resulted in over a 4-fold increased risk (HR:4.12, 95% CI:1.60–10.59). Joint Analysis of Esophagitis Risk Alleles</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The IL10:rs1800872 and IL10RA:rs3135932 variants were both associated with significantly increased risks under the additive model with HRs of 1.65 (95% CI: 1.11–2.45) and 1.49 (95% CI: 1.01–2.20), respectively. </text:p>
          </table:table-cell>
          <table:table-cell office:value-type="string" calcext:value-type="string">
            <text:p>IL4R:rs1801275 resulted in over a 4-fold increased risk (HR:4.12, 95% CI:1.60–10.59). </text:p>
          </table:table-cell>
          <table:table-cell office:value-type="string" calcext:value-type="string">
            <text:p>Joint Analysis of Esophagitis Risk Alleles To understand the cumulative effect of unfavorable genotypes on risk of esophagitis, we performed a combined analysis.</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Relationship between esophagitis and overall survival. </text:p>
          </table:table-cell>
          <table:table-cell office:value-type="string" calcext:value-type="string">
            <text:p>(A) Kaplan-Meier curves of freedom from grade &gt;2 esophagitis following radiation therapy by IL10:rs1800872 genotypes. </text:p>
          </table:table-cell>
          <table:table-cell office:value-type="string" calcext:value-type="string">
            <text:p>Numbers in parentheses are the number of patients with toxicity over the total number of patients; time is median event-free duration in months. (B) Kaplan-Meier curves of overall survival following radiation therapy by IL10:rs1800872 genotypes.</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Numbers in parentheses are the number of patients with toxicity over the total number of patients; time is median event-free duration in months. </text:p>
          </table:table-cell>
          <table:table-cell office:value-type="string" calcext:value-type="string">
            <text:p>(B) Kaplan-Meier curves of overall survival following radiation therapy by IL10:rs1800872 genotypes. </text:p>
          </table:table-cell>
          <table:table-cell office:value-type="string" calcext:value-type="string">
            <text:p>Numbers in parentheses are the number of patients alive over the total number of patients; time is median survival time in months.</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Background</text:p>
          </table:table-cell>
          <table:table-cell office:value-type="string" calcext:value-type="string">
            <text:p>Further functional analysis is warranted to understand the underlying mechanisms [24]. </text:p>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he reported functions of these three SNPs would be in agreement with our findings of an increased risk of esophagitis by decreasing the anti-inflammatory response.</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Background</text:p>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ext:p>
          </table:table-cell>
          <table:table-cell office:value-type="string" calcext:value-type="string">
            <text:p>The reported functions of these three SNPs would be in agreement with our findings of an increased risk of esophagitis by decreasing the anti-inflammatory response. Twelve common polymorphisms were found to be significantly associated with risk of pneumonitis.</text:p>
          </table:table-cell>
        </table:table-row>
        <table:table-row table:style-name="ro1">
          <table:table-cell office:value-type="string" calcext:value-type="string">
            <text:p>PMC2928273</text:p>
          </table:table-cell>
          <table:table-cell office:value-type="string" calcext:value-type="string">
            <text:p>rs1800587</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Background</text:p>
          </table:table-cell>
          <table:table-cell office:value-type="string" calcext:value-type="string">
            <text:p>The two IL1A variants are in linkage disequilibrium and were found to increase risk by nearly 3-fold. </text:p>
          </table:table-cell>
          <table:table-cell office:value-type="string" calcext:value-type="string">
            <text:p>IL1A:rs1800587 has been shown to contribute to an increase in IL1-α promoter activity, mRNA levels and protein levels [28]. </text:p>
          </table:table-cell>
          <table:table-cell office:value-type="string" calcext:value-type="string">
            <text:p>IL1A:rs17561 is a non-synonymous SNP and increases processing of the IL1-α precursor resulting in an increase in the levels of active IL1-α [29]. The variant of IL8:rs4073, which was found to increase pneumonitis risk 3-fold, has been associated with increased secretion of the proinflammatory cytokine IL8 [30].</text:p>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Background</text:p>
          </table:table-cell>
          <table:table-cell office:value-type="string" calcext:value-type="string">
            <text:p>Four genetic variants in these two genes were associated with ∼3-fold increased risk of pneumonitis. </text:p>
          </table:table-cell>
          <table:table-cell office:value-type="string" calcext:value-type="string">
            <text:p>Studies have demonstrated increased IgE production for IL4:rs2070874 and rs2243250 [31] and increased IL13 activity for IL13:rs20541 and rs180925 [32], [33]. </text:p>
          </table:table-cell>
          <table:table-cell office:value-type="string" calcext:value-type="string">
            <text:p>Genetic variation in TNF and the receptor TNFRSF1B were also associated with increased risk of pneumonitis. TNF-α signaling is an important modulator of the inflammatory response.</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Discussion</text:p>
          </table:table-cell>
          <table:table-cell office:value-type="string" calcext:value-type="string">
            <text:p>RefSNP</text:p>
          </table:table-cell>
          <table:table-cell table:style-name="Default"/>
          <table:table-cell table:style-name="ce2" office:value-type="string" calcext:value-type="string">
            <text:p>Background</text:p>
          </table:table-cell>
          <table:table-cell office:value-type="string" calcext:value-type="string">
            <text:p>TNF-α signaling is an important modulator of the inflammatory response. </text:p>
          </table:table-cell>
          <table:table-cell office:value-type="string" calcext:value-type="string">
            <text:p>The TNF:rs1799724 variant is located within the promoter region of the gene and thought to influence gene expression by creating an OCT-1 transcription factor binding site [34]. </text:p>
          </table:table-cell>
          <table:table-cell office:value-type="string" calcext:value-type="string">
            <text:p>The effect of this differential binding on TNF-α signaling is not clear. Some studies have shown an increase in TNF-α production [35], [36], [37], while others have shown the opposite effect [38], [39], [40].</text:p>
          </table:table-cell>
        </table:table-row>
        <table:table-row table:style-name="ro1">
          <table:table-cell office:value-type="string" calcext:value-type="string">
            <text:p>PMC3310866</text:p>
          </table:table-cell>
          <table:table-cell office:value-type="string" calcext:value-type="string">
            <text:p>1BJ1</text:p>
          </table:table-cell>
          <table:table-cell office:value-type="string" calcext:value-type="string">
            <text:p>Result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The CDR residues colored in yellow are not in contact with the antigen. </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Among the residues in these core interfaces, only one Tyr residue was poorly predicted in the complex 1TZH.</text:p>
          </table:table-cell>
        </table:table-row>
        <table:table-row table:style-name="ro1">
          <table:table-cell office:value-type="string" calcext:value-type="string">
            <text:p>PMC3310866</text:p>
          </table:table-cell>
          <table:table-cell office:value-type="string" calcext:value-type="string">
            <text:p>2FJH</text:p>
          </table:table-cell>
          <table:table-cell office:value-type="string" calcext:value-type="string">
            <text:p>Result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The CDR residues colored in yellow are not in contact with the antigen. </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Among the residues in these core interfaces, only one Tyr residue was poorly predicted in the complex 1TZH.</text:p>
          </table:table-cell>
        </table:table-row>
        <table:table-row table:style-name="ro1">
          <table:table-cell office:value-type="string" calcext:value-type="string">
            <text:p>PMC3310866</text:p>
          </table:table-cell>
          <table:table-cell office:value-type="string" calcext:value-type="string">
            <text:p>2QR0</text:p>
          </table:table-cell>
          <table:table-cell office:value-type="string" calcext:value-type="string">
            <text:p>Result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1TZH</text:p>
          </table:table-cell>
          <table:table-cell office:value-type="string" calcext:value-type="string">
            <text:p>Result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The resolved structures contained six sc-dsFv molecules in one asymmetric unit. </text:p>
          </table:table-cell>
          <table:table-cell office:value-type="string" calcext:value-type="string">
            <text:p>The residues that were different between sc-dsFv and variable fragments derived from 2FJF were replaced automatically by MrBUMP module (Automated Model generation and Molecular Replacement) in the CCP4 package. </text:p>
          </table:table-cell>
          <table:table-cell office:value-type="string" calcext:value-type="string">
            <text:p>The manual structural adjustment and well-ordered water molecule placement were carried out with Coot software [40]. Iterative cycles of computational refinements were performed by phenix-refine [41] with TLS options turned on.</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The stereochemical quality of the refined structures was checked by PROCHECK [43] within Structural Analysis and Verification Server (NIH MBI Laboratory for Structural Genomics and Proteomics, UCLA). </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Computation of Wji, Xji, Yji, Zji and pWji</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style-name="Default"/>
          <table:table-cell table:style-name="ce2" office:value-type="string" calcext:value-type="string">
            <text:p>Use</text:p>
          </table:table-cell>
          <table:table-cell office:value-type="string" calcext:value-type="string">
            <text:p>The stereochemical quality of the refined structures was checked by PROCHECK [43] within Structural Analysis and Verification Server (NIH MBI Laboratory for Structural Genomics and Proteomics, UCLA). </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Computation of Wji, Xji, Yji, Zji and pWji</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Contributed reagents/materials/analysis tools: FGG ZHH. </text:p>
          </table:table-cell>
          <table:table-cell office:value-type="string" calcext:value-type="string">
            <text:p>The aim of this study was to determine the association between the rs6552828 polymorphism in acyl coenzyme A synthetase (ACSL1) and elite endurance athletic status. </text:p>
          </table:table-cell>
          <table:table-cell office:value-type="string" calcext:value-type="string">
            <text:p>We studied 82 Caucasian (Spanish) World/Olympic-class endurance male athletes, and a group of sex and ethnically matched healthy young adults (controls, n = 197). The analyses were replicated in a cohort of a different ethnic origin (Chinese of the Han ethnic group), composed of elite endurance athletes (runners) [cases, n = 241 (128 male)] and healthy sedentary adults [controls, n = 504 (267 male)].</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Default"/>
          <table:table-cell table:style-name="ce2" office:value-type="string" calcext:value-type="string">
            <text:p>Use</text:p>
          </table:table-cell>
          <table:table-cell office:value-type="string" calcext:value-type="string">
            <text:p>All statistical analyses were performed using the PASW (v. </text:p>
          </table:table-cell>
          <table:table-cell office:value-type="string" calcext:value-type="string">
            <text:p>There were no failures in sample collection, DNA acquisition or genotyping procedures, except for 11 athletes, for which the amount of DNA gathered from saliva was insufficient to allow ACSL1 rs6552828 genotype assessment. </text:p>
          </table:table-cell>
          <table:table-cell office:value-type="string" calcext:value-type="string">
            <text:p>Genotype distributions met Hardy-Weinberg equilibrium (HWE) in both controls and athletes (Table 1). Genotype (P = 0.591) and minor allele (A) frequencies were similar in sedentary controls and athletes (P = 0.978).</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females, genotypic (P = 0.973) and allele frequencies (P = 0.881) were similar in endurance and controls, whereas in males both genotypic (P = 0.019) and allelic (P = 0.040) differed in endurance and controls. </text:p>
          </table:table-cell>
          <table:table-cell office:value-type="string" calcext:value-type="string">
            <text:p>The main finding of our study was that the ACSL1 rs6552828 SNP, located in the first intron of the ACSL1 gene, 715 bp and 718 bp upstream of exon 2 and the start codon, respectively, was not associated with elite endurance athletic status in Spanish men, yet a marginal association was found in Chinese men. </text:p>
          </table:table-cell>
          <table:table-cell office:value-type="string" calcext:value-type="string">
            <text:p>The ACSL1 gene is a putative candidate to explain individual variability in endurance performance, as well as in some health related phenotypes, owing to its potential role in aerobic metabolic adaptations to regular exercise, at the adypocite, cardiomyocite, liver and skeletal muscle fiber level. Long-chain acyl coenzyme A (acyl-CoA) synthetase (ACSL) isoenzymes, of which ACSL1 is the main and most studied isoenzyme convert free fatty acids (FFA) to acyl coenzyme A (acyl-CoA) in an ATP-dependent manner, simultaneously activating and trapping FFA within cells [13].</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A GWA study recently conducted by Bouchard et al. [3] on 324,611 SNPs identified a set of 21 SNPs accounting for 49% of the variance in the trainability of VO2max [3]. </text:p>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Homozygotes of the rs6552828 minor allele (AA) had 125 mL/min (−28%) and 63 mL/min (−17%) lower VO2max response than the common allele homozygotes (GG) and the heterozygotes (AG) respectively.</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28%) and 63 mL/min (−17%) lower VO2max response than the common allele homozygotes (GG) and the heterozygotes (AG) respectively. </text:p>
          </table:table-cell>
          <table:table-cell office:value-type="string" calcext:value-type="string">
            <text:p>Interestingly, in our study the A allele was less frequent in elite male endurance Chinese athletes compared with their controls. It must be also kept in mind that the A allele was the major allele in the Chinese cohort, which highlights inter-ethnic differences in genotype distributions.</text:p>
          </table:table-cell>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N-terminal of TnT, the C-terminal of TnT and the C-terminal of TnI are not present in the crystal structure and are not displayed herein. </text:p>
          </table:table-cell>
          <table:table-cell office:value-type="string" calcext:value-type="string">
            <text:p>Molecular coordinates were obtained from 1YTZ.pdb. </text:p>
          </table:table-cell>
          <table:table-cell office:value-type="string" calcext:value-type="string">
            <text:p>TnC is a member of the EF-hand Ca2+-binding proteins with four Ca2+-binding sites. TnC consists of two globular lobes, the N- and the C-lobe, connected with a central linker.</text:p>
          </table:table-cell>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Introduction</text:p>
          </table:table-cell>
          <table:table-cell office:value-type="string" calcext:value-type="string">
            <text:p>RefSNP</text:p>
          </table:table-cell>
          <table:table-cell table:style-name="ce2" office:value-type="string" calcext:value-type="string">
            <text:p>Background</text:p>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çet’s disease (BD), a systemic autoimmune disease involving uveitis, in a previous combined meta-analysis of two genome-wide association studies (GWASs) [21,22]. </text:p>
          </table:table-cell>
          <table:table-cell office:value-type="string" calcext:value-type="string">
            <text:p>On the other hand, STAT4 has been also identified as another shared susceptibility locus [23,24]. Interestingly, the presence of two STAT4 independent functional genetic variants associated with systemic lupus erythematosus (SLE), both affecting the STAT4 levels, has been recently evidenced by fine mapping [25].</text:p>
          </table:table-cell>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 2 dominant model analysis. </text:p>
          </table:table-cell>
          <table:table-cell office:value-type="string" calcext:value-type="string">
            <text:p>The finding that an MMP8 allele was most strongly related to asthma development indicates that metalloproteinase function is crucial to the airflow limitation process involved in this disease. The main pathogenic mechanism of bronchial asthma involves a particular form of chronic inflammation, in which the increase in eosinophils, lymphocytes, and mast cells in the respiratory tract membrane and exfoliation of the respiratory epithelium cause bronchial hyperresponsiveness, followed by airway remodeling.1 These pathological changes result from the interactions between the inflammatory mediators and the various cytokines produced by the infiltrated cells or the structural cells.2</text:p>
          </table:table-cell>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n this study, we investigated whether any of 31 SNPs in genes encoding cytokines or monokines are associated with asthma development in a Japanese population. </text:p>
          </table:table-cell>
          <table:table-cell office:value-type="string" calcext:value-type="string">
            <text:p>In a single locus model, we found that MMP8 rs17099451, and in a two-locus model, the combination of this rs17099451 in MMP8 SNP and rs44707 in ADAM33, as well as this MMP8 SNP and rs40401 IL-3, were selected as significant asthma development risk markers. </text:p>
          </table:table-cell>
          <table:table-cell office:value-type="string" calcext:value-type="string">
            <text:p>The single locus model of the MMP8 was consistently selected, and the balanced accuracy and sensitivity evaluation against the test data were superior in the single locus model compared with those in the two-locus model. In these analyses, MMP8 rs17099451 and IL-3 rs40401 had the most significant effect on asthma development according to the 2 × 2 dominant model.</text:p>
          </table:table-cell>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Furthermore, IL-3 is a cytokine produced by active T cells, mast cells, and eosinophils, which stimulates the proliferation of hematopoietic progenitors.30 Moreover, IL-3 mRNA-expressing cells and IL-3 production are increased in asthma patients; this increase in IL-3 is independent of eosinophil number.31 Park et al.32 reported that one exonic SNP (in exon 1), IL3 + 79T &gt; C (Ser27Pro) showed significant association with the risk of asthma and atopy. </text:p>
          </table:table-cell>
          <table:table-cell office:value-type="string" calcext:value-type="string">
            <text:p>The Pro-allele had dominant, protective effects against the development of asthma in nonatopic subjects (p = -.002) and also showed significant association with the risk of atopy in normal control subjects (p = 0.007).32 We also found that rs40401 in IL-3 had the most significant effect in the 2 × 2 dominant model analysis, which suggests that the minor C allele may have a suppressing effect on asthma development. </text:p>
          </table:table-cell>
          <table:table-cell office:value-type="string" calcext:value-type="string">
            <text:p>Van Eerdewegh et al. reported that ADAM33 on chromosome 20p13 was linked to asthma and bronchial hyperresponsiveness, using a genomewide scan of 460 white families.9 The ADAM33 gene group appears to be related to proliferation, differentiation, or migration of fibroblasts, muscle fibroblasts, or smooth muscle cells, factors that are related to bronchial hyperresponsiveness or bronchial remodeling. However, these proteins do not appear to be involved in the respiratory epithelium, which is related to asthmatic immunologic or inflammatory components.9,33 Although a previous genomewide association study in a Japanese population did not implicate ADAM33 among the three new susceptibility loci for adult asthma,34 another study suggested the involvement of ADAM33 in the development of childhood asthma among the Japanese.35</text:p>
          </table:table-cell>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refore, we also took each protein hit by the Dali search in which only the G–H part is predicted to be a compact region, because in sperm whale myoglobin only the G-H part is predicted to be a compact region. </text:p>
          </table:table-cell>
          <table:table-cell office:value-type="string" calcext:value-type="string">
            <text:p>Average distance maps (ADM) for 1FSL (a), and 1MBN (b). </text:p>
          </table:table-cell>
          <table:table-cell office:value-type="string" calcext:value-type="string">
            <text:p>The locations of the α-helices are labeled by A, B and so on. The label “9–34” denotes the compact region predicted by ADM.</text:p>
          </table:table-cell>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Introduction</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refore, we also took each protein hit by the Dali search in which only the G–H part is predicted to be a compact region, because in sperm whale myoglobin only the G-H part is predicted to be a compact region. </text:p>
          </table:table-cell>
          <table:table-cell office:value-type="string" calcext:value-type="string">
            <text:p>Average distance maps (ADM) for 1FSL (a), and 1MBN (b). </text:p>
          </table:table-cell>
          <table:table-cell office:value-type="string" calcext:value-type="string">
            <text:p>The locations of the α-helices are labeled by A, B and so on. The label “9–34” denotes the compact region predicted by ADM.</text:p>
          </table:table-cell>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We may use a PDB ID to specify each protein. </text:p>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he predicted compact regions are 5–34,51–82 and 223–270 as shown in Figure 6b and the last predicted region with the highest η value corresponds to G and H helices in the E-to-H helix unit as presented in Table 2 and Figure 6b.</text:p>
          </table:table-cell>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numeral in parentheses means the η value of a compact region predicted by ADM. </text:p>
          </table:table-cell>
          <table:table-cell office:value-type="string" calcext:value-type="string">
            <text:p>Secretion Control Protein (1XL3) </text:p>
          </table:table-cell>
          <table:table-cell office:value-type="string" calcext:value-type="string">
            <text:p>This protein consists of only α helices. Figure 6c and 6d present the 3D structure and ADM of the secretion control protein (1XL3). The predicted compact regions are 3–44, 77–99 and 124–201 and the corresponding E-to-H helices are included in the last predicted region with the highest η value (see Figure 6d and Table 2).</text:p>
          </table:table-cell>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However, there is a helix between the corresponding E and G helices in this protein, and thus we regard this helix as the helix corresponding to the F helix (Figure 6d). </text:p>
          </table:table-cell>
          <table:table-cell office:value-type="string" calcext:value-type="string">
            <text:p>Cell Invasion Protein SipA (2FM9) </text:p>
          </table:table-cell>
          <table:table-cell office:value-type="string" calcext:value-type="string">
            <text:p>This protein consists of only α helices. Figure 6e and Figure 6 f show the 3D structure and ADM of the cell invasion protein SipA (2FM9). The predicted compact regions are 1–51, 79–115 and 166–199 as presented in Table 2 and the region 1–51 corresponds to the E-to-H unit with one of the highest η values (0.292 for 1–51 and 0.297 for 166–199).</text:p>
          </table:table-cell>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helix corresponding to the H helix is outside the predicted compact region, but the proximity of this helix to the E-to-G helix unit can be confirmed by visual inspection as seen in Figure 6e. </text:p>
          </table:table-cell>
          <table:table-cell office:value-type="string" calcext:value-type="string">
            <text:p>Transcriptional Regulator RHA1_ro04179 (2NP5) </text:p>
          </table:table-cell>
          <table:table-cell office:value-type="string" calcext:value-type="string">
            <text:p>This protein consists of only α helices. The 3D structure and ADM of the transcriptional regulator RHA1_ro04179 (2NP5) are presented in Figure 6g,h.</text:p>
          </table:table-cell>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re is no helix corresponding to the F helix. </text:p>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he ADM predicts the almost whole region to be the compact region (3–83) as seen in Table 2.</text:p>
          </table:table-cell>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configurations of the four helices corresponding to the E-to-H helix unit in the proteins obtained by the present method are illustrated in Figure 7. </text:p>
          </table:table-cell>
          <table:table-cell office:value-type="string" calcext:value-type="string">
            <text:p>In particular, 1R8J and 1XL3 have the same helix configuration as the helices in 1FSL and 1MBN. </text:p>
          </table:table-cell>
          <table:table-cell office:value-type="string" calcext:value-type="string">
            <text:p>However, the helix configuration in 2FM9 and 2NP5 is almost a mirror image of that in 1FSL. This is because the Dali search picks up a protein with a 3D structure similar to that of a query protein by comparing the inter-Cα distances, and thus a protein with a mirror image structure with a query can be hit.</text:p>
          </table:table-cell>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number-columns-repeated="2"/>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number-columns-repeated="2"/>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number-columns-repeated="2"/>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Only 1of the 44 residues in these patterns, 267-R in 1R8J (a residue with the mark “*” in Figure 8), does not form hydrophobic packing. </text:p>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A residue in such a pattern in 2FM9, 2NP5, and 2P06 is labeled by “+” in Figure 8e,g.</text:p>
          </table:table-cell>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 in Figure 8e,g. These residue patterns are also summarized in Table 4.</text:p>
          </table:table-cell>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 in Figure 8e,g. </text:p>
          </table:table-cell>
          <table:table-cell office:value-type="string" calcext:value-type="string">
            <text:p>These residue patterns are also summarized in Table 4. The residue patterns for 2FM9, 2NP5, and 2P06 deviate somewhat from those in the four proteins discussed above.</text:p>
          </table:table-cell>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This is probably due to the different configurations of the E-to-H helix units [Figure 7b,c] compared with the helix configuration of the four proteins 1FSL, 1MBN, 1R8J, and 1XL3. </text:p>
          </table:table-cell>
          <table:table-cell office:value-type="string" calcext:value-type="string">
            <text:p>Thus, the rule of common residue patterns cannot be applied strictly to 2FM9, 2NP5, and 2P06 as presented in Table 4. </text:p>
          </table:table-cell>
          <table:table-cell office:value-type="string" calcext:value-type="string">
            <text:p>The location of these residue patterns for 1R8J, 1XL3, 2FM9, 2NP5, and 2P06 correspond well to that for 1FSL. Figure S1 in Supplementary Material shows the amino acid sequence alignments based on the Dali algorithm of these proteins with 1FSL. In this figure, a residue with the mark “†” constitutes a common residue pattern.</text:p>
          </table:table-cell>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It might be possible to define a structural motif specific for E-to-H helix unit by sophisticating the present amino acid sequence patterns. </text:p>
          </table:table-cell>
          <table:table-cell office:value-type="string" calcext:value-type="string">
            <text:p>The hydrophobic packing formed by residues of the common patterns in (a) 1FSL; (b) 1R8J and (c) 1XL3. </text:p>
          </table:table-cell>
          <table:table-cell office:value-type="string" calcext:value-type="string">
            <text:p>For the other hit proteins with the Configurations B and C, only loosely defined common residue pattern are observed as seen in Table 4. Thus, proteins with Configurations B and C show the irregularity of the patterns.</text:p>
          </table:table-cell>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It might be possible to define a structural motif specific for E-to-H helix unit by sophisticating the present amino acid sequence patterns. </text:p>
          </table:table-cell>
          <table:table-cell office:value-type="string" calcext:value-type="string">
            <text:p>The hydrophobic packing formed by residues of the common patterns in (a) 1FSL; (b) 1R8J and (c) 1XL3. </text:p>
          </table:table-cell>
          <table:table-cell office:value-type="string" calcext:value-type="string">
            <text:p>For the other hit proteins with the Configurations B and C, only loosely defined common residue pattern are observed as seen in Table 4. Thus, proteins with Configurations B and C show the irregularity of the patterns.</text:p>
          </table:table-cell>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In order to identify the conserved residues across the E-to-H helix unit of each protein hit by the Dali search, homologous amino acid sequences of the helix unit were collected from the amino acid sequence database, UniProt (http://www.uniprot.org/), by means of BLAST. </text:p>
          </table:table-cell>
          <table:table-cell office:value-type="string" calcext:value-type="string">
            <text:p>The amino acid sequence of the E-to-H helix unit of a representative protein for each family as well as that of leghemoglobin (1FSL) were queried against the UniRef100 which is non-redundant set of the UniProt database. </text:p>
          </table:table-cell>
          <table:table-cell office:value-type="string" calcext:value-type="string">
            <text:p>A threshold of the expected value of a BLAST search for a hit amino acid sequence retrieval was taken sufficiently low value, e = 0.001, to ensure that homologous sequences were obtained. We made a multiple alignment of the obtained amino acid sequences for each query protein using MUSCLE [30].</text:p>
          </table:table-cell>
          <table:table-cell/>
        </table:table-row>
        <table:table-row table:style-name="ro1">
          <table:table-cell office:value-type="string" calcext:value-type="string">
            <text:p>PMC4133353</text:p>
          </table:table-cell>
          <table:table-cell office:value-type="string" calcext:value-type="string">
            <text:p>GSE53012</text:p>
          </table:table-cell>
          <table:table-cell office:value-type="string" calcext:value-type="string">
            <text:p>Methods</text:p>
          </table:table-cell>
          <table:table-cell office:value-type="string" calcext:value-type="string">
            <text:p>GEO</text:p>
          </table:table-cell>
          <table:table-cell table:style-name="ce2" office:value-type="string" calcext:value-type="string">
            <text:p>Creation</text:p>
          </table:table-cell>
          <table:table-cell office:value-type="string" calcext:value-type="string">
            <text:p>Analyses were performed using R (ver. 3.0.2) statistical environment with the Bioconductor software (ver. 2.13) and BRB-ArrayTools (developed by Dr. Richard Simon and the BRB-ArrayTools Development Team; ver. 4.4.0). </text:p>
          </table:table-cell>
          <table:table-cell office:value-type="string" calcext:value-type="string">
            <text:p>The CELL files are deposited in NCBIs Gene Expression Omnibus (GEO, http://www.ncbi.nlm.nih.gov/geo/; Accession ID: GSE53012). </text:p>
          </table:table-cell>
          <table:table-cell office:value-type="string" calcext:value-type="string">
            <text:p>Quantitative Reverse Transcription Polymerase Chain Reaction (qRT-PCR) An aliquot of 1 µg or 0.5 µg of total RNA was taken for cDNA synthesis using Omniscript RT Kit (Qiagen) and random primers (4 µM, Sigma-Aldrich), oligo (dT) primer (1 µM, QBiogene Inc., Illkirch, Cedex-France) and RNase inhibitor (10 U, Fermentas, St. Leon-Rot, Germany).</text:p>
          </table:table-cell>
          <table:table-cell/>
        </table:table-row>
        <table:table-row table:style-name="ro1">
          <table:table-cell office:value-type="string" calcext:value-type="string">
            <text:p>PMC4188009</text:p>
          </table:table-cell>
          <table:table-cell office:value-type="string" calcext:value-type="string">
            <text:p>3wqj</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Instead, the K-to-L transition in the P622 crystal is accompanied by a large structural change in the cytoplasmic vicinity of retinal, including a noticeable movement of the indole ring of Trp182bR towards Met145bR. </text:p>
          </table:table-cell>
          <table:table-cell office:value-type="string" calcext:value-type="string">
            <text:p>PDB reference: archaerhodopsin-2, 3wqj </text:p>
          </table:table-cell>
          <table:table-cell table:number-columns-repeated="2"/>
        </table:table-row>
        <table:table-row table:style-name="ro1">
          <table:table-cell office:value-type="string" calcext:value-type="string">
            <text:p>PMC4337061</text:p>
          </table:table-cell>
          <table:table-cell office:value-type="string" calcext:value-type="string">
            <text:p>GSE64095</text:p>
          </table:table-cell>
          <table:table-cell office:value-type="string" calcext:value-type="string">
            <text:p>Article</text:p>
          </table:table-cell>
          <table:table-cell office:value-type="string" calcext:value-type="string">
            <text:p>GEO</text:p>
          </table:table-cell>
          <table:table-cell table:style-name="ce2" office:value-type="string" calcext:value-type="string">
            <text:p>Creation</text:p>
          </table:table-cell>
          <table:table-cell office:value-type="string" calcext:value-type="string">
            <text:p>In summary, this study shows a de novo assembly of a transcriptome of IFN induced genes in response to type I IFN treatment and SAV-3 infection in TO-cells that were matched to their orthologs in higher vertebrates. </text:p>
          </table:table-cell>
          <table:table-cell office:value-type="string" calcext:value-type="string">
            <text:p>The RNA-sequencing data generated in this study has been deposited in the National Center for Biotechnology Information (NCBI) Gene Expression Omnibus (GEO) database accession number GSE64095 (www.ncbi.nih.gov/geo Accession number GSE64095). </text:p>
          </table:table-cell>
          <table:table-cell table:number-columns-repeated="2"/>
        </table:table-row>
        <table:table-row table:style-name="ro1">
          <table:table-cell office:value-type="string" calcext:value-type="string">
            <text:p>PMC4361142</text:p>
          </table:table-cell>
          <table:table-cell office:value-type="string" calcext:value-type="string">
            <text:p>rs71785313</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An R2 &gt; 0.30 indicates good accuracy of genotype imputation. </text:p>
          </table:table-cell>
          <table:table-cell office:value-type="string" calcext:value-type="string">
            <text:p>The linkage disequilibrium (LD) values between rs73885319 and rs60910145 were r2 = 1.0 and D’ = 1.0, indicating the SNPs were in perfect LD. </text:p>
          </table:table-cell>
          <table:table-cell table:number-columns-repeated="2"/>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table:style-name="ce2" office:value-type="string" calcext:value-type="string">
            <text:p>Use</text:p>
          </table:table-cell>
          <table:table-cell office:value-type="string" calcext:value-type="string">
            <text:p>An R2 &gt; 0.30 indicates good accuracy of genotype imputation. </text:p>
          </table:table-cell>
          <table:table-cell office:value-type="string" calcext:value-type="string">
            <text:p>The linkage disequilibrium (LD) values between rs73885319 and rs60910145 were r2 = 1.0 and D’ = 1.0, indicating the SNPs were in perfect LD. </text:p>
          </table:table-cell>
          <table:table-cell table:number-columns-repeated="2"/>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59RappaGKunkeDHolterJDiepDBMeyerJBaumCFodstadOKraussSLoricoAEfficient expansion and gene transduction of mouse neural stem/progenitor cells on recombinant fibronectinNeuroscience200412482383015026123 </text:p>
          </table:table-cell>
          <table:table-cell office:value-type="string" calcext:value-type="string">
            <text:p>High-precision structural parameters for Na2MoO4·2D2O and Na2WO4·2D2O are reported based on refinement of high-resolution time-of-flight neutron powder diffraction data. </text:p>
          </table:table-cell>
          <table:table-cell office:value-type="string" calcext:value-type="string">
            <text:p>Complementary Raman spectra are also provided. Time-of-flight neutron powder diffraction data have been measured from ∼90 mol% deuterated isotopologues of Na2MoO4·2H2O and Na2WO4·2H2O at 295 K to a resolution of sin (θ)/λ = 0.77 Å−1.</text:p>
          </table:table-cell>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Use</text:p>
          </table:table-cell>
          <table:table-cell office:value-type="string" calcext:value-type="string">
            <text:p>Since the incoherent neutron scattering cross section of 1H is large (80.3 barns) it is usual to prepare perdeuterated specimens whenever possible (the incoherent cross section of 2D being only 2.1 barns) as this optimises the coherent Bragg scattering signal above the background, reducing the counting times required for a high-precision structure refinement from many days to a matter of hours on the instrument used for these measurements. </text:p>
          </table:table-cell>
          <table:table-cell office:value-type="string" calcext:value-type="string">
            <text:p>These data were therefore measured using Na2MoO4·2D2O and Na2WO4·2D2O samples. </text:p>
          </table:table-cell>
          <table:table-cell office:value-type="string" calcext:value-type="string">
            <text:p>The occurrence of polyhydrated forms of both Na2MoO4 and Na2WO4 suggests that both would be excellent candidates for the formation of hydrogen-bonded complexes with water-soluble organics, such as amino acids, producing metal-organic crystals with potentially useful optical properties (cf., glycine lithium molybdate; Fleck et al., 2006 ▸). High-pressure polymorphs of Na2MoO4·2H2O and Na2WO4·2H2O are indicated from Raman scattering studies (Luz-Lima et al., 2010 ▸; Saraiva et al., 2013 ▸).</text:p>
          </table:table-cell>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Background</text:p>
          </table:table-cell>
          <table:table-cell office:value-type="string" calcext:value-type="string">
            <text:p>The clusters corner-share via O6 to create a ‘slab’ parallel to (010) (Fig. 2 ▸ b). </text:p>
          </table:table-cell>
          <table:table-cell office:value-type="string" calcext:value-type="string">
            <text:p>The mean Na—O bond lengths are statistically identical in Na2MoO4·2D2O and Na2WO4·2D2O being ∼1.6% longer in the NaO6 octa­hedra and ∼2.3% shorter in the NaO5 polyhedra than Na—O bonds in the anhydrous crystals (Fortes, 2015 ▸). </text:p>
          </table:table-cell>
          <table:table-cell office:value-type="string" calcext:value-type="string">
            <text:p>The agreement in Na—O bond lengths with the X-ray single crystal studies of Capitelli et al. (2006 ▸) and Farrugia (2007 ▸) is very good. Overall, the agreement in bond lengths and angles for the two independently refined data sets is excellent (Tables 1 ▸ and 2 ▸).</text:p>
          </table:table-cell>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Unclassifiable</text:p>
          </table:table-cell>
          <table:table-cell office:value-type="string" calcext:value-type="string">
            <text:p>DOI: 10.1107/S2056989015011354/wm5172sup1.cif </text:p>
          </table:table-cell>
          <table:table-cell office:value-type="string" calcext:value-type="string">
            <text:p>Rietveld powder data: contains datablock(s) Na2MoO4.2D2O. </text:p>
          </table:table-cell>
          <table:table-cell office:value-type="string" calcext:value-type="string">
            <text:p>DOI: 10.1107/S2056989015011354/wm5172Na2MoO4.2D2Osup2.rtv Rietveld powder data: contains datablock(s) Na2WO4.2D2O.</text:p>
          </table:table-cell>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2" office:value-type="string" calcext:value-type="string">
            <text:p>Unclassifiable</text:p>
          </table:table-cell>
          <table:table-cell office:value-type="string" calcext:value-type="string">
            <text:p>DOI: 10.1107/S2056989015011354/wm5172Na2MoO4.2D2Osup2.rtv </text:p>
          </table:table-cell>
          <table:table-cell office:value-type="string" calcext:value-type="string">
            <text:p>Rietveld powder data: contains datablock(s) Na2WO4.2D2O. </text:p>
          </table:table-cell>
          <table:table-cell office:value-type="string" calcext:value-type="string">
            <text:p>DOI: 10.1107/S2056989015011354/wm5172Na2WO4.2D2Osup3.rtv CCDC references: 1406122, 140612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9T17:18:26.338000000</dc:date>
    <meta:editing-duration>PT11M3S</meta:editing-duration>
    <meta:editing-cycles>2</meta:editing-cycles>
    <meta:generator>LibreOffice/6.1.5.2$Windows_X86_64 LibreOffice_project/90f8dcf33c87b3705e78202e3df5142b201bd805</meta:generator>
    <meta:document-statistic meta:table-count="1" meta:cell-count="7658" meta:object-count="0"/>
  </office:meta>
</office:document-meta>
</file>